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ato" svg:font-family="Lato" style:font-adornments="Regular" style:font-pitch="variable"/>
    <style:font-face style:name="Lato Black" svg:font-family="'Lato Black'" style:font-adornments="Black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ato Thin" svg:font-family="'Lato Thin'" style:font-adornments="Bol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6.6931in" style:page-number="1" table:align="margins" style:writing-mode="page"/>
    </style:style>
    <style:style style:name="Table1.A" style:family="table-column">
      <style:table-column-properties style:column-width="1.6729in" style:rel-column-width="16380*"/>
    </style:style>
    <style:style style:name="Table1.B" style:family="table-column">
      <style:table-column-properties style:column-width="1.6736in" style:rel-column-width="16387*"/>
    </style:style>
    <style:style style:name="Table1.D" style:family="table-column">
      <style:table-column-properties style:column-width="1.6736in" style:rel-column-width="16388*"/>
    </style:style>
    <style:style style:name="Table1.A1" style:family="table-cell">
      <style:table-cell-properties fo:padding="0.0382in" fo:border-left="none" fo:border-right="none" fo:border-top="1pt ridge #000000" fo:border-bottom="none"/>
    </style:style>
    <style:style style:name="Table1.A2" style:family="table-cell">
      <style:table-cell-properties fo:padding="0.0382in" fo:border-left="none" fo:border-right="none" fo:border-top="none" fo:border-bottom="1pt solid #000000"/>
    </style:style>
    <style:style style:name="Table1.A3" style:family="table-cell">
      <style:table-cell-properties fo:padding="0.0382in" fo:border="none"/>
    </style:style>
    <style:style style:name="Table1.A5" style:family="table-cell">
      <style:table-cell-properties fo:padding="0.0382in" fo:border-left="none" fo:border-right="none" fo:border-top="1pt solid #000000" fo:border-bottom="none"/>
    </style:style>
    <style:style style:name="Table1.A10" style:family="table-cell">
      <style:table-cell-properties fo:padding="0.0382in" fo:border-left="none" fo:border-right="none" fo:border-top="1pt solid #000000" fo:border-bottom="1pt solid #000000"/>
    </style:style>
    <style:style style:name="Table1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09Z2" style:display-name="MailMergeTable2017-05-11T15:56:09Z2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09Z2.A" style:display-name="MailMergeTable2017-05-11T15:56:09Z2.A" style:family="table-column">
      <style:table-column-properties style:column-width="1.6729in" style:rel-column-width="16380*"/>
    </style:style>
    <style:style style:name="MailMergeTable2017-05-11T15_3a_56_3a_09Z2.B" style:display-name="MailMergeTable2017-05-11T15:56:09Z2.B" style:family="table-column">
      <style:table-column-properties style:column-width="1.6736in" style:rel-column-width="16387*"/>
    </style:style>
    <style:style style:name="MailMergeTable2017-05-11T15_3a_56_3a_09Z2.D" style:display-name="MailMergeTable2017-05-11T15:56:09Z2.D" style:family="table-column">
      <style:table-column-properties style:column-width="1.6736in" style:rel-column-width="16388*"/>
    </style:style>
    <style:style style:name="MailMergeTable2017-05-11T15_3a_56_3a_09Z2.A1" style:display-name="MailMergeTable2017-05-11T15:56:09Z2.A1" style:family="table-cell">
      <style:table-cell-properties fo:padding="0.0382in" fo:border-left="none" fo:border-right="none" fo:border-top="1pt ridge #000000" fo:border-bottom="none"/>
    </style:style>
    <style:style style:name="MailMergeTable2017-05-11T15_3a_56_3a_09Z2.A2" style:display-name="MailMergeTable2017-05-11T15:56:09Z2.A2" style:family="table-cell">
      <style:table-cell-properties fo:padding="0.0382in" fo:border-left="none" fo:border-right="none" fo:border-top="none" fo:border-bottom="1pt solid #000000"/>
    </style:style>
    <style:style style:name="MailMergeTable2017-05-11T15_3a_56_3a_09Z2.A3" style:display-name="MailMergeTable2017-05-11T15:56:09Z2.A3" style:family="table-cell">
      <style:table-cell-properties fo:padding="0.0382in" fo:border="none"/>
    </style:style>
    <style:style style:name="MailMergeTable2017-05-11T15_3a_56_3a_09Z2.A5" style:display-name="MailMergeTable2017-05-11T15:56:09Z2.A5" style:family="table-cell">
      <style:table-cell-properties fo:padding="0.0382in" fo:border-left="none" fo:border-right="none" fo:border-top="1pt solid #000000" fo:border-bottom="none"/>
    </style:style>
    <style:style style:name="MailMergeTable2017-05-11T15_3a_56_3a_09Z2.A10" style:display-name="MailMergeTable2017-05-11T15:56:09Z2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09Z2.A11" style:display-name="MailMergeTable2017-05-11T15:56:09Z2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0Z3" style:display-name="MailMergeTable2017-05-11T15:56:10Z3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0Z3.A" style:display-name="MailMergeTable2017-05-11T15:56:10Z3.A" style:family="table-column">
      <style:table-column-properties style:column-width="1.6729in" style:rel-column-width="16380*"/>
    </style:style>
    <style:style style:name="MailMergeTable2017-05-11T15_3a_56_3a_10Z3.B" style:display-name="MailMergeTable2017-05-11T15:56:10Z3.B" style:family="table-column">
      <style:table-column-properties style:column-width="1.6736in" style:rel-column-width="16387*"/>
    </style:style>
    <style:style style:name="MailMergeTable2017-05-11T15_3a_56_3a_10Z3.D" style:display-name="MailMergeTable2017-05-11T15:56:10Z3.D" style:family="table-column">
      <style:table-column-properties style:column-width="1.6736in" style:rel-column-width="16388*"/>
    </style:style>
    <style:style style:name="MailMergeTable2017-05-11T15_3a_56_3a_10Z3.A1" style:display-name="MailMergeTable2017-05-11T15:56:10Z3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0Z3.A2" style:display-name="MailMergeTable2017-05-11T15:56:10Z3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0Z3.A3" style:display-name="MailMergeTable2017-05-11T15:56:10Z3.A3" style:family="table-cell">
      <style:table-cell-properties fo:padding="0.0382in" fo:border="none"/>
    </style:style>
    <style:style style:name="MailMergeTable2017-05-11T15_3a_56_3a_10Z3.A5" style:display-name="MailMergeTable2017-05-11T15:56:10Z3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0Z3.A10" style:display-name="MailMergeTable2017-05-11T15:56:10Z3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0Z3.A11" style:display-name="MailMergeTable2017-05-11T15:56:10Z3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0Z4" style:display-name="MailMergeTable2017-05-11T15:56:10Z4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0Z4.A" style:display-name="MailMergeTable2017-05-11T15:56:10Z4.A" style:family="table-column">
      <style:table-column-properties style:column-width="1.6729in" style:rel-column-width="16380*"/>
    </style:style>
    <style:style style:name="MailMergeTable2017-05-11T15_3a_56_3a_10Z4.B" style:display-name="MailMergeTable2017-05-11T15:56:10Z4.B" style:family="table-column">
      <style:table-column-properties style:column-width="1.6736in" style:rel-column-width="16387*"/>
    </style:style>
    <style:style style:name="MailMergeTable2017-05-11T15_3a_56_3a_10Z4.D" style:display-name="MailMergeTable2017-05-11T15:56:10Z4.D" style:family="table-column">
      <style:table-column-properties style:column-width="1.6736in" style:rel-column-width="16388*"/>
    </style:style>
    <style:style style:name="MailMergeTable2017-05-11T15_3a_56_3a_10Z4.A1" style:display-name="MailMergeTable2017-05-11T15:56:10Z4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0Z4.A2" style:display-name="MailMergeTable2017-05-11T15:56:10Z4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0Z4.A3" style:display-name="MailMergeTable2017-05-11T15:56:10Z4.A3" style:family="table-cell">
      <style:table-cell-properties fo:padding="0.0382in" fo:border="none"/>
    </style:style>
    <style:style style:name="MailMergeTable2017-05-11T15_3a_56_3a_10Z4.A5" style:display-name="MailMergeTable2017-05-11T15:56:10Z4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0Z4.A10" style:display-name="MailMergeTable2017-05-11T15:56:10Z4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0Z4.A11" style:display-name="MailMergeTable2017-05-11T15:56:10Z4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0Z5" style:display-name="MailMergeTable2017-05-11T15:56:10Z5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0Z5.A" style:display-name="MailMergeTable2017-05-11T15:56:10Z5.A" style:family="table-column">
      <style:table-column-properties style:column-width="1.6729in" style:rel-column-width="16380*"/>
    </style:style>
    <style:style style:name="MailMergeTable2017-05-11T15_3a_56_3a_10Z5.B" style:display-name="MailMergeTable2017-05-11T15:56:10Z5.B" style:family="table-column">
      <style:table-column-properties style:column-width="1.6736in" style:rel-column-width="16387*"/>
    </style:style>
    <style:style style:name="MailMergeTable2017-05-11T15_3a_56_3a_10Z5.D" style:display-name="MailMergeTable2017-05-11T15:56:10Z5.D" style:family="table-column">
      <style:table-column-properties style:column-width="1.6736in" style:rel-column-width="16388*"/>
    </style:style>
    <style:style style:name="MailMergeTable2017-05-11T15_3a_56_3a_10Z5.A1" style:display-name="MailMergeTable2017-05-11T15:56:10Z5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0Z5.A2" style:display-name="MailMergeTable2017-05-11T15:56:10Z5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0Z5.A3" style:display-name="MailMergeTable2017-05-11T15:56:10Z5.A3" style:family="table-cell">
      <style:table-cell-properties fo:padding="0.0382in" fo:border="none"/>
    </style:style>
    <style:style style:name="MailMergeTable2017-05-11T15_3a_56_3a_10Z5.A5" style:display-name="MailMergeTable2017-05-11T15:56:10Z5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0Z5.A10" style:display-name="MailMergeTable2017-05-11T15:56:10Z5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0Z5.A11" style:display-name="MailMergeTable2017-05-11T15:56:10Z5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0Z6" style:display-name="MailMergeTable2017-05-11T15:56:10Z6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0Z6.A" style:display-name="MailMergeTable2017-05-11T15:56:10Z6.A" style:family="table-column">
      <style:table-column-properties style:column-width="1.6729in" style:rel-column-width="16380*"/>
    </style:style>
    <style:style style:name="MailMergeTable2017-05-11T15_3a_56_3a_10Z6.B" style:display-name="MailMergeTable2017-05-11T15:56:10Z6.B" style:family="table-column">
      <style:table-column-properties style:column-width="1.6736in" style:rel-column-width="16387*"/>
    </style:style>
    <style:style style:name="MailMergeTable2017-05-11T15_3a_56_3a_10Z6.D" style:display-name="MailMergeTable2017-05-11T15:56:10Z6.D" style:family="table-column">
      <style:table-column-properties style:column-width="1.6736in" style:rel-column-width="16388*"/>
    </style:style>
    <style:style style:name="MailMergeTable2017-05-11T15_3a_56_3a_10Z6.A1" style:display-name="MailMergeTable2017-05-11T15:56:10Z6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0Z6.A2" style:display-name="MailMergeTable2017-05-11T15:56:10Z6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0Z6.A3" style:display-name="MailMergeTable2017-05-11T15:56:10Z6.A3" style:family="table-cell">
      <style:table-cell-properties fo:padding="0.0382in" fo:border="none"/>
    </style:style>
    <style:style style:name="MailMergeTable2017-05-11T15_3a_56_3a_10Z6.A5" style:display-name="MailMergeTable2017-05-11T15:56:10Z6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0Z6.A10" style:display-name="MailMergeTable2017-05-11T15:56:10Z6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0Z6.A11" style:display-name="MailMergeTable2017-05-11T15:56:10Z6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0Z7" style:display-name="MailMergeTable2017-05-11T15:56:10Z7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0Z7.A" style:display-name="MailMergeTable2017-05-11T15:56:10Z7.A" style:family="table-column">
      <style:table-column-properties style:column-width="1.6729in" style:rel-column-width="16380*"/>
    </style:style>
    <style:style style:name="MailMergeTable2017-05-11T15_3a_56_3a_10Z7.B" style:display-name="MailMergeTable2017-05-11T15:56:10Z7.B" style:family="table-column">
      <style:table-column-properties style:column-width="1.6736in" style:rel-column-width="16387*"/>
    </style:style>
    <style:style style:name="MailMergeTable2017-05-11T15_3a_56_3a_10Z7.D" style:display-name="MailMergeTable2017-05-11T15:56:10Z7.D" style:family="table-column">
      <style:table-column-properties style:column-width="1.6736in" style:rel-column-width="16388*"/>
    </style:style>
    <style:style style:name="MailMergeTable2017-05-11T15_3a_56_3a_10Z7.A1" style:display-name="MailMergeTable2017-05-11T15:56:10Z7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0Z7.A2" style:display-name="MailMergeTable2017-05-11T15:56:10Z7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0Z7.A3" style:display-name="MailMergeTable2017-05-11T15:56:10Z7.A3" style:family="table-cell">
      <style:table-cell-properties fo:padding="0.0382in" fo:border="none"/>
    </style:style>
    <style:style style:name="MailMergeTable2017-05-11T15_3a_56_3a_10Z7.A5" style:display-name="MailMergeTable2017-05-11T15:56:10Z7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0Z7.A10" style:display-name="MailMergeTable2017-05-11T15:56:10Z7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0Z7.A11" style:display-name="MailMergeTable2017-05-11T15:56:10Z7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0Z8" style:display-name="MailMergeTable2017-05-11T15:56:10Z8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0Z8.A" style:display-name="MailMergeTable2017-05-11T15:56:10Z8.A" style:family="table-column">
      <style:table-column-properties style:column-width="1.6729in" style:rel-column-width="16380*"/>
    </style:style>
    <style:style style:name="MailMergeTable2017-05-11T15_3a_56_3a_10Z8.B" style:display-name="MailMergeTable2017-05-11T15:56:10Z8.B" style:family="table-column">
      <style:table-column-properties style:column-width="1.6736in" style:rel-column-width="16387*"/>
    </style:style>
    <style:style style:name="MailMergeTable2017-05-11T15_3a_56_3a_10Z8.D" style:display-name="MailMergeTable2017-05-11T15:56:10Z8.D" style:family="table-column">
      <style:table-column-properties style:column-width="1.6736in" style:rel-column-width="16388*"/>
    </style:style>
    <style:style style:name="MailMergeTable2017-05-11T15_3a_56_3a_10Z8.A1" style:display-name="MailMergeTable2017-05-11T15:56:10Z8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0Z8.A2" style:display-name="MailMergeTable2017-05-11T15:56:10Z8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0Z8.A3" style:display-name="MailMergeTable2017-05-11T15:56:10Z8.A3" style:family="table-cell">
      <style:table-cell-properties fo:padding="0.0382in" fo:border="none"/>
    </style:style>
    <style:style style:name="MailMergeTable2017-05-11T15_3a_56_3a_10Z8.A5" style:display-name="MailMergeTable2017-05-11T15:56:10Z8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0Z8.A10" style:display-name="MailMergeTable2017-05-11T15:56:10Z8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0Z8.A11" style:display-name="MailMergeTable2017-05-11T15:56:10Z8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0Z9" style:display-name="MailMergeTable2017-05-11T15:56:10Z9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0Z9.A" style:display-name="MailMergeTable2017-05-11T15:56:10Z9.A" style:family="table-column">
      <style:table-column-properties style:column-width="1.6729in" style:rel-column-width="16380*"/>
    </style:style>
    <style:style style:name="MailMergeTable2017-05-11T15_3a_56_3a_10Z9.B" style:display-name="MailMergeTable2017-05-11T15:56:10Z9.B" style:family="table-column">
      <style:table-column-properties style:column-width="1.6736in" style:rel-column-width="16387*"/>
    </style:style>
    <style:style style:name="MailMergeTable2017-05-11T15_3a_56_3a_10Z9.D" style:display-name="MailMergeTable2017-05-11T15:56:10Z9.D" style:family="table-column">
      <style:table-column-properties style:column-width="1.6736in" style:rel-column-width="16388*"/>
    </style:style>
    <style:style style:name="MailMergeTable2017-05-11T15_3a_56_3a_10Z9.A1" style:display-name="MailMergeTable2017-05-11T15:56:10Z9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0Z9.A2" style:display-name="MailMergeTable2017-05-11T15:56:10Z9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0Z9.A3" style:display-name="MailMergeTable2017-05-11T15:56:10Z9.A3" style:family="table-cell">
      <style:table-cell-properties fo:padding="0.0382in" fo:border="none"/>
    </style:style>
    <style:style style:name="MailMergeTable2017-05-11T15_3a_56_3a_10Z9.A5" style:display-name="MailMergeTable2017-05-11T15:56:10Z9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0Z9.A10" style:display-name="MailMergeTable2017-05-11T15:56:10Z9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0Z9.A11" style:display-name="MailMergeTable2017-05-11T15:56:10Z9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0Z10" style:display-name="MailMergeTable2017-05-11T15:56:10Z10" style:family="table" style:master-page-name="Standard">
      <style:table-properties style:width="6.6931in" style:page-number="1" table:align="margins" style:writing-mode="page"/>
    </style:style>
    <style:style style:name="MailMergeTable2017-05-11T15_3a_56_3a_10Z10.A" style:display-name="MailMergeTable2017-05-11T15:56:10Z10.A" style:family="table-column">
      <style:table-column-properties style:column-width="1.6729in" style:rel-column-width="16380*"/>
    </style:style>
    <style:style style:name="MailMergeTable2017-05-11T15_3a_56_3a_10Z10.B" style:display-name="MailMergeTable2017-05-11T15:56:10Z10.B" style:family="table-column">
      <style:table-column-properties style:column-width="1.6736in" style:rel-column-width="16387*"/>
    </style:style>
    <style:style style:name="MailMergeTable2017-05-11T15_3a_56_3a_10Z10.D" style:display-name="MailMergeTable2017-05-11T15:56:10Z10.D" style:family="table-column">
      <style:table-column-properties style:column-width="1.6736in" style:rel-column-width="16388*"/>
    </style:style>
    <style:style style:name="MailMergeTable2017-05-11T15_3a_56_3a_10Z10.A1" style:display-name="MailMergeTable2017-05-11T15:56:10Z10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0Z10.A2" style:display-name="MailMergeTable2017-05-11T15:56:10Z10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0Z10.A3" style:display-name="MailMergeTable2017-05-11T15:56:10Z10.A3" style:family="table-cell">
      <style:table-cell-properties fo:padding="0.0382in" fo:border="none"/>
    </style:style>
    <style:style style:name="MailMergeTable2017-05-11T15_3a_56_3a_10Z10.A5" style:display-name="MailMergeTable2017-05-11T15:56:10Z10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0Z10.A10" style:display-name="MailMergeTable2017-05-11T15:56:10Z10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0Z10.A11" style:display-name="MailMergeTable2017-05-11T15:56:10Z10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1Z11" style:display-name="MailMergeTable2017-05-11T15:56:11Z11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1Z11.A" style:display-name="MailMergeTable2017-05-11T15:56:11Z11.A" style:family="table-column">
      <style:table-column-properties style:column-width="1.6729in" style:rel-column-width="16380*"/>
    </style:style>
    <style:style style:name="MailMergeTable2017-05-11T15_3a_56_3a_11Z11.B" style:display-name="MailMergeTable2017-05-11T15:56:11Z11.B" style:family="table-column">
      <style:table-column-properties style:column-width="1.6736in" style:rel-column-width="16387*"/>
    </style:style>
    <style:style style:name="MailMergeTable2017-05-11T15_3a_56_3a_11Z11.D" style:display-name="MailMergeTable2017-05-11T15:56:11Z11.D" style:family="table-column">
      <style:table-column-properties style:column-width="1.6736in" style:rel-column-width="16388*"/>
    </style:style>
    <style:style style:name="MailMergeTable2017-05-11T15_3a_56_3a_11Z11.A1" style:display-name="MailMergeTable2017-05-11T15:56:11Z11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1Z11.A2" style:display-name="MailMergeTable2017-05-11T15:56:11Z11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1Z11.A3" style:display-name="MailMergeTable2017-05-11T15:56:11Z11.A3" style:family="table-cell">
      <style:table-cell-properties fo:padding="0.0382in" fo:border="none"/>
    </style:style>
    <style:style style:name="MailMergeTable2017-05-11T15_3a_56_3a_11Z11.A5" style:display-name="MailMergeTable2017-05-11T15:56:11Z11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1Z11.A10" style:display-name="MailMergeTable2017-05-11T15:56:11Z11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1Z11.A11" style:display-name="MailMergeTable2017-05-11T15:56:11Z11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1Z12" style:display-name="MailMergeTable2017-05-11T15:56:11Z12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1Z12.A" style:display-name="MailMergeTable2017-05-11T15:56:11Z12.A" style:family="table-column">
      <style:table-column-properties style:column-width="1.6729in" style:rel-column-width="16380*"/>
    </style:style>
    <style:style style:name="MailMergeTable2017-05-11T15_3a_56_3a_11Z12.B" style:display-name="MailMergeTable2017-05-11T15:56:11Z12.B" style:family="table-column">
      <style:table-column-properties style:column-width="1.6736in" style:rel-column-width="16387*"/>
    </style:style>
    <style:style style:name="MailMergeTable2017-05-11T15_3a_56_3a_11Z12.D" style:display-name="MailMergeTable2017-05-11T15:56:11Z12.D" style:family="table-column">
      <style:table-column-properties style:column-width="1.6736in" style:rel-column-width="16388*"/>
    </style:style>
    <style:style style:name="MailMergeTable2017-05-11T15_3a_56_3a_11Z12.A1" style:display-name="MailMergeTable2017-05-11T15:56:11Z12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1Z12.A2" style:display-name="MailMergeTable2017-05-11T15:56:11Z12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1Z12.A3" style:display-name="MailMergeTable2017-05-11T15:56:11Z12.A3" style:family="table-cell">
      <style:table-cell-properties fo:padding="0.0382in" fo:border="none"/>
    </style:style>
    <style:style style:name="MailMergeTable2017-05-11T15_3a_56_3a_11Z12.A5" style:display-name="MailMergeTable2017-05-11T15:56:11Z12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1Z12.A10" style:display-name="MailMergeTable2017-05-11T15:56:11Z12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1Z12.A11" style:display-name="MailMergeTable2017-05-11T15:56:11Z12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1Z13" style:display-name="MailMergeTable2017-05-11T15:56:11Z13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1Z13.A" style:display-name="MailMergeTable2017-05-11T15:56:11Z13.A" style:family="table-column">
      <style:table-column-properties style:column-width="1.6729in" style:rel-column-width="16380*"/>
    </style:style>
    <style:style style:name="MailMergeTable2017-05-11T15_3a_56_3a_11Z13.B" style:display-name="MailMergeTable2017-05-11T15:56:11Z13.B" style:family="table-column">
      <style:table-column-properties style:column-width="1.6736in" style:rel-column-width="16387*"/>
    </style:style>
    <style:style style:name="MailMergeTable2017-05-11T15_3a_56_3a_11Z13.D" style:display-name="MailMergeTable2017-05-11T15:56:11Z13.D" style:family="table-column">
      <style:table-column-properties style:column-width="1.6736in" style:rel-column-width="16388*"/>
    </style:style>
    <style:style style:name="MailMergeTable2017-05-11T15_3a_56_3a_11Z13.A1" style:display-name="MailMergeTable2017-05-11T15:56:11Z13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1Z13.A2" style:display-name="MailMergeTable2017-05-11T15:56:11Z13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1Z13.A3" style:display-name="MailMergeTable2017-05-11T15:56:11Z13.A3" style:family="table-cell">
      <style:table-cell-properties fo:padding="0.0382in" fo:border="none"/>
    </style:style>
    <style:style style:name="MailMergeTable2017-05-11T15_3a_56_3a_11Z13.A5" style:display-name="MailMergeTable2017-05-11T15:56:11Z13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1Z13.A10" style:display-name="MailMergeTable2017-05-11T15:56:11Z13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1Z13.A11" style:display-name="MailMergeTable2017-05-11T15:56:11Z13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1Z14" style:display-name="MailMergeTable2017-05-11T15:56:11Z14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1Z14.A" style:display-name="MailMergeTable2017-05-11T15:56:11Z14.A" style:family="table-column">
      <style:table-column-properties style:column-width="1.6729in" style:rel-column-width="16380*"/>
    </style:style>
    <style:style style:name="MailMergeTable2017-05-11T15_3a_56_3a_11Z14.B" style:display-name="MailMergeTable2017-05-11T15:56:11Z14.B" style:family="table-column">
      <style:table-column-properties style:column-width="1.6736in" style:rel-column-width="16387*"/>
    </style:style>
    <style:style style:name="MailMergeTable2017-05-11T15_3a_56_3a_11Z14.D" style:display-name="MailMergeTable2017-05-11T15:56:11Z14.D" style:family="table-column">
      <style:table-column-properties style:column-width="1.6736in" style:rel-column-width="16388*"/>
    </style:style>
    <style:style style:name="MailMergeTable2017-05-11T15_3a_56_3a_11Z14.A1" style:display-name="MailMergeTable2017-05-11T15:56:11Z14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1Z14.A2" style:display-name="MailMergeTable2017-05-11T15:56:11Z14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1Z14.A3" style:display-name="MailMergeTable2017-05-11T15:56:11Z14.A3" style:family="table-cell">
      <style:table-cell-properties fo:padding="0.0382in" fo:border="none"/>
    </style:style>
    <style:style style:name="MailMergeTable2017-05-11T15_3a_56_3a_11Z14.A5" style:display-name="MailMergeTable2017-05-11T15:56:11Z14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1Z14.A10" style:display-name="MailMergeTable2017-05-11T15:56:11Z14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1Z14.A11" style:display-name="MailMergeTable2017-05-11T15:56:11Z14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1Z15" style:display-name="MailMergeTable2017-05-11T15:56:11Z15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1Z15.A" style:display-name="MailMergeTable2017-05-11T15:56:11Z15.A" style:family="table-column">
      <style:table-column-properties style:column-width="1.6729in" style:rel-column-width="16380*"/>
    </style:style>
    <style:style style:name="MailMergeTable2017-05-11T15_3a_56_3a_11Z15.B" style:display-name="MailMergeTable2017-05-11T15:56:11Z15.B" style:family="table-column">
      <style:table-column-properties style:column-width="1.6736in" style:rel-column-width="16387*"/>
    </style:style>
    <style:style style:name="MailMergeTable2017-05-11T15_3a_56_3a_11Z15.D" style:display-name="MailMergeTable2017-05-11T15:56:11Z15.D" style:family="table-column">
      <style:table-column-properties style:column-width="1.6736in" style:rel-column-width="16388*"/>
    </style:style>
    <style:style style:name="MailMergeTable2017-05-11T15_3a_56_3a_11Z15.A1" style:display-name="MailMergeTable2017-05-11T15:56:11Z15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1Z15.A2" style:display-name="MailMergeTable2017-05-11T15:56:11Z15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1Z15.A3" style:display-name="MailMergeTable2017-05-11T15:56:11Z15.A3" style:family="table-cell">
      <style:table-cell-properties fo:padding="0.0382in" fo:border="none"/>
    </style:style>
    <style:style style:name="MailMergeTable2017-05-11T15_3a_56_3a_11Z15.A5" style:display-name="MailMergeTable2017-05-11T15:56:11Z15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1Z15.A10" style:display-name="MailMergeTable2017-05-11T15:56:11Z15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1Z15.A11" style:display-name="MailMergeTable2017-05-11T15:56:11Z15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1Z16" style:display-name="MailMergeTable2017-05-11T15:56:11Z16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1Z16.A" style:display-name="MailMergeTable2017-05-11T15:56:11Z16.A" style:family="table-column">
      <style:table-column-properties style:column-width="1.6729in" style:rel-column-width="16380*"/>
    </style:style>
    <style:style style:name="MailMergeTable2017-05-11T15_3a_56_3a_11Z16.B" style:display-name="MailMergeTable2017-05-11T15:56:11Z16.B" style:family="table-column">
      <style:table-column-properties style:column-width="1.6736in" style:rel-column-width="16387*"/>
    </style:style>
    <style:style style:name="MailMergeTable2017-05-11T15_3a_56_3a_11Z16.D" style:display-name="MailMergeTable2017-05-11T15:56:11Z16.D" style:family="table-column">
      <style:table-column-properties style:column-width="1.6736in" style:rel-column-width="16388*"/>
    </style:style>
    <style:style style:name="MailMergeTable2017-05-11T15_3a_56_3a_11Z16.A1" style:display-name="MailMergeTable2017-05-11T15:56:11Z16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1Z16.A2" style:display-name="MailMergeTable2017-05-11T15:56:11Z16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1Z16.A3" style:display-name="MailMergeTable2017-05-11T15:56:11Z16.A3" style:family="table-cell">
      <style:table-cell-properties fo:padding="0.0382in" fo:border="none"/>
    </style:style>
    <style:style style:name="MailMergeTable2017-05-11T15_3a_56_3a_11Z16.A5" style:display-name="MailMergeTable2017-05-11T15:56:11Z16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1Z16.A10" style:display-name="MailMergeTable2017-05-11T15:56:11Z16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1Z16.A11" style:display-name="MailMergeTable2017-05-11T15:56:11Z16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1Z17" style:display-name="MailMergeTable2017-05-11T15:56:11Z17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1Z17.A" style:display-name="MailMergeTable2017-05-11T15:56:11Z17.A" style:family="table-column">
      <style:table-column-properties style:column-width="1.6729in" style:rel-column-width="16380*"/>
    </style:style>
    <style:style style:name="MailMergeTable2017-05-11T15_3a_56_3a_11Z17.B" style:display-name="MailMergeTable2017-05-11T15:56:11Z17.B" style:family="table-column">
      <style:table-column-properties style:column-width="1.6736in" style:rel-column-width="16387*"/>
    </style:style>
    <style:style style:name="MailMergeTable2017-05-11T15_3a_56_3a_11Z17.D" style:display-name="MailMergeTable2017-05-11T15:56:11Z17.D" style:family="table-column">
      <style:table-column-properties style:column-width="1.6736in" style:rel-column-width="16388*"/>
    </style:style>
    <style:style style:name="MailMergeTable2017-05-11T15_3a_56_3a_11Z17.A1" style:display-name="MailMergeTable2017-05-11T15:56:11Z17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1Z17.A2" style:display-name="MailMergeTable2017-05-11T15:56:11Z17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1Z17.A3" style:display-name="MailMergeTable2017-05-11T15:56:11Z17.A3" style:family="table-cell">
      <style:table-cell-properties fo:padding="0.0382in" fo:border="none"/>
    </style:style>
    <style:style style:name="MailMergeTable2017-05-11T15_3a_56_3a_11Z17.A5" style:display-name="MailMergeTable2017-05-11T15:56:11Z17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1Z17.A10" style:display-name="MailMergeTable2017-05-11T15:56:11Z17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1Z17.A11" style:display-name="MailMergeTable2017-05-11T15:56:11Z17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1Z18" style:display-name="MailMergeTable2017-05-11T15:56:11Z18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1Z18.A" style:display-name="MailMergeTable2017-05-11T15:56:11Z18.A" style:family="table-column">
      <style:table-column-properties style:column-width="1.6729in" style:rel-column-width="16380*"/>
    </style:style>
    <style:style style:name="MailMergeTable2017-05-11T15_3a_56_3a_11Z18.B" style:display-name="MailMergeTable2017-05-11T15:56:11Z18.B" style:family="table-column">
      <style:table-column-properties style:column-width="1.6736in" style:rel-column-width="16387*"/>
    </style:style>
    <style:style style:name="MailMergeTable2017-05-11T15_3a_56_3a_11Z18.D" style:display-name="MailMergeTable2017-05-11T15:56:11Z18.D" style:family="table-column">
      <style:table-column-properties style:column-width="1.6736in" style:rel-column-width="16388*"/>
    </style:style>
    <style:style style:name="MailMergeTable2017-05-11T15_3a_56_3a_11Z18.A1" style:display-name="MailMergeTable2017-05-11T15:56:11Z18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1Z18.A2" style:display-name="MailMergeTable2017-05-11T15:56:11Z18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1Z18.A3" style:display-name="MailMergeTable2017-05-11T15:56:11Z18.A3" style:family="table-cell">
      <style:table-cell-properties fo:padding="0.0382in" fo:border="none"/>
    </style:style>
    <style:style style:name="MailMergeTable2017-05-11T15_3a_56_3a_11Z18.A5" style:display-name="MailMergeTable2017-05-11T15:56:11Z18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1Z18.A10" style:display-name="MailMergeTable2017-05-11T15:56:11Z18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1Z18.A11" style:display-name="MailMergeTable2017-05-11T15:56:11Z18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2Z19" style:display-name="MailMergeTable2017-05-11T15:56:12Z19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2Z19.A" style:display-name="MailMergeTable2017-05-11T15:56:12Z19.A" style:family="table-column">
      <style:table-column-properties style:column-width="1.6729in" style:rel-column-width="16380*"/>
    </style:style>
    <style:style style:name="MailMergeTable2017-05-11T15_3a_56_3a_12Z19.B" style:display-name="MailMergeTable2017-05-11T15:56:12Z19.B" style:family="table-column">
      <style:table-column-properties style:column-width="1.6736in" style:rel-column-width="16387*"/>
    </style:style>
    <style:style style:name="MailMergeTable2017-05-11T15_3a_56_3a_12Z19.D" style:display-name="MailMergeTable2017-05-11T15:56:12Z19.D" style:family="table-column">
      <style:table-column-properties style:column-width="1.6736in" style:rel-column-width="16388*"/>
    </style:style>
    <style:style style:name="MailMergeTable2017-05-11T15_3a_56_3a_12Z19.A1" style:display-name="MailMergeTable2017-05-11T15:56:12Z19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2Z19.A2" style:display-name="MailMergeTable2017-05-11T15:56:12Z19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2Z19.A3" style:display-name="MailMergeTable2017-05-11T15:56:12Z19.A3" style:family="table-cell">
      <style:table-cell-properties fo:padding="0.0382in" fo:border="none"/>
    </style:style>
    <style:style style:name="MailMergeTable2017-05-11T15_3a_56_3a_12Z19.A5" style:display-name="MailMergeTable2017-05-11T15:56:12Z19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2Z19.A10" style:display-name="MailMergeTable2017-05-11T15:56:12Z19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2Z19.A11" style:display-name="MailMergeTable2017-05-11T15:56:12Z19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2Z20" style:display-name="MailMergeTable2017-05-11T15:56:12Z20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2Z20.A" style:display-name="MailMergeTable2017-05-11T15:56:12Z20.A" style:family="table-column">
      <style:table-column-properties style:column-width="1.6729in" style:rel-column-width="16380*"/>
    </style:style>
    <style:style style:name="MailMergeTable2017-05-11T15_3a_56_3a_12Z20.B" style:display-name="MailMergeTable2017-05-11T15:56:12Z20.B" style:family="table-column">
      <style:table-column-properties style:column-width="1.6736in" style:rel-column-width="16387*"/>
    </style:style>
    <style:style style:name="MailMergeTable2017-05-11T15_3a_56_3a_12Z20.D" style:display-name="MailMergeTable2017-05-11T15:56:12Z20.D" style:family="table-column">
      <style:table-column-properties style:column-width="1.6736in" style:rel-column-width="16388*"/>
    </style:style>
    <style:style style:name="MailMergeTable2017-05-11T15_3a_56_3a_12Z20.A1" style:display-name="MailMergeTable2017-05-11T15:56:12Z20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2Z20.A2" style:display-name="MailMergeTable2017-05-11T15:56:12Z20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2Z20.A3" style:display-name="MailMergeTable2017-05-11T15:56:12Z20.A3" style:family="table-cell">
      <style:table-cell-properties fo:padding="0.0382in" fo:border="none"/>
    </style:style>
    <style:style style:name="MailMergeTable2017-05-11T15_3a_56_3a_12Z20.A5" style:display-name="MailMergeTable2017-05-11T15:56:12Z20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2Z20.A10" style:display-name="MailMergeTable2017-05-11T15:56:12Z20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2Z20.A11" style:display-name="MailMergeTable2017-05-11T15:56:12Z20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2Z21" style:display-name="MailMergeTable2017-05-11T15:56:12Z21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2Z21.A" style:display-name="MailMergeTable2017-05-11T15:56:12Z21.A" style:family="table-column">
      <style:table-column-properties style:column-width="1.6729in" style:rel-column-width="16380*"/>
    </style:style>
    <style:style style:name="MailMergeTable2017-05-11T15_3a_56_3a_12Z21.B" style:display-name="MailMergeTable2017-05-11T15:56:12Z21.B" style:family="table-column">
      <style:table-column-properties style:column-width="1.6736in" style:rel-column-width="16387*"/>
    </style:style>
    <style:style style:name="MailMergeTable2017-05-11T15_3a_56_3a_12Z21.D" style:display-name="MailMergeTable2017-05-11T15:56:12Z21.D" style:family="table-column">
      <style:table-column-properties style:column-width="1.6736in" style:rel-column-width="16388*"/>
    </style:style>
    <style:style style:name="MailMergeTable2017-05-11T15_3a_56_3a_12Z21.A1" style:display-name="MailMergeTable2017-05-11T15:56:12Z21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2Z21.A2" style:display-name="MailMergeTable2017-05-11T15:56:12Z21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2Z21.A3" style:display-name="MailMergeTable2017-05-11T15:56:12Z21.A3" style:family="table-cell">
      <style:table-cell-properties fo:padding="0.0382in" fo:border="none"/>
    </style:style>
    <style:style style:name="MailMergeTable2017-05-11T15_3a_56_3a_12Z21.A5" style:display-name="MailMergeTable2017-05-11T15:56:12Z21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2Z21.A10" style:display-name="MailMergeTable2017-05-11T15:56:12Z21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2Z21.A11" style:display-name="MailMergeTable2017-05-11T15:56:12Z21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2Z22" style:display-name="MailMergeTable2017-05-11T15:56:12Z22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2Z22.A" style:display-name="MailMergeTable2017-05-11T15:56:12Z22.A" style:family="table-column">
      <style:table-column-properties style:column-width="1.6729in" style:rel-column-width="16380*"/>
    </style:style>
    <style:style style:name="MailMergeTable2017-05-11T15_3a_56_3a_12Z22.B" style:display-name="MailMergeTable2017-05-11T15:56:12Z22.B" style:family="table-column">
      <style:table-column-properties style:column-width="1.6736in" style:rel-column-width="16387*"/>
    </style:style>
    <style:style style:name="MailMergeTable2017-05-11T15_3a_56_3a_12Z22.D" style:display-name="MailMergeTable2017-05-11T15:56:12Z22.D" style:family="table-column">
      <style:table-column-properties style:column-width="1.6736in" style:rel-column-width="16388*"/>
    </style:style>
    <style:style style:name="MailMergeTable2017-05-11T15_3a_56_3a_12Z22.A1" style:display-name="MailMergeTable2017-05-11T15:56:12Z22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2Z22.A2" style:display-name="MailMergeTable2017-05-11T15:56:12Z22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2Z22.A3" style:display-name="MailMergeTable2017-05-11T15:56:12Z22.A3" style:family="table-cell">
      <style:table-cell-properties fo:padding="0.0382in" fo:border="none"/>
    </style:style>
    <style:style style:name="MailMergeTable2017-05-11T15_3a_56_3a_12Z22.A5" style:display-name="MailMergeTable2017-05-11T15:56:12Z22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2Z22.A10" style:display-name="MailMergeTable2017-05-11T15:56:12Z22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2Z22.A11" style:display-name="MailMergeTable2017-05-11T15:56:12Z22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2Z23" style:display-name="MailMergeTable2017-05-11T15:56:12Z23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2Z23.A" style:display-name="MailMergeTable2017-05-11T15:56:12Z23.A" style:family="table-column">
      <style:table-column-properties style:column-width="1.6729in" style:rel-column-width="16380*"/>
    </style:style>
    <style:style style:name="MailMergeTable2017-05-11T15_3a_56_3a_12Z23.B" style:display-name="MailMergeTable2017-05-11T15:56:12Z23.B" style:family="table-column">
      <style:table-column-properties style:column-width="1.6736in" style:rel-column-width="16387*"/>
    </style:style>
    <style:style style:name="MailMergeTable2017-05-11T15_3a_56_3a_12Z23.D" style:display-name="MailMergeTable2017-05-11T15:56:12Z23.D" style:family="table-column">
      <style:table-column-properties style:column-width="1.6736in" style:rel-column-width="16388*"/>
    </style:style>
    <style:style style:name="MailMergeTable2017-05-11T15_3a_56_3a_12Z23.A1" style:display-name="MailMergeTable2017-05-11T15:56:12Z23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2Z23.A2" style:display-name="MailMergeTable2017-05-11T15:56:12Z23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2Z23.A3" style:display-name="MailMergeTable2017-05-11T15:56:12Z23.A3" style:family="table-cell">
      <style:table-cell-properties fo:padding="0.0382in" fo:border="none"/>
    </style:style>
    <style:style style:name="MailMergeTable2017-05-11T15_3a_56_3a_12Z23.A5" style:display-name="MailMergeTable2017-05-11T15:56:12Z23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2Z23.A10" style:display-name="MailMergeTable2017-05-11T15:56:12Z23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2Z23.A11" style:display-name="MailMergeTable2017-05-11T15:56:12Z23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2Z24" style:display-name="MailMergeTable2017-05-11T15:56:12Z24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2Z24.A" style:display-name="MailMergeTable2017-05-11T15:56:12Z24.A" style:family="table-column">
      <style:table-column-properties style:column-width="1.6729in" style:rel-column-width="16380*"/>
    </style:style>
    <style:style style:name="MailMergeTable2017-05-11T15_3a_56_3a_12Z24.B" style:display-name="MailMergeTable2017-05-11T15:56:12Z24.B" style:family="table-column">
      <style:table-column-properties style:column-width="1.6736in" style:rel-column-width="16387*"/>
    </style:style>
    <style:style style:name="MailMergeTable2017-05-11T15_3a_56_3a_12Z24.D" style:display-name="MailMergeTable2017-05-11T15:56:12Z24.D" style:family="table-column">
      <style:table-column-properties style:column-width="1.6736in" style:rel-column-width="16388*"/>
    </style:style>
    <style:style style:name="MailMergeTable2017-05-11T15_3a_56_3a_12Z24.A1" style:display-name="MailMergeTable2017-05-11T15:56:12Z24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2Z24.A2" style:display-name="MailMergeTable2017-05-11T15:56:12Z24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2Z24.A3" style:display-name="MailMergeTable2017-05-11T15:56:12Z24.A3" style:family="table-cell">
      <style:table-cell-properties fo:padding="0.0382in" fo:border="none"/>
    </style:style>
    <style:style style:name="MailMergeTable2017-05-11T15_3a_56_3a_12Z24.A5" style:display-name="MailMergeTable2017-05-11T15:56:12Z24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2Z24.A10" style:display-name="MailMergeTable2017-05-11T15:56:12Z24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2Z24.A11" style:display-name="MailMergeTable2017-05-11T15:56:12Z24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2Z25" style:display-name="MailMergeTable2017-05-11T15:56:12Z25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2Z25.A" style:display-name="MailMergeTable2017-05-11T15:56:12Z25.A" style:family="table-column">
      <style:table-column-properties style:column-width="1.6729in" style:rel-column-width="16380*"/>
    </style:style>
    <style:style style:name="MailMergeTable2017-05-11T15_3a_56_3a_12Z25.B" style:display-name="MailMergeTable2017-05-11T15:56:12Z25.B" style:family="table-column">
      <style:table-column-properties style:column-width="1.6736in" style:rel-column-width="16387*"/>
    </style:style>
    <style:style style:name="MailMergeTable2017-05-11T15_3a_56_3a_12Z25.D" style:display-name="MailMergeTable2017-05-11T15:56:12Z25.D" style:family="table-column">
      <style:table-column-properties style:column-width="1.6736in" style:rel-column-width="16388*"/>
    </style:style>
    <style:style style:name="MailMergeTable2017-05-11T15_3a_56_3a_12Z25.A1" style:display-name="MailMergeTable2017-05-11T15:56:12Z25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2Z25.A2" style:display-name="MailMergeTable2017-05-11T15:56:12Z25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2Z25.A3" style:display-name="MailMergeTable2017-05-11T15:56:12Z25.A3" style:family="table-cell">
      <style:table-cell-properties fo:padding="0.0382in" fo:border="none"/>
    </style:style>
    <style:style style:name="MailMergeTable2017-05-11T15_3a_56_3a_12Z25.A5" style:display-name="MailMergeTable2017-05-11T15:56:12Z25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2Z25.A10" style:display-name="MailMergeTable2017-05-11T15:56:12Z25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2Z25.A11" style:display-name="MailMergeTable2017-05-11T15:56:12Z25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3Z26" style:display-name="MailMergeTable2017-05-11T15:56:13Z26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3Z26.A" style:display-name="MailMergeTable2017-05-11T15:56:13Z26.A" style:family="table-column">
      <style:table-column-properties style:column-width="1.6729in" style:rel-column-width="16380*"/>
    </style:style>
    <style:style style:name="MailMergeTable2017-05-11T15_3a_56_3a_13Z26.B" style:display-name="MailMergeTable2017-05-11T15:56:13Z26.B" style:family="table-column">
      <style:table-column-properties style:column-width="1.6736in" style:rel-column-width="16387*"/>
    </style:style>
    <style:style style:name="MailMergeTable2017-05-11T15_3a_56_3a_13Z26.D" style:display-name="MailMergeTable2017-05-11T15:56:13Z26.D" style:family="table-column">
      <style:table-column-properties style:column-width="1.6736in" style:rel-column-width="16388*"/>
    </style:style>
    <style:style style:name="MailMergeTable2017-05-11T15_3a_56_3a_13Z26.A1" style:display-name="MailMergeTable2017-05-11T15:56:13Z26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3Z26.A2" style:display-name="MailMergeTable2017-05-11T15:56:13Z26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3Z26.A3" style:display-name="MailMergeTable2017-05-11T15:56:13Z26.A3" style:family="table-cell">
      <style:table-cell-properties fo:padding="0.0382in" fo:border="none"/>
    </style:style>
    <style:style style:name="MailMergeTable2017-05-11T15_3a_56_3a_13Z26.A5" style:display-name="MailMergeTable2017-05-11T15:56:13Z26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3Z26.A10" style:display-name="MailMergeTable2017-05-11T15:56:13Z26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3Z26.A11" style:display-name="MailMergeTable2017-05-11T15:56:13Z26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3Z27" style:display-name="MailMergeTable2017-05-11T15:56:13Z27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3Z27.A" style:display-name="MailMergeTable2017-05-11T15:56:13Z27.A" style:family="table-column">
      <style:table-column-properties style:column-width="1.6729in" style:rel-column-width="16380*"/>
    </style:style>
    <style:style style:name="MailMergeTable2017-05-11T15_3a_56_3a_13Z27.B" style:display-name="MailMergeTable2017-05-11T15:56:13Z27.B" style:family="table-column">
      <style:table-column-properties style:column-width="1.6736in" style:rel-column-width="16387*"/>
    </style:style>
    <style:style style:name="MailMergeTable2017-05-11T15_3a_56_3a_13Z27.D" style:display-name="MailMergeTable2017-05-11T15:56:13Z27.D" style:family="table-column">
      <style:table-column-properties style:column-width="1.6736in" style:rel-column-width="16388*"/>
    </style:style>
    <style:style style:name="MailMergeTable2017-05-11T15_3a_56_3a_13Z27.A1" style:display-name="MailMergeTable2017-05-11T15:56:13Z27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3Z27.A2" style:display-name="MailMergeTable2017-05-11T15:56:13Z27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3Z27.A3" style:display-name="MailMergeTable2017-05-11T15:56:13Z27.A3" style:family="table-cell">
      <style:table-cell-properties fo:padding="0.0382in" fo:border="none"/>
    </style:style>
    <style:style style:name="MailMergeTable2017-05-11T15_3a_56_3a_13Z27.A5" style:display-name="MailMergeTable2017-05-11T15:56:13Z27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3Z27.A10" style:display-name="MailMergeTable2017-05-11T15:56:13Z27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3Z27.A11" style:display-name="MailMergeTable2017-05-11T15:56:13Z27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3Z28" style:display-name="MailMergeTable2017-05-11T15:56:13Z28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3Z28.A" style:display-name="MailMergeTable2017-05-11T15:56:13Z28.A" style:family="table-column">
      <style:table-column-properties style:column-width="1.6729in" style:rel-column-width="16380*"/>
    </style:style>
    <style:style style:name="MailMergeTable2017-05-11T15_3a_56_3a_13Z28.B" style:display-name="MailMergeTable2017-05-11T15:56:13Z28.B" style:family="table-column">
      <style:table-column-properties style:column-width="1.6736in" style:rel-column-width="16387*"/>
    </style:style>
    <style:style style:name="MailMergeTable2017-05-11T15_3a_56_3a_13Z28.D" style:display-name="MailMergeTable2017-05-11T15:56:13Z28.D" style:family="table-column">
      <style:table-column-properties style:column-width="1.6736in" style:rel-column-width="16388*"/>
    </style:style>
    <style:style style:name="MailMergeTable2017-05-11T15_3a_56_3a_13Z28.A1" style:display-name="MailMergeTable2017-05-11T15:56:13Z28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3Z28.A2" style:display-name="MailMergeTable2017-05-11T15:56:13Z28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3Z28.A3" style:display-name="MailMergeTable2017-05-11T15:56:13Z28.A3" style:family="table-cell">
      <style:table-cell-properties fo:padding="0.0382in" fo:border="none"/>
    </style:style>
    <style:style style:name="MailMergeTable2017-05-11T15_3a_56_3a_13Z28.A5" style:display-name="MailMergeTable2017-05-11T15:56:13Z28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3Z28.A10" style:display-name="MailMergeTable2017-05-11T15:56:13Z28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3Z28.A11" style:display-name="MailMergeTable2017-05-11T15:56:13Z28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3Z29" style:display-name="MailMergeTable2017-05-11T15:56:13Z29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3Z29.A" style:display-name="MailMergeTable2017-05-11T15:56:13Z29.A" style:family="table-column">
      <style:table-column-properties style:column-width="1.6729in" style:rel-column-width="16380*"/>
    </style:style>
    <style:style style:name="MailMergeTable2017-05-11T15_3a_56_3a_13Z29.B" style:display-name="MailMergeTable2017-05-11T15:56:13Z29.B" style:family="table-column">
      <style:table-column-properties style:column-width="1.6736in" style:rel-column-width="16387*"/>
    </style:style>
    <style:style style:name="MailMergeTable2017-05-11T15_3a_56_3a_13Z29.D" style:display-name="MailMergeTable2017-05-11T15:56:13Z29.D" style:family="table-column">
      <style:table-column-properties style:column-width="1.6736in" style:rel-column-width="16388*"/>
    </style:style>
    <style:style style:name="MailMergeTable2017-05-11T15_3a_56_3a_13Z29.A1" style:display-name="MailMergeTable2017-05-11T15:56:13Z29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3Z29.A2" style:display-name="MailMergeTable2017-05-11T15:56:13Z29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3Z29.A3" style:display-name="MailMergeTable2017-05-11T15:56:13Z29.A3" style:family="table-cell">
      <style:table-cell-properties fo:padding="0.0382in" fo:border="none"/>
    </style:style>
    <style:style style:name="MailMergeTable2017-05-11T15_3a_56_3a_13Z29.A5" style:display-name="MailMergeTable2017-05-11T15:56:13Z29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3Z29.A10" style:display-name="MailMergeTable2017-05-11T15:56:13Z29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3Z29.A11" style:display-name="MailMergeTable2017-05-11T15:56:13Z29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3Z30" style:display-name="MailMergeTable2017-05-11T15:56:13Z30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3Z30.A" style:display-name="MailMergeTable2017-05-11T15:56:13Z30.A" style:family="table-column">
      <style:table-column-properties style:column-width="1.6729in" style:rel-column-width="16380*"/>
    </style:style>
    <style:style style:name="MailMergeTable2017-05-11T15_3a_56_3a_13Z30.B" style:display-name="MailMergeTable2017-05-11T15:56:13Z30.B" style:family="table-column">
      <style:table-column-properties style:column-width="1.6736in" style:rel-column-width="16387*"/>
    </style:style>
    <style:style style:name="MailMergeTable2017-05-11T15_3a_56_3a_13Z30.D" style:display-name="MailMergeTable2017-05-11T15:56:13Z30.D" style:family="table-column">
      <style:table-column-properties style:column-width="1.6736in" style:rel-column-width="16388*"/>
    </style:style>
    <style:style style:name="MailMergeTable2017-05-11T15_3a_56_3a_13Z30.A1" style:display-name="MailMergeTable2017-05-11T15:56:13Z30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3Z30.A2" style:display-name="MailMergeTable2017-05-11T15:56:13Z30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3Z30.A3" style:display-name="MailMergeTable2017-05-11T15:56:13Z30.A3" style:family="table-cell">
      <style:table-cell-properties fo:padding="0.0382in" fo:border="none"/>
    </style:style>
    <style:style style:name="MailMergeTable2017-05-11T15_3a_56_3a_13Z30.A5" style:display-name="MailMergeTable2017-05-11T15:56:13Z30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3Z30.A10" style:display-name="MailMergeTable2017-05-11T15:56:13Z30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3Z30.A11" style:display-name="MailMergeTable2017-05-11T15:56:13Z30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3Z31" style:display-name="MailMergeTable2017-05-11T15:56:13Z31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3Z31.A" style:display-name="MailMergeTable2017-05-11T15:56:13Z31.A" style:family="table-column">
      <style:table-column-properties style:column-width="1.6729in" style:rel-column-width="16380*"/>
    </style:style>
    <style:style style:name="MailMergeTable2017-05-11T15_3a_56_3a_13Z31.B" style:display-name="MailMergeTable2017-05-11T15:56:13Z31.B" style:family="table-column">
      <style:table-column-properties style:column-width="1.6736in" style:rel-column-width="16387*"/>
    </style:style>
    <style:style style:name="MailMergeTable2017-05-11T15_3a_56_3a_13Z31.D" style:display-name="MailMergeTable2017-05-11T15:56:13Z31.D" style:family="table-column">
      <style:table-column-properties style:column-width="1.6736in" style:rel-column-width="16388*"/>
    </style:style>
    <style:style style:name="MailMergeTable2017-05-11T15_3a_56_3a_13Z31.A1" style:display-name="MailMergeTable2017-05-11T15:56:13Z31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3Z31.A2" style:display-name="MailMergeTable2017-05-11T15:56:13Z31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3Z31.A3" style:display-name="MailMergeTable2017-05-11T15:56:13Z31.A3" style:family="table-cell">
      <style:table-cell-properties fo:padding="0.0382in" fo:border="none"/>
    </style:style>
    <style:style style:name="MailMergeTable2017-05-11T15_3a_56_3a_13Z31.A5" style:display-name="MailMergeTable2017-05-11T15:56:13Z31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3Z31.A10" style:display-name="MailMergeTable2017-05-11T15:56:13Z31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3Z31.A11" style:display-name="MailMergeTable2017-05-11T15:56:13Z31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3Z32" style:display-name="MailMergeTable2017-05-11T15:56:13Z32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3Z32.A" style:display-name="MailMergeTable2017-05-11T15:56:13Z32.A" style:family="table-column">
      <style:table-column-properties style:column-width="1.6729in" style:rel-column-width="16380*"/>
    </style:style>
    <style:style style:name="MailMergeTable2017-05-11T15_3a_56_3a_13Z32.B" style:display-name="MailMergeTable2017-05-11T15:56:13Z32.B" style:family="table-column">
      <style:table-column-properties style:column-width="1.6736in" style:rel-column-width="16387*"/>
    </style:style>
    <style:style style:name="MailMergeTable2017-05-11T15_3a_56_3a_13Z32.D" style:display-name="MailMergeTable2017-05-11T15:56:13Z32.D" style:family="table-column">
      <style:table-column-properties style:column-width="1.6736in" style:rel-column-width="16388*"/>
    </style:style>
    <style:style style:name="MailMergeTable2017-05-11T15_3a_56_3a_13Z32.A1" style:display-name="MailMergeTable2017-05-11T15:56:13Z32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3Z32.A2" style:display-name="MailMergeTable2017-05-11T15:56:13Z32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3Z32.A3" style:display-name="MailMergeTable2017-05-11T15:56:13Z32.A3" style:family="table-cell">
      <style:table-cell-properties fo:padding="0.0382in" fo:border="none"/>
    </style:style>
    <style:style style:name="MailMergeTable2017-05-11T15_3a_56_3a_13Z32.A5" style:display-name="MailMergeTable2017-05-11T15:56:13Z32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3Z32.A10" style:display-name="MailMergeTable2017-05-11T15:56:13Z32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3Z32.A11" style:display-name="MailMergeTable2017-05-11T15:56:13Z32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3Z33" style:display-name="MailMergeTable2017-05-11T15:56:13Z33" style:family="table" style:master-page-name="Standard">
      <style:table-properties style:width="6.6931in" style:page-number="1" table:align="margins" style:writing-mode="page"/>
    </style:style>
    <style:style style:name="MailMergeTable2017-05-11T15_3a_56_3a_13Z33.A" style:display-name="MailMergeTable2017-05-11T15:56:13Z33.A" style:family="table-column">
      <style:table-column-properties style:column-width="1.6729in" style:rel-column-width="16380*"/>
    </style:style>
    <style:style style:name="MailMergeTable2017-05-11T15_3a_56_3a_13Z33.B" style:display-name="MailMergeTable2017-05-11T15:56:13Z33.B" style:family="table-column">
      <style:table-column-properties style:column-width="1.6736in" style:rel-column-width="16387*"/>
    </style:style>
    <style:style style:name="MailMergeTable2017-05-11T15_3a_56_3a_13Z33.D" style:display-name="MailMergeTable2017-05-11T15:56:13Z33.D" style:family="table-column">
      <style:table-column-properties style:column-width="1.6736in" style:rel-column-width="16388*"/>
    </style:style>
    <style:style style:name="MailMergeTable2017-05-11T15_3a_56_3a_13Z33.A1" style:display-name="MailMergeTable2017-05-11T15:56:13Z33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3Z33.A2" style:display-name="MailMergeTable2017-05-11T15:56:13Z33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3Z33.A3" style:display-name="MailMergeTable2017-05-11T15:56:13Z33.A3" style:family="table-cell">
      <style:table-cell-properties fo:padding="0.0382in" fo:border="none"/>
    </style:style>
    <style:style style:name="MailMergeTable2017-05-11T15_3a_56_3a_13Z33.A5" style:display-name="MailMergeTable2017-05-11T15:56:13Z33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3Z33.A10" style:display-name="MailMergeTable2017-05-11T15:56:13Z33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3Z33.A11" style:display-name="MailMergeTable2017-05-11T15:56:13Z33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4Z34" style:display-name="MailMergeTable2017-05-11T15:56:14Z34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4Z34.A" style:display-name="MailMergeTable2017-05-11T15:56:14Z34.A" style:family="table-column">
      <style:table-column-properties style:column-width="1.6729in" style:rel-column-width="16380*"/>
    </style:style>
    <style:style style:name="MailMergeTable2017-05-11T15_3a_56_3a_14Z34.B" style:display-name="MailMergeTable2017-05-11T15:56:14Z34.B" style:family="table-column">
      <style:table-column-properties style:column-width="1.6736in" style:rel-column-width="16387*"/>
    </style:style>
    <style:style style:name="MailMergeTable2017-05-11T15_3a_56_3a_14Z34.D" style:display-name="MailMergeTable2017-05-11T15:56:14Z34.D" style:family="table-column">
      <style:table-column-properties style:column-width="1.6736in" style:rel-column-width="16388*"/>
    </style:style>
    <style:style style:name="MailMergeTable2017-05-11T15_3a_56_3a_14Z34.A1" style:display-name="MailMergeTable2017-05-11T15:56:14Z34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4Z34.A2" style:display-name="MailMergeTable2017-05-11T15:56:14Z34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4Z34.A3" style:display-name="MailMergeTable2017-05-11T15:56:14Z34.A3" style:family="table-cell">
      <style:table-cell-properties fo:padding="0.0382in" fo:border="none"/>
    </style:style>
    <style:style style:name="MailMergeTable2017-05-11T15_3a_56_3a_14Z34.A5" style:display-name="MailMergeTable2017-05-11T15:56:14Z34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4Z34.A10" style:display-name="MailMergeTable2017-05-11T15:56:14Z34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4Z34.A11" style:display-name="MailMergeTable2017-05-11T15:56:14Z34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4Z35" style:display-name="MailMergeTable2017-05-11T15:56:14Z35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4Z35.A" style:display-name="MailMergeTable2017-05-11T15:56:14Z35.A" style:family="table-column">
      <style:table-column-properties style:column-width="1.6729in" style:rel-column-width="16380*"/>
    </style:style>
    <style:style style:name="MailMergeTable2017-05-11T15_3a_56_3a_14Z35.B" style:display-name="MailMergeTable2017-05-11T15:56:14Z35.B" style:family="table-column">
      <style:table-column-properties style:column-width="1.6736in" style:rel-column-width="16387*"/>
    </style:style>
    <style:style style:name="MailMergeTable2017-05-11T15_3a_56_3a_14Z35.D" style:display-name="MailMergeTable2017-05-11T15:56:14Z35.D" style:family="table-column">
      <style:table-column-properties style:column-width="1.6736in" style:rel-column-width="16388*"/>
    </style:style>
    <style:style style:name="MailMergeTable2017-05-11T15_3a_56_3a_14Z35.A1" style:display-name="MailMergeTable2017-05-11T15:56:14Z35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4Z35.A2" style:display-name="MailMergeTable2017-05-11T15:56:14Z35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4Z35.A3" style:display-name="MailMergeTable2017-05-11T15:56:14Z35.A3" style:family="table-cell">
      <style:table-cell-properties fo:padding="0.0382in" fo:border="none"/>
    </style:style>
    <style:style style:name="MailMergeTable2017-05-11T15_3a_56_3a_14Z35.A5" style:display-name="MailMergeTable2017-05-11T15:56:14Z35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4Z35.A10" style:display-name="MailMergeTable2017-05-11T15:56:14Z35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4Z35.A11" style:display-name="MailMergeTable2017-05-11T15:56:14Z35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4Z36" style:display-name="MailMergeTable2017-05-11T15:56:14Z36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4Z36.A" style:display-name="MailMergeTable2017-05-11T15:56:14Z36.A" style:family="table-column">
      <style:table-column-properties style:column-width="1.6729in" style:rel-column-width="16380*"/>
    </style:style>
    <style:style style:name="MailMergeTable2017-05-11T15_3a_56_3a_14Z36.B" style:display-name="MailMergeTable2017-05-11T15:56:14Z36.B" style:family="table-column">
      <style:table-column-properties style:column-width="1.6736in" style:rel-column-width="16387*"/>
    </style:style>
    <style:style style:name="MailMergeTable2017-05-11T15_3a_56_3a_14Z36.D" style:display-name="MailMergeTable2017-05-11T15:56:14Z36.D" style:family="table-column">
      <style:table-column-properties style:column-width="1.6736in" style:rel-column-width="16388*"/>
    </style:style>
    <style:style style:name="MailMergeTable2017-05-11T15_3a_56_3a_14Z36.A1" style:display-name="MailMergeTable2017-05-11T15:56:14Z36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4Z36.A2" style:display-name="MailMergeTable2017-05-11T15:56:14Z36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4Z36.A3" style:display-name="MailMergeTable2017-05-11T15:56:14Z36.A3" style:family="table-cell">
      <style:table-cell-properties fo:padding="0.0382in" fo:border="none"/>
    </style:style>
    <style:style style:name="MailMergeTable2017-05-11T15_3a_56_3a_14Z36.A5" style:display-name="MailMergeTable2017-05-11T15:56:14Z36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4Z36.A10" style:display-name="MailMergeTable2017-05-11T15:56:14Z36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4Z36.A11" style:display-name="MailMergeTable2017-05-11T15:56:14Z36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4Z37" style:display-name="MailMergeTable2017-05-11T15:56:14Z37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4Z37.A" style:display-name="MailMergeTable2017-05-11T15:56:14Z37.A" style:family="table-column">
      <style:table-column-properties style:column-width="1.6729in" style:rel-column-width="16380*"/>
    </style:style>
    <style:style style:name="MailMergeTable2017-05-11T15_3a_56_3a_14Z37.B" style:display-name="MailMergeTable2017-05-11T15:56:14Z37.B" style:family="table-column">
      <style:table-column-properties style:column-width="1.6736in" style:rel-column-width="16387*"/>
    </style:style>
    <style:style style:name="MailMergeTable2017-05-11T15_3a_56_3a_14Z37.D" style:display-name="MailMergeTable2017-05-11T15:56:14Z37.D" style:family="table-column">
      <style:table-column-properties style:column-width="1.6736in" style:rel-column-width="16388*"/>
    </style:style>
    <style:style style:name="MailMergeTable2017-05-11T15_3a_56_3a_14Z37.A1" style:display-name="MailMergeTable2017-05-11T15:56:14Z37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4Z37.A2" style:display-name="MailMergeTable2017-05-11T15:56:14Z37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4Z37.A3" style:display-name="MailMergeTable2017-05-11T15:56:14Z37.A3" style:family="table-cell">
      <style:table-cell-properties fo:padding="0.0382in" fo:border="none"/>
    </style:style>
    <style:style style:name="MailMergeTable2017-05-11T15_3a_56_3a_14Z37.A5" style:display-name="MailMergeTable2017-05-11T15:56:14Z37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4Z37.A10" style:display-name="MailMergeTable2017-05-11T15:56:14Z37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4Z37.A11" style:display-name="MailMergeTable2017-05-11T15:56:14Z37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4Z38" style:display-name="MailMergeTable2017-05-11T15:56:14Z38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4Z38.A" style:display-name="MailMergeTable2017-05-11T15:56:14Z38.A" style:family="table-column">
      <style:table-column-properties style:column-width="1.6729in" style:rel-column-width="16380*"/>
    </style:style>
    <style:style style:name="MailMergeTable2017-05-11T15_3a_56_3a_14Z38.B" style:display-name="MailMergeTable2017-05-11T15:56:14Z38.B" style:family="table-column">
      <style:table-column-properties style:column-width="1.6736in" style:rel-column-width="16387*"/>
    </style:style>
    <style:style style:name="MailMergeTable2017-05-11T15_3a_56_3a_14Z38.D" style:display-name="MailMergeTable2017-05-11T15:56:14Z38.D" style:family="table-column">
      <style:table-column-properties style:column-width="1.6736in" style:rel-column-width="16388*"/>
    </style:style>
    <style:style style:name="MailMergeTable2017-05-11T15_3a_56_3a_14Z38.A1" style:display-name="MailMergeTable2017-05-11T15:56:14Z38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4Z38.A2" style:display-name="MailMergeTable2017-05-11T15:56:14Z38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4Z38.A3" style:display-name="MailMergeTable2017-05-11T15:56:14Z38.A3" style:family="table-cell">
      <style:table-cell-properties fo:padding="0.0382in" fo:border="none"/>
    </style:style>
    <style:style style:name="MailMergeTable2017-05-11T15_3a_56_3a_14Z38.A5" style:display-name="MailMergeTable2017-05-11T15:56:14Z38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4Z38.A10" style:display-name="MailMergeTable2017-05-11T15:56:14Z38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4Z38.A11" style:display-name="MailMergeTable2017-05-11T15:56:14Z38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4Z39" style:display-name="MailMergeTable2017-05-11T15:56:14Z39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4Z39.A" style:display-name="MailMergeTable2017-05-11T15:56:14Z39.A" style:family="table-column">
      <style:table-column-properties style:column-width="1.6729in" style:rel-column-width="16380*"/>
    </style:style>
    <style:style style:name="MailMergeTable2017-05-11T15_3a_56_3a_14Z39.B" style:display-name="MailMergeTable2017-05-11T15:56:14Z39.B" style:family="table-column">
      <style:table-column-properties style:column-width="1.6736in" style:rel-column-width="16387*"/>
    </style:style>
    <style:style style:name="MailMergeTable2017-05-11T15_3a_56_3a_14Z39.D" style:display-name="MailMergeTable2017-05-11T15:56:14Z39.D" style:family="table-column">
      <style:table-column-properties style:column-width="1.6736in" style:rel-column-width="16388*"/>
    </style:style>
    <style:style style:name="MailMergeTable2017-05-11T15_3a_56_3a_14Z39.A1" style:display-name="MailMergeTable2017-05-11T15:56:14Z39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4Z39.A2" style:display-name="MailMergeTable2017-05-11T15:56:14Z39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4Z39.A3" style:display-name="MailMergeTable2017-05-11T15:56:14Z39.A3" style:family="table-cell">
      <style:table-cell-properties fo:padding="0.0382in" fo:border="none"/>
    </style:style>
    <style:style style:name="MailMergeTable2017-05-11T15_3a_56_3a_14Z39.A5" style:display-name="MailMergeTable2017-05-11T15:56:14Z39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4Z39.A10" style:display-name="MailMergeTable2017-05-11T15:56:14Z39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4Z39.A11" style:display-name="MailMergeTable2017-05-11T15:56:14Z39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4Z40" style:display-name="MailMergeTable2017-05-11T15:56:14Z40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4Z40.A" style:display-name="MailMergeTable2017-05-11T15:56:14Z40.A" style:family="table-column">
      <style:table-column-properties style:column-width="1.6729in" style:rel-column-width="16380*"/>
    </style:style>
    <style:style style:name="MailMergeTable2017-05-11T15_3a_56_3a_14Z40.B" style:display-name="MailMergeTable2017-05-11T15:56:14Z40.B" style:family="table-column">
      <style:table-column-properties style:column-width="1.6736in" style:rel-column-width="16387*"/>
    </style:style>
    <style:style style:name="MailMergeTable2017-05-11T15_3a_56_3a_14Z40.D" style:display-name="MailMergeTable2017-05-11T15:56:14Z40.D" style:family="table-column">
      <style:table-column-properties style:column-width="1.6736in" style:rel-column-width="16388*"/>
    </style:style>
    <style:style style:name="MailMergeTable2017-05-11T15_3a_56_3a_14Z40.A1" style:display-name="MailMergeTable2017-05-11T15:56:14Z40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4Z40.A2" style:display-name="MailMergeTable2017-05-11T15:56:14Z40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4Z40.A3" style:display-name="MailMergeTable2017-05-11T15:56:14Z40.A3" style:family="table-cell">
      <style:table-cell-properties fo:padding="0.0382in" fo:border="none"/>
    </style:style>
    <style:style style:name="MailMergeTable2017-05-11T15_3a_56_3a_14Z40.A5" style:display-name="MailMergeTable2017-05-11T15:56:14Z40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4Z40.A10" style:display-name="MailMergeTable2017-05-11T15:56:14Z40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4Z40.A11" style:display-name="MailMergeTable2017-05-11T15:56:14Z40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4Z41" style:display-name="MailMergeTable2017-05-11T15:56:14Z41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4Z41.A" style:display-name="MailMergeTable2017-05-11T15:56:14Z41.A" style:family="table-column">
      <style:table-column-properties style:column-width="1.6729in" style:rel-column-width="16380*"/>
    </style:style>
    <style:style style:name="MailMergeTable2017-05-11T15_3a_56_3a_14Z41.B" style:display-name="MailMergeTable2017-05-11T15:56:14Z41.B" style:family="table-column">
      <style:table-column-properties style:column-width="1.6736in" style:rel-column-width="16387*"/>
    </style:style>
    <style:style style:name="MailMergeTable2017-05-11T15_3a_56_3a_14Z41.D" style:display-name="MailMergeTable2017-05-11T15:56:14Z41.D" style:family="table-column">
      <style:table-column-properties style:column-width="1.6736in" style:rel-column-width="16388*"/>
    </style:style>
    <style:style style:name="MailMergeTable2017-05-11T15_3a_56_3a_14Z41.A1" style:display-name="MailMergeTable2017-05-11T15:56:14Z41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4Z41.A2" style:display-name="MailMergeTable2017-05-11T15:56:14Z41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4Z41.A3" style:display-name="MailMergeTable2017-05-11T15:56:14Z41.A3" style:family="table-cell">
      <style:table-cell-properties fo:padding="0.0382in" fo:border="none"/>
    </style:style>
    <style:style style:name="MailMergeTable2017-05-11T15_3a_56_3a_14Z41.A5" style:display-name="MailMergeTable2017-05-11T15:56:14Z41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4Z41.A10" style:display-name="MailMergeTable2017-05-11T15:56:14Z41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4Z41.A11" style:display-name="MailMergeTable2017-05-11T15:56:14Z41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4Z42" style:display-name="MailMergeTable2017-05-11T15:56:14Z42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4Z42.A" style:display-name="MailMergeTable2017-05-11T15:56:14Z42.A" style:family="table-column">
      <style:table-column-properties style:column-width="1.6729in" style:rel-column-width="16380*"/>
    </style:style>
    <style:style style:name="MailMergeTable2017-05-11T15_3a_56_3a_14Z42.B" style:display-name="MailMergeTable2017-05-11T15:56:14Z42.B" style:family="table-column">
      <style:table-column-properties style:column-width="1.6736in" style:rel-column-width="16387*"/>
    </style:style>
    <style:style style:name="MailMergeTable2017-05-11T15_3a_56_3a_14Z42.D" style:display-name="MailMergeTable2017-05-11T15:56:14Z42.D" style:family="table-column">
      <style:table-column-properties style:column-width="1.6736in" style:rel-column-width="16388*"/>
    </style:style>
    <style:style style:name="MailMergeTable2017-05-11T15_3a_56_3a_14Z42.A1" style:display-name="MailMergeTable2017-05-11T15:56:14Z42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4Z42.A2" style:display-name="MailMergeTable2017-05-11T15:56:14Z42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4Z42.A3" style:display-name="MailMergeTable2017-05-11T15:56:14Z42.A3" style:family="table-cell">
      <style:table-cell-properties fo:padding="0.0382in" fo:border="none"/>
    </style:style>
    <style:style style:name="MailMergeTable2017-05-11T15_3a_56_3a_14Z42.A5" style:display-name="MailMergeTable2017-05-11T15:56:14Z42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4Z42.A10" style:display-name="MailMergeTable2017-05-11T15:56:14Z42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4Z42.A11" style:display-name="MailMergeTable2017-05-11T15:56:14Z42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5Z43" style:display-name="MailMergeTable2017-05-11T15:56:15Z43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5Z43.A" style:display-name="MailMergeTable2017-05-11T15:56:15Z43.A" style:family="table-column">
      <style:table-column-properties style:column-width="1.6729in" style:rel-column-width="16380*"/>
    </style:style>
    <style:style style:name="MailMergeTable2017-05-11T15_3a_56_3a_15Z43.B" style:display-name="MailMergeTable2017-05-11T15:56:15Z43.B" style:family="table-column">
      <style:table-column-properties style:column-width="1.6736in" style:rel-column-width="16387*"/>
    </style:style>
    <style:style style:name="MailMergeTable2017-05-11T15_3a_56_3a_15Z43.D" style:display-name="MailMergeTable2017-05-11T15:56:15Z43.D" style:family="table-column">
      <style:table-column-properties style:column-width="1.6736in" style:rel-column-width="16388*"/>
    </style:style>
    <style:style style:name="MailMergeTable2017-05-11T15_3a_56_3a_15Z43.A1" style:display-name="MailMergeTable2017-05-11T15:56:15Z43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5Z43.A2" style:display-name="MailMergeTable2017-05-11T15:56:15Z43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5Z43.A3" style:display-name="MailMergeTable2017-05-11T15:56:15Z43.A3" style:family="table-cell">
      <style:table-cell-properties fo:padding="0.0382in" fo:border="none"/>
    </style:style>
    <style:style style:name="MailMergeTable2017-05-11T15_3a_56_3a_15Z43.A5" style:display-name="MailMergeTable2017-05-11T15:56:15Z43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5Z43.A10" style:display-name="MailMergeTable2017-05-11T15:56:15Z43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5Z43.A11" style:display-name="MailMergeTable2017-05-11T15:56:15Z43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5Z44" style:display-name="MailMergeTable2017-05-11T15:56:15Z44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5Z44.A" style:display-name="MailMergeTable2017-05-11T15:56:15Z44.A" style:family="table-column">
      <style:table-column-properties style:column-width="1.6729in" style:rel-column-width="16380*"/>
    </style:style>
    <style:style style:name="MailMergeTable2017-05-11T15_3a_56_3a_15Z44.B" style:display-name="MailMergeTable2017-05-11T15:56:15Z44.B" style:family="table-column">
      <style:table-column-properties style:column-width="1.6736in" style:rel-column-width="16387*"/>
    </style:style>
    <style:style style:name="MailMergeTable2017-05-11T15_3a_56_3a_15Z44.D" style:display-name="MailMergeTable2017-05-11T15:56:15Z44.D" style:family="table-column">
      <style:table-column-properties style:column-width="1.6736in" style:rel-column-width="16388*"/>
    </style:style>
    <style:style style:name="MailMergeTable2017-05-11T15_3a_56_3a_15Z44.A1" style:display-name="MailMergeTable2017-05-11T15:56:15Z44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5Z44.A2" style:display-name="MailMergeTable2017-05-11T15:56:15Z44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5Z44.A3" style:display-name="MailMergeTable2017-05-11T15:56:15Z44.A3" style:family="table-cell">
      <style:table-cell-properties fo:padding="0.0382in" fo:border="none"/>
    </style:style>
    <style:style style:name="MailMergeTable2017-05-11T15_3a_56_3a_15Z44.A5" style:display-name="MailMergeTable2017-05-11T15:56:15Z44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5Z44.A10" style:display-name="MailMergeTable2017-05-11T15:56:15Z44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5Z44.A11" style:display-name="MailMergeTable2017-05-11T15:56:15Z44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5Z45" style:display-name="MailMergeTable2017-05-11T15:56:15Z45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5Z45.A" style:display-name="MailMergeTable2017-05-11T15:56:15Z45.A" style:family="table-column">
      <style:table-column-properties style:column-width="1.6729in" style:rel-column-width="16380*"/>
    </style:style>
    <style:style style:name="MailMergeTable2017-05-11T15_3a_56_3a_15Z45.B" style:display-name="MailMergeTable2017-05-11T15:56:15Z45.B" style:family="table-column">
      <style:table-column-properties style:column-width="1.6736in" style:rel-column-width="16387*"/>
    </style:style>
    <style:style style:name="MailMergeTable2017-05-11T15_3a_56_3a_15Z45.D" style:display-name="MailMergeTable2017-05-11T15:56:15Z45.D" style:family="table-column">
      <style:table-column-properties style:column-width="1.6736in" style:rel-column-width="16388*"/>
    </style:style>
    <style:style style:name="MailMergeTable2017-05-11T15_3a_56_3a_15Z45.A1" style:display-name="MailMergeTable2017-05-11T15:56:15Z45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5Z45.A2" style:display-name="MailMergeTable2017-05-11T15:56:15Z45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5Z45.A3" style:display-name="MailMergeTable2017-05-11T15:56:15Z45.A3" style:family="table-cell">
      <style:table-cell-properties fo:padding="0.0382in" fo:border="none"/>
    </style:style>
    <style:style style:name="MailMergeTable2017-05-11T15_3a_56_3a_15Z45.A5" style:display-name="MailMergeTable2017-05-11T15:56:15Z45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5Z45.A10" style:display-name="MailMergeTable2017-05-11T15:56:15Z45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5Z45.A11" style:display-name="MailMergeTable2017-05-11T15:56:15Z45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5Z46" style:display-name="MailMergeTable2017-05-11T15:56:15Z46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5Z46.A" style:display-name="MailMergeTable2017-05-11T15:56:15Z46.A" style:family="table-column">
      <style:table-column-properties style:column-width="1.6729in" style:rel-column-width="16380*"/>
    </style:style>
    <style:style style:name="MailMergeTable2017-05-11T15_3a_56_3a_15Z46.B" style:display-name="MailMergeTable2017-05-11T15:56:15Z46.B" style:family="table-column">
      <style:table-column-properties style:column-width="1.6736in" style:rel-column-width="16387*"/>
    </style:style>
    <style:style style:name="MailMergeTable2017-05-11T15_3a_56_3a_15Z46.D" style:display-name="MailMergeTable2017-05-11T15:56:15Z46.D" style:family="table-column">
      <style:table-column-properties style:column-width="1.6736in" style:rel-column-width="16388*"/>
    </style:style>
    <style:style style:name="MailMergeTable2017-05-11T15_3a_56_3a_15Z46.A1" style:display-name="MailMergeTable2017-05-11T15:56:15Z46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5Z46.A2" style:display-name="MailMergeTable2017-05-11T15:56:15Z46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5Z46.A3" style:display-name="MailMergeTable2017-05-11T15:56:15Z46.A3" style:family="table-cell">
      <style:table-cell-properties fo:padding="0.0382in" fo:border="none"/>
    </style:style>
    <style:style style:name="MailMergeTable2017-05-11T15_3a_56_3a_15Z46.A5" style:display-name="MailMergeTable2017-05-11T15:56:15Z46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5Z46.A10" style:display-name="MailMergeTable2017-05-11T15:56:15Z46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5Z46.A11" style:display-name="MailMergeTable2017-05-11T15:56:15Z46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5Z47" style:display-name="MailMergeTable2017-05-11T15:56:15Z47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5Z47.A" style:display-name="MailMergeTable2017-05-11T15:56:15Z47.A" style:family="table-column">
      <style:table-column-properties style:column-width="1.6729in" style:rel-column-width="16380*"/>
    </style:style>
    <style:style style:name="MailMergeTable2017-05-11T15_3a_56_3a_15Z47.B" style:display-name="MailMergeTable2017-05-11T15:56:15Z47.B" style:family="table-column">
      <style:table-column-properties style:column-width="1.6736in" style:rel-column-width="16387*"/>
    </style:style>
    <style:style style:name="MailMergeTable2017-05-11T15_3a_56_3a_15Z47.D" style:display-name="MailMergeTable2017-05-11T15:56:15Z47.D" style:family="table-column">
      <style:table-column-properties style:column-width="1.6736in" style:rel-column-width="16388*"/>
    </style:style>
    <style:style style:name="MailMergeTable2017-05-11T15_3a_56_3a_15Z47.A1" style:display-name="MailMergeTable2017-05-11T15:56:15Z47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5Z47.A2" style:display-name="MailMergeTable2017-05-11T15:56:15Z47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5Z47.A3" style:display-name="MailMergeTable2017-05-11T15:56:15Z47.A3" style:family="table-cell">
      <style:table-cell-properties fo:padding="0.0382in" fo:border="none"/>
    </style:style>
    <style:style style:name="MailMergeTable2017-05-11T15_3a_56_3a_15Z47.A5" style:display-name="MailMergeTable2017-05-11T15:56:15Z47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5Z47.A10" style:display-name="MailMergeTable2017-05-11T15:56:15Z47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5Z47.A11" style:display-name="MailMergeTable2017-05-11T15:56:15Z47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5Z48" style:display-name="MailMergeTable2017-05-11T15:56:15Z48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5Z48.A" style:display-name="MailMergeTable2017-05-11T15:56:15Z48.A" style:family="table-column">
      <style:table-column-properties style:column-width="1.6729in" style:rel-column-width="16380*"/>
    </style:style>
    <style:style style:name="MailMergeTable2017-05-11T15_3a_56_3a_15Z48.B" style:display-name="MailMergeTable2017-05-11T15:56:15Z48.B" style:family="table-column">
      <style:table-column-properties style:column-width="1.6736in" style:rel-column-width="16387*"/>
    </style:style>
    <style:style style:name="MailMergeTable2017-05-11T15_3a_56_3a_15Z48.D" style:display-name="MailMergeTable2017-05-11T15:56:15Z48.D" style:family="table-column">
      <style:table-column-properties style:column-width="1.6736in" style:rel-column-width="16388*"/>
    </style:style>
    <style:style style:name="MailMergeTable2017-05-11T15_3a_56_3a_15Z48.A1" style:display-name="MailMergeTable2017-05-11T15:56:15Z48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5Z48.A2" style:display-name="MailMergeTable2017-05-11T15:56:15Z48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5Z48.A3" style:display-name="MailMergeTable2017-05-11T15:56:15Z48.A3" style:family="table-cell">
      <style:table-cell-properties fo:padding="0.0382in" fo:border="none"/>
    </style:style>
    <style:style style:name="MailMergeTable2017-05-11T15_3a_56_3a_15Z48.A5" style:display-name="MailMergeTable2017-05-11T15:56:15Z48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5Z48.A10" style:display-name="MailMergeTable2017-05-11T15:56:15Z48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5Z48.A11" style:display-name="MailMergeTable2017-05-11T15:56:15Z48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5Z49" style:display-name="MailMergeTable2017-05-11T15:56:15Z49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5Z49.A" style:display-name="MailMergeTable2017-05-11T15:56:15Z49.A" style:family="table-column">
      <style:table-column-properties style:column-width="1.6729in" style:rel-column-width="16380*"/>
    </style:style>
    <style:style style:name="MailMergeTable2017-05-11T15_3a_56_3a_15Z49.B" style:display-name="MailMergeTable2017-05-11T15:56:15Z49.B" style:family="table-column">
      <style:table-column-properties style:column-width="1.6736in" style:rel-column-width="16387*"/>
    </style:style>
    <style:style style:name="MailMergeTable2017-05-11T15_3a_56_3a_15Z49.D" style:display-name="MailMergeTable2017-05-11T15:56:15Z49.D" style:family="table-column">
      <style:table-column-properties style:column-width="1.6736in" style:rel-column-width="16388*"/>
    </style:style>
    <style:style style:name="MailMergeTable2017-05-11T15_3a_56_3a_15Z49.A1" style:display-name="MailMergeTable2017-05-11T15:56:15Z49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5Z49.A2" style:display-name="MailMergeTable2017-05-11T15:56:15Z49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5Z49.A3" style:display-name="MailMergeTable2017-05-11T15:56:15Z49.A3" style:family="table-cell">
      <style:table-cell-properties fo:padding="0.0382in" fo:border="none"/>
    </style:style>
    <style:style style:name="MailMergeTable2017-05-11T15_3a_56_3a_15Z49.A5" style:display-name="MailMergeTable2017-05-11T15:56:15Z49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5Z49.A10" style:display-name="MailMergeTable2017-05-11T15:56:15Z49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5Z49.A11" style:display-name="MailMergeTable2017-05-11T15:56:15Z49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5Z50" style:display-name="MailMergeTable2017-05-11T15:56:15Z50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5Z50.A" style:display-name="MailMergeTable2017-05-11T15:56:15Z50.A" style:family="table-column">
      <style:table-column-properties style:column-width="1.6729in" style:rel-column-width="16380*"/>
    </style:style>
    <style:style style:name="MailMergeTable2017-05-11T15_3a_56_3a_15Z50.B" style:display-name="MailMergeTable2017-05-11T15:56:15Z50.B" style:family="table-column">
      <style:table-column-properties style:column-width="1.6736in" style:rel-column-width="16387*"/>
    </style:style>
    <style:style style:name="MailMergeTable2017-05-11T15_3a_56_3a_15Z50.D" style:display-name="MailMergeTable2017-05-11T15:56:15Z50.D" style:family="table-column">
      <style:table-column-properties style:column-width="1.6736in" style:rel-column-width="16388*"/>
    </style:style>
    <style:style style:name="MailMergeTable2017-05-11T15_3a_56_3a_15Z50.A1" style:display-name="MailMergeTable2017-05-11T15:56:15Z50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5Z50.A2" style:display-name="MailMergeTable2017-05-11T15:56:15Z50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5Z50.A3" style:display-name="MailMergeTable2017-05-11T15:56:15Z50.A3" style:family="table-cell">
      <style:table-cell-properties fo:padding="0.0382in" fo:border="none"/>
    </style:style>
    <style:style style:name="MailMergeTable2017-05-11T15_3a_56_3a_15Z50.A5" style:display-name="MailMergeTable2017-05-11T15:56:15Z50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5Z50.A10" style:display-name="MailMergeTable2017-05-11T15:56:15Z50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5Z50.A11" style:display-name="MailMergeTable2017-05-11T15:56:15Z50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6Z51" style:display-name="MailMergeTable2017-05-11T15:56:16Z51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6Z51.A" style:display-name="MailMergeTable2017-05-11T15:56:16Z51.A" style:family="table-column">
      <style:table-column-properties style:column-width="1.6729in" style:rel-column-width="16380*"/>
    </style:style>
    <style:style style:name="MailMergeTable2017-05-11T15_3a_56_3a_16Z51.B" style:display-name="MailMergeTable2017-05-11T15:56:16Z51.B" style:family="table-column">
      <style:table-column-properties style:column-width="1.6736in" style:rel-column-width="16387*"/>
    </style:style>
    <style:style style:name="MailMergeTable2017-05-11T15_3a_56_3a_16Z51.D" style:display-name="MailMergeTable2017-05-11T15:56:16Z51.D" style:family="table-column">
      <style:table-column-properties style:column-width="1.6736in" style:rel-column-width="16388*"/>
    </style:style>
    <style:style style:name="MailMergeTable2017-05-11T15_3a_56_3a_16Z51.A1" style:display-name="MailMergeTable2017-05-11T15:56:16Z51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6Z51.A2" style:display-name="MailMergeTable2017-05-11T15:56:16Z51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6Z51.A3" style:display-name="MailMergeTable2017-05-11T15:56:16Z51.A3" style:family="table-cell">
      <style:table-cell-properties fo:padding="0.0382in" fo:border="none"/>
    </style:style>
    <style:style style:name="MailMergeTable2017-05-11T15_3a_56_3a_16Z51.A5" style:display-name="MailMergeTable2017-05-11T15:56:16Z51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6Z51.A10" style:display-name="MailMergeTable2017-05-11T15:56:16Z51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6Z51.A11" style:display-name="MailMergeTable2017-05-11T15:56:16Z51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6Z52" style:display-name="MailMergeTable2017-05-11T15:56:16Z52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6Z52.A" style:display-name="MailMergeTable2017-05-11T15:56:16Z52.A" style:family="table-column">
      <style:table-column-properties style:column-width="1.6729in" style:rel-column-width="16380*"/>
    </style:style>
    <style:style style:name="MailMergeTable2017-05-11T15_3a_56_3a_16Z52.B" style:display-name="MailMergeTable2017-05-11T15:56:16Z52.B" style:family="table-column">
      <style:table-column-properties style:column-width="1.6736in" style:rel-column-width="16387*"/>
    </style:style>
    <style:style style:name="MailMergeTable2017-05-11T15_3a_56_3a_16Z52.D" style:display-name="MailMergeTable2017-05-11T15:56:16Z52.D" style:family="table-column">
      <style:table-column-properties style:column-width="1.6736in" style:rel-column-width="16388*"/>
    </style:style>
    <style:style style:name="MailMergeTable2017-05-11T15_3a_56_3a_16Z52.A1" style:display-name="MailMergeTable2017-05-11T15:56:16Z52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6Z52.A2" style:display-name="MailMergeTable2017-05-11T15:56:16Z52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6Z52.A3" style:display-name="MailMergeTable2017-05-11T15:56:16Z52.A3" style:family="table-cell">
      <style:table-cell-properties fo:padding="0.0382in" fo:border="none"/>
    </style:style>
    <style:style style:name="MailMergeTable2017-05-11T15_3a_56_3a_16Z52.A5" style:display-name="MailMergeTable2017-05-11T15:56:16Z52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6Z52.A10" style:display-name="MailMergeTable2017-05-11T15:56:16Z52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6Z52.A11" style:display-name="MailMergeTable2017-05-11T15:56:16Z52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6Z53" style:display-name="MailMergeTable2017-05-11T15:56:16Z53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6Z53.A" style:display-name="MailMergeTable2017-05-11T15:56:16Z53.A" style:family="table-column">
      <style:table-column-properties style:column-width="1.6729in" style:rel-column-width="16380*"/>
    </style:style>
    <style:style style:name="MailMergeTable2017-05-11T15_3a_56_3a_16Z53.B" style:display-name="MailMergeTable2017-05-11T15:56:16Z53.B" style:family="table-column">
      <style:table-column-properties style:column-width="1.6736in" style:rel-column-width="16387*"/>
    </style:style>
    <style:style style:name="MailMergeTable2017-05-11T15_3a_56_3a_16Z53.D" style:display-name="MailMergeTable2017-05-11T15:56:16Z53.D" style:family="table-column">
      <style:table-column-properties style:column-width="1.6736in" style:rel-column-width="16388*"/>
    </style:style>
    <style:style style:name="MailMergeTable2017-05-11T15_3a_56_3a_16Z53.A1" style:display-name="MailMergeTable2017-05-11T15:56:16Z53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6Z53.A2" style:display-name="MailMergeTable2017-05-11T15:56:16Z53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6Z53.A3" style:display-name="MailMergeTable2017-05-11T15:56:16Z53.A3" style:family="table-cell">
      <style:table-cell-properties fo:padding="0.0382in" fo:border="none"/>
    </style:style>
    <style:style style:name="MailMergeTable2017-05-11T15_3a_56_3a_16Z53.A5" style:display-name="MailMergeTable2017-05-11T15:56:16Z53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6Z53.A10" style:display-name="MailMergeTable2017-05-11T15:56:16Z53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6Z53.A11" style:display-name="MailMergeTable2017-05-11T15:56:16Z53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6Z54" style:display-name="MailMergeTable2017-05-11T15:56:16Z54" style:family="table" style:master-page-name="Standard">
      <style:table-properties style:width="6.6931in" style:page-number="1" table:align="margins" style:writing-mode="page"/>
    </style:style>
    <style:style style:name="MailMergeTable2017-05-11T15_3a_56_3a_16Z54.A" style:display-name="MailMergeTable2017-05-11T15:56:16Z54.A" style:family="table-column">
      <style:table-column-properties style:column-width="1.6729in" style:rel-column-width="16380*"/>
    </style:style>
    <style:style style:name="MailMergeTable2017-05-11T15_3a_56_3a_16Z54.B" style:display-name="MailMergeTable2017-05-11T15:56:16Z54.B" style:family="table-column">
      <style:table-column-properties style:column-width="1.6736in" style:rel-column-width="16387*"/>
    </style:style>
    <style:style style:name="MailMergeTable2017-05-11T15_3a_56_3a_16Z54.D" style:display-name="MailMergeTable2017-05-11T15:56:16Z54.D" style:family="table-column">
      <style:table-column-properties style:column-width="1.6736in" style:rel-column-width="16388*"/>
    </style:style>
    <style:style style:name="MailMergeTable2017-05-11T15_3a_56_3a_16Z54.A1" style:display-name="MailMergeTable2017-05-11T15:56:16Z54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6Z54.A2" style:display-name="MailMergeTable2017-05-11T15:56:16Z54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6Z54.A3" style:display-name="MailMergeTable2017-05-11T15:56:16Z54.A3" style:family="table-cell">
      <style:table-cell-properties fo:padding="0.0382in" fo:border="none"/>
    </style:style>
    <style:style style:name="MailMergeTable2017-05-11T15_3a_56_3a_16Z54.A5" style:display-name="MailMergeTable2017-05-11T15:56:16Z54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6Z54.A10" style:display-name="MailMergeTable2017-05-11T15:56:16Z54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6Z54.A11" style:display-name="MailMergeTable2017-05-11T15:56:16Z54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6Z55" style:display-name="MailMergeTable2017-05-11T15:56:16Z55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6Z55.A" style:display-name="MailMergeTable2017-05-11T15:56:16Z55.A" style:family="table-column">
      <style:table-column-properties style:column-width="1.6729in" style:rel-column-width="16380*"/>
    </style:style>
    <style:style style:name="MailMergeTable2017-05-11T15_3a_56_3a_16Z55.B" style:display-name="MailMergeTable2017-05-11T15:56:16Z55.B" style:family="table-column">
      <style:table-column-properties style:column-width="1.6736in" style:rel-column-width="16387*"/>
    </style:style>
    <style:style style:name="MailMergeTable2017-05-11T15_3a_56_3a_16Z55.D" style:display-name="MailMergeTable2017-05-11T15:56:16Z55.D" style:family="table-column">
      <style:table-column-properties style:column-width="1.6736in" style:rel-column-width="16388*"/>
    </style:style>
    <style:style style:name="MailMergeTable2017-05-11T15_3a_56_3a_16Z55.A1" style:display-name="MailMergeTable2017-05-11T15:56:16Z55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6Z55.A2" style:display-name="MailMergeTable2017-05-11T15:56:16Z55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6Z55.A3" style:display-name="MailMergeTable2017-05-11T15:56:16Z55.A3" style:family="table-cell">
      <style:table-cell-properties fo:padding="0.0382in" fo:border="none"/>
    </style:style>
    <style:style style:name="MailMergeTable2017-05-11T15_3a_56_3a_16Z55.A5" style:display-name="MailMergeTable2017-05-11T15:56:16Z55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6Z55.A10" style:display-name="MailMergeTable2017-05-11T15:56:16Z55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6Z55.A11" style:display-name="MailMergeTable2017-05-11T15:56:16Z55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6Z56" style:display-name="MailMergeTable2017-05-11T15:56:16Z56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6Z56.A" style:display-name="MailMergeTable2017-05-11T15:56:16Z56.A" style:family="table-column">
      <style:table-column-properties style:column-width="1.6729in" style:rel-column-width="16380*"/>
    </style:style>
    <style:style style:name="MailMergeTable2017-05-11T15_3a_56_3a_16Z56.B" style:display-name="MailMergeTable2017-05-11T15:56:16Z56.B" style:family="table-column">
      <style:table-column-properties style:column-width="1.6736in" style:rel-column-width="16387*"/>
    </style:style>
    <style:style style:name="MailMergeTable2017-05-11T15_3a_56_3a_16Z56.D" style:display-name="MailMergeTable2017-05-11T15:56:16Z56.D" style:family="table-column">
      <style:table-column-properties style:column-width="1.6736in" style:rel-column-width="16388*"/>
    </style:style>
    <style:style style:name="MailMergeTable2017-05-11T15_3a_56_3a_16Z56.A1" style:display-name="MailMergeTable2017-05-11T15:56:16Z56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6Z56.A2" style:display-name="MailMergeTable2017-05-11T15:56:16Z56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6Z56.A3" style:display-name="MailMergeTable2017-05-11T15:56:16Z56.A3" style:family="table-cell">
      <style:table-cell-properties fo:padding="0.0382in" fo:border="none"/>
    </style:style>
    <style:style style:name="MailMergeTable2017-05-11T15_3a_56_3a_16Z56.A5" style:display-name="MailMergeTable2017-05-11T15:56:16Z56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6Z56.A10" style:display-name="MailMergeTable2017-05-11T15:56:16Z56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6Z56.A11" style:display-name="MailMergeTable2017-05-11T15:56:16Z56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6Z57" style:display-name="MailMergeTable2017-05-11T15:56:16Z57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6Z57.A" style:display-name="MailMergeTable2017-05-11T15:56:16Z57.A" style:family="table-column">
      <style:table-column-properties style:column-width="1.6729in" style:rel-column-width="16380*"/>
    </style:style>
    <style:style style:name="MailMergeTable2017-05-11T15_3a_56_3a_16Z57.B" style:display-name="MailMergeTable2017-05-11T15:56:16Z57.B" style:family="table-column">
      <style:table-column-properties style:column-width="1.6736in" style:rel-column-width="16387*"/>
    </style:style>
    <style:style style:name="MailMergeTable2017-05-11T15_3a_56_3a_16Z57.D" style:display-name="MailMergeTable2017-05-11T15:56:16Z57.D" style:family="table-column">
      <style:table-column-properties style:column-width="1.6736in" style:rel-column-width="16388*"/>
    </style:style>
    <style:style style:name="MailMergeTable2017-05-11T15_3a_56_3a_16Z57.A1" style:display-name="MailMergeTable2017-05-11T15:56:16Z57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6Z57.A2" style:display-name="MailMergeTable2017-05-11T15:56:16Z57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6Z57.A3" style:display-name="MailMergeTable2017-05-11T15:56:16Z57.A3" style:family="table-cell">
      <style:table-cell-properties fo:padding="0.0382in" fo:border="none"/>
    </style:style>
    <style:style style:name="MailMergeTable2017-05-11T15_3a_56_3a_16Z57.A5" style:display-name="MailMergeTable2017-05-11T15:56:16Z57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6Z57.A10" style:display-name="MailMergeTable2017-05-11T15:56:16Z57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6Z57.A11" style:display-name="MailMergeTable2017-05-11T15:56:16Z57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6Z58" style:display-name="MailMergeTable2017-05-11T15:56:16Z58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6Z58.A" style:display-name="MailMergeTable2017-05-11T15:56:16Z58.A" style:family="table-column">
      <style:table-column-properties style:column-width="1.6729in" style:rel-column-width="16380*"/>
    </style:style>
    <style:style style:name="MailMergeTable2017-05-11T15_3a_56_3a_16Z58.B" style:display-name="MailMergeTable2017-05-11T15:56:16Z58.B" style:family="table-column">
      <style:table-column-properties style:column-width="1.6736in" style:rel-column-width="16387*"/>
    </style:style>
    <style:style style:name="MailMergeTable2017-05-11T15_3a_56_3a_16Z58.D" style:display-name="MailMergeTable2017-05-11T15:56:16Z58.D" style:family="table-column">
      <style:table-column-properties style:column-width="1.6736in" style:rel-column-width="16388*"/>
    </style:style>
    <style:style style:name="MailMergeTable2017-05-11T15_3a_56_3a_16Z58.A1" style:display-name="MailMergeTable2017-05-11T15:56:16Z58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6Z58.A2" style:display-name="MailMergeTable2017-05-11T15:56:16Z58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6Z58.A3" style:display-name="MailMergeTable2017-05-11T15:56:16Z58.A3" style:family="table-cell">
      <style:table-cell-properties fo:padding="0.0382in" fo:border="none"/>
    </style:style>
    <style:style style:name="MailMergeTable2017-05-11T15_3a_56_3a_16Z58.A5" style:display-name="MailMergeTable2017-05-11T15:56:16Z58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6Z58.A10" style:display-name="MailMergeTable2017-05-11T15:56:16Z58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6Z58.A11" style:display-name="MailMergeTable2017-05-11T15:56:16Z58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7Z59" style:display-name="MailMergeTable2017-05-11T15:56:17Z59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7Z59.A" style:display-name="MailMergeTable2017-05-11T15:56:17Z59.A" style:family="table-column">
      <style:table-column-properties style:column-width="1.6729in" style:rel-column-width="16380*"/>
    </style:style>
    <style:style style:name="MailMergeTable2017-05-11T15_3a_56_3a_17Z59.B" style:display-name="MailMergeTable2017-05-11T15:56:17Z59.B" style:family="table-column">
      <style:table-column-properties style:column-width="1.6736in" style:rel-column-width="16387*"/>
    </style:style>
    <style:style style:name="MailMergeTable2017-05-11T15_3a_56_3a_17Z59.D" style:display-name="MailMergeTable2017-05-11T15:56:17Z59.D" style:family="table-column">
      <style:table-column-properties style:column-width="1.6736in" style:rel-column-width="16388*"/>
    </style:style>
    <style:style style:name="MailMergeTable2017-05-11T15_3a_56_3a_17Z59.A1" style:display-name="MailMergeTable2017-05-11T15:56:17Z59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7Z59.A2" style:display-name="MailMergeTable2017-05-11T15:56:17Z59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7Z59.A3" style:display-name="MailMergeTable2017-05-11T15:56:17Z59.A3" style:family="table-cell">
      <style:table-cell-properties fo:padding="0.0382in" fo:border="none"/>
    </style:style>
    <style:style style:name="MailMergeTable2017-05-11T15_3a_56_3a_17Z59.A5" style:display-name="MailMergeTable2017-05-11T15:56:17Z59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7Z59.A10" style:display-name="MailMergeTable2017-05-11T15:56:17Z59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7Z59.A11" style:display-name="MailMergeTable2017-05-11T15:56:17Z59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7Z60" style:display-name="MailMergeTable2017-05-11T15:56:17Z60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7Z60.A" style:display-name="MailMergeTable2017-05-11T15:56:17Z60.A" style:family="table-column">
      <style:table-column-properties style:column-width="1.6729in" style:rel-column-width="16380*"/>
    </style:style>
    <style:style style:name="MailMergeTable2017-05-11T15_3a_56_3a_17Z60.B" style:display-name="MailMergeTable2017-05-11T15:56:17Z60.B" style:family="table-column">
      <style:table-column-properties style:column-width="1.6736in" style:rel-column-width="16387*"/>
    </style:style>
    <style:style style:name="MailMergeTable2017-05-11T15_3a_56_3a_17Z60.D" style:display-name="MailMergeTable2017-05-11T15:56:17Z60.D" style:family="table-column">
      <style:table-column-properties style:column-width="1.6736in" style:rel-column-width="16388*"/>
    </style:style>
    <style:style style:name="MailMergeTable2017-05-11T15_3a_56_3a_17Z60.A1" style:display-name="MailMergeTable2017-05-11T15:56:17Z60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7Z60.A2" style:display-name="MailMergeTable2017-05-11T15:56:17Z60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7Z60.A3" style:display-name="MailMergeTable2017-05-11T15:56:17Z60.A3" style:family="table-cell">
      <style:table-cell-properties fo:padding="0.0382in" fo:border="none"/>
    </style:style>
    <style:style style:name="MailMergeTable2017-05-11T15_3a_56_3a_17Z60.A5" style:display-name="MailMergeTable2017-05-11T15:56:17Z60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7Z60.A10" style:display-name="MailMergeTable2017-05-11T15:56:17Z60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7Z60.A11" style:display-name="MailMergeTable2017-05-11T15:56:17Z60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7Z61" style:display-name="MailMergeTable2017-05-11T15:56:17Z61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7Z61.A" style:display-name="MailMergeTable2017-05-11T15:56:17Z61.A" style:family="table-column">
      <style:table-column-properties style:column-width="1.6729in" style:rel-column-width="16380*"/>
    </style:style>
    <style:style style:name="MailMergeTable2017-05-11T15_3a_56_3a_17Z61.B" style:display-name="MailMergeTable2017-05-11T15:56:17Z61.B" style:family="table-column">
      <style:table-column-properties style:column-width="1.6736in" style:rel-column-width="16387*"/>
    </style:style>
    <style:style style:name="MailMergeTable2017-05-11T15_3a_56_3a_17Z61.D" style:display-name="MailMergeTable2017-05-11T15:56:17Z61.D" style:family="table-column">
      <style:table-column-properties style:column-width="1.6736in" style:rel-column-width="16388*"/>
    </style:style>
    <style:style style:name="MailMergeTable2017-05-11T15_3a_56_3a_17Z61.A1" style:display-name="MailMergeTable2017-05-11T15:56:17Z61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7Z61.A2" style:display-name="MailMergeTable2017-05-11T15:56:17Z61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7Z61.A3" style:display-name="MailMergeTable2017-05-11T15:56:17Z61.A3" style:family="table-cell">
      <style:table-cell-properties fo:padding="0.0382in" fo:border="none"/>
    </style:style>
    <style:style style:name="MailMergeTable2017-05-11T15_3a_56_3a_17Z61.A5" style:display-name="MailMergeTable2017-05-11T15:56:17Z61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7Z61.A10" style:display-name="MailMergeTable2017-05-11T15:56:17Z61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7Z61.A11" style:display-name="MailMergeTable2017-05-11T15:56:17Z61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7Z62" style:display-name="MailMergeTable2017-05-11T15:56:17Z62" style:family="table" style:master-page-name="Standard">
      <style:table-properties style:width="6.6931in" style:page-number="1" table:align="margins" style:writing-mode="page"/>
    </style:style>
    <style:style style:name="MailMergeTable2017-05-11T15_3a_56_3a_17Z62.A" style:display-name="MailMergeTable2017-05-11T15:56:17Z62.A" style:family="table-column">
      <style:table-column-properties style:column-width="1.6729in" style:rel-column-width="16380*"/>
    </style:style>
    <style:style style:name="MailMergeTable2017-05-11T15_3a_56_3a_17Z62.B" style:display-name="MailMergeTable2017-05-11T15:56:17Z62.B" style:family="table-column">
      <style:table-column-properties style:column-width="1.6736in" style:rel-column-width="16387*"/>
    </style:style>
    <style:style style:name="MailMergeTable2017-05-11T15_3a_56_3a_17Z62.D" style:display-name="MailMergeTable2017-05-11T15:56:17Z62.D" style:family="table-column">
      <style:table-column-properties style:column-width="1.6736in" style:rel-column-width="16388*"/>
    </style:style>
    <style:style style:name="MailMergeTable2017-05-11T15_3a_56_3a_17Z62.A1" style:display-name="MailMergeTable2017-05-11T15:56:17Z62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7Z62.A2" style:display-name="MailMergeTable2017-05-11T15:56:17Z62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7Z62.A3" style:display-name="MailMergeTable2017-05-11T15:56:17Z62.A3" style:family="table-cell">
      <style:table-cell-properties fo:padding="0.0382in" fo:border="none"/>
    </style:style>
    <style:style style:name="MailMergeTable2017-05-11T15_3a_56_3a_17Z62.A5" style:display-name="MailMergeTable2017-05-11T15:56:17Z62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7Z62.A10" style:display-name="MailMergeTable2017-05-11T15:56:17Z62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7Z62.A11" style:display-name="MailMergeTable2017-05-11T15:56:17Z62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7Z63" style:display-name="MailMergeTable2017-05-11T15:56:17Z63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7Z63.A" style:display-name="MailMergeTable2017-05-11T15:56:17Z63.A" style:family="table-column">
      <style:table-column-properties style:column-width="1.6729in" style:rel-column-width="16380*"/>
    </style:style>
    <style:style style:name="MailMergeTable2017-05-11T15_3a_56_3a_17Z63.B" style:display-name="MailMergeTable2017-05-11T15:56:17Z63.B" style:family="table-column">
      <style:table-column-properties style:column-width="1.6736in" style:rel-column-width="16387*"/>
    </style:style>
    <style:style style:name="MailMergeTable2017-05-11T15_3a_56_3a_17Z63.D" style:display-name="MailMergeTable2017-05-11T15:56:17Z63.D" style:family="table-column">
      <style:table-column-properties style:column-width="1.6736in" style:rel-column-width="16388*"/>
    </style:style>
    <style:style style:name="MailMergeTable2017-05-11T15_3a_56_3a_17Z63.A1" style:display-name="MailMergeTable2017-05-11T15:56:17Z63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7Z63.A2" style:display-name="MailMergeTable2017-05-11T15:56:17Z63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7Z63.A3" style:display-name="MailMergeTable2017-05-11T15:56:17Z63.A3" style:family="table-cell">
      <style:table-cell-properties fo:padding="0.0382in" fo:border="none"/>
    </style:style>
    <style:style style:name="MailMergeTable2017-05-11T15_3a_56_3a_17Z63.A5" style:display-name="MailMergeTable2017-05-11T15:56:17Z63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7Z63.A10" style:display-name="MailMergeTable2017-05-11T15:56:17Z63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7Z63.A11" style:display-name="MailMergeTable2017-05-11T15:56:17Z63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7Z64" style:display-name="MailMergeTable2017-05-11T15:56:17Z64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7Z64.A" style:display-name="MailMergeTable2017-05-11T15:56:17Z64.A" style:family="table-column">
      <style:table-column-properties style:column-width="1.6729in" style:rel-column-width="16380*"/>
    </style:style>
    <style:style style:name="MailMergeTable2017-05-11T15_3a_56_3a_17Z64.B" style:display-name="MailMergeTable2017-05-11T15:56:17Z64.B" style:family="table-column">
      <style:table-column-properties style:column-width="1.6736in" style:rel-column-width="16387*"/>
    </style:style>
    <style:style style:name="MailMergeTable2017-05-11T15_3a_56_3a_17Z64.D" style:display-name="MailMergeTable2017-05-11T15:56:17Z64.D" style:family="table-column">
      <style:table-column-properties style:column-width="1.6736in" style:rel-column-width="16388*"/>
    </style:style>
    <style:style style:name="MailMergeTable2017-05-11T15_3a_56_3a_17Z64.A1" style:display-name="MailMergeTable2017-05-11T15:56:17Z64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7Z64.A2" style:display-name="MailMergeTable2017-05-11T15:56:17Z64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7Z64.A3" style:display-name="MailMergeTable2017-05-11T15:56:17Z64.A3" style:family="table-cell">
      <style:table-cell-properties fo:padding="0.0382in" fo:border="none"/>
    </style:style>
    <style:style style:name="MailMergeTable2017-05-11T15_3a_56_3a_17Z64.A5" style:display-name="MailMergeTable2017-05-11T15:56:17Z64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7Z64.A10" style:display-name="MailMergeTable2017-05-11T15:56:17Z64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7Z64.A11" style:display-name="MailMergeTable2017-05-11T15:56:17Z64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7Z65" style:display-name="MailMergeTable2017-05-11T15:56:17Z65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7Z65.A" style:display-name="MailMergeTable2017-05-11T15:56:17Z65.A" style:family="table-column">
      <style:table-column-properties style:column-width="1.6729in" style:rel-column-width="16380*"/>
    </style:style>
    <style:style style:name="MailMergeTable2017-05-11T15_3a_56_3a_17Z65.B" style:display-name="MailMergeTable2017-05-11T15:56:17Z65.B" style:family="table-column">
      <style:table-column-properties style:column-width="1.6736in" style:rel-column-width="16387*"/>
    </style:style>
    <style:style style:name="MailMergeTable2017-05-11T15_3a_56_3a_17Z65.D" style:display-name="MailMergeTable2017-05-11T15:56:17Z65.D" style:family="table-column">
      <style:table-column-properties style:column-width="1.6736in" style:rel-column-width="16388*"/>
    </style:style>
    <style:style style:name="MailMergeTable2017-05-11T15_3a_56_3a_17Z65.A1" style:display-name="MailMergeTable2017-05-11T15:56:17Z65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7Z65.A2" style:display-name="MailMergeTable2017-05-11T15:56:17Z65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7Z65.A3" style:display-name="MailMergeTable2017-05-11T15:56:17Z65.A3" style:family="table-cell">
      <style:table-cell-properties fo:padding="0.0382in" fo:border="none"/>
    </style:style>
    <style:style style:name="MailMergeTable2017-05-11T15_3a_56_3a_17Z65.A5" style:display-name="MailMergeTable2017-05-11T15:56:17Z65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7Z65.A10" style:display-name="MailMergeTable2017-05-11T15:56:17Z65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7Z65.A11" style:display-name="MailMergeTable2017-05-11T15:56:17Z65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7Z66" style:display-name="MailMergeTable2017-05-11T15:56:17Z66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7Z66.A" style:display-name="MailMergeTable2017-05-11T15:56:17Z66.A" style:family="table-column">
      <style:table-column-properties style:column-width="1.6729in" style:rel-column-width="16380*"/>
    </style:style>
    <style:style style:name="MailMergeTable2017-05-11T15_3a_56_3a_17Z66.B" style:display-name="MailMergeTable2017-05-11T15:56:17Z66.B" style:family="table-column">
      <style:table-column-properties style:column-width="1.6736in" style:rel-column-width="16387*"/>
    </style:style>
    <style:style style:name="MailMergeTable2017-05-11T15_3a_56_3a_17Z66.D" style:display-name="MailMergeTable2017-05-11T15:56:17Z66.D" style:family="table-column">
      <style:table-column-properties style:column-width="1.6736in" style:rel-column-width="16388*"/>
    </style:style>
    <style:style style:name="MailMergeTable2017-05-11T15_3a_56_3a_17Z66.A1" style:display-name="MailMergeTable2017-05-11T15:56:17Z66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7Z66.A2" style:display-name="MailMergeTable2017-05-11T15:56:17Z66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7Z66.A3" style:display-name="MailMergeTable2017-05-11T15:56:17Z66.A3" style:family="table-cell">
      <style:table-cell-properties fo:padding="0.0382in" fo:border="none"/>
    </style:style>
    <style:style style:name="MailMergeTable2017-05-11T15_3a_56_3a_17Z66.A5" style:display-name="MailMergeTable2017-05-11T15:56:17Z66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7Z66.A10" style:display-name="MailMergeTable2017-05-11T15:56:17Z66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7Z66.A11" style:display-name="MailMergeTable2017-05-11T15:56:17Z66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7Z67" style:display-name="MailMergeTable2017-05-11T15:56:17Z67" style:family="table" style:master-page-name="Standard">
      <style:table-properties style:width="6.6931in" style:page-number="1" table:align="margins" style:writing-mode="page"/>
    </style:style>
    <style:style style:name="MailMergeTable2017-05-11T15_3a_56_3a_17Z67.A" style:display-name="MailMergeTable2017-05-11T15:56:17Z67.A" style:family="table-column">
      <style:table-column-properties style:column-width="1.6729in" style:rel-column-width="16380*"/>
    </style:style>
    <style:style style:name="MailMergeTable2017-05-11T15_3a_56_3a_17Z67.B" style:display-name="MailMergeTable2017-05-11T15:56:17Z67.B" style:family="table-column">
      <style:table-column-properties style:column-width="1.6736in" style:rel-column-width="16387*"/>
    </style:style>
    <style:style style:name="MailMergeTable2017-05-11T15_3a_56_3a_17Z67.D" style:display-name="MailMergeTable2017-05-11T15:56:17Z67.D" style:family="table-column">
      <style:table-column-properties style:column-width="1.6736in" style:rel-column-width="16388*"/>
    </style:style>
    <style:style style:name="MailMergeTable2017-05-11T15_3a_56_3a_17Z67.A1" style:display-name="MailMergeTable2017-05-11T15:56:17Z67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7Z67.A2" style:display-name="MailMergeTable2017-05-11T15:56:17Z67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7Z67.A3" style:display-name="MailMergeTable2017-05-11T15:56:17Z67.A3" style:family="table-cell">
      <style:table-cell-properties fo:padding="0.0382in" fo:border="none"/>
    </style:style>
    <style:style style:name="MailMergeTable2017-05-11T15_3a_56_3a_17Z67.A5" style:display-name="MailMergeTable2017-05-11T15:56:17Z67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7Z67.A10" style:display-name="MailMergeTable2017-05-11T15:56:17Z67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7Z67.A11" style:display-name="MailMergeTable2017-05-11T15:56:17Z67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8Z68" style:display-name="MailMergeTable2017-05-11T15:56:18Z68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8Z68.A" style:display-name="MailMergeTable2017-05-11T15:56:18Z68.A" style:family="table-column">
      <style:table-column-properties style:column-width="1.6729in" style:rel-column-width="16380*"/>
    </style:style>
    <style:style style:name="MailMergeTable2017-05-11T15_3a_56_3a_18Z68.B" style:display-name="MailMergeTable2017-05-11T15:56:18Z68.B" style:family="table-column">
      <style:table-column-properties style:column-width="1.6736in" style:rel-column-width="16387*"/>
    </style:style>
    <style:style style:name="MailMergeTable2017-05-11T15_3a_56_3a_18Z68.D" style:display-name="MailMergeTable2017-05-11T15:56:18Z68.D" style:family="table-column">
      <style:table-column-properties style:column-width="1.6736in" style:rel-column-width="16388*"/>
    </style:style>
    <style:style style:name="MailMergeTable2017-05-11T15_3a_56_3a_18Z68.A1" style:display-name="MailMergeTable2017-05-11T15:56:18Z68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8Z68.A2" style:display-name="MailMergeTable2017-05-11T15:56:18Z68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8Z68.A3" style:display-name="MailMergeTable2017-05-11T15:56:18Z68.A3" style:family="table-cell">
      <style:table-cell-properties fo:padding="0.0382in" fo:border="none"/>
    </style:style>
    <style:style style:name="MailMergeTable2017-05-11T15_3a_56_3a_18Z68.A5" style:display-name="MailMergeTable2017-05-11T15:56:18Z68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8Z68.A10" style:display-name="MailMergeTable2017-05-11T15:56:18Z68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8Z68.A11" style:display-name="MailMergeTable2017-05-11T15:56:18Z68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8Z69" style:display-name="MailMergeTable2017-05-11T15:56:18Z69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8Z69.A" style:display-name="MailMergeTable2017-05-11T15:56:18Z69.A" style:family="table-column">
      <style:table-column-properties style:column-width="1.6729in" style:rel-column-width="16380*"/>
    </style:style>
    <style:style style:name="MailMergeTable2017-05-11T15_3a_56_3a_18Z69.B" style:display-name="MailMergeTable2017-05-11T15:56:18Z69.B" style:family="table-column">
      <style:table-column-properties style:column-width="1.6736in" style:rel-column-width="16387*"/>
    </style:style>
    <style:style style:name="MailMergeTable2017-05-11T15_3a_56_3a_18Z69.D" style:display-name="MailMergeTable2017-05-11T15:56:18Z69.D" style:family="table-column">
      <style:table-column-properties style:column-width="1.6736in" style:rel-column-width="16388*"/>
    </style:style>
    <style:style style:name="MailMergeTable2017-05-11T15_3a_56_3a_18Z69.A1" style:display-name="MailMergeTable2017-05-11T15:56:18Z69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8Z69.A2" style:display-name="MailMergeTable2017-05-11T15:56:18Z69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8Z69.A3" style:display-name="MailMergeTable2017-05-11T15:56:18Z69.A3" style:family="table-cell">
      <style:table-cell-properties fo:padding="0.0382in" fo:border="none"/>
    </style:style>
    <style:style style:name="MailMergeTable2017-05-11T15_3a_56_3a_18Z69.A5" style:display-name="MailMergeTable2017-05-11T15:56:18Z69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8Z69.A10" style:display-name="MailMergeTable2017-05-11T15:56:18Z69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8Z69.A11" style:display-name="MailMergeTable2017-05-11T15:56:18Z69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8Z70" style:display-name="MailMergeTable2017-05-11T15:56:18Z70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8Z70.A" style:display-name="MailMergeTable2017-05-11T15:56:18Z70.A" style:family="table-column">
      <style:table-column-properties style:column-width="1.6729in" style:rel-column-width="16380*"/>
    </style:style>
    <style:style style:name="MailMergeTable2017-05-11T15_3a_56_3a_18Z70.B" style:display-name="MailMergeTable2017-05-11T15:56:18Z70.B" style:family="table-column">
      <style:table-column-properties style:column-width="1.6736in" style:rel-column-width="16387*"/>
    </style:style>
    <style:style style:name="MailMergeTable2017-05-11T15_3a_56_3a_18Z70.D" style:display-name="MailMergeTable2017-05-11T15:56:18Z70.D" style:family="table-column">
      <style:table-column-properties style:column-width="1.6736in" style:rel-column-width="16388*"/>
    </style:style>
    <style:style style:name="MailMergeTable2017-05-11T15_3a_56_3a_18Z70.A1" style:display-name="MailMergeTable2017-05-11T15:56:18Z70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8Z70.A2" style:display-name="MailMergeTable2017-05-11T15:56:18Z70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8Z70.A3" style:display-name="MailMergeTable2017-05-11T15:56:18Z70.A3" style:family="table-cell">
      <style:table-cell-properties fo:padding="0.0382in" fo:border="none"/>
    </style:style>
    <style:style style:name="MailMergeTable2017-05-11T15_3a_56_3a_18Z70.A5" style:display-name="MailMergeTable2017-05-11T15:56:18Z70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8Z70.A10" style:display-name="MailMergeTable2017-05-11T15:56:18Z70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8Z70.A11" style:display-name="MailMergeTable2017-05-11T15:56:18Z70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8Z71" style:display-name="MailMergeTable2017-05-11T15:56:18Z71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8Z71.A" style:display-name="MailMergeTable2017-05-11T15:56:18Z71.A" style:family="table-column">
      <style:table-column-properties style:column-width="1.6729in" style:rel-column-width="16380*"/>
    </style:style>
    <style:style style:name="MailMergeTable2017-05-11T15_3a_56_3a_18Z71.B" style:display-name="MailMergeTable2017-05-11T15:56:18Z71.B" style:family="table-column">
      <style:table-column-properties style:column-width="1.6736in" style:rel-column-width="16387*"/>
    </style:style>
    <style:style style:name="MailMergeTable2017-05-11T15_3a_56_3a_18Z71.D" style:display-name="MailMergeTable2017-05-11T15:56:18Z71.D" style:family="table-column">
      <style:table-column-properties style:column-width="1.6736in" style:rel-column-width="16388*"/>
    </style:style>
    <style:style style:name="MailMergeTable2017-05-11T15_3a_56_3a_18Z71.A1" style:display-name="MailMergeTable2017-05-11T15:56:18Z71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8Z71.A2" style:display-name="MailMergeTable2017-05-11T15:56:18Z71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8Z71.A3" style:display-name="MailMergeTable2017-05-11T15:56:18Z71.A3" style:family="table-cell">
      <style:table-cell-properties fo:padding="0.0382in" fo:border="none"/>
    </style:style>
    <style:style style:name="MailMergeTable2017-05-11T15_3a_56_3a_18Z71.A5" style:display-name="MailMergeTable2017-05-11T15:56:18Z71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8Z71.A10" style:display-name="MailMergeTable2017-05-11T15:56:18Z71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8Z71.A11" style:display-name="MailMergeTable2017-05-11T15:56:18Z71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8Z72" style:display-name="MailMergeTable2017-05-11T15:56:18Z72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8Z72.A" style:display-name="MailMergeTable2017-05-11T15:56:18Z72.A" style:family="table-column">
      <style:table-column-properties style:column-width="1.6729in" style:rel-column-width="16380*"/>
    </style:style>
    <style:style style:name="MailMergeTable2017-05-11T15_3a_56_3a_18Z72.B" style:display-name="MailMergeTable2017-05-11T15:56:18Z72.B" style:family="table-column">
      <style:table-column-properties style:column-width="1.6736in" style:rel-column-width="16387*"/>
    </style:style>
    <style:style style:name="MailMergeTable2017-05-11T15_3a_56_3a_18Z72.D" style:display-name="MailMergeTable2017-05-11T15:56:18Z72.D" style:family="table-column">
      <style:table-column-properties style:column-width="1.6736in" style:rel-column-width="16388*"/>
    </style:style>
    <style:style style:name="MailMergeTable2017-05-11T15_3a_56_3a_18Z72.A1" style:display-name="MailMergeTable2017-05-11T15:56:18Z72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8Z72.A2" style:display-name="MailMergeTable2017-05-11T15:56:18Z72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8Z72.A3" style:display-name="MailMergeTable2017-05-11T15:56:18Z72.A3" style:family="table-cell">
      <style:table-cell-properties fo:padding="0.0382in" fo:border="none"/>
    </style:style>
    <style:style style:name="MailMergeTable2017-05-11T15_3a_56_3a_18Z72.A5" style:display-name="MailMergeTable2017-05-11T15:56:18Z72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8Z72.A10" style:display-name="MailMergeTable2017-05-11T15:56:18Z72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8Z72.A11" style:display-name="MailMergeTable2017-05-11T15:56:18Z72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8Z73" style:display-name="MailMergeTable2017-05-11T15:56:18Z73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8Z73.A" style:display-name="MailMergeTable2017-05-11T15:56:18Z73.A" style:family="table-column">
      <style:table-column-properties style:column-width="1.6729in" style:rel-column-width="16380*"/>
    </style:style>
    <style:style style:name="MailMergeTable2017-05-11T15_3a_56_3a_18Z73.B" style:display-name="MailMergeTable2017-05-11T15:56:18Z73.B" style:family="table-column">
      <style:table-column-properties style:column-width="1.6736in" style:rel-column-width="16387*"/>
    </style:style>
    <style:style style:name="MailMergeTable2017-05-11T15_3a_56_3a_18Z73.D" style:display-name="MailMergeTable2017-05-11T15:56:18Z73.D" style:family="table-column">
      <style:table-column-properties style:column-width="1.6736in" style:rel-column-width="16388*"/>
    </style:style>
    <style:style style:name="MailMergeTable2017-05-11T15_3a_56_3a_18Z73.A1" style:display-name="MailMergeTable2017-05-11T15:56:18Z73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8Z73.A2" style:display-name="MailMergeTable2017-05-11T15:56:18Z73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8Z73.A3" style:display-name="MailMergeTable2017-05-11T15:56:18Z73.A3" style:family="table-cell">
      <style:table-cell-properties fo:padding="0.0382in" fo:border="none"/>
    </style:style>
    <style:style style:name="MailMergeTable2017-05-11T15_3a_56_3a_18Z73.A5" style:display-name="MailMergeTable2017-05-11T15:56:18Z73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8Z73.A10" style:display-name="MailMergeTable2017-05-11T15:56:18Z73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8Z73.A11" style:display-name="MailMergeTable2017-05-11T15:56:18Z73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8Z74" style:display-name="MailMergeTable2017-05-11T15:56:18Z74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8Z74.A" style:display-name="MailMergeTable2017-05-11T15:56:18Z74.A" style:family="table-column">
      <style:table-column-properties style:column-width="1.6729in" style:rel-column-width="16380*"/>
    </style:style>
    <style:style style:name="MailMergeTable2017-05-11T15_3a_56_3a_18Z74.B" style:display-name="MailMergeTable2017-05-11T15:56:18Z74.B" style:family="table-column">
      <style:table-column-properties style:column-width="1.6736in" style:rel-column-width="16387*"/>
    </style:style>
    <style:style style:name="MailMergeTable2017-05-11T15_3a_56_3a_18Z74.D" style:display-name="MailMergeTable2017-05-11T15:56:18Z74.D" style:family="table-column">
      <style:table-column-properties style:column-width="1.6736in" style:rel-column-width="16388*"/>
    </style:style>
    <style:style style:name="MailMergeTable2017-05-11T15_3a_56_3a_18Z74.A1" style:display-name="MailMergeTable2017-05-11T15:56:18Z74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8Z74.A2" style:display-name="MailMergeTable2017-05-11T15:56:18Z74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8Z74.A3" style:display-name="MailMergeTable2017-05-11T15:56:18Z74.A3" style:family="table-cell">
      <style:table-cell-properties fo:padding="0.0382in" fo:border="none"/>
    </style:style>
    <style:style style:name="MailMergeTable2017-05-11T15_3a_56_3a_18Z74.A5" style:display-name="MailMergeTable2017-05-11T15:56:18Z74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8Z74.A10" style:display-name="MailMergeTable2017-05-11T15:56:18Z74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8Z74.A11" style:display-name="MailMergeTable2017-05-11T15:56:18Z74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8Z75" style:display-name="MailMergeTable2017-05-11T15:56:18Z75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8Z75.A" style:display-name="MailMergeTable2017-05-11T15:56:18Z75.A" style:family="table-column">
      <style:table-column-properties style:column-width="1.6729in" style:rel-column-width="16380*"/>
    </style:style>
    <style:style style:name="MailMergeTable2017-05-11T15_3a_56_3a_18Z75.B" style:display-name="MailMergeTable2017-05-11T15:56:18Z75.B" style:family="table-column">
      <style:table-column-properties style:column-width="1.6736in" style:rel-column-width="16387*"/>
    </style:style>
    <style:style style:name="MailMergeTable2017-05-11T15_3a_56_3a_18Z75.D" style:display-name="MailMergeTable2017-05-11T15:56:18Z75.D" style:family="table-column">
      <style:table-column-properties style:column-width="1.6736in" style:rel-column-width="16388*"/>
    </style:style>
    <style:style style:name="MailMergeTable2017-05-11T15_3a_56_3a_18Z75.A1" style:display-name="MailMergeTable2017-05-11T15:56:18Z75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8Z75.A2" style:display-name="MailMergeTable2017-05-11T15:56:18Z75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8Z75.A3" style:display-name="MailMergeTable2017-05-11T15:56:18Z75.A3" style:family="table-cell">
      <style:table-cell-properties fo:padding="0.0382in" fo:border="none"/>
    </style:style>
    <style:style style:name="MailMergeTable2017-05-11T15_3a_56_3a_18Z75.A5" style:display-name="MailMergeTable2017-05-11T15:56:18Z75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8Z75.A10" style:display-name="MailMergeTable2017-05-11T15:56:18Z75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8Z75.A11" style:display-name="MailMergeTable2017-05-11T15:56:18Z75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9Z76" style:display-name="MailMergeTable2017-05-11T15:56:19Z76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9Z76.A" style:display-name="MailMergeTable2017-05-11T15:56:19Z76.A" style:family="table-column">
      <style:table-column-properties style:column-width="1.6729in" style:rel-column-width="16380*"/>
    </style:style>
    <style:style style:name="MailMergeTable2017-05-11T15_3a_56_3a_19Z76.B" style:display-name="MailMergeTable2017-05-11T15:56:19Z76.B" style:family="table-column">
      <style:table-column-properties style:column-width="1.6736in" style:rel-column-width="16387*"/>
    </style:style>
    <style:style style:name="MailMergeTable2017-05-11T15_3a_56_3a_19Z76.D" style:display-name="MailMergeTable2017-05-11T15:56:19Z76.D" style:family="table-column">
      <style:table-column-properties style:column-width="1.6736in" style:rel-column-width="16388*"/>
    </style:style>
    <style:style style:name="MailMergeTable2017-05-11T15_3a_56_3a_19Z76.A1" style:display-name="MailMergeTable2017-05-11T15:56:19Z76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9Z76.A2" style:display-name="MailMergeTable2017-05-11T15:56:19Z76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9Z76.A3" style:display-name="MailMergeTable2017-05-11T15:56:19Z76.A3" style:family="table-cell">
      <style:table-cell-properties fo:padding="0.0382in" fo:border="none"/>
    </style:style>
    <style:style style:name="MailMergeTable2017-05-11T15_3a_56_3a_19Z76.A5" style:display-name="MailMergeTable2017-05-11T15:56:19Z76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9Z76.A10" style:display-name="MailMergeTable2017-05-11T15:56:19Z76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9Z76.A11" style:display-name="MailMergeTable2017-05-11T15:56:19Z76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9Z77" style:display-name="MailMergeTable2017-05-11T15:56:19Z77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9Z77.A" style:display-name="MailMergeTable2017-05-11T15:56:19Z77.A" style:family="table-column">
      <style:table-column-properties style:column-width="1.6729in" style:rel-column-width="16380*"/>
    </style:style>
    <style:style style:name="MailMergeTable2017-05-11T15_3a_56_3a_19Z77.B" style:display-name="MailMergeTable2017-05-11T15:56:19Z77.B" style:family="table-column">
      <style:table-column-properties style:column-width="1.6736in" style:rel-column-width="16387*"/>
    </style:style>
    <style:style style:name="MailMergeTable2017-05-11T15_3a_56_3a_19Z77.D" style:display-name="MailMergeTable2017-05-11T15:56:19Z77.D" style:family="table-column">
      <style:table-column-properties style:column-width="1.6736in" style:rel-column-width="16388*"/>
    </style:style>
    <style:style style:name="MailMergeTable2017-05-11T15_3a_56_3a_19Z77.A1" style:display-name="MailMergeTable2017-05-11T15:56:19Z77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9Z77.A2" style:display-name="MailMergeTable2017-05-11T15:56:19Z77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9Z77.A3" style:display-name="MailMergeTable2017-05-11T15:56:19Z77.A3" style:family="table-cell">
      <style:table-cell-properties fo:padding="0.0382in" fo:border="none"/>
    </style:style>
    <style:style style:name="MailMergeTable2017-05-11T15_3a_56_3a_19Z77.A5" style:display-name="MailMergeTable2017-05-11T15:56:19Z77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9Z77.A10" style:display-name="MailMergeTable2017-05-11T15:56:19Z77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9Z77.A11" style:display-name="MailMergeTable2017-05-11T15:56:19Z77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9Z78" style:display-name="MailMergeTable2017-05-11T15:56:19Z78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9Z78.A" style:display-name="MailMergeTable2017-05-11T15:56:19Z78.A" style:family="table-column">
      <style:table-column-properties style:column-width="1.6729in" style:rel-column-width="16380*"/>
    </style:style>
    <style:style style:name="MailMergeTable2017-05-11T15_3a_56_3a_19Z78.B" style:display-name="MailMergeTable2017-05-11T15:56:19Z78.B" style:family="table-column">
      <style:table-column-properties style:column-width="1.6736in" style:rel-column-width="16387*"/>
    </style:style>
    <style:style style:name="MailMergeTable2017-05-11T15_3a_56_3a_19Z78.D" style:display-name="MailMergeTable2017-05-11T15:56:19Z78.D" style:family="table-column">
      <style:table-column-properties style:column-width="1.6736in" style:rel-column-width="16388*"/>
    </style:style>
    <style:style style:name="MailMergeTable2017-05-11T15_3a_56_3a_19Z78.A1" style:display-name="MailMergeTable2017-05-11T15:56:19Z78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9Z78.A2" style:display-name="MailMergeTable2017-05-11T15:56:19Z78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9Z78.A3" style:display-name="MailMergeTable2017-05-11T15:56:19Z78.A3" style:family="table-cell">
      <style:table-cell-properties fo:padding="0.0382in" fo:border="none"/>
    </style:style>
    <style:style style:name="MailMergeTable2017-05-11T15_3a_56_3a_19Z78.A5" style:display-name="MailMergeTable2017-05-11T15:56:19Z78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9Z78.A10" style:display-name="MailMergeTable2017-05-11T15:56:19Z78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9Z78.A11" style:display-name="MailMergeTable2017-05-11T15:56:19Z78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9Z79" style:display-name="MailMergeTable2017-05-11T15:56:19Z79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9Z79.A" style:display-name="MailMergeTable2017-05-11T15:56:19Z79.A" style:family="table-column">
      <style:table-column-properties style:column-width="1.6729in" style:rel-column-width="16380*"/>
    </style:style>
    <style:style style:name="MailMergeTable2017-05-11T15_3a_56_3a_19Z79.B" style:display-name="MailMergeTable2017-05-11T15:56:19Z79.B" style:family="table-column">
      <style:table-column-properties style:column-width="1.6736in" style:rel-column-width="16387*"/>
    </style:style>
    <style:style style:name="MailMergeTable2017-05-11T15_3a_56_3a_19Z79.D" style:display-name="MailMergeTable2017-05-11T15:56:19Z79.D" style:family="table-column">
      <style:table-column-properties style:column-width="1.6736in" style:rel-column-width="16388*"/>
    </style:style>
    <style:style style:name="MailMergeTable2017-05-11T15_3a_56_3a_19Z79.A1" style:display-name="MailMergeTable2017-05-11T15:56:19Z79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9Z79.A2" style:display-name="MailMergeTable2017-05-11T15:56:19Z79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9Z79.A3" style:display-name="MailMergeTable2017-05-11T15:56:19Z79.A3" style:family="table-cell">
      <style:table-cell-properties fo:padding="0.0382in" fo:border="none"/>
    </style:style>
    <style:style style:name="MailMergeTable2017-05-11T15_3a_56_3a_19Z79.A5" style:display-name="MailMergeTable2017-05-11T15:56:19Z79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9Z79.A10" style:display-name="MailMergeTable2017-05-11T15:56:19Z79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9Z79.A11" style:display-name="MailMergeTable2017-05-11T15:56:19Z79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9Z80" style:display-name="MailMergeTable2017-05-11T15:56:19Z80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9Z80.A" style:display-name="MailMergeTable2017-05-11T15:56:19Z80.A" style:family="table-column">
      <style:table-column-properties style:column-width="1.6729in" style:rel-column-width="16380*"/>
    </style:style>
    <style:style style:name="MailMergeTable2017-05-11T15_3a_56_3a_19Z80.B" style:display-name="MailMergeTable2017-05-11T15:56:19Z80.B" style:family="table-column">
      <style:table-column-properties style:column-width="1.6736in" style:rel-column-width="16387*"/>
    </style:style>
    <style:style style:name="MailMergeTable2017-05-11T15_3a_56_3a_19Z80.D" style:display-name="MailMergeTable2017-05-11T15:56:19Z80.D" style:family="table-column">
      <style:table-column-properties style:column-width="1.6736in" style:rel-column-width="16388*"/>
    </style:style>
    <style:style style:name="MailMergeTable2017-05-11T15_3a_56_3a_19Z80.A1" style:display-name="MailMergeTable2017-05-11T15:56:19Z80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9Z80.A2" style:display-name="MailMergeTable2017-05-11T15:56:19Z80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9Z80.A3" style:display-name="MailMergeTable2017-05-11T15:56:19Z80.A3" style:family="table-cell">
      <style:table-cell-properties fo:padding="0.0382in" fo:border="none"/>
    </style:style>
    <style:style style:name="MailMergeTable2017-05-11T15_3a_56_3a_19Z80.A5" style:display-name="MailMergeTable2017-05-11T15:56:19Z80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9Z80.A10" style:display-name="MailMergeTable2017-05-11T15:56:19Z80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9Z80.A11" style:display-name="MailMergeTable2017-05-11T15:56:19Z80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9Z81" style:display-name="MailMergeTable2017-05-11T15:56:19Z81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9Z81.A" style:display-name="MailMergeTable2017-05-11T15:56:19Z81.A" style:family="table-column">
      <style:table-column-properties style:column-width="1.6729in" style:rel-column-width="16380*"/>
    </style:style>
    <style:style style:name="MailMergeTable2017-05-11T15_3a_56_3a_19Z81.B" style:display-name="MailMergeTable2017-05-11T15:56:19Z81.B" style:family="table-column">
      <style:table-column-properties style:column-width="1.6736in" style:rel-column-width="16387*"/>
    </style:style>
    <style:style style:name="MailMergeTable2017-05-11T15_3a_56_3a_19Z81.D" style:display-name="MailMergeTable2017-05-11T15:56:19Z81.D" style:family="table-column">
      <style:table-column-properties style:column-width="1.6736in" style:rel-column-width="16388*"/>
    </style:style>
    <style:style style:name="MailMergeTable2017-05-11T15_3a_56_3a_19Z81.A1" style:display-name="MailMergeTable2017-05-11T15:56:19Z81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9Z81.A2" style:display-name="MailMergeTable2017-05-11T15:56:19Z81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9Z81.A3" style:display-name="MailMergeTable2017-05-11T15:56:19Z81.A3" style:family="table-cell">
      <style:table-cell-properties fo:padding="0.0382in" fo:border="none"/>
    </style:style>
    <style:style style:name="MailMergeTable2017-05-11T15_3a_56_3a_19Z81.A5" style:display-name="MailMergeTable2017-05-11T15:56:19Z81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9Z81.A10" style:display-name="MailMergeTable2017-05-11T15:56:19Z81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9Z81.A11" style:display-name="MailMergeTable2017-05-11T15:56:19Z81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9Z82" style:display-name="MailMergeTable2017-05-11T15:56:19Z82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9Z82.A" style:display-name="MailMergeTable2017-05-11T15:56:19Z82.A" style:family="table-column">
      <style:table-column-properties style:column-width="1.6729in" style:rel-column-width="16380*"/>
    </style:style>
    <style:style style:name="MailMergeTable2017-05-11T15_3a_56_3a_19Z82.B" style:display-name="MailMergeTable2017-05-11T15:56:19Z82.B" style:family="table-column">
      <style:table-column-properties style:column-width="1.6736in" style:rel-column-width="16387*"/>
    </style:style>
    <style:style style:name="MailMergeTable2017-05-11T15_3a_56_3a_19Z82.D" style:display-name="MailMergeTable2017-05-11T15:56:19Z82.D" style:family="table-column">
      <style:table-column-properties style:column-width="1.6736in" style:rel-column-width="16388*"/>
    </style:style>
    <style:style style:name="MailMergeTable2017-05-11T15_3a_56_3a_19Z82.A1" style:display-name="MailMergeTable2017-05-11T15:56:19Z82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9Z82.A2" style:display-name="MailMergeTable2017-05-11T15:56:19Z82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9Z82.A3" style:display-name="MailMergeTable2017-05-11T15:56:19Z82.A3" style:family="table-cell">
      <style:table-cell-properties fo:padding="0.0382in" fo:border="none"/>
    </style:style>
    <style:style style:name="MailMergeTable2017-05-11T15_3a_56_3a_19Z82.A5" style:display-name="MailMergeTable2017-05-11T15:56:19Z82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9Z82.A10" style:display-name="MailMergeTable2017-05-11T15:56:19Z82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9Z82.A11" style:display-name="MailMergeTable2017-05-11T15:56:19Z82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9Z83" style:display-name="MailMergeTable2017-05-11T15:56:19Z83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9Z83.A" style:display-name="MailMergeTable2017-05-11T15:56:19Z83.A" style:family="table-column">
      <style:table-column-properties style:column-width="1.6729in" style:rel-column-width="16380*"/>
    </style:style>
    <style:style style:name="MailMergeTable2017-05-11T15_3a_56_3a_19Z83.B" style:display-name="MailMergeTable2017-05-11T15:56:19Z83.B" style:family="table-column">
      <style:table-column-properties style:column-width="1.6736in" style:rel-column-width="16387*"/>
    </style:style>
    <style:style style:name="MailMergeTable2017-05-11T15_3a_56_3a_19Z83.D" style:display-name="MailMergeTable2017-05-11T15:56:19Z83.D" style:family="table-column">
      <style:table-column-properties style:column-width="1.6736in" style:rel-column-width="16388*"/>
    </style:style>
    <style:style style:name="MailMergeTable2017-05-11T15_3a_56_3a_19Z83.A1" style:display-name="MailMergeTable2017-05-11T15:56:19Z83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9Z83.A2" style:display-name="MailMergeTable2017-05-11T15:56:19Z83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9Z83.A3" style:display-name="MailMergeTable2017-05-11T15:56:19Z83.A3" style:family="table-cell">
      <style:table-cell-properties fo:padding="0.0382in" fo:border="none"/>
    </style:style>
    <style:style style:name="MailMergeTable2017-05-11T15_3a_56_3a_19Z83.A5" style:display-name="MailMergeTable2017-05-11T15:56:19Z83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9Z83.A10" style:display-name="MailMergeTable2017-05-11T15:56:19Z83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9Z83.A11" style:display-name="MailMergeTable2017-05-11T15:56:19Z83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9Z84" style:display-name="MailMergeTable2017-05-11T15:56:19Z84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19Z84.A" style:display-name="MailMergeTable2017-05-11T15:56:19Z84.A" style:family="table-column">
      <style:table-column-properties style:column-width="1.6729in" style:rel-column-width="16380*"/>
    </style:style>
    <style:style style:name="MailMergeTable2017-05-11T15_3a_56_3a_19Z84.B" style:display-name="MailMergeTable2017-05-11T15:56:19Z84.B" style:family="table-column">
      <style:table-column-properties style:column-width="1.6736in" style:rel-column-width="16387*"/>
    </style:style>
    <style:style style:name="MailMergeTable2017-05-11T15_3a_56_3a_19Z84.D" style:display-name="MailMergeTable2017-05-11T15:56:19Z84.D" style:family="table-column">
      <style:table-column-properties style:column-width="1.6736in" style:rel-column-width="16388*"/>
    </style:style>
    <style:style style:name="MailMergeTable2017-05-11T15_3a_56_3a_19Z84.A1" style:display-name="MailMergeTable2017-05-11T15:56:19Z84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9Z84.A2" style:display-name="MailMergeTable2017-05-11T15:56:19Z84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9Z84.A3" style:display-name="MailMergeTable2017-05-11T15:56:19Z84.A3" style:family="table-cell">
      <style:table-cell-properties fo:padding="0.0382in" fo:border="none"/>
    </style:style>
    <style:style style:name="MailMergeTable2017-05-11T15_3a_56_3a_19Z84.A5" style:display-name="MailMergeTable2017-05-11T15:56:19Z84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9Z84.A10" style:display-name="MailMergeTable2017-05-11T15:56:19Z84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9Z84.A11" style:display-name="MailMergeTable2017-05-11T15:56:19Z84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20Z85" style:display-name="MailMergeTable2017-05-11T15:56:20Z85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20Z85.A" style:display-name="MailMergeTable2017-05-11T15:56:20Z85.A" style:family="table-column">
      <style:table-column-properties style:column-width="1.6729in" style:rel-column-width="16380*"/>
    </style:style>
    <style:style style:name="MailMergeTable2017-05-11T15_3a_56_3a_20Z85.B" style:display-name="MailMergeTable2017-05-11T15:56:20Z85.B" style:family="table-column">
      <style:table-column-properties style:column-width="1.6736in" style:rel-column-width="16387*"/>
    </style:style>
    <style:style style:name="MailMergeTable2017-05-11T15_3a_56_3a_20Z85.D" style:display-name="MailMergeTable2017-05-11T15:56:20Z85.D" style:family="table-column">
      <style:table-column-properties style:column-width="1.6736in" style:rel-column-width="16388*"/>
    </style:style>
    <style:style style:name="MailMergeTable2017-05-11T15_3a_56_3a_20Z85.A1" style:display-name="MailMergeTable2017-05-11T15:56:20Z85.A1" style:family="table-cell">
      <style:table-cell-properties fo:padding="0.0382in" fo:border-left="none" fo:border-right="none" fo:border-top="1pt ridge #000000" fo:border-bottom="none"/>
    </style:style>
    <style:style style:name="MailMergeTable2017-05-11T15_3a_56_3a_20Z85.A2" style:display-name="MailMergeTable2017-05-11T15:56:20Z85.A2" style:family="table-cell">
      <style:table-cell-properties fo:padding="0.0382in" fo:border-left="none" fo:border-right="none" fo:border-top="none" fo:border-bottom="1pt solid #000000"/>
    </style:style>
    <style:style style:name="MailMergeTable2017-05-11T15_3a_56_3a_20Z85.A3" style:display-name="MailMergeTable2017-05-11T15:56:20Z85.A3" style:family="table-cell">
      <style:table-cell-properties fo:padding="0.0382in" fo:border="none"/>
    </style:style>
    <style:style style:name="MailMergeTable2017-05-11T15_3a_56_3a_20Z85.A5" style:display-name="MailMergeTable2017-05-11T15:56:20Z85.A5" style:family="table-cell">
      <style:table-cell-properties fo:padding="0.0382in" fo:border-left="none" fo:border-right="none" fo:border-top="1pt solid #000000" fo:border-bottom="none"/>
    </style:style>
    <style:style style:name="MailMergeTable2017-05-11T15_3a_56_3a_20Z85.A10" style:display-name="MailMergeTable2017-05-11T15:56:20Z85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20Z85.A11" style:display-name="MailMergeTable2017-05-11T15:56:20Z85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20Z86" style:display-name="MailMergeTable2017-05-11T15:56:20Z86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20Z86.A" style:display-name="MailMergeTable2017-05-11T15:56:20Z86.A" style:family="table-column">
      <style:table-column-properties style:column-width="1.6729in" style:rel-column-width="16380*"/>
    </style:style>
    <style:style style:name="MailMergeTable2017-05-11T15_3a_56_3a_20Z86.B" style:display-name="MailMergeTable2017-05-11T15:56:20Z86.B" style:family="table-column">
      <style:table-column-properties style:column-width="1.6736in" style:rel-column-width="16387*"/>
    </style:style>
    <style:style style:name="MailMergeTable2017-05-11T15_3a_56_3a_20Z86.D" style:display-name="MailMergeTable2017-05-11T15:56:20Z86.D" style:family="table-column">
      <style:table-column-properties style:column-width="1.6736in" style:rel-column-width="16388*"/>
    </style:style>
    <style:style style:name="MailMergeTable2017-05-11T15_3a_56_3a_20Z86.A1" style:display-name="MailMergeTable2017-05-11T15:56:20Z86.A1" style:family="table-cell">
      <style:table-cell-properties fo:padding="0.0382in" fo:border-left="none" fo:border-right="none" fo:border-top="1pt ridge #000000" fo:border-bottom="none"/>
    </style:style>
    <style:style style:name="MailMergeTable2017-05-11T15_3a_56_3a_20Z86.A2" style:display-name="MailMergeTable2017-05-11T15:56:20Z86.A2" style:family="table-cell">
      <style:table-cell-properties fo:padding="0.0382in" fo:border-left="none" fo:border-right="none" fo:border-top="none" fo:border-bottom="1pt solid #000000"/>
    </style:style>
    <style:style style:name="MailMergeTable2017-05-11T15_3a_56_3a_20Z86.A3" style:display-name="MailMergeTable2017-05-11T15:56:20Z86.A3" style:family="table-cell">
      <style:table-cell-properties fo:padding="0.0382in" fo:border="none"/>
    </style:style>
    <style:style style:name="MailMergeTable2017-05-11T15_3a_56_3a_20Z86.A5" style:display-name="MailMergeTable2017-05-11T15:56:20Z86.A5" style:family="table-cell">
      <style:table-cell-properties fo:padding="0.0382in" fo:border-left="none" fo:border-right="none" fo:border-top="1pt solid #000000" fo:border-bottom="none"/>
    </style:style>
    <style:style style:name="MailMergeTable2017-05-11T15_3a_56_3a_20Z86.A10" style:display-name="MailMergeTable2017-05-11T15:56:20Z86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20Z86.A11" style:display-name="MailMergeTable2017-05-11T15:56:20Z86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20Z87" style:display-name="MailMergeTable2017-05-11T15:56:20Z87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20Z87.A" style:display-name="MailMergeTable2017-05-11T15:56:20Z87.A" style:family="table-column">
      <style:table-column-properties style:column-width="1.6729in" style:rel-column-width="16380*"/>
    </style:style>
    <style:style style:name="MailMergeTable2017-05-11T15_3a_56_3a_20Z87.B" style:display-name="MailMergeTable2017-05-11T15:56:20Z87.B" style:family="table-column">
      <style:table-column-properties style:column-width="1.6736in" style:rel-column-width="16387*"/>
    </style:style>
    <style:style style:name="MailMergeTable2017-05-11T15_3a_56_3a_20Z87.D" style:display-name="MailMergeTable2017-05-11T15:56:20Z87.D" style:family="table-column">
      <style:table-column-properties style:column-width="1.6736in" style:rel-column-width="16388*"/>
    </style:style>
    <style:style style:name="MailMergeTable2017-05-11T15_3a_56_3a_20Z87.A1" style:display-name="MailMergeTable2017-05-11T15:56:20Z87.A1" style:family="table-cell">
      <style:table-cell-properties fo:padding="0.0382in" fo:border-left="none" fo:border-right="none" fo:border-top="1pt ridge #000000" fo:border-bottom="none"/>
    </style:style>
    <style:style style:name="MailMergeTable2017-05-11T15_3a_56_3a_20Z87.A2" style:display-name="MailMergeTable2017-05-11T15:56:20Z87.A2" style:family="table-cell">
      <style:table-cell-properties fo:padding="0.0382in" fo:border-left="none" fo:border-right="none" fo:border-top="none" fo:border-bottom="1pt solid #000000"/>
    </style:style>
    <style:style style:name="MailMergeTable2017-05-11T15_3a_56_3a_20Z87.A3" style:display-name="MailMergeTable2017-05-11T15:56:20Z87.A3" style:family="table-cell">
      <style:table-cell-properties fo:padding="0.0382in" fo:border="none"/>
    </style:style>
    <style:style style:name="MailMergeTable2017-05-11T15_3a_56_3a_20Z87.A5" style:display-name="MailMergeTable2017-05-11T15:56:20Z87.A5" style:family="table-cell">
      <style:table-cell-properties fo:padding="0.0382in" fo:border-left="none" fo:border-right="none" fo:border-top="1pt solid #000000" fo:border-bottom="none"/>
    </style:style>
    <style:style style:name="MailMergeTable2017-05-11T15_3a_56_3a_20Z87.A10" style:display-name="MailMergeTable2017-05-11T15:56:20Z87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20Z87.A11" style:display-name="MailMergeTable2017-05-11T15:56:20Z87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20Z88" style:display-name="MailMergeTable2017-05-11T15:56:20Z88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20Z88.A" style:display-name="MailMergeTable2017-05-11T15:56:20Z88.A" style:family="table-column">
      <style:table-column-properties style:column-width="1.6729in" style:rel-column-width="16380*"/>
    </style:style>
    <style:style style:name="MailMergeTable2017-05-11T15_3a_56_3a_20Z88.B" style:display-name="MailMergeTable2017-05-11T15:56:20Z88.B" style:family="table-column">
      <style:table-column-properties style:column-width="1.6736in" style:rel-column-width="16387*"/>
    </style:style>
    <style:style style:name="MailMergeTable2017-05-11T15_3a_56_3a_20Z88.D" style:display-name="MailMergeTable2017-05-11T15:56:20Z88.D" style:family="table-column">
      <style:table-column-properties style:column-width="1.6736in" style:rel-column-width="16388*"/>
    </style:style>
    <style:style style:name="MailMergeTable2017-05-11T15_3a_56_3a_20Z88.A1" style:display-name="MailMergeTable2017-05-11T15:56:20Z88.A1" style:family="table-cell">
      <style:table-cell-properties fo:padding="0.0382in" fo:border-left="none" fo:border-right="none" fo:border-top="1pt ridge #000000" fo:border-bottom="none"/>
    </style:style>
    <style:style style:name="MailMergeTable2017-05-11T15_3a_56_3a_20Z88.A2" style:display-name="MailMergeTable2017-05-11T15:56:20Z88.A2" style:family="table-cell">
      <style:table-cell-properties fo:padding="0.0382in" fo:border-left="none" fo:border-right="none" fo:border-top="none" fo:border-bottom="1pt solid #000000"/>
    </style:style>
    <style:style style:name="MailMergeTable2017-05-11T15_3a_56_3a_20Z88.A3" style:display-name="MailMergeTable2017-05-11T15:56:20Z88.A3" style:family="table-cell">
      <style:table-cell-properties fo:padding="0.0382in" fo:border="none"/>
    </style:style>
    <style:style style:name="MailMergeTable2017-05-11T15_3a_56_3a_20Z88.A5" style:display-name="MailMergeTable2017-05-11T15:56:20Z88.A5" style:family="table-cell">
      <style:table-cell-properties fo:padding="0.0382in" fo:border-left="none" fo:border-right="none" fo:border-top="1pt solid #000000" fo:border-bottom="none"/>
    </style:style>
    <style:style style:name="MailMergeTable2017-05-11T15_3a_56_3a_20Z88.A10" style:display-name="MailMergeTable2017-05-11T15:56:20Z88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20Z88.A11" style:display-name="MailMergeTable2017-05-11T15:56:20Z88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20Z89" style:display-name="MailMergeTable2017-05-11T15:56:20Z89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20Z89.A" style:display-name="MailMergeTable2017-05-11T15:56:20Z89.A" style:family="table-column">
      <style:table-column-properties style:column-width="1.6729in" style:rel-column-width="16380*"/>
    </style:style>
    <style:style style:name="MailMergeTable2017-05-11T15_3a_56_3a_20Z89.B" style:display-name="MailMergeTable2017-05-11T15:56:20Z89.B" style:family="table-column">
      <style:table-column-properties style:column-width="1.6736in" style:rel-column-width="16387*"/>
    </style:style>
    <style:style style:name="MailMergeTable2017-05-11T15_3a_56_3a_20Z89.D" style:display-name="MailMergeTable2017-05-11T15:56:20Z89.D" style:family="table-column">
      <style:table-column-properties style:column-width="1.6736in" style:rel-column-width="16388*"/>
    </style:style>
    <style:style style:name="MailMergeTable2017-05-11T15_3a_56_3a_20Z89.A1" style:display-name="MailMergeTable2017-05-11T15:56:20Z89.A1" style:family="table-cell">
      <style:table-cell-properties fo:padding="0.0382in" fo:border-left="none" fo:border-right="none" fo:border-top="1pt ridge #000000" fo:border-bottom="none"/>
    </style:style>
    <style:style style:name="MailMergeTable2017-05-11T15_3a_56_3a_20Z89.A2" style:display-name="MailMergeTable2017-05-11T15:56:20Z89.A2" style:family="table-cell">
      <style:table-cell-properties fo:padding="0.0382in" fo:border-left="none" fo:border-right="none" fo:border-top="none" fo:border-bottom="1pt solid #000000"/>
    </style:style>
    <style:style style:name="MailMergeTable2017-05-11T15_3a_56_3a_20Z89.A3" style:display-name="MailMergeTable2017-05-11T15:56:20Z89.A3" style:family="table-cell">
      <style:table-cell-properties fo:padding="0.0382in" fo:border="none"/>
    </style:style>
    <style:style style:name="MailMergeTable2017-05-11T15_3a_56_3a_20Z89.A5" style:display-name="MailMergeTable2017-05-11T15:56:20Z89.A5" style:family="table-cell">
      <style:table-cell-properties fo:padding="0.0382in" fo:border-left="none" fo:border-right="none" fo:border-top="1pt solid #000000" fo:border-bottom="none"/>
    </style:style>
    <style:style style:name="MailMergeTable2017-05-11T15_3a_56_3a_20Z89.A10" style:display-name="MailMergeTable2017-05-11T15:56:20Z89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20Z89.A11" style:display-name="MailMergeTable2017-05-11T15:56:20Z89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20Z90" style:display-name="MailMergeTable2017-05-11T15:56:20Z90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20Z90.A" style:display-name="MailMergeTable2017-05-11T15:56:20Z90.A" style:family="table-column">
      <style:table-column-properties style:column-width="1.6729in" style:rel-column-width="16380*"/>
    </style:style>
    <style:style style:name="MailMergeTable2017-05-11T15_3a_56_3a_20Z90.B" style:display-name="MailMergeTable2017-05-11T15:56:20Z90.B" style:family="table-column">
      <style:table-column-properties style:column-width="1.6736in" style:rel-column-width="16387*"/>
    </style:style>
    <style:style style:name="MailMergeTable2017-05-11T15_3a_56_3a_20Z90.D" style:display-name="MailMergeTable2017-05-11T15:56:20Z90.D" style:family="table-column">
      <style:table-column-properties style:column-width="1.6736in" style:rel-column-width="16388*"/>
    </style:style>
    <style:style style:name="MailMergeTable2017-05-11T15_3a_56_3a_20Z90.A1" style:display-name="MailMergeTable2017-05-11T15:56:20Z90.A1" style:family="table-cell">
      <style:table-cell-properties fo:padding="0.0382in" fo:border-left="none" fo:border-right="none" fo:border-top="1pt ridge #000000" fo:border-bottom="none"/>
    </style:style>
    <style:style style:name="MailMergeTable2017-05-11T15_3a_56_3a_20Z90.A2" style:display-name="MailMergeTable2017-05-11T15:56:20Z90.A2" style:family="table-cell">
      <style:table-cell-properties fo:padding="0.0382in" fo:border-left="none" fo:border-right="none" fo:border-top="none" fo:border-bottom="1pt solid #000000"/>
    </style:style>
    <style:style style:name="MailMergeTable2017-05-11T15_3a_56_3a_20Z90.A3" style:display-name="MailMergeTable2017-05-11T15:56:20Z90.A3" style:family="table-cell">
      <style:table-cell-properties fo:padding="0.0382in" fo:border="none"/>
    </style:style>
    <style:style style:name="MailMergeTable2017-05-11T15_3a_56_3a_20Z90.A5" style:display-name="MailMergeTable2017-05-11T15:56:20Z90.A5" style:family="table-cell">
      <style:table-cell-properties fo:padding="0.0382in" fo:border-left="none" fo:border-right="none" fo:border-top="1pt solid #000000" fo:border-bottom="none"/>
    </style:style>
    <style:style style:name="MailMergeTable2017-05-11T15_3a_56_3a_20Z90.A10" style:display-name="MailMergeTable2017-05-11T15:56:20Z90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20Z90.A11" style:display-name="MailMergeTable2017-05-11T15:56:20Z90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20Z91" style:display-name="MailMergeTable2017-05-11T15:56:20Z91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20Z91.A" style:display-name="MailMergeTable2017-05-11T15:56:20Z91.A" style:family="table-column">
      <style:table-column-properties style:column-width="1.6729in" style:rel-column-width="16380*"/>
    </style:style>
    <style:style style:name="MailMergeTable2017-05-11T15_3a_56_3a_20Z91.B" style:display-name="MailMergeTable2017-05-11T15:56:20Z91.B" style:family="table-column">
      <style:table-column-properties style:column-width="1.6736in" style:rel-column-width="16387*"/>
    </style:style>
    <style:style style:name="MailMergeTable2017-05-11T15_3a_56_3a_20Z91.D" style:display-name="MailMergeTable2017-05-11T15:56:20Z91.D" style:family="table-column">
      <style:table-column-properties style:column-width="1.6736in" style:rel-column-width="16388*"/>
    </style:style>
    <style:style style:name="MailMergeTable2017-05-11T15_3a_56_3a_20Z91.A1" style:display-name="MailMergeTable2017-05-11T15:56:20Z91.A1" style:family="table-cell">
      <style:table-cell-properties fo:padding="0.0382in" fo:border-left="none" fo:border-right="none" fo:border-top="1pt ridge #000000" fo:border-bottom="none"/>
    </style:style>
    <style:style style:name="MailMergeTable2017-05-11T15_3a_56_3a_20Z91.A2" style:display-name="MailMergeTable2017-05-11T15:56:20Z91.A2" style:family="table-cell">
      <style:table-cell-properties fo:padding="0.0382in" fo:border-left="none" fo:border-right="none" fo:border-top="none" fo:border-bottom="1pt solid #000000"/>
    </style:style>
    <style:style style:name="MailMergeTable2017-05-11T15_3a_56_3a_20Z91.A3" style:display-name="MailMergeTable2017-05-11T15:56:20Z91.A3" style:family="table-cell">
      <style:table-cell-properties fo:padding="0.0382in" fo:border="none"/>
    </style:style>
    <style:style style:name="MailMergeTable2017-05-11T15_3a_56_3a_20Z91.A5" style:display-name="MailMergeTable2017-05-11T15:56:20Z91.A5" style:family="table-cell">
      <style:table-cell-properties fo:padding="0.0382in" fo:border-left="none" fo:border-right="none" fo:border-top="1pt solid #000000" fo:border-bottom="none"/>
    </style:style>
    <style:style style:name="MailMergeTable2017-05-11T15_3a_56_3a_20Z91.A10" style:display-name="MailMergeTable2017-05-11T15:56:20Z91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20Z91.A11" style:display-name="MailMergeTable2017-05-11T15:56:20Z91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20Z92" style:display-name="MailMergeTable2017-05-11T15:56:20Z92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20Z92.A" style:display-name="MailMergeTable2017-05-11T15:56:20Z92.A" style:family="table-column">
      <style:table-column-properties style:column-width="1.6729in" style:rel-column-width="16380*"/>
    </style:style>
    <style:style style:name="MailMergeTable2017-05-11T15_3a_56_3a_20Z92.B" style:display-name="MailMergeTable2017-05-11T15:56:20Z92.B" style:family="table-column">
      <style:table-column-properties style:column-width="1.6736in" style:rel-column-width="16387*"/>
    </style:style>
    <style:style style:name="MailMergeTable2017-05-11T15_3a_56_3a_20Z92.D" style:display-name="MailMergeTable2017-05-11T15:56:20Z92.D" style:family="table-column">
      <style:table-column-properties style:column-width="1.6736in" style:rel-column-width="16388*"/>
    </style:style>
    <style:style style:name="MailMergeTable2017-05-11T15_3a_56_3a_20Z92.A1" style:display-name="MailMergeTable2017-05-11T15:56:20Z92.A1" style:family="table-cell">
      <style:table-cell-properties fo:padding="0.0382in" fo:border-left="none" fo:border-right="none" fo:border-top="1pt ridge #000000" fo:border-bottom="none"/>
    </style:style>
    <style:style style:name="MailMergeTable2017-05-11T15_3a_56_3a_20Z92.A2" style:display-name="MailMergeTable2017-05-11T15:56:20Z92.A2" style:family="table-cell">
      <style:table-cell-properties fo:padding="0.0382in" fo:border-left="none" fo:border-right="none" fo:border-top="none" fo:border-bottom="1pt solid #000000"/>
    </style:style>
    <style:style style:name="MailMergeTable2017-05-11T15_3a_56_3a_20Z92.A3" style:display-name="MailMergeTable2017-05-11T15:56:20Z92.A3" style:family="table-cell">
      <style:table-cell-properties fo:padding="0.0382in" fo:border="none"/>
    </style:style>
    <style:style style:name="MailMergeTable2017-05-11T15_3a_56_3a_20Z92.A5" style:display-name="MailMergeTable2017-05-11T15:56:20Z92.A5" style:family="table-cell">
      <style:table-cell-properties fo:padding="0.0382in" fo:border-left="none" fo:border-right="none" fo:border-top="1pt solid #000000" fo:border-bottom="none"/>
    </style:style>
    <style:style style:name="MailMergeTable2017-05-11T15_3a_56_3a_20Z92.A10" style:display-name="MailMergeTable2017-05-11T15:56:20Z92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20Z92.A11" style:display-name="MailMergeTable2017-05-11T15:56:20Z92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21Z93" style:display-name="MailMergeTable2017-05-11T15:56:21Z93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21Z93.A" style:display-name="MailMergeTable2017-05-11T15:56:21Z93.A" style:family="table-column">
      <style:table-column-properties style:column-width="1.6729in" style:rel-column-width="16380*"/>
    </style:style>
    <style:style style:name="MailMergeTable2017-05-11T15_3a_56_3a_21Z93.B" style:display-name="MailMergeTable2017-05-11T15:56:21Z93.B" style:family="table-column">
      <style:table-column-properties style:column-width="1.6736in" style:rel-column-width="16387*"/>
    </style:style>
    <style:style style:name="MailMergeTable2017-05-11T15_3a_56_3a_21Z93.D" style:display-name="MailMergeTable2017-05-11T15:56:21Z93.D" style:family="table-column">
      <style:table-column-properties style:column-width="1.6736in" style:rel-column-width="16388*"/>
    </style:style>
    <style:style style:name="MailMergeTable2017-05-11T15_3a_56_3a_21Z93.A1" style:display-name="MailMergeTable2017-05-11T15:56:21Z93.A1" style:family="table-cell">
      <style:table-cell-properties fo:padding="0.0382in" fo:border-left="none" fo:border-right="none" fo:border-top="1pt ridge #000000" fo:border-bottom="none"/>
    </style:style>
    <style:style style:name="MailMergeTable2017-05-11T15_3a_56_3a_21Z93.A2" style:display-name="MailMergeTable2017-05-11T15:56:21Z93.A2" style:family="table-cell">
      <style:table-cell-properties fo:padding="0.0382in" fo:border-left="none" fo:border-right="none" fo:border-top="none" fo:border-bottom="1pt solid #000000"/>
    </style:style>
    <style:style style:name="MailMergeTable2017-05-11T15_3a_56_3a_21Z93.A3" style:display-name="MailMergeTable2017-05-11T15:56:21Z93.A3" style:family="table-cell">
      <style:table-cell-properties fo:padding="0.0382in" fo:border="none"/>
    </style:style>
    <style:style style:name="MailMergeTable2017-05-11T15_3a_56_3a_21Z93.A5" style:display-name="MailMergeTable2017-05-11T15:56:21Z93.A5" style:family="table-cell">
      <style:table-cell-properties fo:padding="0.0382in" fo:border-left="none" fo:border-right="none" fo:border-top="1pt solid #000000" fo:border-bottom="none"/>
    </style:style>
    <style:style style:name="MailMergeTable2017-05-11T15_3a_56_3a_21Z93.A10" style:display-name="MailMergeTable2017-05-11T15:56:21Z93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21Z93.A11" style:display-name="MailMergeTable2017-05-11T15:56:21Z93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21Z94" style:display-name="MailMergeTable2017-05-11T15:56:21Z94" style:family="table" style:master-page-name="">
      <style:table-properties style:width="6.6931in" style:page-number="auto" fo:break-before="auto" fo:break-after="auto" table:align="margins" style:writing-mode="page"/>
    </style:style>
    <style:style style:name="MailMergeTable2017-05-11T15_3a_56_3a_21Z94.A" style:display-name="MailMergeTable2017-05-11T15:56:21Z94.A" style:family="table-column">
      <style:table-column-properties style:column-width="1.6729in" style:rel-column-width="16380*"/>
    </style:style>
    <style:style style:name="MailMergeTable2017-05-11T15_3a_56_3a_21Z94.B" style:display-name="MailMergeTable2017-05-11T15:56:21Z94.B" style:family="table-column">
      <style:table-column-properties style:column-width="1.6736in" style:rel-column-width="16387*"/>
    </style:style>
    <style:style style:name="MailMergeTable2017-05-11T15_3a_56_3a_21Z94.D" style:display-name="MailMergeTable2017-05-11T15:56:21Z94.D" style:family="table-column">
      <style:table-column-properties style:column-width="1.6736in" style:rel-column-width="16388*"/>
    </style:style>
    <style:style style:name="MailMergeTable2017-05-11T15_3a_56_3a_21Z94.A1" style:display-name="MailMergeTable2017-05-11T15:56:21Z94.A1" style:family="table-cell">
      <style:table-cell-properties fo:padding="0.0382in" fo:border-left="none" fo:border-right="none" fo:border-top="1pt ridge #000000" fo:border-bottom="none"/>
    </style:style>
    <style:style style:name="MailMergeTable2017-05-11T15_3a_56_3a_21Z94.A2" style:display-name="MailMergeTable2017-05-11T15:56:21Z94.A2" style:family="table-cell">
      <style:table-cell-properties fo:padding="0.0382in" fo:border-left="none" fo:border-right="none" fo:border-top="none" fo:border-bottom="1pt solid #000000"/>
    </style:style>
    <style:style style:name="MailMergeTable2017-05-11T15_3a_56_3a_21Z94.A3" style:display-name="MailMergeTable2017-05-11T15:56:21Z94.A3" style:family="table-cell">
      <style:table-cell-properties fo:padding="0.0382in" fo:border="none"/>
    </style:style>
    <style:style style:name="MailMergeTable2017-05-11T15_3a_56_3a_21Z94.A5" style:display-name="MailMergeTable2017-05-11T15:56:21Z94.A5" style:family="table-cell">
      <style:table-cell-properties fo:padding="0.0382in" fo:border-left="none" fo:border-right="none" fo:border-top="1pt solid #000000" fo:border-bottom="none"/>
    </style:style>
    <style:style style:name="MailMergeTable2017-05-11T15_3a_56_3a_21Z94.A10" style:display-name="MailMergeTable2017-05-11T15:56:21Z94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21Z94.A11" style:display-name="MailMergeTable2017-05-11T15:56:21Z94.A11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Table_20_Heading">
      <style:text-properties officeooo:rsid="001d6cf9" officeooo:paragraph-rsid="000d5f4b"/>
    </style:style>
    <style:style style:name="P2" style:family="paragraph" style:parent-style-name="Table_20_Heading">
      <style:text-properties officeooo:rsid="001c1ec4" officeooo:paragraph-rsid="000d5f4b"/>
    </style:style>
    <style:style style:name="P3" style:family="paragraph" style:parent-style-name="Table_20_Heading">
      <style:text-properties officeooo:paragraph-rsid="000d5f4b"/>
    </style:style>
    <style:style style:name="P4" style:family="paragraph" style:parent-style-name="Heading_20_1">
      <style:text-properties style:font-name="Lato Light" officeooo:paragraph-rsid="000d5f4b"/>
    </style:style>
    <style:style style:name="P5" style:family="paragraph" style:parent-style-name="Heading_20_1" style:list-style-name="">
      <style:paragraph-properties fo:text-align="center" style:justify-single-word="false"/>
      <style:text-properties style:font-name="Lato Light" officeooo:paragraph-rsid="000d5f4b"/>
    </style:style>
    <style:style style:name="P6" style:family="paragraph" style:parent-style-name="Heading_20_1">
      <style:text-properties officeooo:paragraph-rsid="000d5f4b"/>
    </style:style>
    <style:style style:name="P7" style:family="paragraph" style:parent-style-name="Heading_20_2">
      <style:text-properties officeooo:paragraph-rsid="000d5f4b"/>
    </style:style>
    <style:style style:name="P8" style:family="paragraph" style:parent-style-name="Text_20_body">
      <style:text-properties officeooo:paragraph-rsid="000d5f4b"/>
    </style:style>
    <style:style style:name="P9" style:family="paragraph" style:parent-style-name="Standard">
      <style:paragraph-properties fo:text-align="end" style:justify-single-word="false"/>
      <style:text-properties style:font-name="Lato Light" fo:font-weight="bold" officeooo:rsid="0019f885" officeooo:paragraph-rsid="000d5f4b" style:font-weight-asian="bold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Lato Light" fo:font-weight="bold" officeooo:rsid="001c1ec4" officeooo:paragraph-rsid="000d5f4b" style:font-weight-asian="bold" style:font-weight-complex="bold"/>
    </style:style>
    <style:style style:name="P11" style:family="paragraph" style:parent-style-name="Standard">
      <style:text-properties style:font-name="Lato Light" officeooo:rsid="0019f885" officeooo:paragraph-rsid="000d5f4b"/>
    </style:style>
    <style:style style:name="P12" style:family="paragraph" style:parent-style-name="Standard">
      <style:text-properties style:font-name="Lato Light" officeooo:rsid="001c1ec4" officeooo:paragraph-rsid="000d5f4b"/>
    </style:style>
    <style:style style:name="P13" style:family="paragraph" style:parent-style-name="Standard">
      <style:text-properties style:font-name="Lato Light" officeooo:paragraph-rsid="000d5f4b"/>
    </style:style>
    <style:style style:name="T1" style:family="text">
      <style:text-properties officeooo:rsid="0019f8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h text:style-name="P6" text:outline-level="1"><text:s/>AGRUPACIÓN DE CENTROS DE TRATAMIENTO EN ADICCIONES -ACTA-</text:h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h text:style-name="P7" text:outline-level="2"><text:s/>DIPLOMADOS, TALLERES, FOROS, ASAMBLEAS Y PROGRAMAS DE PREVENCIÓN, INTERVENCIÓN, ATENCIÓN, REHABILITACIÓN RESIDENCIAL Y AMBULATORIA, Y PROCESOS DE RE-INSERCIÓN SOCIAL CON TÍTULOS COMO "EL MUNDO DE LAS EMOCIONES Y EL MUNDO DE LAS ADICCIONES" CON BASE EN LA INTELIGENCIA EMOCIONAL -IE-</text:h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9">Modalidade do curso:</text:p>
          </table:table-cell>
          <table:table-cell table:style-name="Table1.A5" office:value-type="string">
            <text:p text:style-name="P13">PRESENCIAL,</text:p>
          </table:table-cell>
          <table:table-cell table:style-name="Table1.A5" office:value-type="string">
            <text:p text:style-name="P9">País:</text:p>
          </table:table-cell>
          <table:table-cell table:style-name="Table1.A5" office:value-type="string">
            <text:p text:style-name="P13"><text:span text:style-name="T1"><text:s/>GUATEMALA </text:span></text:p>
          </table:table-cell>
        </table:table-row>
        <table:table-row>
          <table:table-cell table:style-name="Table1.A3" office:value-type="string">
            <text:p text:style-name="P9">Carga horária:</text:p>
          </table:table-cell>
          <table:table-cell table:style-name="Table1.A3" office:value-type="string">
            <text:p text:style-name="P11">8</text:p>
          </table:table-cell>
          <table:table-cell table:style-name="Table1.A3" office:value-type="string">
            <text:p text:style-name="P9">Certificação?</text:p>
          </table:table-cell>
          <table:table-cell table:style-name="Table1.A3" office:value-type="string">
            <text:p text:style-name="P13"><text:span text:style-name="T1"><text:s/></text:span>SI</text:p>
          </table:table-cell>
        </table:table-row>
        <table:table-row>
          <table:table-cell table:style-name="Table1.A2" office:value-type="string">
            <text:p text:style-name="P10">Ano de início:</text:p>
          </table:table-cell>
          <table:table-cell table:style-name="Table1.A2" office:value-type="string">
            <text:p text:style-name="P13">8</text:p>
          </table:table-cell>
          <table:table-cell table:style-name="Table1.A2" office:value-type="string">
            <text:p text:style-name="P10">Atual?</text:p>
          </table:table-cell>
          <table:table-cell table:style-name="Table1.A2" office:value-type="string">
            <text:p text:style-name="P13"><text:span text:style-name="T1"><text:s/></text:span>SI</text:p>
          </table:table-cell>
        </table:table-row>
        <table:table-row>
          <table:table-cell table:style-name="Table1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p text:style-name="P8"><text:s/>EL MUNDO DE LAS EMOCIONES Y EL MUNDO DE LAS ADICCIONES<text:line-break/>PREVENIR, PREVENCIÓN, INTERVENCIÓN, ATENCIÓN, PROCESO DE REHABILITACIÓN, RE-INSERCIÓN, PROGRAMA INTEGRAL DE ABORDAJE Y TRATAMIENTO, INTELIGENCIA EMOCIONAL, GESTAL, CONCEPTUALIZACIÓN BÁSICA, ENTRE OTROS. <text:s/></text:p>
          </table:table-cell>
          <table:covered-table-cell/>
          <table:covered-table-cell/>
          <table:covered-table-cell/>
        </table:table-row>
        <table:table-row>
          <table:table-cell table:style-name="Table1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Table1.A11" table:number-columns-spanned="2" office:value-type="string">
            <text:p text:style-name="P10">Email:</text:p>
          </table:table-cell>
          <table:covered-table-cell/>
          <table:table-cell table:style-name="Table1.A11" table:number-columns-spanned="2" office:value-type="string">
            <text:p text:style-name="P12">CENTRO DE CAPACITACIÓN PERMANENTE -CDCP- ACTA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10">Telefone:</text:p>
          </table:table-cell>
          <table:covered-table-cell/>
          <table:table-cell table:style-name="Table1.A2" table:number-columns-spanned="2" office:value-type="string">
            <text:p text:style-name="P12">554 3-8031 / 4613-5860 / 5700-2994</text:p>
          </table:table-cell>
          <table:covered-table-cell/>
        </table:table-row>
      </table:table>
      <text:h text:style-name="P5" text:outline-level="1"/>
      <table:table table:name="MailMergeTable2017-05-11T15:56:09Z2" table:style-name="MailMergeTable2017-05-11T15_3a_56_3a_09Z2">
        <table:table-column table:style-name="MailMergeTable2017-05-11T15_3a_56_3a_09Z2.A"/>
        <table:table-column table:style-name="MailMergeTable2017-05-11T15_3a_56_3a_09Z2.B"/>
        <table:table-column table:style-name="MailMergeTable2017-05-11T15_3a_56_3a_09Z2.A"/>
        <table:table-column table:style-name="MailMergeTable2017-05-11T15_3a_56_3a_09Z2.D"/>
        <table:table-row>
          <table:table-cell table:style-name="MailMergeTable2017-05-11T15_3a_56_3a_09Z2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09Z2.A2" table:number-columns-spanned="4" office:value-type="string">
            <text:h text:style-name="P6" text:outline-level="1"><text:s/>CAIA (CENTRO DE ATENCIÓN INTEGRAL EN ADICCIONES)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09Z2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09Z2.A2" table:number-columns-spanned="4" office:value-type="string">
            <text:h text:style-name="P7" text:outline-level="2"><text:s/>CONSECUENCIAS NEGATIVAS EN EL SISTEMA NERVIOSO CENTRAL POR EL CONSUMO DE SUSTANCIA PSICOACTIVA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09Z2.A5" office:value-type="string">
            <text:p text:style-name="P9">Modalidade do curso:</text:p>
          </table:table-cell>
          <table:table-cell table:style-name="MailMergeTable2017-05-11T15_3a_56_3a_09Z2.A5" office:value-type="string">
            <text:p text:style-name="P13">PRESENCIAL,</text:p>
          </table:table-cell>
          <table:table-cell table:style-name="MailMergeTable2017-05-11T15_3a_56_3a_09Z2.A5" office:value-type="string">
            <text:p text:style-name="P9">País:</text:p>
          </table:table-cell>
          <table:table-cell table:style-name="MailMergeTable2017-05-11T15_3a_56_3a_09Z2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09Z2.A3" office:value-type="string">
            <text:p text:style-name="P9">Carga horária:</text:p>
          </table:table-cell>
          <table:table-cell table:style-name="MailMergeTable2017-05-11T15_3a_56_3a_09Z2.A3" office:value-type="string">
            <text:p text:style-name="P11">2</text:p>
          </table:table-cell>
          <table:table-cell table:style-name="MailMergeTable2017-05-11T15_3a_56_3a_09Z2.A3" office:value-type="string">
            <text:p text:style-name="P9">Certificação?</text:p>
          </table:table-cell>
          <table:table-cell table:style-name="MailMergeTable2017-05-11T15_3a_56_3a_09Z2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09Z2.A2" office:value-type="string">
            <text:p text:style-name="P10">Ano de início:</text:p>
          </table:table-cell>
          <table:table-cell table:style-name="MailMergeTable2017-05-11T15_3a_56_3a_09Z2.A2" office:value-type="string">
            <text:p text:style-name="P13">1</text:p>
          </table:table-cell>
          <table:table-cell table:style-name="MailMergeTable2017-05-11T15_3a_56_3a_09Z2.A2" office:value-type="string">
            <text:p text:style-name="P10">Atual?</text:p>
          </table:table-cell>
          <table:table-cell table:style-name="MailMergeTable2017-05-11T15_3a_56_3a_09Z2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09Z2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09Z2.A3" table:number-columns-spanned="4" office:value-type="string">
            <text:p text:style-name="P8"><text:s/>CONSISTIÓ EN UN MÓDULO DE DOS HORAS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09Z2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09Z2.A11" table:number-columns-spanned="2" office:value-type="string">
            <text:p text:style-name="P10">Email:</text:p>
          </table:table-cell>
          <table:covered-table-cell/>
          <table:table-cell table:style-name="MailMergeTable2017-05-11T15_3a_56_3a_09Z2.A11" table:number-columns-spanned="2" office:value-type="string">
            <text:p text:style-name="P12">GG.ARENASPEREZ@GMAIL.COM </text:p>
          </table:table-cell>
          <table:covered-table-cell/>
        </table:table-row>
        <table:table-row>
          <table:table-cell table:style-name="MailMergeTable2017-05-11T15_3a_56_3a_09Z2.A2" table:number-columns-spanned="2" office:value-type="string">
            <text:p text:style-name="P10">Telefone:</text:p>
          </table:table-cell>
          <table:covered-table-cell/>
          <table:table-cell table:style-name="MailMergeTable2017-05-11T15_3a_56_3a_09Z2.A2" table:number-columns-spanned="2" office:value-type="string">
            <text:p text:style-name="P12">(044)4771200709</text:p>
          </table:table-cell>
          <table:covered-table-cell/>
        </table:table-row>
      </table:table>
      <text:h text:style-name="P5" text:outline-level="1"/>
      <table:table table:name="MailMergeTable2017-05-11T15:56:10Z3" table:style-name="MailMergeTable2017-05-11T15_3a_56_3a_10Z3">
        <table:table-column table:style-name="MailMergeTable2017-05-11T15_3a_56_3a_10Z3.A"/>
        <table:table-column table:style-name="MailMergeTable2017-05-11T15_3a_56_3a_10Z3.B"/>
        <table:table-column table:style-name="MailMergeTable2017-05-11T15_3a_56_3a_10Z3.A"/>
        <table:table-column table:style-name="MailMergeTable2017-05-11T15_3a_56_3a_10Z3.D"/>
        <table:table-row>
          <table:table-cell table:style-name="MailMergeTable2017-05-11T15_3a_56_3a_10Z3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MailMergeTable2017-05-11T15_3a_56_3a_10Z3.A2" table:number-columns-spanned="4" office:value-type="string">
            <text:h text:style-name="P6" text:outline-level="1"><text:s/>CECA JUVENTUD 2000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3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3.A2" table:number-columns-spanned="4" office:value-type="string">
            <text:h text:style-name="P7" text:outline-level="2"><text:s/>PROGRAMA DE INTERVENCION BREVE PARA ADOLESCENTES QUE INICIAN EN EL CONSUMO DE ALCOHOL Y OTRAS DROGA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3.A5" office:value-type="string">
            <text:p text:style-name="P9">Modalidade do curso:</text:p>
          </table:table-cell>
          <table:table-cell table:style-name="MailMergeTable2017-05-11T15_3a_56_3a_10Z3.A5" office:value-type="string">
            <text:p text:style-name="P13">PRESENCIAL,</text:p>
          </table:table-cell>
          <table:table-cell table:style-name="MailMergeTable2017-05-11T15_3a_56_3a_10Z3.A5" office:value-type="string">
            <text:p text:style-name="P9">País:</text:p>
          </table:table-cell>
          <table:table-cell table:style-name="MailMergeTable2017-05-11T15_3a_56_3a_10Z3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0Z3.A3" office:value-type="string">
            <text:p text:style-name="P9">Carga horária:</text:p>
          </table:table-cell>
          <table:table-cell table:style-name="MailMergeTable2017-05-11T15_3a_56_3a_10Z3.A3" office:value-type="string">
            <text:p text:style-name="P11">8</text:p>
          </table:table-cell>
          <table:table-cell table:style-name="MailMergeTable2017-05-11T15_3a_56_3a_10Z3.A3" office:value-type="string">
            <text:p text:style-name="P9">Certificação?</text:p>
          </table:table-cell>
          <table:table-cell table:style-name="MailMergeTable2017-05-11T15_3a_56_3a_10Z3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0Z3.A2" office:value-type="string">
            <text:p text:style-name="P10">Ano de início:</text:p>
          </table:table-cell>
          <table:table-cell table:style-name="MailMergeTable2017-05-11T15_3a_56_3a_10Z3.A2" office:value-type="string">
            <text:p text:style-name="P13">2014</text:p>
          </table:table-cell>
          <table:table-cell table:style-name="MailMergeTable2017-05-11T15_3a_56_3a_10Z3.A2" office:value-type="string">
            <text:p text:style-name="P10">Atual?</text:p>
          </table:table-cell>
          <table:table-cell table:style-name="MailMergeTable2017-05-11T15_3a_56_3a_10Z3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0Z3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3.A3" table:number-columns-spanned="4" office:value-type="string">
            <text:p text:style-name="P8"><text:s/>ADMISION<text:line-break/>EVALUACION<text:line-break/>INDUCCION<text:line-break/>BALANCE DECISIONAL<text:line-break/>SITUACIONES DE RIESGO<text:line-break/>PLANES DE ACCION<text:line-break/>METAS DE VIDA<text:line-break/>CRUZANDO LA META<text:line-break/>SEGUIMIEN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3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3.A11" table:number-columns-spanned="2" office:value-type="string">
            <text:p text:style-name="P10">Email:</text:p>
          </table:table-cell>
          <table:covered-table-cell/>
          <table:table-cell table:style-name="MailMergeTable2017-05-11T15_3a_56_3a_10Z3.A11" table:number-columns-spanned="2" office:value-type="string">
            <text:p text:style-name="P12">FORMAMXL@IPEBC.GOB.MX</text:p>
          </table:table-cell>
          <table:covered-table-cell/>
        </table:table-row>
        <table:table-row>
          <table:table-cell table:style-name="MailMergeTable2017-05-11T15_3a_56_3a_10Z3.A2" table:number-columns-spanned="2" office:value-type="string">
            <text:p text:style-name="P10">Telefone:</text:p>
          </table:table-cell>
          <table:covered-table-cell/>
          <table:table-cell table:style-name="MailMergeTable2017-05-11T15_3a_56_3a_10Z3.A2" table:number-columns-spanned="2" office:value-type="string">
            <text:p text:style-name="P12">6861192983</text:p>
          </table:table-cell>
          <table:covered-table-cell/>
        </table:table-row>
      </table:table>
      <text:h text:style-name="P5" text:outline-level="1"/>
      <table:table table:name="MailMergeTable2017-05-11T15:56:10Z4" table:style-name="MailMergeTable2017-05-11T15_3a_56_3a_10Z4">
        <table:table-column table:style-name="MailMergeTable2017-05-11T15_3a_56_3a_10Z4.A"/>
        <table:table-column table:style-name="MailMergeTable2017-05-11T15_3a_56_3a_10Z4.B"/>
        <table:table-column table:style-name="MailMergeTable2017-05-11T15_3a_56_3a_10Z4.A"/>
        <table:table-column table:style-name="MailMergeTable2017-05-11T15_3a_56_3a_10Z4.D"/>
        <table:table-row>
          <table:table-cell table:style-name="MailMergeTable2017-05-11T15_3a_56_3a_10Z4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4.A2" table:number-columns-spanned="4" office:value-type="string">
            <text:h text:style-name="P6" text:outline-level="1"><text:s/>CECA JUVENTUD 2000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4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4.A2" table:number-columns-spanned="4" office:value-type="string">
            <text:h text:style-name="P7" text:outline-level="2"><text:s/>10 RECOMENDACION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4.A5" office:value-type="string">
            <text:p text:style-name="P9">Modalidade do curso:</text:p>
          </table:table-cell>
          <table:table-cell table:style-name="MailMergeTable2017-05-11T15_3a_56_3a_10Z4.A5" office:value-type="string">
            <text:p text:style-name="P13">PRESENCIAL,</text:p>
          </table:table-cell>
          <table:table-cell table:style-name="MailMergeTable2017-05-11T15_3a_56_3a_10Z4.A5" office:value-type="string">
            <text:p text:style-name="P9">País:</text:p>
          </table:table-cell>
          <table:table-cell table:style-name="MailMergeTable2017-05-11T15_3a_56_3a_10Z4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0Z4.A3" office:value-type="string">
            <text:p text:style-name="P9">Carga horária:</text:p>
          </table:table-cell>
          <table:table-cell table:style-name="MailMergeTable2017-05-11T15_3a_56_3a_10Z4.A3" office:value-type="string">
            <text:p text:style-name="P11">1</text:p>
          </table:table-cell>
          <table:table-cell table:style-name="MailMergeTable2017-05-11T15_3a_56_3a_10Z4.A3" office:value-type="string">
            <text:p text:style-name="P9">Certificação?</text:p>
          </table:table-cell>
          <table:table-cell table:style-name="MailMergeTable2017-05-11T15_3a_56_3a_10Z4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0Z4.A2" office:value-type="string">
            <text:p text:style-name="P10">Ano de início:</text:p>
          </table:table-cell>
          <table:table-cell table:style-name="MailMergeTable2017-05-11T15_3a_56_3a_10Z4.A2" office:value-type="string">
            <text:p text:style-name="P13">2011</text:p>
          </table:table-cell>
          <table:table-cell table:style-name="MailMergeTable2017-05-11T15_3a_56_3a_10Z4.A2" office:value-type="string">
            <text:p text:style-name="P10">Atual?</text:p>
          </table:table-cell>
          <table:table-cell table:style-name="MailMergeTable2017-05-11T15_3a_56_3a_10Z4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0Z4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4.A3" table:number-columns-spanned="4" office:value-type="string">
            <text:p text:style-name="P8">NO TIENE MODULOS SON 10 RECOMENDACIONES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4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4.A11" table:number-columns-spanned="2" office:value-type="string">
            <text:p text:style-name="P10">Email:</text:p>
          </table:table-cell>
          <table:covered-table-cell/>
          <table:table-cell table:style-name="MailMergeTable2017-05-11T15_3a_56_3a_10Z4.A11" table:number-columns-spanned="2" office:value-type="string">
            <text:p text:style-name="P12">FORMAMXL@IPEBC.GOB.MX</text:p>
          </table:table-cell>
          <table:covered-table-cell/>
        </table:table-row>
        <table:table-row>
          <table:table-cell table:style-name="MailMergeTable2017-05-11T15_3a_56_3a_10Z4.A2" table:number-columns-spanned="2" office:value-type="string">
            <text:p text:style-name="P10">Telefone:</text:p>
          </table:table-cell>
          <table:covered-table-cell/>
          <table:table-cell table:style-name="MailMergeTable2017-05-11T15_3a_56_3a_10Z4.A2" table:number-columns-spanned="2" office:value-type="string">
            <text:p text:style-name="P12">6861192983</text:p>
          </table:table-cell>
          <table:covered-table-cell/>
        </table:table-row>
      </table:table>
      <text:h text:style-name="P5" text:outline-level="1"/>
      <table:table table:name="MailMergeTable2017-05-11T15:56:10Z5" table:style-name="MailMergeTable2017-05-11T15_3a_56_3a_10Z5">
        <table:table-column table:style-name="MailMergeTable2017-05-11T15_3a_56_3a_10Z5.A"/>
        <table:table-column table:style-name="MailMergeTable2017-05-11T15_3a_56_3a_10Z5.B"/>
        <table:table-column table:style-name="MailMergeTable2017-05-11T15_3a_56_3a_10Z5.A"/>
        <table:table-column table:style-name="MailMergeTable2017-05-11T15_3a_56_3a_10Z5.D"/>
        <table:table-row>
          <table:table-cell table:style-name="MailMergeTable2017-05-11T15_3a_56_3a_10Z5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MailMergeTable2017-05-11T15_3a_56_3a_10Z5.A2" table:number-columns-spanned="4" office:value-type="string">
            <text:h text:style-name="P6" text:outline-level="1"><text:s/>CECA JUVENTUD 2000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5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5.A2" table:number-columns-spanned="4" office:value-type="string">
            <text:h text:style-name="P7" text:outline-level="2">PREVENCIÓN DE LA CONDUCTAS ADICTIVAS A TRAVÉS DE LA ATENCIÓN DEL COMPORTAMIENTO INFANTIL PARA LA CRIANZA POSITIV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5.A5" office:value-type="string">
            <text:p text:style-name="P9">Modalidade do curso:</text:p>
          </table:table-cell>
          <table:table-cell table:style-name="MailMergeTable2017-05-11T15_3a_56_3a_10Z5.A5" office:value-type="string">
            <text:p text:style-name="P13">PRESENCIAL,</text:p>
          </table:table-cell>
          <table:table-cell table:style-name="MailMergeTable2017-05-11T15_3a_56_3a_10Z5.A5" office:value-type="string">
            <text:p text:style-name="P9">País:</text:p>
          </table:table-cell>
          <table:table-cell table:style-name="MailMergeTable2017-05-11T15_3a_56_3a_10Z5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0Z5.A3" office:value-type="string">
            <text:p text:style-name="P9">Carga horária:</text:p>
          </table:table-cell>
          <table:table-cell table:style-name="MailMergeTable2017-05-11T15_3a_56_3a_10Z5.A3" office:value-type="string">
            <text:p text:style-name="P11">12</text:p>
          </table:table-cell>
          <table:table-cell table:style-name="MailMergeTable2017-05-11T15_3a_56_3a_10Z5.A3" office:value-type="string">
            <text:p text:style-name="P9">Certificação?</text:p>
          </table:table-cell>
          <table:table-cell table:style-name="MailMergeTable2017-05-11T15_3a_56_3a_10Z5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0Z5.A2" office:value-type="string">
            <text:p text:style-name="P10">Ano de início:</text:p>
          </table:table-cell>
          <table:table-cell table:style-name="MailMergeTable2017-05-11T15_3a_56_3a_10Z5.A2" office:value-type="string">
            <text:p text:style-name="P13">2014</text:p>
          </table:table-cell>
          <table:table-cell table:style-name="MailMergeTable2017-05-11T15_3a_56_3a_10Z5.A2" office:value-type="string">
            <text:p text:style-name="P10">Atual?</text:p>
          </table:table-cell>
          <table:table-cell table:style-name="MailMergeTable2017-05-11T15_3a_56_3a_10Z5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0Z5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5.A3" table:number-columns-spanned="4" office:value-type="string">
            <text:p text:style-name="P8"><text:s/>1. SESIÓN DE EVALUACIÓN ESCRITA GRUPAL<text:line-break/>2.INVENTARIO DE PRACTICAS DE CRIANZA<text:line-break/>3.CUESTIONARIO DE HABILIDADES DE MANEJO INFANTIL<text:line-break/>4. INVENTARIO DE CONDUCTA INFANTIL<text:line-break/>5. CUESTIONARIO DE SATISFACCIÓN DEL CLIENTE<text:line-break/>ANÁLISIS FUNCIONAL DE LA CONDUCTA Y CAMBIO CONDUCTUAL <text:line-break/>6. OBEDIENCIA<text:line-break/>7. CORRECCION DEL COMPORTAMIENTO<text:line-break/>8. ACTIVIDADES PLANEADAS<text:line-break/>EVALUACION INDIVIDUAL A TRAVES DE SITUACIONES PLANEADAS.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5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5.A11" table:number-columns-spanned="2" office:value-type="string">
            <text:p text:style-name="P10">Email:</text:p>
          </table:table-cell>
          <table:covered-table-cell/>
          <table:table-cell table:style-name="MailMergeTable2017-05-11T15_3a_56_3a_10Z5.A11" table:number-columns-spanned="2" office:value-type="string">
            <text:p text:style-name="P12">FORMAMXL@IPEBC.GOB.MX</text:p>
          </table:table-cell>
          <table:covered-table-cell/>
        </table:table-row>
        <table:table-row>
          <table:table-cell table:style-name="MailMergeTable2017-05-11T15_3a_56_3a_10Z5.A2" table:number-columns-spanned="2" office:value-type="string">
            <text:p text:style-name="P10">Telefone:</text:p>
          </table:table-cell>
          <table:covered-table-cell/>
          <table:table-cell table:style-name="MailMergeTable2017-05-11T15_3a_56_3a_10Z5.A2" table:number-columns-spanned="2" office:value-type="string">
            <text:p text:style-name="P12">6861192983</text:p>
          </table:table-cell>
          <table:covered-table-cell/>
        </table:table-row>
      </table:table>
      <text:h text:style-name="P5" text:outline-level="1"/>
      <table:table table:name="MailMergeTable2017-05-11T15:56:10Z6" table:style-name="MailMergeTable2017-05-11T15_3a_56_3a_10Z6">
        <table:table-column table:style-name="MailMergeTable2017-05-11T15_3a_56_3a_10Z6.A"/>
        <table:table-column table:style-name="MailMergeTable2017-05-11T15_3a_56_3a_10Z6.B"/>
        <table:table-column table:style-name="MailMergeTable2017-05-11T15_3a_56_3a_10Z6.A"/>
        <table:table-column table:style-name="MailMergeTable2017-05-11T15_3a_56_3a_10Z6.D"/>
        <table:table-row>
          <table:table-cell table:style-name="MailMergeTable2017-05-11T15_3a_56_3a_10Z6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6.A2" table:number-columns-spanned="4" office:value-type="string">
            <text:h text:style-name="P6" text:outline-level="1">CECA JUVENTUD 2000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6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6.A2" table:number-columns-spanned="4" office:value-type="string">
            <text:h text:style-name="P7" text:outline-level="2"><text:s/>MITOS Y REALIDADES DE LAS DROGA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6.A5" office:value-type="string">
            <text:p text:style-name="P9">Modalidade do curso:</text:p>
          </table:table-cell>
          <table:table-cell table:style-name="MailMergeTable2017-05-11T15_3a_56_3a_10Z6.A5" office:value-type="string">
            <text:p text:style-name="P13">PRESENCIAL,</text:p>
          </table:table-cell>
          <table:table-cell table:style-name="MailMergeTable2017-05-11T15_3a_56_3a_10Z6.A5" office:value-type="string">
            <text:p text:style-name="P9">País:</text:p>
          </table:table-cell>
          <table:table-cell table:style-name="MailMergeTable2017-05-11T15_3a_56_3a_10Z6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0Z6.A3" office:value-type="string">
            <text:p text:style-name="P9">Carga horária:</text:p>
          </table:table-cell>
          <table:table-cell table:style-name="MailMergeTable2017-05-11T15_3a_56_3a_10Z6.A3" office:value-type="string">
            <text:p text:style-name="P11">2</text:p>
          </table:table-cell>
          <table:table-cell table:style-name="MailMergeTable2017-05-11T15_3a_56_3a_10Z6.A3" office:value-type="string">
            <text:p text:style-name="P9">Certificação?</text:p>
          </table:table-cell>
          <table:table-cell table:style-name="MailMergeTable2017-05-11T15_3a_56_3a_10Z6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0Z6.A2" office:value-type="string">
            <text:p text:style-name="P10">Ano de início:</text:p>
          </table:table-cell>
          <table:table-cell table:style-name="MailMergeTable2017-05-11T15_3a_56_3a_10Z6.A2" office:value-type="string">
            <text:p text:style-name="P13">2011</text:p>
          </table:table-cell>
          <table:table-cell table:style-name="MailMergeTable2017-05-11T15_3a_56_3a_10Z6.A2" office:value-type="string">
            <text:p text:style-name="P10">Atual?</text:p>
          </table:table-cell>
          <table:table-cell table:style-name="MailMergeTable2017-05-11T15_3a_56_3a_10Z6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0Z6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6.A3" table:number-columns-spanned="4" office:value-type="string">
            <text:p text:style-name="P8">MIITOS Y REALIDADES DE LAS DROGAS: ALCOHOL, TABACO Y OTRAS DROGAS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6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6.A11" table:number-columns-spanned="2" office:value-type="string">
            <text:p text:style-name="P10">Email:</text:p>
          </table:table-cell>
          <table:covered-table-cell/>
          <table:table-cell table:style-name="MailMergeTable2017-05-11T15_3a_56_3a_10Z6.A11" table:number-columns-spanned="2" office:value-type="string">
            <text:p text:style-name="P12">FORMAMXL@IPEBC.GOB.MX</text:p>
          </table:table-cell>
          <table:covered-table-cell/>
        </table:table-row>
        <table:table-row>
          <table:table-cell table:style-name="MailMergeTable2017-05-11T15_3a_56_3a_10Z6.A2" table:number-columns-spanned="2" office:value-type="string">
            <text:p text:style-name="P10">Telefone:</text:p>
          </table:table-cell>
          <table:covered-table-cell/>
          <table:table-cell table:style-name="MailMergeTable2017-05-11T15_3a_56_3a_10Z6.A2" table:number-columns-spanned="2" office:value-type="string">
            <text:p text:style-name="P12">6861192983</text:p>
          </table:table-cell>
          <table:covered-table-cell/>
        </table:table-row>
      </table:table>
      <text:h text:style-name="P5" text:outline-level="1"><text:soft-page-break/></text:h>
      <table:table table:name="MailMergeTable2017-05-11T15:56:10Z7" table:style-name="MailMergeTable2017-05-11T15_3a_56_3a_10Z7">
        <table:table-column table:style-name="MailMergeTable2017-05-11T15_3a_56_3a_10Z7.A"/>
        <table:table-column table:style-name="MailMergeTable2017-05-11T15_3a_56_3a_10Z7.B"/>
        <table:table-column table:style-name="MailMergeTable2017-05-11T15_3a_56_3a_10Z7.A"/>
        <table:table-column table:style-name="MailMergeTable2017-05-11T15_3a_56_3a_10Z7.D"/>
        <table:table-row>
          <table:table-cell table:style-name="MailMergeTable2017-05-11T15_3a_56_3a_10Z7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7.A2" table:number-columns-spanned="4" office:value-type="string">
            <text:h text:style-name="P6" text:outline-level="1"><text:s/>CECA MEXICALI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7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7.A2" table:number-columns-spanned="4" office:value-type="string">
            <text:h text:style-name="P7" text:outline-level="2">HABILIDADES PARA LA VIDA.<text:line-break/><text:line-break/><text:line-break/>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7.A5" office:value-type="string">
            <text:p text:style-name="P9">Modalidade do curso:</text:p>
          </table:table-cell>
          <table:table-cell table:style-name="MailMergeTable2017-05-11T15_3a_56_3a_10Z7.A5" office:value-type="string">
            <text:p text:style-name="P13">PRESENCIAL,</text:p>
          </table:table-cell>
          <table:table-cell table:style-name="MailMergeTable2017-05-11T15_3a_56_3a_10Z7.A5" office:value-type="string">
            <text:p text:style-name="P9">País:</text:p>
          </table:table-cell>
          <table:table-cell table:style-name="MailMergeTable2017-05-11T15_3a_56_3a_10Z7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0Z7.A3" office:value-type="string">
            <text:p text:style-name="P9">Carga horária:</text:p>
          </table:table-cell>
          <table:table-cell table:style-name="MailMergeTable2017-05-11T15_3a_56_3a_10Z7.A3" office:value-type="string">
            <text:p text:style-name="P11">4</text:p>
          </table:table-cell>
          <table:table-cell table:style-name="MailMergeTable2017-05-11T15_3a_56_3a_10Z7.A3" office:value-type="string">
            <text:p text:style-name="P9">Certificação?</text:p>
          </table:table-cell>
          <table:table-cell table:style-name="MailMergeTable2017-05-11T15_3a_56_3a_10Z7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0Z7.A2" office:value-type="string">
            <text:p text:style-name="P10">Ano de início:</text:p>
          </table:table-cell>
          <table:table-cell table:style-name="MailMergeTable2017-05-11T15_3a_56_3a_10Z7.A2" office:value-type="string">
            <text:p text:style-name="P13">2011</text:p>
          </table:table-cell>
          <table:table-cell table:style-name="MailMergeTable2017-05-11T15_3a_56_3a_10Z7.A2" office:value-type="string">
            <text:p text:style-name="P10">Atual?</text:p>
          </table:table-cell>
          <table:table-cell table:style-name="MailMergeTable2017-05-11T15_3a_56_3a_10Z7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0Z7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7.A3" table:number-columns-spanned="4" office:value-type="string">
            <text:p text:style-name="P8"><text:s/>HABILIDADES SOCIALES<text:line-break/>HABILIDADES DE PENSAMIENTO<text:line-break/>MANEJO DE EMOCIONES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7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7.A11" table:number-columns-spanned="2" office:value-type="string">
            <text:p text:style-name="P10">Email:</text:p>
          </table:table-cell>
          <table:covered-table-cell/>
          <table:table-cell table:style-name="MailMergeTable2017-05-11T15_3a_56_3a_10Z7.A11" table:number-columns-spanned="2" office:value-type="string">
            <text:p text:style-name="P12">FORMAMXL@IPEBC.GOB.MX</text:p>
          </table:table-cell>
          <table:covered-table-cell/>
        </table:table-row>
        <table:table-row>
          <table:table-cell table:style-name="MailMergeTable2017-05-11T15_3a_56_3a_10Z7.A2" table:number-columns-spanned="2" office:value-type="string">
            <text:p text:style-name="P10">Telefone:</text:p>
          </table:table-cell>
          <table:covered-table-cell/>
          <table:table-cell table:style-name="MailMergeTable2017-05-11T15_3a_56_3a_10Z7.A2" table:number-columns-spanned="2" office:value-type="string">
            <text:p text:style-name="P12">6861192983</text:p>
          </table:table-cell>
          <table:covered-table-cell/>
        </table:table-row>
      </table:table>
      <text:h text:style-name="P5" text:outline-level="1"/>
      <table:table table:name="MailMergeTable2017-05-11T15:56:10Z8" table:style-name="MailMergeTable2017-05-11T15_3a_56_3a_10Z8">
        <table:table-column table:style-name="MailMergeTable2017-05-11T15_3a_56_3a_10Z8.A"/>
        <table:table-column table:style-name="MailMergeTable2017-05-11T15_3a_56_3a_10Z8.B"/>
        <table:table-column table:style-name="MailMergeTable2017-05-11T15_3a_56_3a_10Z8.A"/>
        <table:table-column table:style-name="MailMergeTable2017-05-11T15_3a_56_3a_10Z8.D"/>
        <table:table-row>
          <table:table-cell table:style-name="MailMergeTable2017-05-11T15_3a_56_3a_10Z8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8.A2" table:number-columns-spanned="4" office:value-type="string">
            <text:h text:style-name="P6" text:outline-level="1"><text:s/>CENTRO DE ATENCION EN DROGODEPENDENCIAS- CAD SAMEIN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8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8.A2" table:number-columns-spanned="4" office:value-type="string">
            <text:h text:style-name="P7" text:outline-level="2"><text:s/>ENFERMEDAD DUAL EN ADOLESCENTES Y NIÑOS<text:line-break/>PREVENCIÓN INDICADA Y SELECTIVA EN DROGODEPENDENCIAS<text:line-break/>TAMIZAJE E INTERVENCIÓN BREVE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8.A5" office:value-type="string">
            <text:p text:style-name="P9">Modalidade do curso:</text:p>
          </table:table-cell>
          <table:table-cell table:style-name="MailMergeTable2017-05-11T15_3a_56_3a_10Z8.A5" office:value-type="string">
            <text:p text:style-name="P13">PRESENCIAL,</text:p>
          </table:table-cell>
          <table:table-cell table:style-name="MailMergeTable2017-05-11T15_3a_56_3a_10Z8.A5" office:value-type="string">
            <text:p text:style-name="P9">País:</text:p>
          </table:table-cell>
          <table:table-cell table:style-name="MailMergeTable2017-05-11T15_3a_56_3a_10Z8.A5" office:value-type="string">
            <text:p text:style-name="P13"><text:span text:style-name="T1"><text:s/>COLOMBIA </text:span></text:p>
          </table:table-cell>
        </table:table-row>
        <table:table-row>
          <table:table-cell table:style-name="MailMergeTable2017-05-11T15_3a_56_3a_10Z8.A3" office:value-type="string">
            <text:p text:style-name="P9">Carga horária:</text:p>
          </table:table-cell>
          <table:table-cell table:style-name="MailMergeTable2017-05-11T15_3a_56_3a_10Z8.A3" office:value-type="string">
            <text:p text:style-name="P11">36</text:p>
          </table:table-cell>
          <table:table-cell table:style-name="MailMergeTable2017-05-11T15_3a_56_3a_10Z8.A3" office:value-type="string">
            <text:p text:style-name="P9">Certificação?</text:p>
          </table:table-cell>
          <table:table-cell table:style-name="MailMergeTable2017-05-11T15_3a_56_3a_10Z8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0Z8.A2" office:value-type="string">
            <text:p text:style-name="P10">Ano de início:</text:p>
          </table:table-cell>
          <table:table-cell table:style-name="MailMergeTable2017-05-11T15_3a_56_3a_10Z8.A2" office:value-type="string">
            <text:p text:style-name="P13">2009</text:p>
          </table:table-cell>
          <table:table-cell table:style-name="MailMergeTable2017-05-11T15_3a_56_3a_10Z8.A2" office:value-type="string">
            <text:p text:style-name="P10">Atual?</text:p>
          </table:table-cell>
          <table:table-cell table:style-name="MailMergeTable2017-05-11T15_3a_56_3a_10Z8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0Z8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8.A3" table:number-columns-spanned="4" office:value-type="string">
            <text:p text:style-name="P8"><text:s/>TAMIZAJE<text:line-break/>INTERVENCIÓN BREVE<text:line-break/>ADOLESCENCIA E INFANCIA<text:line-break/>NORMATIVIDAD LOCAL<text:line-break/>ASPECTOS BASICOS SPA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8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MailMergeTable2017-05-11T15_3a_56_3a_10Z8.A11" table:number-columns-spanned="2" office:value-type="string">
            <text:p text:style-name="P10">Email:</text:p>
          </table:table-cell>
          <table:covered-table-cell/>
          <table:table-cell table:style-name="MailMergeTable2017-05-11T15_3a_56_3a_10Z8.A11" table:number-columns-spanned="2" office:value-type="string">
            <text:p text:style-name="P12">DIRECCIONCADSAMEIN@GMAIL.COM</text:p>
          </table:table-cell>
          <table:covered-table-cell/>
        </table:table-row>
        <table:table-row>
          <table:table-cell table:style-name="MailMergeTable2017-05-11T15_3a_56_3a_10Z8.A2" table:number-columns-spanned="2" office:value-type="string">
            <text:p text:style-name="P10">Telefone:</text:p>
          </table:table-cell>
          <table:covered-table-cell/>
          <table:table-cell table:style-name="MailMergeTable2017-05-11T15_3a_56_3a_10Z8.A2" table:number-columns-spanned="2" office:value-type="string">
            <text:p text:style-name="P12">3122465087</text:p>
          </table:table-cell>
          <table:covered-table-cell/>
        </table:table-row>
      </table:table>
      <text:h text:style-name="P5" text:outline-level="1"/>
      <table:table table:name="MailMergeTable2017-05-11T15:56:10Z9" table:style-name="MailMergeTable2017-05-11T15_3a_56_3a_10Z9">
        <table:table-column table:style-name="MailMergeTable2017-05-11T15_3a_56_3a_10Z9.A"/>
        <table:table-column table:style-name="MailMergeTable2017-05-11T15_3a_56_3a_10Z9.B"/>
        <table:table-column table:style-name="MailMergeTable2017-05-11T15_3a_56_3a_10Z9.A"/>
        <table:table-column table:style-name="MailMergeTable2017-05-11T15_3a_56_3a_10Z9.D"/>
        <table:table-row>
          <table:table-cell table:style-name="MailMergeTable2017-05-11T15_3a_56_3a_10Z9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9.A2" table:number-columns-spanned="4" office:value-type="string">
            <text:h text:style-name="P6" text:outline-level="1"><text:s/>CENTRO DE ATENCIÓN PRIMARIA EN ADICCIONES OCOTLAN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9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9.A2" table:number-columns-spanned="4" office:value-type="string">
            <text:h text:style-name="P7" text:outline-level="2"><text:s/>CAMPAÑA NACIONAL EN PREVENCIÓN DE ADICCIONES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9.A5" office:value-type="string">
            <text:p text:style-name="P9">Modalidade do curso:</text:p>
          </table:table-cell>
          <table:table-cell table:style-name="MailMergeTable2017-05-11T15_3a_56_3a_10Z9.A5" office:value-type="string">
            <text:p text:style-name="P13">PRESENCIAL,</text:p>
          </table:table-cell>
          <table:table-cell table:style-name="MailMergeTable2017-05-11T15_3a_56_3a_10Z9.A5" office:value-type="string">
            <text:p text:style-name="P9">País:</text:p>
          </table:table-cell>
          <table:table-cell table:style-name="MailMergeTable2017-05-11T15_3a_56_3a_10Z9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0Z9.A3" office:value-type="string">
            <text:p text:style-name="P9">Carga horária:</text:p>
          </table:table-cell>
          <table:table-cell table:style-name="MailMergeTable2017-05-11T15_3a_56_3a_10Z9.A3" office:value-type="string">
            <text:p text:style-name="P11">10</text:p>
          </table:table-cell>
          <table:table-cell table:style-name="MailMergeTable2017-05-11T15_3a_56_3a_10Z9.A3" office:value-type="string">
            <text:p text:style-name="P9">Certificação?</text:p>
          </table:table-cell>
          <table:table-cell table:style-name="MailMergeTable2017-05-11T15_3a_56_3a_10Z9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0Z9.A2" office:value-type="string">
            <text:p text:style-name="P10">Ano de início:</text:p>
          </table:table-cell>
          <table:table-cell table:style-name="MailMergeTable2017-05-11T15_3a_56_3a_10Z9.A2" office:value-type="string">
            <text:p text:style-name="P13">7</text:p>
          </table:table-cell>
          <table:table-cell table:style-name="MailMergeTable2017-05-11T15_3a_56_3a_10Z9.A2" office:value-type="string">
            <text:p text:style-name="P10">Atual?</text:p>
          </table:table-cell>
          <table:table-cell table:style-name="MailMergeTable2017-05-11T15_3a_56_3a_10Z9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0Z9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9.A3" table:number-columns-spanned="4" office:value-type="string">
            <text:p text:style-name="P8"><text:s/>1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9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9.A11" table:number-columns-spanned="2" office:value-type="string">
            <text:p text:style-name="P10">Email:</text:p>
          </table:table-cell>
          <table:covered-table-cell/>
          <table:table-cell table:style-name="MailMergeTable2017-05-11T15_3a_56_3a_10Z9.A11" table:number-columns-spanned="2" office:value-type="string">
            <text:p text:style-name="P12">CAPAOCOTLAN1@HOTMAIL.COM</text:p>
          </table:table-cell>
          <table:covered-table-cell/>
        </table:table-row>
        <table:table-row>
          <table:table-cell table:style-name="MailMergeTable2017-05-11T15_3a_56_3a_10Z9.A2" table:number-columns-spanned="2" office:value-type="string">
            <text:p text:style-name="P10">Telefone:</text:p>
          </table:table-cell>
          <table:covered-table-cell/>
          <table:table-cell table:style-name="MailMergeTable2017-05-11T15_3a_56_3a_10Z9.A2" table:number-columns-spanned="2" office:value-type="string">
            <text:p text:style-name="P12">3360596603</text:p>
          </table:table-cell>
          <table:covered-table-cell/>
        </table:table-row>
      </table:table>
      <text:h text:style-name="P5" text:outline-level="1"/>
      <table:table table:name="MailMergeTable2017-05-11T15:56:10Z10" table:style-name="MailMergeTable2017-05-11T15_3a_56_3a_10Z10">
        <table:table-column table:style-name="MailMergeTable2017-05-11T15_3a_56_3a_10Z10.A"/>
        <table:table-column table:style-name="MailMergeTable2017-05-11T15_3a_56_3a_10Z10.B"/>
        <table:table-column table:style-name="MailMergeTable2017-05-11T15_3a_56_3a_10Z10.A"/>
        <table:table-column table:style-name="MailMergeTable2017-05-11T15_3a_56_3a_10Z10.D"/>
        <table:table-row>
          <table:table-cell table:style-name="MailMergeTable2017-05-11T15_3a_56_3a_10Z10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10.A2" table:number-columns-spanned="4" office:value-type="string">
            <text:h text:style-name="P6" text:outline-level="1"><text:s/>CENTRO DE ATENCIÓN PRIMARIA EN ADICCIONES OCOTLÁN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10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10.A2" table:number-columns-spanned="4" office:value-type="string">
            <text:h text:style-name="P7" text:outline-level="2"><text:s/>PROMOTORES NUEVA VIDA.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10.A5" office:value-type="string">
            <text:p text:style-name="P9">Modalidade do curso:</text:p>
          </table:table-cell>
          <table:table-cell table:style-name="MailMergeTable2017-05-11T15_3a_56_3a_10Z10.A5" office:value-type="string">
            <text:p text:style-name="P13">PRESENCIAL,</text:p>
          </table:table-cell>
          <table:table-cell table:style-name="MailMergeTable2017-05-11T15_3a_56_3a_10Z10.A5" office:value-type="string">
            <text:p text:style-name="P9">País:</text:p>
          </table:table-cell>
          <table:table-cell table:style-name="MailMergeTable2017-05-11T15_3a_56_3a_10Z10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0Z10.A3" office:value-type="string">
            <text:p text:style-name="P9">Carga horária:</text:p>
          </table:table-cell>
          <table:table-cell table:style-name="MailMergeTable2017-05-11T15_3a_56_3a_10Z10.A3" office:value-type="string">
            <text:p text:style-name="P11">6</text:p>
          </table:table-cell>
          <table:table-cell table:style-name="MailMergeTable2017-05-11T15_3a_56_3a_10Z10.A3" office:value-type="string">
            <text:p text:style-name="P9">Certificação?</text:p>
          </table:table-cell>
          <table:table-cell table:style-name="MailMergeTable2017-05-11T15_3a_56_3a_10Z10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0Z10.A2" office:value-type="string">
            <text:p text:style-name="P10">Ano de início:</text:p>
          </table:table-cell>
          <table:table-cell table:style-name="MailMergeTable2017-05-11T15_3a_56_3a_10Z10.A2" office:value-type="string">
            <text:p text:style-name="P13">2009</text:p>
          </table:table-cell>
          <table:table-cell table:style-name="MailMergeTable2017-05-11T15_3a_56_3a_10Z10.A2" office:value-type="string">
            <text:p text:style-name="P10">Atual?</text:p>
          </table:table-cell>
          <table:table-cell table:style-name="MailMergeTable2017-05-11T15_3a_56_3a_10Z10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0Z10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10.A3" table:number-columns-spanned="4" office:value-type="string">
            <text:p text:style-name="P8"><text:s/>CONCEPTOS BÁSICOS, DETECCIÓN TEMPRANA Y CANALIZACIÓN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10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10.A11" table:number-columns-spanned="2" office:value-type="string">
            <text:p text:style-name="P10">Email:</text:p>
          </table:table-cell>
          <table:covered-table-cell/>
          <table:table-cell table:style-name="MailMergeTable2017-05-11T15_3a_56_3a_10Z10.A11" table:number-columns-spanned="2" office:value-type="string">
            <text:p text:style-name="P12">CAPAOCOTLAN1@HOTMAIL.COM</text:p>
          </table:table-cell>
          <table:covered-table-cell/>
        </table:table-row>
        <table:table-row>
          <table:table-cell table:style-name="MailMergeTable2017-05-11T15_3a_56_3a_10Z10.A2" table:number-columns-spanned="2" office:value-type="string">
            <text:p text:style-name="P10">Telefone:</text:p>
          </table:table-cell>
          <table:covered-table-cell/>
          <table:table-cell table:style-name="MailMergeTable2017-05-11T15_3a_56_3a_10Z10.A2" table:number-columns-spanned="2" office:value-type="string">
            <text:p text:style-name="P12">3338225863</text:p>
          </table:table-cell>
          <table:covered-table-cell/>
        </table:table-row>
      </table:table>
      <text:h text:style-name="P5" text:outline-level="1"/>
      <table:table table:name="MailMergeTable2017-05-11T15:56:11Z11" table:style-name="MailMergeTable2017-05-11T15_3a_56_3a_11Z11">
        <table:table-column table:style-name="MailMergeTable2017-05-11T15_3a_56_3a_11Z11.A"/>
        <table:table-column table:style-name="MailMergeTable2017-05-11T15_3a_56_3a_11Z11.B"/>
        <table:table-column table:style-name="MailMergeTable2017-05-11T15_3a_56_3a_11Z11.A"/>
        <table:table-column table:style-name="MailMergeTable2017-05-11T15_3a_56_3a_11Z11.D"/>
        <table:table-row>
          <table:table-cell table:style-name="MailMergeTable2017-05-11T15_3a_56_3a_11Z11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1.A2" table:number-columns-spanned="4" office:value-type="string">
            <text:h text:style-name="P6" text:outline-level="1"><text:s/>CENTRO DE ATENCION PRIMARIA EN ADICCIONES, SANTA CATARINA, NUEVO LEON, MEXICO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1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1.A2" table:number-columns-spanned="4" office:value-type="string">
            <text:h text:style-name="P7" text:outline-level="2"><text:s/>IDEAS<text:line-break/>MITOS Y REALIDADES<text:line-break/>10 RECOMENDACIONES PARA PADRES, PARA EVITAR CONSUMO DE DROGAS EN SUS HIJOS<text:line-break/>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1.A5" office:value-type="string">
            <text:p text:style-name="P9">Modalidade do curso:</text:p>
          </table:table-cell>
          <table:table-cell table:style-name="MailMergeTable2017-05-11T15_3a_56_3a_11Z11.A5" office:value-type="string">
            <text:p text:style-name="P13">PRESENCIAL,</text:p>
          </table:table-cell>
          <table:table-cell table:style-name="MailMergeTable2017-05-11T15_3a_56_3a_11Z11.A5" office:value-type="string">
            <text:p text:style-name="P9">País:</text:p>
          </table:table-cell>
          <table:table-cell table:style-name="MailMergeTable2017-05-11T15_3a_56_3a_11Z11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1Z11.A3" office:value-type="string">
            <text:p text:style-name="P9">Carga horária:</text:p>
          </table:table-cell>
          <table:table-cell table:style-name="MailMergeTable2017-05-11T15_3a_56_3a_11Z11.A3" office:value-type="string">
            <text:p text:style-name="P11">4</text:p>
          </table:table-cell>
          <table:table-cell table:style-name="MailMergeTable2017-05-11T15_3a_56_3a_11Z11.A3" office:value-type="string">
            <text:p text:style-name="P9">Certificação?</text:p>
          </table:table-cell>
          <table:table-cell table:style-name="MailMergeTable2017-05-11T15_3a_56_3a_11Z11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1Z11.A2" office:value-type="string">
            <text:p text:style-name="P10">Ano de início:</text:p>
          </table:table-cell>
          <table:table-cell table:style-name="MailMergeTable2017-05-11T15_3a_56_3a_11Z11.A2" office:value-type="string">
            <text:p text:style-name="P13">-2009</text:p>
          </table:table-cell>
          <table:table-cell table:style-name="MailMergeTable2017-05-11T15_3a_56_3a_11Z11.A2" office:value-type="string">
            <text:p text:style-name="P10">Atual?</text:p>
          </table:table-cell>
          <table:table-cell table:style-name="MailMergeTable2017-05-11T15_3a_56_3a_11Z11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1Z11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1.A3" table:number-columns-spanned="4" office:value-type="string">
            <text:p text:style-name="P8"><text:s/>IDEAS<text:line-break/>INDAGA<text:line-break/>DIALOGA<text:line-break/>EXPLORA<text:line-break/>ACOMPAÑA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1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1.A11" table:number-columns-spanned="2" office:value-type="string">
            <text:p text:style-name="P10">Email:</text:p>
          </table:table-cell>
          <table:covered-table-cell/>
          <table:table-cell table:style-name="MailMergeTable2017-05-11T15_3a_56_3a_11Z11.A11" table:number-columns-spanned="2" office:value-type="string">
            <text:p text:style-name="P12">CNVSANTACATARINA@GMAIL.COM</text:p>
          </table:table-cell>
          <table:covered-table-cell/>
        </table:table-row>
        <table:table-row>
          <table:table-cell table:style-name="MailMergeTable2017-05-11T15_3a_56_3a_11Z11.A2" table:number-columns-spanned="2" office:value-type="string">
            <text:p text:style-name="P10">Telefone:</text:p>
          </table:table-cell>
          <table:covered-table-cell/>
          <table:table-cell table:style-name="MailMergeTable2017-05-11T15_3a_56_3a_11Z11.A2" table:number-columns-spanned="2" office:value-type="string">
            <text:p text:style-name="P12">8186836589</text:p>
          </table:table-cell>
          <table:covered-table-cell/>
        </table:table-row>
      </table:table>
      <text:h text:style-name="P5" text:outline-level="1"><text:soft-page-break/></text:h>
      <table:table table:name="MailMergeTable2017-05-11T15:56:11Z12" table:style-name="MailMergeTable2017-05-11T15_3a_56_3a_11Z12">
        <table:table-column table:style-name="MailMergeTable2017-05-11T15_3a_56_3a_11Z12.A"/>
        <table:table-column table:style-name="MailMergeTable2017-05-11T15_3a_56_3a_11Z12.B"/>
        <table:table-column table:style-name="MailMergeTable2017-05-11T15_3a_56_3a_11Z12.A"/>
        <table:table-column table:style-name="MailMergeTable2017-05-11T15_3a_56_3a_11Z12.D"/>
        <table:table-row>
          <table:table-cell table:style-name="MailMergeTable2017-05-11T15_3a_56_3a_11Z12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2.A2" table:number-columns-spanned="4" office:value-type="string">
            <text:h text:style-name="P6" text:outline-level="1"><text:s/>CENTRO DE PREVENCIÓN EN ADICCIONES "DR. HÉCTOR AYALA VELÁZQUEZ", FACULTAD DE PSICOLOGÍA, UNIVERSIDAD NACIONAL AUTÓNOMA DE MÉXICO.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2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2.A2" table:number-columns-spanned="4" office:value-type="string">
            <text:h text:style-name="P7" text:outline-level="2"><text:s/>PROGRAMA DE MAESTRÍA EN PSICOLOGÍA DE LAS ADICCION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2.A5" office:value-type="string">
            <text:p text:style-name="P9">Modalidade do curso:</text:p>
          </table:table-cell>
          <table:table-cell table:style-name="MailMergeTable2017-05-11T15_3a_56_3a_11Z12.A5" office:value-type="string">
            <text:p text:style-name="P13">PRESENCIAL,</text:p>
          </table:table-cell>
          <table:table-cell table:style-name="MailMergeTable2017-05-11T15_3a_56_3a_11Z12.A5" office:value-type="string">
            <text:p text:style-name="P9">País:</text:p>
          </table:table-cell>
          <table:table-cell table:style-name="MailMergeTable2017-05-11T15_3a_56_3a_11Z12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1Z12.A3" office:value-type="string">
            <text:p text:style-name="P9">Carga horária:</text:p>
          </table:table-cell>
          <table:table-cell table:style-name="MailMergeTable2017-05-11T15_3a_56_3a_11Z12.A3" office:value-type="string">
            <text:p text:style-name="P11">1600</text:p>
          </table:table-cell>
          <table:table-cell table:style-name="MailMergeTable2017-05-11T15_3a_56_3a_11Z12.A3" office:value-type="string">
            <text:p text:style-name="P9">Certificação?</text:p>
          </table:table-cell>
          <table:table-cell table:style-name="MailMergeTable2017-05-11T15_3a_56_3a_11Z12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1Z12.A2" office:value-type="string">
            <text:p text:style-name="P10">Ano de início:</text:p>
          </table:table-cell>
          <table:table-cell table:style-name="MailMergeTable2017-05-11T15_3a_56_3a_11Z12.A2" office:value-type="string">
            <text:p text:style-name="P13">1999</text:p>
          </table:table-cell>
          <table:table-cell table:style-name="MailMergeTable2017-05-11T15_3a_56_3a_11Z12.A2" office:value-type="string">
            <text:p text:style-name="P10">Atual?</text:p>
          </table:table-cell>
          <table:table-cell table:style-name="MailMergeTable2017-05-11T15_3a_56_3a_11Z12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1Z12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2.A3" table:number-columns-spanned="4" office:value-type="string">
            <text:p text:style-name="P8">PRINCIPIOS BÁSICOS DEL COMPORTAMIENTO ADICTIVO<text:line-break/>BASES FISIOLÓGICAS DE LA CONDUCTA ADICTIVA<text:line-break/>POLÍTICAS PÚBLICAS EN ADICCIONES<text:line-break/>ACCIONES COMUNITARIAS<text:line-break/>METODOLOGÍA DE LA INVESTIGACIÓN<text:line-break/>CONSEJO BREVE<text:line-break/>INTERVENCIÓN BREVE<text:line-break/>TRATAMIENTO BREVE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2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2.A11" table:number-columns-spanned="2" office:value-type="string">
            <text:p text:style-name="P10">Email:</text:p>
          </table:table-cell>
          <table:covered-table-cell/>
          <table:table-cell table:style-name="MailMergeTable2017-05-11T15_3a_56_3a_11Z12.A11" table:number-columns-spanned="2" office:value-type="string">
            <text:p text:style-name="P12">LBARRAGANTORRES@GMAIL.COM</text:p>
          </table:table-cell>
          <table:covered-table-cell/>
        </table:table-row>
        <table:table-row>
          <table:table-cell table:style-name="MailMergeTable2017-05-11T15_3a_56_3a_11Z12.A2" table:number-columns-spanned="2" office:value-type="string">
            <text:p text:style-name="P10">Telefone:</text:p>
          </table:table-cell>
          <table:covered-table-cell/>
          <table:table-cell table:style-name="MailMergeTable2017-05-11T15_3a_56_3a_11Z12.A2" table:number-columns-spanned="2" office:value-type="string">
            <text:p text:style-name="P12">56222335</text:p>
          </table:table-cell>
          <table:covered-table-cell/>
        </table:table-row>
      </table:table>
      <text:h text:style-name="P5" text:outline-level="1"/>
      <table:table table:name="MailMergeTable2017-05-11T15:56:11Z13" table:style-name="MailMergeTable2017-05-11T15_3a_56_3a_11Z13">
        <table:table-column table:style-name="MailMergeTable2017-05-11T15_3a_56_3a_11Z13.A"/>
        <table:table-column table:style-name="MailMergeTable2017-05-11T15_3a_56_3a_11Z13.B"/>
        <table:table-column table:style-name="MailMergeTable2017-05-11T15_3a_56_3a_11Z13.A"/>
        <table:table-column table:style-name="MailMergeTable2017-05-11T15_3a_56_3a_11Z13.D"/>
        <table:table-row>
          <table:table-cell table:style-name="MailMergeTable2017-05-11T15_3a_56_3a_11Z13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3.A2" table:number-columns-spanned="4" office:value-type="string">
            <text:h text:style-name="P6" text:outline-level="1"><text:s/>CENTRO DE PREVENCIÓN Y ATENCIÓN DE ADICCIONES DR. AYALA<text:line-break/>FACULTAD DE PSICOLOGÍA, UNIVERSIDAD NACIONAL DE MÉXICO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3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3.A2" table:number-columns-spanned="4" office:value-type="string">
            <text:h text:style-name="P7" text:outline-level="2"><text:s/>CURSO DE CAPACITACIÓN PARA LA DETECCIÓN TEMPRANA E INTERVENCIÓN BREVE PARA BEBEDORES PROBLEMA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3.A5" office:value-type="string">
            <text:p text:style-name="P9">Modalidade do curso:</text:p>
          </table:table-cell>
          <table:table-cell table:style-name="MailMergeTable2017-05-11T15_3a_56_3a_11Z13.A5" office:value-type="string">
            <text:p text:style-name="P13">PRESENCIAL,A DISTANCIA,</text:p>
          </table:table-cell>
          <table:table-cell table:style-name="MailMergeTable2017-05-11T15_3a_56_3a_11Z13.A5" office:value-type="string">
            <text:p text:style-name="P9">País:</text:p>
          </table:table-cell>
          <table:table-cell table:style-name="MailMergeTable2017-05-11T15_3a_56_3a_11Z13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1Z13.A3" office:value-type="string">
            <text:p text:style-name="P9">Carga horária:</text:p>
          </table:table-cell>
          <table:table-cell table:style-name="MailMergeTable2017-05-11T15_3a_56_3a_11Z13.A3" office:value-type="string">
            <text:p text:style-name="P11">30</text:p>
          </table:table-cell>
          <table:table-cell table:style-name="MailMergeTable2017-05-11T15_3a_56_3a_11Z13.A3" office:value-type="string">
            <text:p text:style-name="P9">Certificação?</text:p>
          </table:table-cell>
          <table:table-cell table:style-name="MailMergeTable2017-05-11T15_3a_56_3a_11Z13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1Z13.A2" office:value-type="string">
            <text:p text:style-name="P10">Ano de início:</text:p>
          </table:table-cell>
          <table:table-cell table:style-name="MailMergeTable2017-05-11T15_3a_56_3a_11Z13.A2" office:value-type="string">
            <text:p text:style-name="P13">2000</text:p>
          </table:table-cell>
          <table:table-cell table:style-name="MailMergeTable2017-05-11T15_3a_56_3a_11Z13.A2" office:value-type="string">
            <text:p text:style-name="P10">Atual?</text:p>
          </table:table-cell>
          <table:table-cell table:style-name="MailMergeTable2017-05-11T15_3a_56_3a_11Z13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1Z13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3.A3" table:number-columns-spanned="4" office:value-type="string">
            <text:p text:style-name="P8">PANORAMA EPIDEMIOLÓGICO DEL ALCOHOL EN MÉXICO<text:line-break/>FUNDAMENTO TEÓRICO.<text:line-break/>ESPECTRO DE BEBEDORES<text:line-break/><text:soft-page-break/>INTRODUCCIÓN A LAS INTERVENCIONES BREVES<text:line-break/>ENTREVISTA MOTIVACIONAL<text:line-break/>ADMISIÓN <text:line-break/>EVALUACIÓN INICIAL <text:line-break/>1.PRIMERA SESIÓN: BALANCE DECISIONAL Y ESTABLECIMIENTO DE META<text:line-break/>2.SEGUNDA SESIÓN: SITUACIONES DE CONSUMO <text:line-break/>3.TERCERA SESIÓN: PLANES DE ACCIÓN<text:line-break/>4.CUARTA SESIÓN: REVISIÓN DE LO APRENDIDO Y REESTABLECIMIENTO <text:line-break/> <text:s/>DE <text:s/>META<text:line-break/>5. SEGUIMIENTOS<text:line-break/>PRÁCTICA "REPRESENTACIONES DE UNA SESIÓN DE LA INTERVENCIÓN <text:line-break/>BREVE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3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3.A11" table:number-columns-spanned="2" office:value-type="string">
            <text:p text:style-name="P10">Email:</text:p>
          </table:table-cell>
          <table:covered-table-cell/>
          <table:table-cell table:style-name="MailMergeTable2017-05-11T15_3a_56_3a_11Z13.A11" table:number-columns-spanned="2" office:value-type="string">
            <text:p text:style-name="P12">LBARRAGANTORRES@GMAIL.COM </text:p>
          </table:table-cell>
          <table:covered-table-cell/>
        </table:table-row>
        <table:table-row>
          <table:table-cell table:style-name="MailMergeTable2017-05-11T15_3a_56_3a_11Z13.A2" table:number-columns-spanned="2" office:value-type="string">
            <text:p text:style-name="P10">Telefone:</text:p>
          </table:table-cell>
          <table:covered-table-cell/>
          <table:table-cell table:style-name="MailMergeTable2017-05-11T15_3a_56_3a_11Z13.A2" table:number-columns-spanned="2" office:value-type="string">
            <text:p text:style-name="P12">5554 09 7387</text:p>
          </table:table-cell>
          <table:covered-table-cell/>
        </table:table-row>
      </table:table>
      <text:h text:style-name="P5" text:outline-level="1"/>
      <table:table table:name="MailMergeTable2017-05-11T15:56:11Z14" table:style-name="MailMergeTable2017-05-11T15_3a_56_3a_11Z14">
        <table:table-column table:style-name="MailMergeTable2017-05-11T15_3a_56_3a_11Z14.A"/>
        <table:table-column table:style-name="MailMergeTable2017-05-11T15_3a_56_3a_11Z14.B"/>
        <table:table-column table:style-name="MailMergeTable2017-05-11T15_3a_56_3a_11Z14.A"/>
        <table:table-column table:style-name="MailMergeTable2017-05-11T15_3a_56_3a_11Z14.D"/>
        <table:table-row>
          <table:table-cell table:style-name="MailMergeTable2017-05-11T15_3a_56_3a_11Z14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4.A2" table:number-columns-spanned="4" office:value-type="string">
            <text:h text:style-name="P6" text:outline-level="1"><text:s/>CENTRO DE REFERENCIA DA UNIVERSIDADE DO ESTADO DA BAHI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4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4.A2" table:number-columns-spanned="4" office:value-type="string">
            <text:h text:style-name="P7" text:outline-level="2"><text:s/>CENTRO DE REFERÊNCIA PARA FORMAÇÃO PERMANENTE PARA MANEJO DE SITUAÇÕES RELACIONADAS Á ÁLCOOL E OUTRAS DROGAS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4.A5" office:value-type="string">
            <text:p text:style-name="P9">Modalidade do curso:</text:p>
          </table:table-cell>
          <table:table-cell table:style-name="MailMergeTable2017-05-11T15_3a_56_3a_11Z14.A5" office:value-type="string">
            <text:p text:style-name="P13">PRESENCIAL,</text:p>
          </table:table-cell>
          <table:table-cell table:style-name="MailMergeTable2017-05-11T15_3a_56_3a_11Z14.A5" office:value-type="string">
            <text:p text:style-name="P9">País:</text:p>
          </table:table-cell>
          <table:table-cell table:style-name="MailMergeTable2017-05-11T15_3a_56_3a_11Z14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11Z14.A3" office:value-type="string">
            <text:p text:style-name="P9">Carga horária:</text:p>
          </table:table-cell>
          <table:table-cell table:style-name="MailMergeTable2017-05-11T15_3a_56_3a_11Z14.A3" office:value-type="string">
            <text:p text:style-name="P11">60</text:p>
          </table:table-cell>
          <table:table-cell table:style-name="MailMergeTable2017-05-11T15_3a_56_3a_11Z14.A3" office:value-type="string">
            <text:p text:style-name="P9">Certificação?</text:p>
          </table:table-cell>
          <table:table-cell table:style-name="MailMergeTable2017-05-11T15_3a_56_3a_11Z14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1Z14.A2" office:value-type="string">
            <text:p text:style-name="P10">Ano de início:</text:p>
          </table:table-cell>
          <table:table-cell table:style-name="MailMergeTable2017-05-11T15_3a_56_3a_11Z14.A2" office:value-type="string">
            <text:p text:style-name="P13">2010</text:p>
          </table:table-cell>
          <table:table-cell table:style-name="MailMergeTable2017-05-11T15_3a_56_3a_11Z14.A2" office:value-type="string">
            <text:p text:style-name="P10">Atual?</text:p>
          </table:table-cell>
          <table:table-cell table:style-name="MailMergeTable2017-05-11T15_3a_56_3a_11Z14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1Z14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4.A3" table:number-columns-spanned="4" office:value-type="string">
            <text:p text:style-name="P8">NÚCLEO COMUM A TODAS AS ÁREAS.<text:line-break/>•A POLÍTICA NACIONAL SOBRE DROGAS (PNAD) E A POLÍTICA NACIONAL SOBRE O ÁLCOOL<text:line-break/>•POLÍTICAS SETORIAIS DE SAÚDE E DE ASSISTÊNCIA SOCIAL •REDE DE ATENÇÃO: SUS (PSF, NASF, CAPS, HG), SUAS (CRAS, CREAS) E SUAS INTER-RELAÇÕES<text:line-break/>•CONCEITO DE DROGA E PADRÕES DE USO (INTOXICAÇÃO AGUDA, USO CRÔNICO, USO NOCIVO, DEPENDÊNCIA, ABSTINÊNCIA)<text:line-break/>•EPIDEMIOLOGIA DO USO DE DROGAS NO BRASIL E NO MUNDO •OS PRINCIPAIS QUADROS CLÍNICO-PSICOPATOLÓGICOS DECORRENTES DO USO DAS DIVERSAS DROGAS<text:line-break/>•ABORDAGENS TERAPÊUTICAS DO USUÁRIO DE CRACK E OUTRAS DROGAS: ATENÇÃO INTEGRAL<text:line-break/>•ABORDAGEM DOS FAMILIARES DO USUÁRIO DE CRACK<text:line-break/>•REDES DE APOIO SOCIAL E REINSERÇÃO SOCIAL DO USUÁRIO DE DROGAS.<text:line-break/>INTERVENÇÃO BREVE E ENTREVISTA MOTIVACIONAL.<text:line-break/><text:line-break/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MailMergeTable2017-05-11T15_3a_56_3a_11Z14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4.A11" table:number-columns-spanned="2" office:value-type="string">
            <text:p text:style-name="P10">Email:</text:p>
          </table:table-cell>
          <table:covered-table-cell/>
          <table:table-cell table:style-name="MailMergeTable2017-05-11T15_3a_56_3a_11Z14.A11" table:number-columns-spanned="2" office:value-type="string">
            <text:p text:style-name="P12">HTTP://WWW.UNEB.BR/CRR/SOBRE/</text:p>
          </table:table-cell>
          <table:covered-table-cell/>
        </table:table-row>
        <table:table-row>
          <table:table-cell table:style-name="MailMergeTable2017-05-11T15_3a_56_3a_11Z14.A2" table:number-columns-spanned="2" office:value-type="string">
            <text:p text:style-name="P10">Telefone:</text:p>
          </table:table-cell>
          <table:covered-table-cell/>
          <table:table-cell table:style-name="MailMergeTable2017-05-11T15_3a_56_3a_11Z14.A2" table:number-columns-spanned="2" office:value-type="string">
            <text:p text:style-name="P12">61-982078737</text:p>
          </table:table-cell>
          <table:covered-table-cell/>
        </table:table-row>
      </table:table>
      <text:h text:style-name="P5" text:outline-level="1"/>
      <table:table table:name="MailMergeTable2017-05-11T15:56:11Z15" table:style-name="MailMergeTable2017-05-11T15_3a_56_3a_11Z15">
        <table:table-column table:style-name="MailMergeTable2017-05-11T15_3a_56_3a_11Z15.A"/>
        <table:table-column table:style-name="MailMergeTable2017-05-11T15_3a_56_3a_11Z15.B"/>
        <table:table-column table:style-name="MailMergeTable2017-05-11T15_3a_56_3a_11Z15.A"/>
        <table:table-column table:style-name="MailMergeTable2017-05-11T15_3a_56_3a_11Z15.D"/>
        <table:table-row>
          <table:table-cell table:style-name="MailMergeTable2017-05-11T15_3a_56_3a_11Z15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5.A2" table:number-columns-spanned="4" office:value-type="string">
            <text:h text:style-name="P6" text:outline-level="1"><text:s/>CENTRO DE REFERÊNCIA DO PROGRAMA DE ESTUDOS E ASSISTÊNCIA AO USO INDEVIDO DE DROGAS DO INSTITUTO DE PSIQUIATRIA DA UNIVERSIDADE FEDERAL DO RIO DE JANEIRO – CRR-PROJAD/UFRJ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5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5.A2" table:number-columns-spanned="4" office:value-type="string">
            <text:h text:style-name="P7" text:outline-level="2"><text:s/>PROCESSOS FORMATIVOS EDITAL Nº8/2014<text:line-break/>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5.A5" office:value-type="string">
            <text:p text:style-name="P9">Modalidade do curso:</text:p>
          </table:table-cell>
          <table:table-cell table:style-name="MailMergeTable2017-05-11T15_3a_56_3a_11Z15.A5" office:value-type="string">
            <text:p text:style-name="P13">PRESENCIAL,</text:p>
          </table:table-cell>
          <table:table-cell table:style-name="MailMergeTable2017-05-11T15_3a_56_3a_11Z15.A5" office:value-type="string">
            <text:p text:style-name="P9">País:</text:p>
          </table:table-cell>
          <table:table-cell table:style-name="MailMergeTable2017-05-11T15_3a_56_3a_11Z15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11Z15.A3" office:value-type="string">
            <text:p text:style-name="P9">Carga horária:</text:p>
          </table:table-cell>
          <table:table-cell table:style-name="MailMergeTable2017-05-11T15_3a_56_3a_11Z15.A3" office:value-type="string">
            <text:p text:style-name="P11">80</text:p>
          </table:table-cell>
          <table:table-cell table:style-name="MailMergeTable2017-05-11T15_3a_56_3a_11Z15.A3" office:value-type="string">
            <text:p text:style-name="P9">Certificação?</text:p>
          </table:table-cell>
          <table:table-cell table:style-name="MailMergeTable2017-05-11T15_3a_56_3a_11Z15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1Z15.A2" office:value-type="string">
            <text:p text:style-name="P10">Ano de início:</text:p>
          </table:table-cell>
          <table:table-cell table:style-name="MailMergeTable2017-05-11T15_3a_56_3a_11Z15.A2" office:value-type="string">
            <text:p text:style-name="P13">2014</text:p>
          </table:table-cell>
          <table:table-cell table:style-name="MailMergeTable2017-05-11T15_3a_56_3a_11Z15.A2" office:value-type="string">
            <text:p text:style-name="P10">Atual?</text:p>
          </table:table-cell>
          <table:table-cell table:style-name="MailMergeTable2017-05-11T15_3a_56_3a_11Z15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1Z15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5.A3" table:number-columns-spanned="4" office:value-type="string">
            <text:p text:style-name="P8"><text:s/>POLÍTICA NACIONAL DE SAÚDE MENTAL, ÁLCOOL E OUTRAS DROGAS. RECURSOS DA REDE DE SAÚDE MENTAL E DA REDE SUAS. EPIDEMIOLOGIA DO USO DE DROGAS NO BRASIL. REDUÇÃO DE DANOS. PSICOPATOLOGIA E FARMACOTERAPIA. COMORBIDADES PSIQUIÁTRICAS. ACOLHIMENTO E INTERVENÇÕES NA RUA: O PAPEL DO CONSULTÓRIO DE RUA. O CUIDADO NO CAPS-AD III. IDENTIFICAÇÃO PRECOCE E INTERVENÇÃO BREVE NA ATENÇÃO BÁSICA. GERENCIAMENTO DE CASOS. MENTAL HEALTH GAP. METODOLOGIA DE CONSTRUÇÃO DE PROJETOS DE INTERVENÇÃO TERRITORIAL. REINSERÇÃO SOCIAL.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5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5.A11" table:number-columns-spanned="2" office:value-type="string">
            <text:p text:style-name="P10">Email:</text:p>
          </table:table-cell>
          <table:covered-table-cell/>
          <table:table-cell table:style-name="MailMergeTable2017-05-11T15_3a_56_3a_11Z15.A11" table:number-columns-spanned="2" office:value-type="string">
            <text:p text:style-name="P12">PROJADESPECIALIZACAO@IPUB.UFRJ.BR</text:p>
          </table:table-cell>
          <table:covered-table-cell/>
        </table:table-row>
        <table:table-row>
          <table:table-cell table:style-name="MailMergeTable2017-05-11T15_3a_56_3a_11Z15.A2" table:number-columns-spanned="2" office:value-type="string">
            <text:p text:style-name="P10">Telefone:</text:p>
          </table:table-cell>
          <table:covered-table-cell/>
          <table:table-cell table:style-name="MailMergeTable2017-05-11T15_3a_56_3a_11Z15.A2" table:number-columns-spanned="2" office:value-type="string">
            <text:p text:style-name="P12">5521999569656</text:p>
          </table:table-cell>
          <table:covered-table-cell/>
        </table:table-row>
      </table:table>
      <text:h text:style-name="P5" text:outline-level="1"/>
      <table:table table:name="MailMergeTable2017-05-11T15:56:11Z16" table:style-name="MailMergeTable2017-05-11T15_3a_56_3a_11Z16">
        <table:table-column table:style-name="MailMergeTable2017-05-11T15_3a_56_3a_11Z16.A"/>
        <table:table-column table:style-name="MailMergeTable2017-05-11T15_3a_56_3a_11Z16.B"/>
        <table:table-column table:style-name="MailMergeTable2017-05-11T15_3a_56_3a_11Z16.A"/>
        <table:table-column table:style-name="MailMergeTable2017-05-11T15_3a_56_3a_11Z16.D"/>
        <table:table-row>
          <table:table-cell table:style-name="MailMergeTable2017-05-11T15_3a_56_3a_11Z16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6.A2" table:number-columns-spanned="4" office:value-type="string">
            <text:h text:style-name="P6" text:outline-level="1">CENTRO ESTATAL CONTRA LAS ADICCION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6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6.A2" table:number-columns-spanned="4" office:value-type="string">
            <text:h text:style-name="P7" text:outline-level="2">HABILIDADES PARA LA VID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6.A5" office:value-type="string">
            <text:p text:style-name="P9">Modalidade do curso:</text:p>
          </table:table-cell>
          <table:table-cell table:style-name="MailMergeTable2017-05-11T15_3a_56_3a_11Z16.A5" office:value-type="string">
            <text:p text:style-name="P13">PRESENCIAL,</text:p>
          </table:table-cell>
          <table:table-cell table:style-name="MailMergeTable2017-05-11T15_3a_56_3a_11Z16.A5" office:value-type="string">
            <text:p text:style-name="P9">País:</text:p>
          </table:table-cell>
          <table:table-cell table:style-name="MailMergeTable2017-05-11T15_3a_56_3a_11Z16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1Z16.A3" office:value-type="string">
            <text:p text:style-name="P9">Carga horária:</text:p>
          </table:table-cell>
          <table:table-cell table:style-name="MailMergeTable2017-05-11T15_3a_56_3a_11Z16.A3" office:value-type="string">
            <text:p text:style-name="P11">4</text:p>
          </table:table-cell>
          <table:table-cell table:style-name="MailMergeTable2017-05-11T15_3a_56_3a_11Z16.A3" office:value-type="string">
            <text:p text:style-name="P9">Certificação?</text:p>
          </table:table-cell>
          <table:table-cell table:style-name="MailMergeTable2017-05-11T15_3a_56_3a_11Z16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1Z16.A2" office:value-type="string">
            <text:p text:style-name="P10">Ano de início:</text:p>
          </table:table-cell>
          <table:table-cell table:style-name="MailMergeTable2017-05-11T15_3a_56_3a_11Z16.A2" office:value-type="string">
            <text:p text:style-name="P13">2011</text:p>
          </table:table-cell>
          <table:table-cell table:style-name="MailMergeTable2017-05-11T15_3a_56_3a_11Z16.A2" office:value-type="string">
            <text:p text:style-name="P10">Atual?</text:p>
          </table:table-cell>
          <table:table-cell table:style-name="MailMergeTable2017-05-11T15_3a_56_3a_11Z16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1Z16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6.A3" table:number-columns-spanned="4" office:value-type="string">
            <text:p text:style-name="P8">HABILIDADES SOCIALES<text:line-break/>HABILIDADES DEL PENSAMIENTO<text:line-break/>HABILIDADES DEL MANEJO DE EMOCIONES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MailMergeTable2017-05-11T15_3a_56_3a_11Z16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6.A11" table:number-columns-spanned="2" office:value-type="string">
            <text:p text:style-name="P10">Email:</text:p>
          </table:table-cell>
          <table:covered-table-cell/>
          <table:table-cell table:style-name="MailMergeTable2017-05-11T15_3a_56_3a_11Z16.A11" table:number-columns-spanned="2" office:value-type="string">
            <text:p text:style-name="P12">FORMAMXL@IPEBC.GOB.MX</text:p>
          </table:table-cell>
          <table:covered-table-cell/>
        </table:table-row>
        <table:table-row>
          <table:table-cell table:style-name="MailMergeTable2017-05-11T15_3a_56_3a_11Z16.A2" table:number-columns-spanned="2" office:value-type="string">
            <text:p text:style-name="P10">Telefone:</text:p>
          </table:table-cell>
          <table:covered-table-cell/>
          <table:table-cell table:style-name="MailMergeTable2017-05-11T15_3a_56_3a_11Z16.A2" table:number-columns-spanned="2" office:value-type="string">
            <text:p text:style-name="P12">6862267978</text:p>
          </table:table-cell>
          <table:covered-table-cell/>
        </table:table-row>
      </table:table>
      <text:h text:style-name="P5" text:outline-level="1"/>
      <table:table table:name="MailMergeTable2017-05-11T15:56:11Z17" table:style-name="MailMergeTable2017-05-11T15_3a_56_3a_11Z17">
        <table:table-column table:style-name="MailMergeTable2017-05-11T15_3a_56_3a_11Z17.A"/>
        <table:table-column table:style-name="MailMergeTable2017-05-11T15_3a_56_3a_11Z17.B"/>
        <table:table-column table:style-name="MailMergeTable2017-05-11T15_3a_56_3a_11Z17.A"/>
        <table:table-column table:style-name="MailMergeTable2017-05-11T15_3a_56_3a_11Z17.D"/>
        <table:table-row>
          <table:table-cell table:style-name="MailMergeTable2017-05-11T15_3a_56_3a_11Z17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7.A2" table:number-columns-spanned="4" office:value-type="string">
            <text:h text:style-name="P6" text:outline-level="1"><text:s/>CENTRO REGIONAL DE REFERÊNCIA DA ALIANÇA DE REDUÇÃO DE DANOS FÁTIMA CAVALCANTI DA UNIVERSIDADE FEDERAL DA BAHI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7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7.A2" table:number-columns-spanned="4" office:value-type="string">
            <text:h text:style-name="P7" text:outline-level="2"><text:s/>OFICINA PARA ELABORAÇÃO E SUPERVISÃO DE PROPOSTAS DE INTERVENÇÃO NO CAMPO DO CONSUMO ABUSIVO DE ÁLCOOL E OUTRAS DROGAS PARA EDUCADORES DA REDE ESTADUAL DE EDUCAÇÃO E ENTIDADES QUE ATUAM NO ATENDIMENTO/APOIO A ADOLESCENTES E CRIANÇAS EM SITUAÇÃO DE VULNERABILIDADE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7.A5" office:value-type="string">
            <text:p text:style-name="P9">Modalidade do curso:</text:p>
          </table:table-cell>
          <table:table-cell table:style-name="MailMergeTable2017-05-11T15_3a_56_3a_11Z17.A5" office:value-type="string">
            <text:p text:style-name="P13">PRESENCIAL,</text:p>
          </table:table-cell>
          <table:table-cell table:style-name="MailMergeTable2017-05-11T15_3a_56_3a_11Z17.A5" office:value-type="string">
            <text:p text:style-name="P9">País:</text:p>
          </table:table-cell>
          <table:table-cell table:style-name="MailMergeTable2017-05-11T15_3a_56_3a_11Z17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11Z17.A3" office:value-type="string">
            <text:p text:style-name="P9">Carga horária:</text:p>
          </table:table-cell>
          <table:table-cell table:style-name="MailMergeTable2017-05-11T15_3a_56_3a_11Z17.A3" office:value-type="string">
            <text:p text:style-name="P11">40</text:p>
          </table:table-cell>
          <table:table-cell table:style-name="MailMergeTable2017-05-11T15_3a_56_3a_11Z17.A3" office:value-type="string">
            <text:p text:style-name="P9">Certificação?</text:p>
          </table:table-cell>
          <table:table-cell table:style-name="MailMergeTable2017-05-11T15_3a_56_3a_11Z17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1Z17.A2" office:value-type="string">
            <text:p text:style-name="P10">Ano de início:</text:p>
          </table:table-cell>
          <table:table-cell table:style-name="MailMergeTable2017-05-11T15_3a_56_3a_11Z17.A2" office:value-type="string">
            <text:p text:style-name="P13">2016</text:p>
          </table:table-cell>
          <table:table-cell table:style-name="MailMergeTable2017-05-11T15_3a_56_3a_11Z17.A2" office:value-type="string">
            <text:p text:style-name="P10">Atual?</text:p>
          </table:table-cell>
          <table:table-cell table:style-name="MailMergeTable2017-05-11T15_3a_56_3a_11Z17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1Z17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7.A3" table:number-columns-spanned="4" office:value-type="string">
            <text:p text:style-name="P8"><text:s/>1.ESCOLA, JUVENTUDE E DROGAS.<text:line-break/>2.SOCIOANTROPOLOGIA E EPIDEMIOLOGIA <text:s/>DO CONSUMO DE DROGAS<text:line-break/>3.A POLÍTICA NACIONAL SOBRE DROGAS (PNAD) E A POLÍTICA NACIONAL SOBRE O ÁLCOOL. <text:line-break/>4.POLÍTICAS SETORIAIS DE SAÚDE E DE ASSISTÊNCIA SOCIAL.<text:line-break/>5.REDE DE ATENÇÃO: SUS (PSF, NASF,CAPS,HG), SUAS (CRAS, CREAS) E SUAS INTERRELAÇÕES.<text:line-break/>6.O SISTEMA JUDICIÁRIO (VARAS DA FAMÍLIA E DA INFÂNCIA E JUVENTUDE), O MINISTÉRIO PÚBLICO E AS DEFENSORIAS PÚBLICAS.<text:line-break/>7.O ESTATUTO DA CRIANÇA E DO ADOLESCENTE. SISTEMA DE GARANTIA DE DIREITOS, PAPEL DO CONSELHO TUTELAR E DE DIREITOS.<text:line-break/>8.CONCEITO DE DROGAS E SEUS PADRÕES DE USO (INTOXICAÇÃO AGUDA, USO CRÔNICO, USO NOCIVO, DEPENDÊNCIA, ABSTINÊNCIA).<text:line-break/>9.ABORDAGENS TERAPÊUTICAS DO USUÁRIO DE DROGAS: ATENÇÃO INTEGRAL COM ÊNFASE NA REDUÇÃO DE DANOS.<text:line-break/>10.ABORDAGEM DOS FAMILIARES DO USUÁRIO DE CRACK E OUTRAS DROGAS.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7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7.A11" table:number-columns-spanned="2" office:value-type="string">
            <text:p text:style-name="P10">Email:</text:p>
          </table:table-cell>
          <table:covered-table-cell/>
          <table:table-cell table:style-name="MailMergeTable2017-05-11T15_3a_56_3a_11Z17.A11" table:number-columns-spanned="2" office:value-type="string">
            <text:p text:style-name="P12">PROJETOCRR.ARDFC@GMAIL.COM</text:p>
          </table:table-cell>
          <table:covered-table-cell/>
        </table:table-row>
        <table:table-row>
          <table:table-cell table:style-name="MailMergeTable2017-05-11T15_3a_56_3a_11Z17.A2" table:number-columns-spanned="2" office:value-type="string">
            <text:p text:style-name="P10">Telefone:</text:p>
          </table:table-cell>
          <table:covered-table-cell/>
          <table:table-cell table:style-name="MailMergeTable2017-05-11T15_3a_56_3a_11Z17.A2" table:number-columns-spanned="2" office:value-type="string">
            <text:p text:style-name="P12">(71) 99186-8781</text:p>
          </table:table-cell>
          <table:covered-table-cell/>
        </table:table-row>
      </table:table>
      <text:h text:style-name="P5" text:outline-level="1"/>
      <table:table table:name="MailMergeTable2017-05-11T15:56:11Z18" table:style-name="MailMergeTable2017-05-11T15_3a_56_3a_11Z18">
        <table:table-column table:style-name="MailMergeTable2017-05-11T15_3a_56_3a_11Z18.A"/>
        <table:table-column table:style-name="MailMergeTable2017-05-11T15_3a_56_3a_11Z18.B"/>
        <table:table-column table:style-name="MailMergeTable2017-05-11T15_3a_56_3a_11Z18.A"/>
        <table:table-column table:style-name="MailMergeTable2017-05-11T15_3a_56_3a_11Z18.D"/>
        <table:table-row>
          <table:table-cell table:style-name="MailMergeTable2017-05-11T15_3a_56_3a_11Z18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8.A2" table:number-columns-spanned="4" office:value-type="string">
            <text:h text:style-name="P6" text:outline-level="1"><text:s/>CENTRO REGIONAL DE REFERÊNCIA DA ALIANÇA DE REDUÇÃO DE DANOS FÁTIMA CAVALCANTI DA UNIVERSIDADE FEDERAL DA BAHIA</text:h>
          </table:table-cell>
          <table:covered-table-cell/>
          <table:covered-table-cell/>
          <table:covered-table-cell/>
        </table:table-row>
        <text:soft-page-break/>
        <table:table-row>
          <table:table-cell table:style-name="MailMergeTable2017-05-11T15_3a_56_3a_11Z18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8.A2" table:number-columns-spanned="4" office:value-type="string">
            <text:h text:style-name="P7" text:outline-level="2"><text:s/>FÓRUM DE DISCUSSÃO SOBRE ABUSO DE SPA’S <text:s/>E ARTICULAÇÃO DAS REDES SUS E SUAS NA ATENÇÃO À POPULAÇÃO EM SITUAÇÃO DE VULNERABILIDADE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8.A5" office:value-type="string">
            <text:p text:style-name="P9">Modalidade do curso:</text:p>
          </table:table-cell>
          <table:table-cell table:style-name="MailMergeTable2017-05-11T15_3a_56_3a_11Z18.A5" office:value-type="string">
            <text:p text:style-name="P13">PRESENCIAL,</text:p>
          </table:table-cell>
          <table:table-cell table:style-name="MailMergeTable2017-05-11T15_3a_56_3a_11Z18.A5" office:value-type="string">
            <text:p text:style-name="P9">País:</text:p>
          </table:table-cell>
          <table:table-cell table:style-name="MailMergeTable2017-05-11T15_3a_56_3a_11Z18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11Z18.A3" office:value-type="string">
            <text:p text:style-name="P9">Carga horária:</text:p>
          </table:table-cell>
          <table:table-cell table:style-name="MailMergeTable2017-05-11T15_3a_56_3a_11Z18.A3" office:value-type="string">
            <text:p text:style-name="P11">60</text:p>
          </table:table-cell>
          <table:table-cell table:style-name="MailMergeTable2017-05-11T15_3a_56_3a_11Z18.A3" office:value-type="string">
            <text:p text:style-name="P9">Certificação?</text:p>
          </table:table-cell>
          <table:table-cell table:style-name="MailMergeTable2017-05-11T15_3a_56_3a_11Z18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1Z18.A2" office:value-type="string">
            <text:p text:style-name="P10">Ano de início:</text:p>
          </table:table-cell>
          <table:table-cell table:style-name="MailMergeTable2017-05-11T15_3a_56_3a_11Z18.A2" office:value-type="string">
            <text:p text:style-name="P13">2016</text:p>
          </table:table-cell>
          <table:table-cell table:style-name="MailMergeTable2017-05-11T15_3a_56_3a_11Z18.A2" office:value-type="string">
            <text:p text:style-name="P10">Atual?</text:p>
          </table:table-cell>
          <table:table-cell table:style-name="MailMergeTable2017-05-11T15_3a_56_3a_11Z18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1Z18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8.A3" table:number-columns-spanned="4" office:value-type="string">
            <text:p text:style-name="P8">1. <text:s text:c="2"/>ASPECTOS HISTÓRICOS E CULTURAIS SOBRE O USO DE SPAS.<text:line-break/>2. <text:s text:c="2"/>EPIDEMIOLOGIA DO USO DE DROGAS NO BRASIL E NO MUNDO<text:line-break/>3. <text:s text:c="2"/>POLÍTICA DE DROGAS <text:line-break/>4. <text:s text:c="2"/>O USUÁRIO DE SPAS COMO SUJEITO DE DIREITOS.<text:line-break/>5. <text:s text:c="2"/>POPULAÇÃO EM SITUAÇÃO DE RUA: CARACTERIZAÇÃO, PRINCIPAIS PROBLEMAS CLÍNICOS; O USO ABUSIVO DE SPA’S. <text:line-break/>6. <text:s/>FATORES DE RISCO E VULNERABILIDADE E FATORES DE PROTEÇÃO NO CAMPO DO CONSUMO DE DROGAS.<text:line-break/>7. <text:s/>CRIANÇAS E ADOLESCENTES EM SITUAÇÃO DE RUA USUÁRIOS DE SPA’S<text:line-break/>REDUÇÃO DE DANOS: DE PRÁTICA DE SAÚDE A POLÍTICA PÚBLICA.<text:line-break/>8. <text:s/>SUS E SUAS: UMA ARTICULAÇÃO NECESSÁRIA<text:line-break/>9. DESIGUALDADE SOCIAL, ESTIGMA E CRIMINALIZAÇÃO DA POBREZA<text:line-break/>10. REINSERÇÃO SOCIAL: AS POSSIBILIDADES DE INTERVENÇÃO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8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8.A11" table:number-columns-spanned="2" office:value-type="string">
            <text:p text:style-name="P10">Email:</text:p>
          </table:table-cell>
          <table:covered-table-cell/>
          <table:table-cell table:style-name="MailMergeTable2017-05-11T15_3a_56_3a_11Z18.A11" table:number-columns-spanned="2" office:value-type="string">
            <text:p text:style-name="P12">PROJETOCRR.ARDFC@GMAIL.COM</text:p>
          </table:table-cell>
          <table:covered-table-cell/>
        </table:table-row>
        <table:table-row>
          <table:table-cell table:style-name="MailMergeTable2017-05-11T15_3a_56_3a_11Z18.A2" table:number-columns-spanned="2" office:value-type="string">
            <text:p text:style-name="P10">Telefone:</text:p>
          </table:table-cell>
          <table:covered-table-cell/>
          <table:table-cell table:style-name="MailMergeTable2017-05-11T15_3a_56_3a_11Z18.A2" table:number-columns-spanned="2" office:value-type="string">
            <text:p text:style-name="P12">(71) 99186-8781</text:p>
          </table:table-cell>
          <table:covered-table-cell/>
        </table:table-row>
      </table:table>
      <text:h text:style-name="P5" text:outline-level="1"/>
      <table:table table:name="MailMergeTable2017-05-11T15:56:12Z19" table:style-name="MailMergeTable2017-05-11T15_3a_56_3a_12Z19">
        <table:table-column table:style-name="MailMergeTable2017-05-11T15_3a_56_3a_12Z19.A"/>
        <table:table-column table:style-name="MailMergeTable2017-05-11T15_3a_56_3a_12Z19.B"/>
        <table:table-column table:style-name="MailMergeTable2017-05-11T15_3a_56_3a_12Z19.A"/>
        <table:table-column table:style-name="MailMergeTable2017-05-11T15_3a_56_3a_12Z19.D"/>
        <table:table-row>
          <table:table-cell table:style-name="MailMergeTable2017-05-11T15_3a_56_3a_12Z19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19.A2" table:number-columns-spanned="4" office:value-type="string">
            <text:h text:style-name="P6" text:outline-level="1"><text:s/>CENTRO REGIONAL DE REFERÊNCIA DA ALIANÇA DE REDUÇÃO DE DANOS FÁTIMA CAVALCANTI DA UNIVERSIDADE FEDERAL DA BAHI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19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19.A2" table:number-columns-spanned="4" office:value-type="string">
            <text:h text:style-name="P7" text:outline-level="2"><text:s/>FÓRUM DA REDE DE ATENÇÃO PSICOSSOCIAL PARA DISCUSSÃO E MATRICIAMENTO DE CASOS DE CONSUMO ABUSIVO DE ÁLCOOL, CRACK E OUTRAS DROGAS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19.A5" office:value-type="string">
            <text:p text:style-name="P9">Modalidade do curso:</text:p>
          </table:table-cell>
          <table:table-cell table:style-name="MailMergeTable2017-05-11T15_3a_56_3a_12Z19.A5" office:value-type="string">
            <text:p text:style-name="P13">PRESENCIAL,</text:p>
          </table:table-cell>
          <table:table-cell table:style-name="MailMergeTable2017-05-11T15_3a_56_3a_12Z19.A5" office:value-type="string">
            <text:p text:style-name="P9">País:</text:p>
          </table:table-cell>
          <table:table-cell table:style-name="MailMergeTable2017-05-11T15_3a_56_3a_12Z19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12Z19.A3" office:value-type="string">
            <text:p text:style-name="P9">Carga horária:</text:p>
          </table:table-cell>
          <table:table-cell table:style-name="MailMergeTable2017-05-11T15_3a_56_3a_12Z19.A3" office:value-type="string">
            <text:p text:style-name="P11">72</text:p>
          </table:table-cell>
          <table:table-cell table:style-name="MailMergeTable2017-05-11T15_3a_56_3a_12Z19.A3" office:value-type="string">
            <text:p text:style-name="P9">Certificação?</text:p>
          </table:table-cell>
          <table:table-cell table:style-name="MailMergeTable2017-05-11T15_3a_56_3a_12Z19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2Z19.A2" office:value-type="string">
            <text:p text:style-name="P10">Ano de início:</text:p>
          </table:table-cell>
          <table:table-cell table:style-name="MailMergeTable2017-05-11T15_3a_56_3a_12Z19.A2" office:value-type="string">
            <text:p text:style-name="P13">2016</text:p>
          </table:table-cell>
          <table:table-cell table:style-name="MailMergeTable2017-05-11T15_3a_56_3a_12Z19.A2" office:value-type="string">
            <text:p text:style-name="P10">Atual?</text:p>
          </table:table-cell>
          <table:table-cell table:style-name="MailMergeTable2017-05-11T15_3a_56_3a_12Z19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2Z19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19.A3" table:number-columns-spanned="4" office:value-type="string">
            <text:p text:style-name="P8"><text:s/>1.A POLÍTICA NACIONAL SOBRE DROGAS (PNAD), POLÍTICA NACIONAL SOBRE O ÁLCOOL, POLÍTICA DE SAÚDE MENTAL.<text:line-break/><text:soft-page-break/>2.SOCIOANTROPOLOGIA E EPIDEMIOLOGIA DO CONSUMO DE DROGAS NO BRASIL E NO MUNDO.<text:line-break/>3.CONCEITO DE DROGAS E SEUS PADRÕES DE USO (INTOXICAÇÃO AGUDA, USO CRÔNICO, USO NOCIVO, DEPENDÊNCIA, ABSTINÊNCIA).<text:line-break/>4.ABORDAGENS TERAPÊUTICAS DO USUÁRIO DE DROGAS: ATENÇÃO INTEGRAL COM ÊNFASE NA REDUÇÃO DE DANOS.<text:line-break/>5.ABORDAGEM DOS FAMILIARES DO USUÁRIO DE CRACK E OUTRAS DROGAS.<text:line-break/>6.SAÚDE MENTAL NA ATENÇÃO PRIMÁRIA.<text:line-break/>7.PRINCÍPIOS E DIRETRIZES DA REDE DE ATENÇÃO PSICOSSOCIAL E SEUS EQUIPAMENTOS.<text:line-break/>8.CONCEITOS, PRINCÍPIOS E INSTRUMENTOS DO MATRICIAMENTO.<text:line-break/>9.MATRICIAMENTO EM SAÚDE MENTAL.<text:line-break/>10.CONCEITO, PRINCÍPIOS, ESTRATÉGIAS E APLICAÇÕES DE GERENCIAMENTO <text:s/>DE CASOS EM DISTINTAS POPULAÇÕES E SITUAÇÕES, COM FOCO EM USUÁRIOS DE DROGAS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19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19.A11" table:number-columns-spanned="2" office:value-type="string">
            <text:p text:style-name="P10">Email:</text:p>
          </table:table-cell>
          <table:covered-table-cell/>
          <table:table-cell table:style-name="MailMergeTable2017-05-11T15_3a_56_3a_12Z19.A11" table:number-columns-spanned="2" office:value-type="string">
            <text:p text:style-name="P12">PROJETOCRR.ARDFC@GMAIL.COM</text:p>
          </table:table-cell>
          <table:covered-table-cell/>
        </table:table-row>
        <table:table-row>
          <table:table-cell table:style-name="MailMergeTable2017-05-11T15_3a_56_3a_12Z19.A2" table:number-columns-spanned="2" office:value-type="string">
            <text:p text:style-name="P10">Telefone:</text:p>
          </table:table-cell>
          <table:covered-table-cell/>
          <table:table-cell table:style-name="MailMergeTable2017-05-11T15_3a_56_3a_12Z19.A2" table:number-columns-spanned="2" office:value-type="string">
            <text:p text:style-name="P12">(71) 99186-8781</text:p>
          </table:table-cell>
          <table:covered-table-cell/>
        </table:table-row>
      </table:table>
      <text:h text:style-name="P5" text:outline-level="1"/>
      <table:table table:name="MailMergeTable2017-05-11T15:56:12Z20" table:style-name="MailMergeTable2017-05-11T15_3a_56_3a_12Z20">
        <table:table-column table:style-name="MailMergeTable2017-05-11T15_3a_56_3a_12Z20.A"/>
        <table:table-column table:style-name="MailMergeTable2017-05-11T15_3a_56_3a_12Z20.B"/>
        <table:table-column table:style-name="MailMergeTable2017-05-11T15_3a_56_3a_12Z20.A"/>
        <table:table-column table:style-name="MailMergeTable2017-05-11T15_3a_56_3a_12Z20.D"/>
        <table:table-row>
          <table:table-cell table:style-name="MailMergeTable2017-05-11T15_3a_56_3a_12Z20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0.A2" table:number-columns-spanned="4" office:value-type="string">
            <text:h text:style-name="P6" text:outline-level="1"><text:s/>CENTRO REGIONAL DE REFERÊNCIA DA ALIANÇA DE REDUÇÃO DE DANOS FÁTIMA CAVALCANTI DA UNIVERSIDADE FEDERAL DA BAHI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0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0.A2" table:number-columns-spanned="4" office:value-type="string">
            <text:h text:style-name="P7" text:outline-level="2">FÓRUM <text:s/>INTER CAPS PARA ATENÇÃO PSICOSSOCIAL AO CONSUMO DE ÁLCOOL, CRACK E OUTRAS DROGAS, COM ÊNFASE NA INFÂNCIA E ADOLESCÊNCI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0.A5" office:value-type="string">
            <text:p text:style-name="P9">Modalidade do curso:</text:p>
          </table:table-cell>
          <table:table-cell table:style-name="MailMergeTable2017-05-11T15_3a_56_3a_12Z20.A5" office:value-type="string">
            <text:p text:style-name="P13">PRESENCIAL,</text:p>
          </table:table-cell>
          <table:table-cell table:style-name="MailMergeTable2017-05-11T15_3a_56_3a_12Z20.A5" office:value-type="string">
            <text:p text:style-name="P9">País:</text:p>
          </table:table-cell>
          <table:table-cell table:style-name="MailMergeTable2017-05-11T15_3a_56_3a_12Z20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12Z20.A3" office:value-type="string">
            <text:p text:style-name="P9">Carga horária:</text:p>
          </table:table-cell>
          <table:table-cell table:style-name="MailMergeTable2017-05-11T15_3a_56_3a_12Z20.A3" office:value-type="string">
            <text:p text:style-name="P11">72</text:p>
          </table:table-cell>
          <table:table-cell table:style-name="MailMergeTable2017-05-11T15_3a_56_3a_12Z20.A3" office:value-type="string">
            <text:p text:style-name="P9">Certificação?</text:p>
          </table:table-cell>
          <table:table-cell table:style-name="MailMergeTable2017-05-11T15_3a_56_3a_12Z20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2Z20.A2" office:value-type="string">
            <text:p text:style-name="P10">Ano de início:</text:p>
          </table:table-cell>
          <table:table-cell table:style-name="MailMergeTable2017-05-11T15_3a_56_3a_12Z20.A2" office:value-type="string">
            <text:p text:style-name="P13">2016</text:p>
          </table:table-cell>
          <table:table-cell table:style-name="MailMergeTable2017-05-11T15_3a_56_3a_12Z20.A2" office:value-type="string">
            <text:p text:style-name="P10">Atual?</text:p>
          </table:table-cell>
          <table:table-cell table:style-name="MailMergeTable2017-05-11T15_3a_56_3a_12Z20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2Z20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0.A3" table:number-columns-spanned="4" office:value-type="string">
            <text:p text:style-name="P8"><text:s/>1.SOCIOANTROPOLOGIA DO CONSUMO DE DROGAS.<text:line-break/>2.EPIDEMIOLOGIA DO USO DE DROGAS NO BRASIL E NO MUNDO.<text:line-break/>3.A POLÍTICA NACIONAL DE SAÚDE MENTAL, POLÍTICA NACIONAL SOBRE DROGAS (PNAD) E POLÍTICA NACIONAL SOBRE O ÁLCOOL. <text:line-break/>4.POLÍTICAS SETORIAIS DE SAÚDE E DE ASSISTÊNCIA SOCIAL. <text:line-break/>5.PORTARIAS REGULADORAS DOS CAPS.<text:line-break/>6.PRINCIPAIS CONCEITOS NO CAMPO DO CONSUMO DE DROGAS E PRINCIPAIS QUADROS CLÍNICO-PSICOPATOLÓGICOS DECORRENTES.<text:line-break/>7.REDUÇÃO DE DANOS. <text:line-break/>8.ABORDAGEM INTERDISCIPLINAR DO CONSUMO DE DROGAS.<text:line-break/>9.O TRABALHO EM REDE DE ATENÇÃO PSICOSSOCIAL: IMPORTÂNCIA E DESAFIOS.<text:line-break/>10.O ACOLHIMENTO E O PROJETO TERAPÊUTICO INSTITUCIONAL EM SERVIÇOS DE ATENÇÃO AO CONSUMO <text:soft-page-break/>PREJUDICIAL DE ÁLCOOL, CRACK E OUTRAS DROGAS.<text:line-break/>11.CONDIÇÕES DE RISCO E VULNERABILIDADE:<text:line-break/>-O SUJEITO INFANTO JUVENIL. -DROGAS E TRANSTORNOS MENTAIS.<text:line-break/>-PESSOAS EM SITUAÇÃO DE RUA.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0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0.A11" table:number-columns-spanned="2" office:value-type="string">
            <text:p text:style-name="P10">Email:</text:p>
          </table:table-cell>
          <table:covered-table-cell/>
          <table:table-cell table:style-name="MailMergeTable2017-05-11T15_3a_56_3a_12Z20.A11" table:number-columns-spanned="2" office:value-type="string">
            <text:p text:style-name="P12">PROJETOCRR.ARDFC@GMAIL.COM</text:p>
          </table:table-cell>
          <table:covered-table-cell/>
        </table:table-row>
        <table:table-row>
          <table:table-cell table:style-name="MailMergeTable2017-05-11T15_3a_56_3a_12Z20.A2" table:number-columns-spanned="2" office:value-type="string">
            <text:p text:style-name="P10">Telefone:</text:p>
          </table:table-cell>
          <table:covered-table-cell/>
          <table:table-cell table:style-name="MailMergeTable2017-05-11T15_3a_56_3a_12Z20.A2" table:number-columns-spanned="2" office:value-type="string">
            <text:p text:style-name="P12">(71) 99186-8781</text:p>
          </table:table-cell>
          <table:covered-table-cell/>
        </table:table-row>
      </table:table>
      <text:h text:style-name="P5" text:outline-level="1"/>
      <table:table table:name="MailMergeTable2017-05-11T15:56:12Z21" table:style-name="MailMergeTable2017-05-11T15_3a_56_3a_12Z21">
        <table:table-column table:style-name="MailMergeTable2017-05-11T15_3a_56_3a_12Z21.A"/>
        <table:table-column table:style-name="MailMergeTable2017-05-11T15_3a_56_3a_12Z21.B"/>
        <table:table-column table:style-name="MailMergeTable2017-05-11T15_3a_56_3a_12Z21.A"/>
        <table:table-column table:style-name="MailMergeTable2017-05-11T15_3a_56_3a_12Z21.D"/>
        <table:table-row>
          <table:table-cell table:style-name="MailMergeTable2017-05-11T15_3a_56_3a_12Z21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1.A2" table:number-columns-spanned="4" office:value-type="string">
            <text:h text:style-name="P6" text:outline-level="1"><text:s/>CENTRO REGIONAL DE REFERÊNCIA DA ALIANÇA DE REDUÇÃO DE DANOS FÁTIMA CAVALCANTI DA UNIVERSIDADE FEDERAL DA BAHIA.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1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1.A2" table:number-columns-spanned="4" office:value-type="string">
            <text:h text:style-name="P7" text:outline-level="2"><text:s/>OFICINA DE ELABORAÇÃO DE PROPOSTAS DE INTERVENÇÃO NO CAMPO DO CONSUMO DE ÁLCOOL E OUTRAS DROGAS PARA PROFISSIONAIS DA SEGURANÇA PÚBLICA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1.A5" office:value-type="string">
            <text:p text:style-name="P9">Modalidade do curso:</text:p>
          </table:table-cell>
          <table:table-cell table:style-name="MailMergeTable2017-05-11T15_3a_56_3a_12Z21.A5" office:value-type="string">
            <text:p text:style-name="P13">PRESENCIAL,</text:p>
          </table:table-cell>
          <table:table-cell table:style-name="MailMergeTable2017-05-11T15_3a_56_3a_12Z21.A5" office:value-type="string">
            <text:p text:style-name="P9">País:</text:p>
          </table:table-cell>
          <table:table-cell table:style-name="MailMergeTable2017-05-11T15_3a_56_3a_12Z21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12Z21.A3" office:value-type="string">
            <text:p text:style-name="P9">Carga horária:</text:p>
          </table:table-cell>
          <table:table-cell table:style-name="MailMergeTable2017-05-11T15_3a_56_3a_12Z21.A3" office:value-type="string">
            <text:p text:style-name="P11">40</text:p>
          </table:table-cell>
          <table:table-cell table:style-name="MailMergeTable2017-05-11T15_3a_56_3a_12Z21.A3" office:value-type="string">
            <text:p text:style-name="P9">Certificação?</text:p>
          </table:table-cell>
          <table:table-cell table:style-name="MailMergeTable2017-05-11T15_3a_56_3a_12Z21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2Z21.A2" office:value-type="string">
            <text:p text:style-name="P10">Ano de início:</text:p>
          </table:table-cell>
          <table:table-cell table:style-name="MailMergeTable2017-05-11T15_3a_56_3a_12Z21.A2" office:value-type="string">
            <text:p text:style-name="P13">2016</text:p>
          </table:table-cell>
          <table:table-cell table:style-name="MailMergeTable2017-05-11T15_3a_56_3a_12Z21.A2" office:value-type="string">
            <text:p text:style-name="P10">Atual?</text:p>
          </table:table-cell>
          <table:table-cell table:style-name="MailMergeTable2017-05-11T15_3a_56_3a_12Z21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2Z21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1.A3" table:number-columns-spanned="4" office:value-type="string">
            <text:p text:style-name="P8"><text:s/>1.SOCIOANTROPOLOGIA DO CONSUMO DE DROGAS<text:line-break/>2.EPIDEMIOLOGIA DO USO DE DROGAS NO BRASIL E NO MUNDO.<text:line-break/>3.A POLÍTICA NACIONAL DE SAÚDE MENTAL, POLÍTICA NACIONAL SOBRE DROGAS (PNAD) E POLÍTICA NACIONAL SOBRE O ÁLCOOL. <text:line-break/>4.POLÍTICAS SETORIAIS DE SAÚDE E DE ASSISTÊNCIA SOCIAL. <text:line-break/>5.REDE DE ATENÇÃO: SUS (ESF,NASF,CAPS,HG), SUAS (CRAS, CREAS), SISTEMA JUDICIÁRIO E SUAS INTERRELAÇÕES.<text:line-break/>6.CONCEITO DE DROGAS, PADRÕES DE USO (INTOXICAÇÃO AGUDA, USO CRÔNICO, USO NOCIVO, DEPENDÊNCIA, ABSTINÊNCIA) E PRINCIPAIS QUADROS CLÍNICO-PSICOPATOLÓGICOS DECORRENTES DO USO DAS DIVERSAS DROGAS.<text:line-break/>8.MODELOS JURÍDICOS RELACIONADOS AO CONSUMO DE DROGAS. 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1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1.A11" table:number-columns-spanned="2" office:value-type="string">
            <text:p text:style-name="P10">Email:</text:p>
          </table:table-cell>
          <table:covered-table-cell/>
          <table:table-cell table:style-name="MailMergeTable2017-05-11T15_3a_56_3a_12Z21.A11" table:number-columns-spanned="2" office:value-type="string">
            <text:p text:style-name="P12">PROJETOCRR.ARDFC@GMAIL.COM</text:p>
          </table:table-cell>
          <table:covered-table-cell/>
        </table:table-row>
        <table:table-row>
          <table:table-cell table:style-name="MailMergeTable2017-05-11T15_3a_56_3a_12Z21.A2" table:number-columns-spanned="2" office:value-type="string">
            <text:p text:style-name="P10">Telefone:</text:p>
          </table:table-cell>
          <table:covered-table-cell/>
          <table:table-cell table:style-name="MailMergeTable2017-05-11T15_3a_56_3a_12Z21.A2" table:number-columns-spanned="2" office:value-type="string">
            <text:p text:style-name="P12">(71) 99186-8781</text:p>
          </table:table-cell>
          <table:covered-table-cell/>
        </table:table-row>
      </table:table>
      <text:h text:style-name="P5" text:outline-level="1"/>
      <table:table table:name="MailMergeTable2017-05-11T15:56:12Z22" table:style-name="MailMergeTable2017-05-11T15_3a_56_3a_12Z22">
        <table:table-column table:style-name="MailMergeTable2017-05-11T15_3a_56_3a_12Z22.A"/>
        <table:table-column table:style-name="MailMergeTable2017-05-11T15_3a_56_3a_12Z22.B"/>
        <table:table-column table:style-name="MailMergeTable2017-05-11T15_3a_56_3a_12Z22.A"/>
        <table:table-column table:style-name="MailMergeTable2017-05-11T15_3a_56_3a_12Z22.D"/>
        <table:table-row>
          <table:table-cell table:style-name="MailMergeTable2017-05-11T15_3a_56_3a_12Z22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2.A2" table:number-columns-spanned="4" office:value-type="string">
            <text:h text:style-name="P6" text:outline-level="1">CENTRO REGIONAL DE REFERÊNCIA DA ALIANÇA DE REDUÇÃO DE DANOS FÁTIMA <text:soft-page-break/>CAVALCANTI DA UNIVERSIDADE FEDERAL DA BAHI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2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2.A2" table:number-columns-spanned="4" office:value-type="string">
            <text:h text:style-name="P7" text:outline-level="2"><text:s/>ATUALIZAÇÃO EM ATENÇÃO INTEGRAL AOS USUÁRIOS DE CRACK E OUTRAS DROGAS PARA PROFISSIONAIS DE HOSPITAIS GERAIS E/OU DE INSTITUÇÕES QUE TENHAM PRIVAÇÃO DE LIBERDADE (FUNDAC).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2.A5" office:value-type="string">
            <text:p text:style-name="P9">Modalidade do curso:</text:p>
          </table:table-cell>
          <table:table-cell table:style-name="MailMergeTable2017-05-11T15_3a_56_3a_12Z22.A5" office:value-type="string">
            <text:p text:style-name="P13">PRESENCIAL,</text:p>
          </table:table-cell>
          <table:table-cell table:style-name="MailMergeTable2017-05-11T15_3a_56_3a_12Z22.A5" office:value-type="string">
            <text:p text:style-name="P9">País:</text:p>
          </table:table-cell>
          <table:table-cell table:style-name="MailMergeTable2017-05-11T15_3a_56_3a_12Z22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12Z22.A3" office:value-type="string">
            <text:p text:style-name="P9">Carga horária:</text:p>
          </table:table-cell>
          <table:table-cell table:style-name="MailMergeTable2017-05-11T15_3a_56_3a_12Z22.A3" office:value-type="string">
            <text:p text:style-name="P11">40</text:p>
          </table:table-cell>
          <table:table-cell table:style-name="MailMergeTable2017-05-11T15_3a_56_3a_12Z22.A3" office:value-type="string">
            <text:p text:style-name="P9">Certificação?</text:p>
          </table:table-cell>
          <table:table-cell table:style-name="MailMergeTable2017-05-11T15_3a_56_3a_12Z22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2Z22.A2" office:value-type="string">
            <text:p text:style-name="P10">Ano de início:</text:p>
          </table:table-cell>
          <table:table-cell table:style-name="MailMergeTable2017-05-11T15_3a_56_3a_12Z22.A2" office:value-type="string">
            <text:p text:style-name="P13">2016</text:p>
          </table:table-cell>
          <table:table-cell table:style-name="MailMergeTable2017-05-11T15_3a_56_3a_12Z22.A2" office:value-type="string">
            <text:p text:style-name="P10">Atual?</text:p>
          </table:table-cell>
          <table:table-cell table:style-name="MailMergeTable2017-05-11T15_3a_56_3a_12Z22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2Z22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2.A3" table:number-columns-spanned="4" office:value-type="string">
            <text:p text:style-name="P8"><text:s/>1. A POLÍTICA NACIONAL SOBRE DROGAS (PNAD) E A POLÍTICA NACIONAL SOBRE O ÁLCOOL. <text:line-break/>2. REDE DE ATENÇÃO: SUS (PSF,NASF,CAPS), SUAS (CRAS, CREAS) E SUAS INTER-RELAÇÕES E INTEGRAÇÃO COM O HOSPITAL GERAL (HG)<text:line-break/>ABORDAGENS TERAPÊUTICAS DO USUÁRIO DE DROGAS: ATENÇÃO INTEGRAL NO HG.<text:line-break/>3. CONCEITO DE DROGAS E SEUS PADRÕES DE USO (INTOXICAÇÃO AGUDA, USO CRÔNICO, USO NOCIVO, DEPENDÊNCIA, ABSTINÊNCIA).<text:line-break/>4. OS PRINCIPAIS QUADROS CLÍNICO-PSICOPATOLÓGICOS DECORRENTES DO USO DAS DIVERSAS DROGAS.<text:line-break/>5. CLÍNICA E TERAPÊUTICA DO CONSUMO ABUSIVO DE ÁLCOOL, CRACK E OUTRAS DROGAS.<text:line-break/>6. COMPLICAÇÕES CLÍNICAS DOS DISTINTOS PADRÕES DE USO DAS DIVERSAS DROGAS. <text:line-break/>7. CLÍNICA E TERAPÊUTICA DA INTOXICAÇÃO AGUDA E CRÔNICA POR DROGAS.<text:line-break/>8. CLÍNICA E TERAPÊUTICA DA DEPENDÊNCIA DE DROGAS<text:line-break/>9. CLÍNICA E TERAPÊUTICA DA ABSTINÊNCIA DE DROGAS <text:line-break/>10. CRITÉRIOS CLÍNICOS PARA INTERNAÇÃO E PARA A ALTA DE USUÁRIOS DE DROGAS<text:line-break/>11. A FAMÍLIA DO USUÁRIO DE CRACK E OUTRAS DROGAS, REDES DE APOIO SOCIAL E REINSERÇÃO SOCIAL DO <text:line-break/>12. REDUÇÃO DE DANOS: DE PRÁTICA DE SAÚDE A POLÍTICA PÚBLICA.<text:line-break/>13. APLICAÇÃO DA RD NO CONTEXTO DO HG E INSTITUIÇÕES DE PRIVAÇÃO DE LIBERDADE, USUÁRIO DE CRACK E OUTRAS DROGAS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2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2.A11" table:number-columns-spanned="2" office:value-type="string">
            <text:p text:style-name="P10">Email:</text:p>
          </table:table-cell>
          <table:covered-table-cell/>
          <table:table-cell table:style-name="MailMergeTable2017-05-11T15_3a_56_3a_12Z22.A11" table:number-columns-spanned="2" office:value-type="string">
            <text:p text:style-name="P12">PROJETOCRR.ARDFC@GMAIL.COM</text:p>
          </table:table-cell>
          <table:covered-table-cell/>
        </table:table-row>
        <table:table-row>
          <table:table-cell table:style-name="MailMergeTable2017-05-11T15_3a_56_3a_12Z22.A2" table:number-columns-spanned="2" office:value-type="string">
            <text:p text:style-name="P10">Telefone:</text:p>
          </table:table-cell>
          <table:covered-table-cell/>
          <table:table-cell table:style-name="MailMergeTable2017-05-11T15_3a_56_3a_12Z22.A2" table:number-columns-spanned="2" office:value-type="string">
            <text:p text:style-name="P12">(71) 99186-8781</text:p>
          </table:table-cell>
          <table:covered-table-cell/>
        </table:table-row>
      </table:table>
      <text:h text:style-name="P5" text:outline-level="1"/>
      <table:table table:name="MailMergeTable2017-05-11T15:56:12Z23" table:style-name="MailMergeTable2017-05-11T15_3a_56_3a_12Z23">
        <table:table-column table:style-name="MailMergeTable2017-05-11T15_3a_56_3a_12Z23.A"/>
        <table:table-column table:style-name="MailMergeTable2017-05-11T15_3a_56_3a_12Z23.B"/>
        <table:table-column table:style-name="MailMergeTable2017-05-11T15_3a_56_3a_12Z23.A"/>
        <table:table-column table:style-name="MailMergeTable2017-05-11T15_3a_56_3a_12Z23.D"/>
        <table:table-row>
          <table:table-cell table:style-name="MailMergeTable2017-05-11T15_3a_56_3a_12Z23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3.A2" table:number-columns-spanned="4" office:value-type="string">
            <text:h text:style-name="P6" text:outline-level="1"><text:s/>CENTRO REGIONAL DE REFERÊNCIA - DIMESAD - UNIFESP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3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3.A2" table:number-columns-spanned="4" office:value-type="string">
            <text:h text:style-name="P7" text:outline-level="2">IMPLEMENTAÇÃO DE PROCESSOS FORMATIVOS POR MEIO DO CENTRO REGIONAL DE REFERÊNCIA (CRR UDED DIMESAD UNIFESP) PARA AGENTES E TRABALHADORES ATUANTES NO CAMPO DAS POLÍTICAS SOBRE DROGAS<text:line-break/><text:soft-page-break/>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3.A5" office:value-type="string">
            <text:p text:style-name="P9">Modalidade do curso:</text:p>
          </table:table-cell>
          <table:table-cell table:style-name="MailMergeTable2017-05-11T15_3a_56_3a_12Z23.A5" office:value-type="string">
            <text:p text:style-name="P13">PRESENCIAL,</text:p>
          </table:table-cell>
          <table:table-cell table:style-name="MailMergeTable2017-05-11T15_3a_56_3a_12Z23.A5" office:value-type="string">
            <text:p text:style-name="P9">País:</text:p>
          </table:table-cell>
          <table:table-cell table:style-name="MailMergeTable2017-05-11T15_3a_56_3a_12Z23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12Z23.A3" office:value-type="string">
            <text:p text:style-name="P9">Carga horária:</text:p>
          </table:table-cell>
          <table:table-cell table:style-name="MailMergeTable2017-05-11T15_3a_56_3a_12Z23.A3" office:value-type="string">
            <text:p text:style-name="P11">40</text:p>
          </table:table-cell>
          <table:table-cell table:style-name="MailMergeTable2017-05-11T15_3a_56_3a_12Z23.A3" office:value-type="string">
            <text:p text:style-name="P9">Certificação?</text:p>
          </table:table-cell>
          <table:table-cell table:style-name="MailMergeTable2017-05-11T15_3a_56_3a_12Z23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2Z23.A2" office:value-type="string">
            <text:p text:style-name="P10">Ano de início:</text:p>
          </table:table-cell>
          <table:table-cell table:style-name="MailMergeTable2017-05-11T15_3a_56_3a_12Z23.A2" office:value-type="string">
            <text:p text:style-name="P13">2012</text:p>
          </table:table-cell>
          <table:table-cell table:style-name="MailMergeTable2017-05-11T15_3a_56_3a_12Z23.A2" office:value-type="string">
            <text:p text:style-name="P10">Atual?</text:p>
          </table:table-cell>
          <table:table-cell table:style-name="MailMergeTable2017-05-11T15_3a_56_3a_12Z23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2Z23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3.A3" table:number-columns-spanned="4" office:value-type="string">
            <text:p text:style-name="P8">MÓDULO DE CONTEXTOS<text:line-break/>MÓDULO DE INTERVENÇÃO BREVE<text:line-break/>MÓDULO DE TRATAMENTO COMUNITÁRIO<text:line-break/>MÓDULO DE HOSPITAIS E MATERNIDADES<text:line-break/>MÓDULO DE ADOLESCENTES EM VULNERABILIDADE<text:line-break/>MÓDULO DE EDUCAÇÃO EM SAÚDE<text:line-break/>MÓDULO DE REDES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3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3.A11" table:number-columns-spanned="2" office:value-type="string">
            <text:p text:style-name="P10">Email:</text:p>
          </table:table-cell>
          <table:covered-table-cell/>
          <table:table-cell table:style-name="MailMergeTable2017-05-11T15_3a_56_3a_12Z23.A11" table:number-columns-spanned="2" office:value-type="string">
            <text:p text:style-name="P12">CRRUNIFESP@GMAIL.COM</text:p>
          </table:table-cell>
          <table:covered-table-cell/>
        </table:table-row>
        <table:table-row>
          <table:table-cell table:style-name="MailMergeTable2017-05-11T15_3a_56_3a_12Z23.A2" table:number-columns-spanned="2" office:value-type="string">
            <text:p text:style-name="P10">Telefone:</text:p>
          </table:table-cell>
          <table:covered-table-cell/>
          <table:table-cell table:style-name="MailMergeTable2017-05-11T15_3a_56_3a_12Z23.A2" table:number-columns-spanned="2" office:value-type="string">
            <text:p text:style-name="P12">5511999599932</text:p>
          </table:table-cell>
          <table:covered-table-cell/>
        </table:table-row>
      </table:table>
      <text:h text:style-name="P5" text:outline-level="1"/>
      <table:table table:name="MailMergeTable2017-05-11T15:56:12Z24" table:style-name="MailMergeTable2017-05-11T15_3a_56_3a_12Z24">
        <table:table-column table:style-name="MailMergeTable2017-05-11T15_3a_56_3a_12Z24.A"/>
        <table:table-column table:style-name="MailMergeTable2017-05-11T15_3a_56_3a_12Z24.B"/>
        <table:table-column table:style-name="MailMergeTable2017-05-11T15_3a_56_3a_12Z24.A"/>
        <table:table-column table:style-name="MailMergeTable2017-05-11T15_3a_56_3a_12Z24.D"/>
        <table:table-row>
          <table:table-cell table:style-name="MailMergeTable2017-05-11T15_3a_56_3a_12Z24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4.A2" table:number-columns-spanned="4" office:value-type="string">
            <text:h text:style-name="P6" text:outline-level="1"><text:s/>CENTRO REGIONAL DE REFERÊNCIA E FORMAÇÃO EM POLÍTICAS SOBRE DROGAS DO ESTADO DE SERGIPE - CRR/SE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4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4.A2" table:number-columns-spanned="4" office:value-type="string">
            <text:h text:style-name="P7" text:outline-level="2">- ARTICULAÇÃO DA REDE INTERSETORIAL NA PREVENÇÃO E CUIDADO DE USUÁRIOS DE DROGAS;<text:line-break/><text:line-break/>- DISPOSITIVO DE CUIDADO NA ATENÇÃO A PESSOAS QUE FAZEM USO ABUSIVO DE ÁLCOOL E OUTRAS DROGAS;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4.A5" office:value-type="string">
            <text:p text:style-name="P9">Modalidade do curso:</text:p>
          </table:table-cell>
          <table:table-cell table:style-name="MailMergeTable2017-05-11T15_3a_56_3a_12Z24.A5" office:value-type="string">
            <text:p text:style-name="P13">PRESENCIAL,SEMIPRESENCIAL,</text:p>
          </table:table-cell>
          <table:table-cell table:style-name="MailMergeTable2017-05-11T15_3a_56_3a_12Z24.A5" office:value-type="string">
            <text:p text:style-name="P9">País:</text:p>
          </table:table-cell>
          <table:table-cell table:style-name="MailMergeTable2017-05-11T15_3a_56_3a_12Z24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12Z24.A3" office:value-type="string">
            <text:p text:style-name="P9">Carga horária:</text:p>
          </table:table-cell>
          <table:table-cell table:style-name="MailMergeTable2017-05-11T15_3a_56_3a_12Z24.A3" office:value-type="string">
            <text:p text:style-name="P11">80</text:p>
          </table:table-cell>
          <table:table-cell table:style-name="MailMergeTable2017-05-11T15_3a_56_3a_12Z24.A3" office:value-type="string">
            <text:p text:style-name="P9">Certificação?</text:p>
          </table:table-cell>
          <table:table-cell table:style-name="MailMergeTable2017-05-11T15_3a_56_3a_12Z24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2Z24.A2" office:value-type="string">
            <text:p text:style-name="P10">Ano de início:</text:p>
          </table:table-cell>
          <table:table-cell table:style-name="MailMergeTable2017-05-11T15_3a_56_3a_12Z24.A2" office:value-type="string">
            <text:p text:style-name="P13">2016</text:p>
          </table:table-cell>
          <table:table-cell table:style-name="MailMergeTable2017-05-11T15_3a_56_3a_12Z24.A2" office:value-type="string">
            <text:p text:style-name="P10">Atual?</text:p>
          </table:table-cell>
          <table:table-cell table:style-name="MailMergeTable2017-05-11T15_3a_56_3a_12Z24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2Z24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4.A3" table:number-columns-spanned="4" office:value-type="string">
            <text:p text:style-name="P8"><text:s/>1. SUJEITO, CONTEXTO E SUBSTÂNCIAS PSICOATIVAS: A COMPLEXIDADE DO FENÔMENO DO USO ÁLCOOL E OUTRAS DROGAS;<text:line-break/>2. PADRÕES DE USO: TIPOS DE USO, ABUSO E DEPENDÊNCIA;<text:line-break/>3.A POLÍTICA NACIONAL SOBRE DROGAS (PNAD) E A POLÍTICA NACIONAL SOBRE O ÁLCOOL<text:line-break/>4. POLÍTICAS SETORIAIS DE SAÚDE E DE ASSISTÊNCIA SOCIAL;<text:line-break/>5. REDE DE ATENÇÃO: SUS (PSF, NASF, CAPS, HG), SUAS (CRAS, CREAS) E SUAS INTER-RELAÇÕES;<text:line-break/>6. A SAÚDE MENTAL NAS POLÍTICAS PÚBLICAS DE SAÚDE;<text:line-break/>7. NÍVEIS DE INTERVENÇÃO: PROMOÇÃO DA SAÚDE, PREVENÇÃO, CUIDADO E REABILITAÇÃO;<text:line-break/><text:soft-page-break/>8. CONCEITO DE DROGAS E SEUS PADRÕES DE USO (INTOXICAÇÃO AGUDA, USO CRÔNICO, USO NOCIVO, DEPENDÊNCIA, ABSTINÊNCIA);<text:line-break/>9. AS DROGAS E SEUS EFEITOS NA SOCIEDADE: ABORDAGEM SÓCIO-ANTROPOLÓGICA;<text:line-break/>10. EPIDEMIOLOGIA DO USO DE DROGAS NO BRASIL E NO MUNDO;<text:line-break/>11. OS PRINCIPAIS QUADROS CLÍNICO-PSICOPATOLÓGICOS DECORRENTES DO USO DAS DIVERSAS DROGAS;<text:line-break/>12. ABORDAGENS TERAPÊUTICAS DO USUÁRIO DE DROGAS: ATENÇÃO INTEGRAL;<text:line-break/>13. CONCEITOS FUNDAMENTAIS: ACOLHIMENTO, ESCUTA, VÍNCULO, EMPATIA;<text:line-break/>14. PROJETO TERAPÊUTICO SINGULAR (PTS);<text:line-break/>15. ABORDAGENS TERAPÊUTICAS DO USUÁRIO DE DROGAS: DESINTOXICAÇÃO;<text:line-break/>16. ABORDAGENS TERAPÊUTICAS DO USUÁRIO DE DROGAS: TERAPIAS FARMACOLÓGICAS;<text:line-break/>17. ABORDAGENS TERAPÊUTICAS DO USUÁRIO DE DROGAS: INTERVENÇÃO BREVE, ACONSELHAMENTO MOTIVACIONAL E REDUÇÃO DE DANOS;<text:line-break/>18. ABORDAGENS TERAPÊUTICAS DO USUÁRIO DE DROGAS: REABILITAÇÃO PSICOSSOCIAL;<text:line-break/>19. CRITÉRIOS CLÍNICOS PARA A INTERNAÇÃO E A PARA A ALTA DE USUÁRIOS DE DROGAS;<text:line-break/>20. ABORDAGEM DOS FAMILIARES DO USUÁRIO DE CRACK E OUTRAS DROGAS;<text:line-break/>21. VIOLÊNCIA DOMÉSTICA E ABUSO DE ÁLCOOL, CRACK E OUTRAS DROGAS;<text:line-break/>22. REDES DE APOIO SOCIAL E REINSERÇÃO SOCIAL DO USUÁRIO DE DROGAS.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4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4.A11" table:number-columns-spanned="2" office:value-type="string">
            <text:p text:style-name="P10">Email:</text:p>
          </table:table-cell>
          <table:covered-table-cell/>
          <table:table-cell table:style-name="MailMergeTable2017-05-11T15_3a_56_3a_12Z24.A11" table:number-columns-spanned="2" office:value-type="string">
            <text:p text:style-name="P12">CRRSERGIPE@GMAIL.COM</text:p>
          </table:table-cell>
          <table:covered-table-cell/>
        </table:table-row>
        <table:table-row>
          <table:table-cell table:style-name="MailMergeTable2017-05-11T15_3a_56_3a_12Z24.A2" table:number-columns-spanned="2" office:value-type="string">
            <text:p text:style-name="P10">Telefone:</text:p>
          </table:table-cell>
          <table:covered-table-cell/>
          <table:table-cell table:style-name="MailMergeTable2017-05-11T15_3a_56_3a_12Z24.A2" table:number-columns-spanned="2" office:value-type="string">
            <text:p text:style-name="P12">55 (79) 9-9147-0523</text:p>
          </table:table-cell>
          <table:covered-table-cell/>
        </table:table-row>
      </table:table>
      <text:h text:style-name="P5" text:outline-level="1"/>
      <table:table table:name="MailMergeTable2017-05-11T15:56:12Z25" table:style-name="MailMergeTable2017-05-11T15_3a_56_3a_12Z25">
        <table:table-column table:style-name="MailMergeTable2017-05-11T15_3a_56_3a_12Z25.A"/>
        <table:table-column table:style-name="MailMergeTable2017-05-11T15_3a_56_3a_12Z25.B"/>
        <table:table-column table:style-name="MailMergeTable2017-05-11T15_3a_56_3a_12Z25.A"/>
        <table:table-column table:style-name="MailMergeTable2017-05-11T15_3a_56_3a_12Z25.D"/>
        <table:table-row>
          <table:table-cell table:style-name="MailMergeTable2017-05-11T15_3a_56_3a_12Z25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5.A2" table:number-columns-spanned="4" office:value-type="string">
            <text:h text:style-name="P6" text:outline-level="1">CENTRO REGIONAL DE REFERÊNCIA EM CRACK, ÁLCCOL E OUTRAS DROGA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5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5.A2" table:number-columns-spanned="4" office:value-type="string">
            <text:h text:style-name="P7" text:outline-level="2">FORMAÇÃO PERMANENTE DE PROFISSIONAIS LIGADOS A ASSISTÊNCIA DE FAMILIARES E USUÁRIOS DE CRACK E OUTRAS DROGAS. DE SETE LAGOAS E MUNICÍPIOS DA MICRORREGIÃO DO ALTO RIO DAS VELHAS<text:line-break/><text:line-break/>CURSOS: ENTRELAÇANDO RED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5.A5" office:value-type="string">
            <text:p text:style-name="P9">Modalidade do curso:</text:p>
          </table:table-cell>
          <table:table-cell table:style-name="MailMergeTable2017-05-11T15_3a_56_3a_12Z25.A5" office:value-type="string">
            <text:p text:style-name="P13">PRESENCIAL,</text:p>
          </table:table-cell>
          <table:table-cell table:style-name="MailMergeTable2017-05-11T15_3a_56_3a_12Z25.A5" office:value-type="string">
            <text:p text:style-name="P9">País:</text:p>
          </table:table-cell>
          <table:table-cell table:style-name="MailMergeTable2017-05-11T15_3a_56_3a_12Z25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12Z25.A3" office:value-type="string">
            <text:p text:style-name="P9">Carga horária:</text:p>
          </table:table-cell>
          <table:table-cell table:style-name="MailMergeTable2017-05-11T15_3a_56_3a_12Z25.A3" office:value-type="string">
            <text:p text:style-name="P11">64</text:p>
          </table:table-cell>
          <table:table-cell table:style-name="MailMergeTable2017-05-11T15_3a_56_3a_12Z25.A3" office:value-type="string">
            <text:p text:style-name="P9">Certificação?</text:p>
          </table:table-cell>
          <table:table-cell table:style-name="MailMergeTable2017-05-11T15_3a_56_3a_12Z25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2Z25.A2" office:value-type="string">
            <text:p text:style-name="P10">Ano de início:</text:p>
          </table:table-cell>
          <table:table-cell table:style-name="MailMergeTable2017-05-11T15_3a_56_3a_12Z25.A2" office:value-type="string">
            <text:p text:style-name="P13">2015</text:p>
          </table:table-cell>
          <table:table-cell table:style-name="MailMergeTable2017-05-11T15_3a_56_3a_12Z25.A2" office:value-type="string">
            <text:p text:style-name="P10">Atual?</text:p>
          </table:table-cell>
          <table:table-cell table:style-name="MailMergeTable2017-05-11T15_3a_56_3a_12Z25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2Z25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5.A3" table:number-columns-spanned="4" office:value-type="string">
            <text:p text:style-name="P8">UNIDADE EDUCACIONAL INTEGRATIVA I<text:line-break/><text:line-break/>UNIDADE TEÓRICA/PRÁTICA<text:line-break/><text:line-break/>OBJETIVO: PROPORCIONAR REFLEXÕES CRÍTICAS ACERCA DA SITUAÇÃO DE RISCO SOCIAL, DA CONSTRUÇÃO SOCIAL DO CONCEITO DE DESVIO E MARGINALIDADE, DA DISTINÇÃO E GOSTO NOS PROCESSOS DE <text:soft-page-break/>EXCLUSÃO SOCIAL E AS RELAÇÕES DO USO DE ÁLCOOL, CRACK E OUTRAS DROGAS, O TRÁFICO E O PRECONCEITO; PROBLEMATIZAR A RELAÇÃO USUÁRIO, TRAFICANTE E SOCIEDADE. INTRODUZIR OS CONCEITOS EPIDEMIOLÓGICOS BÁSICOS RELACIONADOS AO USO, ABUSO E DEPENDÊNCIA DE DROGAS; INTRODUZIR O CONCEITO DE REDES NA SOCIEDADE ATUAL. <text:line-break/><text:line-break/>METODOLOGIA: AULA EXPOSITIVA; TEATRO DO OPRIMIDO; DEBATES EM GRUPO.<text:line-break/><text:line-break/>RESULTADOS: REFLEXÃO SOBRE A SOCIEDADE ATUAL E SEU NÍVEL DE COMPLEXIDADE; APREENSÃO DOS DIFERENTES TIPOS DE REDES; APREENSÃO DOS CONCEITOS EPIDEMIOLÓGICOS E O ÍNDICE DO USO DE ÁLCOOL. CRACK E DROGAS NO CENÁRIO BRASILEIRO.<text:line-break/><text:line-break/>INTERVISÃO<text:line-break/><text:line-break/>OBJETIVOS: PROPORCIONAR REFLEXÕES CRÍTICAS SOBRE SI PRÓPRIO, SOBRE O OUTRO E O SEU CONTEXTO DE ATUAÇÃO E NO ATUAL CONTEXTO SOCIAL; CONHECER OS EQUIPAMENTOS SOCIAIS DISPONÍVEIS NO MUNICÍPIO, SUAS POTENCIALIDADES E SUAS FRAGILIDADES; INICIAR A CONSTRUÇÃO DE REDES.<text:line-break/><text:line-break/>METODOLOGIA: DINÂMICAS E DISCUSSÃO EM GRUPO.<text:line-break/>RESULTADOS: REFLEXÕES SOBRE A IMPORTÂNCIA DE TODOS OS AGENTES SOCIAIS NA CONSTRUÇÃO DE UMA REDE EFETIVA PARA O ENFRENTAMENTO DO USO E ABUSO DE ÁLCOOL, CRACK E OUTRAS DROGAS; CONHECIMENTO E DISCUSSÃO SOBRE OS EQUIPAMENTOS EXISTENTES NO MUNICÍPIO E SUAS FINALIDADES; REFLEXÕES SOBRE AS POTENCIALIDADES E FRAGILIDADES DE CADA EQUIPAMENTO E A UTILIZAÇÃO DO MESMO COMO UMA FORMA DE OTIMIZAR AS AÇÕES EM REDE. <text:line-break/><text:line-break/>UNIDADE EDUCACIONAL INTEGRATIVA II<text:line-break/><text:line-break/>UNIDADE TEÓRICA/PRÁTICA<text:line-break/><text:line-break/>OBJETIVO: PROPORCIONAR REFLEXÕES SOBRE AS POLÍTICAS PÚBLICAS PARA O ENFRENTAMENTO DO USO E ABUSO DE ÁLCOOL, CRACK E OUTRAS DROGAS E AS ESTRATÉGIAS FORNECIDAS PELAS MESMAS; PROPORCIONAR REFLEXÕES SOBRE A INTERSETORIALIDADE E DA POLÍTICA DE REDUÇÃO DE DANOS. <text:line-break/>METODOLOGIA: OFICINAS TEMÁTICAS COM DISPARADORES COMUNICACIONAIS; AULA EXPOSITIVA; DINÂMICAS. <text:line-break/><text:line-break/>RESULTADOS: REFLEXÕES SOBRE O POTENCIAL DO TRABALHO EM REDE NO ENFRENTAMENTO DO USO E ABUSO DE ÁLCOOL, CRACK E OUTRAS DROGAS E O CONHECIMENTO E REFLEXÕES SOBRE A ABORDAGEM DE REDUÇÃO DE DANOS. <text:line-break/><text:line-break/>INTERVISÃO<text:line-break/>OBJEIVO: PROPORCIONAR REFLEXÕES SOBRE SI PRÓPRIO, NO CONTEXTO DA REDE DE ATENÇÃO AOS USUÁRIOS DE ÁLCOOL, CRACK E OUTRAS DROGAS, SOBRE A IMPORTÂNCIA DA INTERSETORIALIDADE NO ENFRENTAMENTO DO USO E ABUSO E ÁLCOOL, CRACK E OUTRAS DROGAS E SOBRE OS PROBLEMAS COTIDIANOS NESTE CONTEXTO. <text:line-break/><text:soft-page-break/><text:line-break/>MÉTODO: DINÂMICA E DISCUSSÃO EM GRUPO.<text:line-break/><text:line-break/>RESULTADOS: REFLEXÃO ACERCA DA IMPORTÂNCIA DO TRABALHO E DAS AÇÕES DE TODOS OS AGENTES SOCIAIS EM REDE PARA O ENFRENTAMENTO DO USO E ABUSO DE ÁLCOOL, CRACK E OUTRAS DROGAS; REFLEXÕES CRÍTICAS SOBRE OS PROBLEMAS COMUNS ENFRENTADOS NO COTIDIANO.<text:line-break/><text:line-break/>UNIDADE EDUCACIONAL INTEGRATIVA III<text:line-break/><text:line-break/>UNIDADE TEÓRICA/PRÁTICA<text:line-break/><text:line-break/>OBJETIVO: DEBATER SOBRE FATORES DE RISCO E DE PROTEÇÃO PARA O USO ABUSO DE ÁLCOOL, CRACK E OUTRAS DROGAS; PROBLEMATIZAR AS MEDIDAS SOCIOEDUCATIVAS PARA JOVENS ENVOLVIDOS COM USO E O TRÁFICO DE DROGAS, <text:s/>MEDIDAS DE PREVENÇÃO PARA USO DE ÁLCOOL, CRACK E OUTRAS DROGAS EM ADOLESCENTES. REFLETIR SOBRE A IMPORTÂNCIA DO ENGAJAMENTO DA FAMÍLIA NO TRATAMENTO DO USUÁRIO E DO DEPENDENTE DE DROGAS.<text:line-break/><text:line-break/>MÉTODO: TEATRO DO OPRIMIDO, AULA EXPOSITIVA, RODA DE CONVERSA E DINÂMICA.<text:line-break/><text:line-break/>RESULTADOS: REFLEXÕES SOBRE AS DIFERENTES CONFIGURAÇÕES FAMILIARES E DOS DIFERENTES MANEIRAS DE PROTEÇÃO AO USO E ABUSO DE ÁLCOOL, CRACK E OUTRAS DROGAS; REFLEXÕES SOBRE A DISTÂNCIA DAS MEDIDAS PROTETIVAS E A REALIDADE DO JOVENS NA SOCIEDADE ATUAL; REFLEXÕES SOBRE AS DIFERENTES ABORDAGENS CLINICAS NO ENFRENTAMENTO AO USO E ABUSO DE ÁLCOOL, CRACK E OUTRAS DROGAS.<text:line-break/><text:line-break/><text:line-break/>INTERVISÃO<text:line-break/><text:line-break/>OBJETIVO: PROPORCIONAR REFLEXÕES SOBRE A IMPORTÂNCIA DO COMPROMETIMENTO DOS AGENTES SOCIAIS NAS AÇÕES EM REDE PARA MELHOR ENFRENTAMENTO DA PROBLEMÁTICA DO USO E ABUSO DE ÁLCOOL, CRACK E OUTRAS DROGAS NO ATUAL CONTEXTO SOCIAL. <text:line-break/><text:line-break/>MÉTODO: DINÂMICAS; INÍCIO DA CONSTRUÇÃO DO MAPA DE REDES; DISPARADORES COMUNICACIONAIS; DISCUSSÃO EM GRUPO.<text:line-break/><text:line-break/>RESULTADOS: MANIFESTAÇÃO DO DESEJO DE ENGAJAR-SE NA RESOLUÇÃO DOS PROBLEMAS COTIDIANOS ENFRENTADOS PELA REDE NO ENFRENTAMENTO DO USO E ABUSO DE ÁLCOOL, CRACK E OUTRAS DROGAS.<text:line-break/><text:line-break/>UNIDADE EDUCACIONAL INTEGRATIVA IV<text:line-break/><text:line-break/>UNIDADE TEÓRICA/PRÁTICA<text:line-break/><text:line-break/>OBJETIVO: PROPORCIONAR REFLEXÕES SOBRE REDES, CONFIGURAÇÕES NO ENFRENTAMENTO AO USO E ABUSO DE ÁLCOOL, CRACK E OUTRAS DROGAS E SOBRE A IMPORTÂNCIA DA MOBILIZAÇÃO SOCIAL; REFLEXÕES <text:soft-page-break/>SOBRE OS TRABALHADORES E SUA REALIDADE RELATIVAS AO ADOECIMENTO PROFISSIONAL; <text:s/>REFLEXÕES SOBRE AS DIFERENTES ABORDAGENS TERAPÊUTICAS PARA O USO DE DROGAS<text:line-break/><text:line-break/>MÉTODO: AULA EXPOSITIVA, ESTUDO DE CASO E DINÂMICA.<text:line-break/><text:line-break/>RESULTADOS: REFLEXÕES SOBRE OS ASPECTOS TÉCNICOS CIENTÍFICOS QUE NÃO CONHECIAM SOBRE A TEMÁTICA; TOMADA DE CONSCIÊNCIAS DOS FATORES DE ADOECIMENTO PROFISSIONAL E SEU ENFRENTAMENTO; REFLEXÕES SOBRE A IMPLICAÇÃO DAS AÇÕES EM REDE E DO PAPEL DAS CONFIGURAÇÕES PESSOAIS E SOCIAIS NA ASSISTÊNCIA AO USUÁRIO DE ÁLCOOL CRACK E OUTRAS DROGAS.<text:line-break/><text:line-break/><text:line-break/>INTERVISÃO<text:line-break/><text:line-break/>OBJETIVO: REFLETIR E CONSTRUIR EM GRUPO POSSÍVEIS SOLUÇÕES PARA O ENFRENTAMENTO AO USO E ABUSO DE DROGAS EM REDES.<text:line-break/><text:line-break/>MÉTODO: FINALIZAÇÃO DO MAPA DE REDE; DISCUSSÃO EM GRUPO.<text:line-break/><text:line-break/>RESULTADOS: REFLEXÕES E PROPOSIÇÕES DE SOLUÇÕES PARA O ENFRENTAMENTO AO USO E ABUSO DE DROGAS EM REDE; MANIFESTAÇÃO DO DESEJO DE ENGAJAR-SE NA RESOLUÇÃO DOS PROBLEMAS EM REDE.<text:line-break/>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5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5.A11" table:number-columns-spanned="2" office:value-type="string">
            <text:p text:style-name="P10">Email:</text:p>
          </table:table-cell>
          <table:covered-table-cell/>
          <table:table-cell table:style-name="MailMergeTable2017-05-11T15_3a_56_3a_12Z25.A11" table:number-columns-spanned="2" office:value-type="string">
            <text:p text:style-name="P12">PROFESSORAUFMG@GMAIL.COM</text:p>
          </table:table-cell>
          <table:covered-table-cell/>
        </table:table-row>
        <table:table-row>
          <table:table-cell table:style-name="MailMergeTable2017-05-11T15_3a_56_3a_12Z25.A2" table:number-columns-spanned="2" office:value-type="string">
            <text:p text:style-name="P10">Telefone:</text:p>
          </table:table-cell>
          <table:covered-table-cell/>
          <table:table-cell table:style-name="MailMergeTable2017-05-11T15_3a_56_3a_12Z25.A2" table:number-columns-spanned="2" office:value-type="string">
            <text:p text:style-name="P12">31-991374448</text:p>
          </table:table-cell>
          <table:covered-table-cell/>
        </table:table-row>
      </table:table>
      <text:h text:style-name="P5" text:outline-level="1"/>
      <table:table table:name="MailMergeTable2017-05-11T15:56:13Z26" table:style-name="MailMergeTable2017-05-11T15_3a_56_3a_13Z26">
        <table:table-column table:style-name="MailMergeTable2017-05-11T15_3a_56_3a_13Z26.A"/>
        <table:table-column table:style-name="MailMergeTable2017-05-11T15_3a_56_3a_13Z26.B"/>
        <table:table-column table:style-name="MailMergeTable2017-05-11T15_3a_56_3a_13Z26.A"/>
        <table:table-column table:style-name="MailMergeTable2017-05-11T15_3a_56_3a_13Z26.D"/>
        <table:table-row>
          <table:table-cell table:style-name="MailMergeTable2017-05-11T15_3a_56_3a_13Z26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6.A2" table:number-columns-spanned="4" office:value-type="string">
            <text:h text:style-name="P6" text:outline-level="1"><text:s/>CENTRO REGIONAL DE REFERENCIA PARA ENFRENTAMENTO AO CRACK E OUTRAS DROGAS DA UNIVERSIDADE FEDERAL DO PARANÁ (UFPR)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6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6.A2" table:number-columns-spanned="4" office:value-type="string">
            <text:h text:style-name="P7" text:outline-level="2"><text:s/>1. ATENÇÃO EM SAÚDE MENTAL, ÁLCOOL E OUTRAS DROGAS EM SITUAÇÕES DE CRISES/URGÊNCIAS E EMERGÊNCIAS.<text:line-break/>2. DISPOSITIVOS TERAPÊUTICOS EM SAÚDE MENTAL, ÁLCOOL E OUTRAS DROGA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6.A5" office:value-type="string">
            <text:p text:style-name="P9">Modalidade do curso:</text:p>
          </table:table-cell>
          <table:table-cell table:style-name="MailMergeTable2017-05-11T15_3a_56_3a_13Z26.A5" office:value-type="string">
            <text:p text:style-name="P13">PRESENCIAL,</text:p>
          </table:table-cell>
          <table:table-cell table:style-name="MailMergeTable2017-05-11T15_3a_56_3a_13Z26.A5" office:value-type="string">
            <text:p text:style-name="P9">País:</text:p>
          </table:table-cell>
          <table:table-cell table:style-name="MailMergeTable2017-05-11T15_3a_56_3a_13Z26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13Z26.A3" office:value-type="string">
            <text:p text:style-name="P9">Carga horária:</text:p>
          </table:table-cell>
          <table:table-cell table:style-name="MailMergeTable2017-05-11T15_3a_56_3a_13Z26.A3" office:value-type="string">
            <text:p text:style-name="P11">60</text:p>
          </table:table-cell>
          <table:table-cell table:style-name="MailMergeTable2017-05-11T15_3a_56_3a_13Z26.A3" office:value-type="string">
            <text:p text:style-name="P9">Certificação?</text:p>
          </table:table-cell>
          <table:table-cell table:style-name="MailMergeTable2017-05-11T15_3a_56_3a_13Z26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3Z26.A2" office:value-type="string">
            <text:p text:style-name="P10">Ano de início:</text:p>
          </table:table-cell>
          <table:table-cell table:style-name="MailMergeTable2017-05-11T15_3a_56_3a_13Z26.A2" office:value-type="string">
            <text:p text:style-name="P13">2016</text:p>
          </table:table-cell>
          <table:table-cell table:style-name="MailMergeTable2017-05-11T15_3a_56_3a_13Z26.A2" office:value-type="string">
            <text:p text:style-name="P10">Atual?</text:p>
          </table:table-cell>
          <table:table-cell table:style-name="MailMergeTable2017-05-11T15_3a_56_3a_13Z26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3Z26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6.A3" table:number-columns-spanned="4" office:value-type="string">
            <text:p text:style-name="P8"><text:s/>1. <text:line-break/>A. DROGAS: SUJEITO, CONTEXTO E DROGAS: A COMPLEXIDADE DO FENÔMENO DO USO DE DROGAS <text:line-break/><text:soft-page-break/>B. PADRÕES DE USO: TIPOS DE USO, ABUSO, DEPENDÊNCIA<text:line-break/>C. SITUAÇÕES DE CRISE EM ÁLCOOL E OUTRAS DROGAS<text:line-break/>D. ABORDAGENS EM SITUAÇÕES DE URGÊNCIA/EMERGÊNCIAS EM ÁLCOOL <text:s/>OUTRAS DROGAS<text:line-break/>E. ABORDAGENS TERAPÊUTICAS DO USUÁRIO DE DROGAS<text:line-break/>2.<text:line-break/>A. DROGAS: SUJEITO, CONTEXTO E DROGAS: A COMPLEXIDADE DO FENÔMENO DO USO DE DROGAS <text:line-break/>B. PADRÕES DE USO: TIPOS DE USO, ABUSO E DEPENDÊNCIA<text:line-break/>C. CONCEITOS FUNDAMENTAIS: ESCUTA, VÍNCULO, EMPATIA, ACEITAÇÃO INCONDICIONAL.<text:line-break/>D. PROJETO TERAPÊUTICO SINGULAR (PTS)<text:line-break/>E. INTERVENÇÃO BREVE E ENTREVISTA MOTIVACIONAL<text:line-break/>F. ACOMPANHAMENTO TERAPÊUTICO E ABORDAGENS NA RUA <text:line-break/>G. ABORDAGENS TERAPÊUTICAS EM GRUPO<text:line-break/>H. ABORDAGENS COM FAMILIARES <text:line-break/>I. ESTRATÉGIAS DE AUTO FORTALECIMENTO, MÚTUA AJUDA E REABILITAÇÃO PSICOSSOCIAL. 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6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6.A11" table:number-columns-spanned="2" office:value-type="string">
            <text:p text:style-name="P10">Email:</text:p>
          </table:table-cell>
          <table:covered-table-cell/>
          <table:table-cell table:style-name="MailMergeTable2017-05-11T15_3a_56_3a_13Z26.A11" table:number-columns-spanned="2" office:value-type="string">
            <text:p text:style-name="P12">CRR@UFPR.BR</text:p>
          </table:table-cell>
          <table:covered-table-cell/>
        </table:table-row>
        <table:table-row>
          <table:table-cell table:style-name="MailMergeTable2017-05-11T15_3a_56_3a_13Z26.A2" table:number-columns-spanned="2" office:value-type="string">
            <text:p text:style-name="P10">Telefone:</text:p>
          </table:table-cell>
          <table:covered-table-cell/>
          <table:table-cell table:style-name="MailMergeTable2017-05-11T15_3a_56_3a_13Z26.A2" table:number-columns-spanned="2" office:value-type="string">
            <text:p text:style-name="P12">41-991394761</text:p>
          </table:table-cell>
          <table:covered-table-cell/>
        </table:table-row>
      </table:table>
      <text:h text:style-name="P5" text:outline-level="1"/>
      <table:table table:name="MailMergeTable2017-05-11T15:56:13Z27" table:style-name="MailMergeTable2017-05-11T15_3a_56_3a_13Z27">
        <table:table-column table:style-name="MailMergeTable2017-05-11T15_3a_56_3a_13Z27.A"/>
        <table:table-column table:style-name="MailMergeTable2017-05-11T15_3a_56_3a_13Z27.B"/>
        <table:table-column table:style-name="MailMergeTable2017-05-11T15_3a_56_3a_13Z27.A"/>
        <table:table-column table:style-name="MailMergeTable2017-05-11T15_3a_56_3a_13Z27.D"/>
        <table:table-row>
          <table:table-cell table:style-name="MailMergeTable2017-05-11T15_3a_56_3a_13Z27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7.A2" table:number-columns-spanned="4" office:value-type="string">
            <text:h text:style-name="P6" text:outline-level="1"><text:s/>CENTRO REGIONAL DE REFERÊNCIA<text:line-break/>PARA FORMAÇÃO DE PROFISSIONAIS QUE ATUAM<text:line-break/>COM USUÁRIOS DE CRACK E OUTRAS DROGAS E SEUS FAMILIARES<text:line-break/>UNIVERSIDADE FEDERAL DE SANTA CATARINA<text:line-break/>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7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7.A2" table:number-columns-spanned="4" office:value-type="string">
            <text:h text:style-name="P7" text:outline-level="2">CENTRO REGIONAL DE REFERÊNCIA<text:line-break/>PARA FORMAÇÃO DE PROFISSIONAIS QUE ATUAM<text:line-break/>COM USUÁRIOS DE CRACK E OUTRAS DROGAS E SEUS FAMILIARES<text:line-break/>UNIVERSIDADE FEDERAL DE SANTA CATARINA<text:line-break/>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7.A5" office:value-type="string">
            <text:p text:style-name="P9">Modalidade do curso:</text:p>
          </table:table-cell>
          <table:table-cell table:style-name="MailMergeTable2017-05-11T15_3a_56_3a_13Z27.A5" office:value-type="string">
            <text:p text:style-name="P13">PRESENCIAL,</text:p>
          </table:table-cell>
          <table:table-cell table:style-name="MailMergeTable2017-05-11T15_3a_56_3a_13Z27.A5" office:value-type="string">
            <text:p text:style-name="P9">País:</text:p>
          </table:table-cell>
          <table:table-cell table:style-name="MailMergeTable2017-05-11T15_3a_56_3a_13Z27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13Z27.A3" office:value-type="string">
            <text:p text:style-name="P9">Carga horária:</text:p>
          </table:table-cell>
          <table:table-cell table:style-name="MailMergeTable2017-05-11T15_3a_56_3a_13Z27.A3" office:value-type="string">
            <text:p text:style-name="P11">336</text:p>
          </table:table-cell>
          <table:table-cell table:style-name="MailMergeTable2017-05-11T15_3a_56_3a_13Z27.A3" office:value-type="string">
            <text:p text:style-name="P9">Certificação?</text:p>
          </table:table-cell>
          <table:table-cell table:style-name="MailMergeTable2017-05-11T15_3a_56_3a_13Z27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3Z27.A2" office:value-type="string">
            <text:p text:style-name="P10">Ano de início:</text:p>
          </table:table-cell>
          <table:table-cell table:style-name="MailMergeTable2017-05-11T15_3a_56_3a_13Z27.A2" office:value-type="string">
            <text:p text:style-name="P13">2013</text:p>
          </table:table-cell>
          <table:table-cell table:style-name="MailMergeTable2017-05-11T15_3a_56_3a_13Z27.A2" office:value-type="string">
            <text:p text:style-name="P10">Atual?</text:p>
          </table:table-cell>
          <table:table-cell table:style-name="MailMergeTable2017-05-11T15_3a_56_3a_13Z27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3Z27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7.A3" table:number-columns-spanned="4" office:value-type="string">
            <text:p text:style-name="P8"><text:s/>APERFEIÇOAMENTO EM CRACK E OUTRAS DROGAS<text:line-break/><text:line-break/>ATUALIZAÇÃO EM ATENÇÃO INTEGRAL AOS USUÁRIOS DE CRACK E OUTRAS DROGAS<text:line-break/><text:line-break/>ATUALIZAÇÃO SOBRE INTERVENÇÃO BREVE E ACONSELHAMENTO MOTIVACIONAL EM CRACK E OUTRAS <text:soft-page-break/>DROGAS<text:line-break/><text:line-break/>ATUALIZAÇÃO EM GERENCIAMENTO DE CASOS E REINSERÇÃO SOCIAL DE USUÁRIOS DE CRACK E OUTRAS DROGAS<text:line-break/><text:line-break/>FUNDAMENTOS BÁSICOS <text:s/>PARA O CUIDADO EM SAÚDE MENTAL <text:s/>NA ÁREA DE ÁLCOOL E OUTRAS DROGAS<text:line-break/><text:line-break/>ABORDAGENS EM SAÚDE MENTAL, ÁLCOOL E OUTRAS DROGAS<text:line-break/><text:line-break/>PREVENÇÃO AO USO PROBLEMÁTICO DE ÁLCOOL E OUTRAS DROGAS NA ADOLESCÊNCIA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7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7.A11" table:number-columns-spanned="2" office:value-type="string">
            <text:p text:style-name="P10">Email:</text:p>
          </table:table-cell>
          <table:covered-table-cell/>
          <table:table-cell table:style-name="MailMergeTable2017-05-11T15_3a_56_3a_13Z27.A11" table:number-columns-spanned="2" office:value-type="string">
            <text:p text:style-name="P12">CRRUFSC@UFSC.BR</text:p>
          </table:table-cell>
          <table:covered-table-cell/>
        </table:table-row>
        <table:table-row>
          <table:table-cell table:style-name="MailMergeTable2017-05-11T15_3a_56_3a_13Z27.A2" table:number-columns-spanned="2" office:value-type="string">
            <text:p text:style-name="P10">Telefone:</text:p>
          </table:table-cell>
          <table:covered-table-cell/>
          <table:table-cell table:style-name="MailMergeTable2017-05-11T15_3a_56_3a_13Z27.A2" table:number-columns-spanned="2" office:value-type="string">
            <text:p text:style-name="P12">5548999099126</text:p>
          </table:table-cell>
          <table:covered-table-cell/>
        </table:table-row>
      </table:table>
      <text:h text:style-name="P5" text:outline-level="1"/>
      <table:table table:name="MailMergeTable2017-05-11T15:56:13Z28" table:style-name="MailMergeTable2017-05-11T15_3a_56_3a_13Z28">
        <table:table-column table:style-name="MailMergeTable2017-05-11T15_3a_56_3a_13Z28.A"/>
        <table:table-column table:style-name="MailMergeTable2017-05-11T15_3a_56_3a_13Z28.B"/>
        <table:table-column table:style-name="MailMergeTable2017-05-11T15_3a_56_3a_13Z28.A"/>
        <table:table-column table:style-name="MailMergeTable2017-05-11T15_3a_56_3a_13Z28.D"/>
        <table:table-row>
          <table:table-cell table:style-name="MailMergeTable2017-05-11T15_3a_56_3a_13Z28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8.A2" table:number-columns-spanned="4" office:value-type="string">
            <text:h text:style-name="P6" text:outline-level="1"><text:s/>CENTRO REGIONAL DE REFERÊNCIA PARA FORMAÇÃO PERMANENTE DE PROFISSIONAIS SOBRE CRACK E OUTRAS DROGAS DA UNIVERSIDADE FEDERAL DE PELOTA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8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8.A2" table:number-columns-spanned="4" office:value-type="string">
            <text:h text:style-name="P7" text:outline-level="2"><text:s/>CAPACITAÇÃO PARA PROFISSIONAIS SOBRE ACOLHIMENTO E ACOMPANHAMENTO DE USUÁRIOS DE DROGAS E SEUS FAMILIAR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8.A5" office:value-type="string">
            <text:p text:style-name="P9">Modalidade do curso:</text:p>
          </table:table-cell>
          <table:table-cell table:style-name="MailMergeTable2017-05-11T15_3a_56_3a_13Z28.A5" office:value-type="string">
            <text:p text:style-name="P13">PRESENCIAL,</text:p>
          </table:table-cell>
          <table:table-cell table:style-name="MailMergeTable2017-05-11T15_3a_56_3a_13Z28.A5" office:value-type="string">
            <text:p text:style-name="P9">País:</text:p>
          </table:table-cell>
          <table:table-cell table:style-name="MailMergeTable2017-05-11T15_3a_56_3a_13Z28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13Z28.A3" office:value-type="string">
            <text:p text:style-name="P9">Carga horária:</text:p>
          </table:table-cell>
          <table:table-cell table:style-name="MailMergeTable2017-05-11T15_3a_56_3a_13Z28.A3" office:value-type="string">
            <text:p text:style-name="P11">60</text:p>
          </table:table-cell>
          <table:table-cell table:style-name="MailMergeTable2017-05-11T15_3a_56_3a_13Z28.A3" office:value-type="string">
            <text:p text:style-name="P9">Certificação?</text:p>
          </table:table-cell>
          <table:table-cell table:style-name="MailMergeTable2017-05-11T15_3a_56_3a_13Z28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3Z28.A2" office:value-type="string">
            <text:p text:style-name="P10">Ano de início:</text:p>
          </table:table-cell>
          <table:table-cell table:style-name="MailMergeTable2017-05-11T15_3a_56_3a_13Z28.A2" office:value-type="string">
            <text:p text:style-name="P13">2011</text:p>
          </table:table-cell>
          <table:table-cell table:style-name="MailMergeTable2017-05-11T15_3a_56_3a_13Z28.A2" office:value-type="string">
            <text:p text:style-name="P10">Atual?</text:p>
          </table:table-cell>
          <table:table-cell table:style-name="MailMergeTable2017-05-11T15_3a_56_3a_13Z28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3Z28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8.A3" table:number-columns-spanned="4" office:value-type="string">
            <text:p text:style-name="P8"><text:s/>A POLÍTICA NACIONAL SOBRE DROGAS (PNAD) <text:line-break/>POLÍTICAS SETORIAIS DE SAÚDE E ASSISTÊNCIA SOCIAL<text:line-break/>USO DE DROGAS E A SOCIEDADE<text:line-break/>CONCEITOS GERAIS SOBRE DROGAS, PADRÕES DE USO E PRINCIPAIS QUADROS CLÍNICOS<text:line-break/>EPIDEMIOLOGIA DO USO DE DROGAS NO BRASIL E NO MUNDO<text:line-break/>REDE DE ATENÇÃO SUS, SUAS E RAPS<text:line-break/>REDES E RECURSOS DA COMUNIDADE (ATIVIDADE DE DISPERSÃO PARA IDENTIFICAÇÃO DOS RECURSOS COMUNITÁRIOS)<text:line-break/>ABORDAGENS TERAPÊUTICAS À USUÁRIOS DE DROGAS E SEUS FAMILIARES<text:line-break/>INTERVENÇÃO BREVE<text:line-break/>ACONSELHAMENTO MOTIVACIONAL<text:line-break/>REDUÇÃO DE DANOS<text:line-break/>DISCUSSÕES DE CASOS TRAZIDOS NAS ATIVIDADES DE DISPERSÃO<text:line-break/>PROJETOS TERAPÊUTICOS SINGULARES<text:line-break/><text:soft-page-break/>COMUNICAÇÃO TERAPÊUTICA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8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8.A11" table:number-columns-spanned="2" office:value-type="string">
            <text:p text:style-name="P10">Email:</text:p>
          </table:table-cell>
          <table:covered-table-cell/>
          <table:table-cell table:style-name="MailMergeTable2017-05-11T15_3a_56_3a_13Z28.A11" table:number-columns-spanned="2" office:value-type="string">
            <text:p text:style-name="P12">CENTRODEREFERENCIAUFPEL@HOTMAIL.COM</text:p>
          </table:table-cell>
          <table:covered-table-cell/>
        </table:table-row>
        <table:table-row>
          <table:table-cell table:style-name="MailMergeTable2017-05-11T15_3a_56_3a_13Z28.A2" table:number-columns-spanned="2" office:value-type="string">
            <text:p text:style-name="P10">Telefone:</text:p>
          </table:table-cell>
          <table:covered-table-cell/>
          <table:table-cell table:style-name="MailMergeTable2017-05-11T15_3a_56_3a_13Z28.A2" table:number-columns-spanned="2" office:value-type="string">
            <text:p text:style-name="P12">53 981240446</text:p>
          </table:table-cell>
          <table:covered-table-cell/>
        </table:table-row>
      </table:table>
      <text:h text:style-name="P5" text:outline-level="1"/>
      <table:table table:name="MailMergeTable2017-05-11T15:56:13Z29" table:style-name="MailMergeTable2017-05-11T15_3a_56_3a_13Z29">
        <table:table-column table:style-name="MailMergeTable2017-05-11T15_3a_56_3a_13Z29.A"/>
        <table:table-column table:style-name="MailMergeTable2017-05-11T15_3a_56_3a_13Z29.B"/>
        <table:table-column table:style-name="MailMergeTable2017-05-11T15_3a_56_3a_13Z29.A"/>
        <table:table-column table:style-name="MailMergeTable2017-05-11T15_3a_56_3a_13Z29.D"/>
        <table:table-row>
          <table:table-cell table:style-name="MailMergeTable2017-05-11T15_3a_56_3a_13Z29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9.A2" table:number-columns-spanned="4" office:value-type="string">
            <text:h text:style-name="P6" text:outline-level="1"><text:s/>CENTRO REGIONAL DE REFERÊNCIA SOBRE DROGAS, UNIVERSIDADE FEDERAL DE PERNAMBUCO - CRR DROGAS RECIFE CAMPUS RECIFE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9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9.A2" table:number-columns-spanned="4" office:value-type="string">
            <text:h text:style-name="P7" text:outline-level="2">CURSO DE ATUALIZAÇÃO SOBRE DROGAS PARA PROFISSIONAIS ATUANTES NAS REDES DE ATENÇÃO INTEGRAL DE ASSISTÊNCIA SOCIAL, EDUCAÇÃO E SAÚDE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9.A5" office:value-type="string">
            <text:p text:style-name="P9">Modalidade do curso:</text:p>
          </table:table-cell>
          <table:table-cell table:style-name="MailMergeTable2017-05-11T15_3a_56_3a_13Z29.A5" office:value-type="string">
            <text:p text:style-name="P13">PRESENCIAL,</text:p>
          </table:table-cell>
          <table:table-cell table:style-name="MailMergeTable2017-05-11T15_3a_56_3a_13Z29.A5" office:value-type="string">
            <text:p text:style-name="P9">País:</text:p>
          </table:table-cell>
          <table:table-cell table:style-name="MailMergeTable2017-05-11T15_3a_56_3a_13Z29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13Z29.A3" office:value-type="string">
            <text:p text:style-name="P9">Carga horária:</text:p>
          </table:table-cell>
          <table:table-cell table:style-name="MailMergeTable2017-05-11T15_3a_56_3a_13Z29.A3" office:value-type="string">
            <text:p text:style-name="P11">40</text:p>
          </table:table-cell>
          <table:table-cell table:style-name="MailMergeTable2017-05-11T15_3a_56_3a_13Z29.A3" office:value-type="string">
            <text:p text:style-name="P9">Certificação?</text:p>
          </table:table-cell>
          <table:table-cell table:style-name="MailMergeTable2017-05-11T15_3a_56_3a_13Z29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3Z29.A2" office:value-type="string">
            <text:p text:style-name="P10">Ano de início:</text:p>
          </table:table-cell>
          <table:table-cell table:style-name="MailMergeTable2017-05-11T15_3a_56_3a_13Z29.A2" office:value-type="string">
            <text:p text:style-name="P13">2013</text:p>
          </table:table-cell>
          <table:table-cell table:style-name="MailMergeTable2017-05-11T15_3a_56_3a_13Z29.A2" office:value-type="string">
            <text:p text:style-name="P10">Atual?</text:p>
          </table:table-cell>
          <table:table-cell table:style-name="MailMergeTable2017-05-11T15_3a_56_3a_13Z29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3Z29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9.A3" table:number-columns-spanned="4" office:value-type="string">
            <text:p text:style-name="P8">1) ESTADO, SOCIEDADE E PRINCÍPIOS ÉTICOS-POLÍTICOS PARA A COMPREENSÃO DAS DROGAS NA ATUALIDADE; 2) HISTÓRICO, CONCEITOS E PADRÕES DE CONSUMO DE DROGAS <text:s/>E ASPECTOS ECONÔMICOS, <text:s/>SOCIAIS E DEMOGRÁFICOS DOS MUNICÍPIOS; 3) TERRITÓRIO, GRUPOS POPULACIONAIS E POLÍTICAS SETORIAIS DE ASSISTÊNCIA SOCIAL, EDUCAÇÃO E <text:s/>SAÚDE NO CUIDADO INTEGRAL DE USUÁRIOS COM PROBLEMAS RELACIONADOS ÀS DROGAS; 4) ESTRATÉGIAS DE CUIDADO E CONSTRUÇÃO DE REDES DE APOIO MATRICIAL E INTERSETORIAL; E5) REDE DE ATENÇÃO PSICOSSOCIAL (RAPS) NO CUIDADO INTEGRAL AOS USUÁRIOS COM PROBLEMAS RELACIONADOS ÀS DROGAS.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9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9.A11" table:number-columns-spanned="2" office:value-type="string">
            <text:p text:style-name="P10">Email:</text:p>
          </table:table-cell>
          <table:covered-table-cell/>
          <table:table-cell table:style-name="MailMergeTable2017-05-11T15_3a_56_3a_13Z29.A11" table:number-columns-spanned="2" office:value-type="string">
            <text:p text:style-name="P12">RSUCHOA@UOL.COM.BR</text:p>
          </table:table-cell>
          <table:covered-table-cell/>
        </table:table-row>
        <table:table-row>
          <table:table-cell table:style-name="MailMergeTable2017-05-11T15_3a_56_3a_13Z29.A2" table:number-columns-spanned="2" office:value-type="string">
            <text:p text:style-name="P10">Telefone:</text:p>
          </table:table-cell>
          <table:covered-table-cell/>
          <table:table-cell table:style-name="MailMergeTable2017-05-11T15_3a_56_3a_13Z29.A2" table:number-columns-spanned="2" office:value-type="string">
            <text:p text:style-name="P12">+55 81 992620501</text:p>
          </table:table-cell>
          <table:covered-table-cell/>
        </table:table-row>
      </table:table>
      <text:h text:style-name="P5" text:outline-level="1"/>
      <table:table table:name="MailMergeTable2017-05-11T15:56:13Z30" table:style-name="MailMergeTable2017-05-11T15_3a_56_3a_13Z30">
        <table:table-column table:style-name="MailMergeTable2017-05-11T15_3a_56_3a_13Z30.A"/>
        <table:table-column table:style-name="MailMergeTable2017-05-11T15_3a_56_3a_13Z30.B"/>
        <table:table-column table:style-name="MailMergeTable2017-05-11T15_3a_56_3a_13Z30.A"/>
        <table:table-column table:style-name="MailMergeTable2017-05-11T15_3a_56_3a_13Z30.D"/>
        <table:table-row>
          <table:table-cell table:style-name="MailMergeTable2017-05-11T15_3a_56_3a_13Z30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0.A2" table:number-columns-spanned="4" office:value-type="string">
            <text:h text:style-name="P6" text:outline-level="1"><text:s/>CENTROS DE REHABILITACIÓN Y SECUNDARIA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0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0.A2" table:number-columns-spanned="4" office:value-type="string">
            <text:h text:style-name="P7" text:outline-level="2"><text:s/>MITOS Y REALIDADES SOBRE LAS DROGAS, 10 RECOMENDACIONES PARA EVITAR EL CONSUMO DE SUSTANCIAS EN SUS HIJO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0.A5" office:value-type="string">
            <text:p text:style-name="P9">Modalidade do curso:</text:p>
          </table:table-cell>
          <table:table-cell table:style-name="MailMergeTable2017-05-11T15_3a_56_3a_13Z30.A5" office:value-type="string">
            <text:p text:style-name="P13">PRESENCIAL,</text:p>
          </table:table-cell>
          <table:table-cell table:style-name="MailMergeTable2017-05-11T15_3a_56_3a_13Z30.A5" office:value-type="string">
            <text:p text:style-name="P9">País:</text:p>
          </table:table-cell>
          <table:table-cell table:style-name="MailMergeTable2017-05-11T15_3a_56_3a_13Z30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3Z30.A3" office:value-type="string">
            <text:p text:style-name="P9">Carga horária:</text:p>
          </table:table-cell>
          <table:table-cell table:style-name="MailMergeTable2017-05-11T15_3a_56_3a_13Z30.A3" office:value-type="string">
            <text:p text:style-name="P11">1</text:p>
          </table:table-cell>
          <table:table-cell table:style-name="MailMergeTable2017-05-11T15_3a_56_3a_13Z30.A3" office:value-type="string">
            <text:p text:style-name="P9">Certificação?</text:p>
          </table:table-cell>
          <table:table-cell table:style-name="MailMergeTable2017-05-11T15_3a_56_3a_13Z30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3Z30.A2" office:value-type="string">
            <text:p text:style-name="P10">Ano de início:</text:p>
          </table:table-cell>
          <table:table-cell table:style-name="MailMergeTable2017-05-11T15_3a_56_3a_13Z30.A2" office:value-type="string">
            <text:p text:style-name="P13">2011</text:p>
          </table:table-cell>
          <table:table-cell table:style-name="MailMergeTable2017-05-11T15_3a_56_3a_13Z30.A2" office:value-type="string">
            <text:p text:style-name="P10">Atual?</text:p>
          </table:table-cell>
          <table:table-cell table:style-name="MailMergeTable2017-05-11T15_3a_56_3a_13Z30.A2" office:value-type="string">
            <text:p text:style-name="P13"><text:span text:style-name="T1"><text:s/></text:span>SI</text:p>
          </table:table-cell>
        </table:table-row>
        <text:soft-page-break/>
        <table:table-row>
          <table:table-cell table:style-name="MailMergeTable2017-05-11T15_3a_56_3a_13Z30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0.A3" table:number-columns-spanned="4" office:value-type="string">
            <text:p text:style-name="P8"><text:s/>USO ABUSO DE SUSTANCIAS, DEPENDENCIA, MITOS SOBRE EL CONSUMO ENTRE OTROS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0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0.A11" table:number-columns-spanned="2" office:value-type="string">
            <text:p text:style-name="P10">Email:</text:p>
          </table:table-cell>
          <table:covered-table-cell/>
          <table:table-cell table:style-name="MailMergeTable2017-05-11T15_3a_56_3a_13Z30.A11" table:number-columns-spanned="2" office:value-type="string">
            <text:p text:style-name="P12">FORMAENSENADA@HOTMAIL.COM</text:p>
          </table:table-cell>
          <table:covered-table-cell/>
        </table:table-row>
        <table:table-row>
          <table:table-cell table:style-name="MailMergeTable2017-05-11T15_3a_56_3a_13Z30.A2" table:number-columns-spanned="2" office:value-type="string">
            <text:p text:style-name="P10">Telefone:</text:p>
          </table:table-cell>
          <table:covered-table-cell/>
          <table:table-cell table:style-name="MailMergeTable2017-05-11T15_3a_56_3a_13Z30.A2" table:number-columns-spanned="2" office:value-type="string">
            <text:p text:style-name="P12">1788577</text:p>
          </table:table-cell>
          <table:covered-table-cell/>
        </table:table-row>
      </table:table>
      <text:h text:style-name="P5" text:outline-level="1"/>
      <table:table table:name="MailMergeTable2017-05-11T15:56:13Z31" table:style-name="MailMergeTable2017-05-11T15_3a_56_3a_13Z31">
        <table:table-column table:style-name="MailMergeTable2017-05-11T15_3a_56_3a_13Z31.A"/>
        <table:table-column table:style-name="MailMergeTable2017-05-11T15_3a_56_3a_13Z31.B"/>
        <table:table-column table:style-name="MailMergeTable2017-05-11T15_3a_56_3a_13Z31.A"/>
        <table:table-column table:style-name="MailMergeTable2017-05-11T15_3a_56_3a_13Z31.D"/>
        <table:table-row>
          <table:table-cell table:style-name="MailMergeTable2017-05-11T15_3a_56_3a_13Z31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1.A2" table:number-columns-spanned="4" office:value-type="string">
            <text:h text:style-name="P6" text:outline-level="1"><text:s/>COLEGIO DE PSICÓLOGOS DE COSTA RICA<text:line-break/>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1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1.A2" table:number-columns-spanned="4" office:value-type="string">
            <text:h text:style-name="P7" text:outline-level="2"><text:s/>“INTERVENCIÓN PSICOLÓGICA INTEGRAL EN PERSONAS CON CONSUMO DE DROGAS”.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1.A5" office:value-type="string">
            <text:p text:style-name="P9">Modalidade do curso:</text:p>
          </table:table-cell>
          <table:table-cell table:style-name="MailMergeTable2017-05-11T15_3a_56_3a_13Z31.A5" office:value-type="string">
            <text:p text:style-name="P13">PRESENCIAL,</text:p>
          </table:table-cell>
          <table:table-cell table:style-name="MailMergeTable2017-05-11T15_3a_56_3a_13Z31.A5" office:value-type="string">
            <text:p text:style-name="P9">País:</text:p>
          </table:table-cell>
          <table:table-cell table:style-name="MailMergeTable2017-05-11T15_3a_56_3a_13Z31.A5" office:value-type="string">
            <text:p text:style-name="P13"><text:span text:style-name="T1"><text:s/>COSTA RICA </text:span></text:p>
          </table:table-cell>
        </table:table-row>
        <table:table-row>
          <table:table-cell table:style-name="MailMergeTable2017-05-11T15_3a_56_3a_13Z31.A3" office:value-type="string">
            <text:p text:style-name="P9">Carga horária:</text:p>
          </table:table-cell>
          <table:table-cell table:style-name="MailMergeTable2017-05-11T15_3a_56_3a_13Z31.A3" office:value-type="string">
            <text:p text:style-name="P11">18</text:p>
          </table:table-cell>
          <table:table-cell table:style-name="MailMergeTable2017-05-11T15_3a_56_3a_13Z31.A3" office:value-type="string">
            <text:p text:style-name="P9">Certificação?</text:p>
          </table:table-cell>
          <table:table-cell table:style-name="MailMergeTable2017-05-11T15_3a_56_3a_13Z31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3Z31.A2" office:value-type="string">
            <text:p text:style-name="P10">Ano de início:</text:p>
          </table:table-cell>
          <table:table-cell table:style-name="MailMergeTable2017-05-11T15_3a_56_3a_13Z31.A2" office:value-type="string">
            <text:p text:style-name="P13">2017</text:p>
          </table:table-cell>
          <table:table-cell table:style-name="MailMergeTable2017-05-11T15_3a_56_3a_13Z31.A2" office:value-type="string">
            <text:p text:style-name="P10">Atual?</text:p>
          </table:table-cell>
          <table:table-cell table:style-name="MailMergeTable2017-05-11T15_3a_56_3a_13Z31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3Z31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1.A3" table:number-columns-spanned="4" office:value-type="string">
            <text:p text:style-name="P8"><text:s/>TEMA 1: -PERSPECTIVA HISTÓRICA DEL USO SOCIO-IDEOLÓGICO DE LAS DROGAS.<text:line-break/><text:line-break/> <text:s text:c="14"/>-MODELOS HISTÓRICOS Y PERFILES PSICOLÓGICOS SOBRE EL CONSUMIDOR DE DROGAS.<text:line-break/>TEMA 2: -MODELOS CLÍNICOS DE ENFERMEDAD Y REDUCCIÓN DE DAÑOS.<text:line-break/> <text:s text:c="15"/>-FACTORES INTEGRALES ASOCIADOS AL CONSUMO DE LA DROGAS.<text:line-break/>TEMA 3: -COMORBILIDAD EN CONSUMO DE DROGAS, PATOLOGÍA DUAL- DIAGNÓSTICO DUAL. <text:line-break/> <text:s text:c="12"/>-LOGOTERAPIA EN EL CONSUMO DE DROGAS.<text:line-break/><text:line-break/>TEMA 4: -TERAPIA COGNITIVO-CONDUCTUAL EN EL CONSUMO DE DROGAS. TERAPIA RACIONAL <text:s text:c="29"/>EMOTIVA <text:s text:c="8"/>CONDUCTUAL.<text:line-break/><text:line-break/> <text:s text:c="20"/>-GRUPOS DE AUTOAYUDA DE 12 PASOS.<text:line-break/><text:line-break/>TEMA 5: -MODELO TRANSTEÓRICO DEL CAMBIO DEL COMPORTAMIENTO DE JAMES PROCHASKA Y <text:s text:c="8"/>CARLO DICLEMENTE.<text:line-break/><text:line-break/>TEMA 6: ENTREVISTA MOTIVACIONAL. INTERVENCIÓN BREVE (PRÁCTICAS DE SIMULACIÓN).<text:line-break/><text:line-break/>TEMA 7: ABORDAJE FAMILIAR EN EL CONSUMO DE DROGAS. CODEPENDENCIA.<text:line-break/><text:line-break/>TEMA 8: SEGUIMIENTO EN EL CONSUMO DE DROGAS. PREVENCIÓN DE RECAÍDAS COGNITIVO <text:s text:c="2"/>CONDUCTUAL.<text:line-break/><text:line-break/><text:soft-page-break/>TEMA 9: EVALUACIÓN INTEGRAL EN EL CONSUMO DE DROGAS. REVISIÓN DE INSTRUMENTOS.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1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1.A11" table:number-columns-spanned="2" office:value-type="string">
            <text:p text:style-name="P10">Email:</text:p>
          </table:table-cell>
          <table:covered-table-cell/>
          <table:table-cell table:style-name="MailMergeTable2017-05-11T15_3a_56_3a_13Z31.A11" table:number-columns-spanned="2" office:value-type="string">
            <text:p text:style-name="P12">HTTP://PSICOLOGIACR.COM/</text:p>
          </table:table-cell>
          <table:covered-table-cell/>
        </table:table-row>
        <table:table-row>
          <table:table-cell table:style-name="MailMergeTable2017-05-11T15_3a_56_3a_13Z31.A2" table:number-columns-spanned="2" office:value-type="string">
            <text:p text:style-name="P10">Telefone:</text:p>
          </table:table-cell>
          <table:covered-table-cell/>
          <table:table-cell table:style-name="MailMergeTable2017-05-11T15_3a_56_3a_13Z31.A2" table:number-columns-spanned="2" office:value-type="string">
            <text:p text:style-name="P12">83013518</text:p>
          </table:table-cell>
          <table:covered-table-cell/>
        </table:table-row>
      </table:table>
      <text:h text:style-name="P5" text:outline-level="1"/>
      <table:table table:name="MailMergeTable2017-05-11T15:56:13Z32" table:style-name="MailMergeTable2017-05-11T15_3a_56_3a_13Z32">
        <table:table-column table:style-name="MailMergeTable2017-05-11T15_3a_56_3a_13Z32.A"/>
        <table:table-column table:style-name="MailMergeTable2017-05-11T15_3a_56_3a_13Z32.B"/>
        <table:table-column table:style-name="MailMergeTable2017-05-11T15_3a_56_3a_13Z32.A"/>
        <table:table-column table:style-name="MailMergeTable2017-05-11T15_3a_56_3a_13Z32.D"/>
        <table:table-row>
          <table:table-cell table:style-name="MailMergeTable2017-05-11T15_3a_56_3a_13Z32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2.A2" table:number-columns-spanned="4" office:value-type="string">
            <text:h text:style-name="P6" text:outline-level="1"><text:s/>CONSEJO ESTATAL CONTRA LAS ADICCION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2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2.A2" table:number-columns-spanned="4" office:value-type="string">
            <text:h text:style-name="P7" text:outline-level="2"><text:s/>PIBA<text:line-break/>PROGRAMA DE INTERVENCIÓN BREVE PARA ADOLESCENTES QUE INICIAN EL CONSUMO DE ALCOHOL Y OTRAS DROGA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2.A5" office:value-type="string">
            <text:p text:style-name="P9">Modalidade do curso:</text:p>
          </table:table-cell>
          <table:table-cell table:style-name="MailMergeTable2017-05-11T15_3a_56_3a_13Z32.A5" office:value-type="string">
            <text:p text:style-name="P13">PRESENCIAL,</text:p>
          </table:table-cell>
          <table:table-cell table:style-name="MailMergeTable2017-05-11T15_3a_56_3a_13Z32.A5" office:value-type="string">
            <text:p text:style-name="P9">País:</text:p>
          </table:table-cell>
          <table:table-cell table:style-name="MailMergeTable2017-05-11T15_3a_56_3a_13Z32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3Z32.A3" office:value-type="string">
            <text:p text:style-name="P9">Carga horária:</text:p>
          </table:table-cell>
          <table:table-cell table:style-name="MailMergeTable2017-05-11T15_3a_56_3a_13Z32.A3" office:value-type="string">
            <text:p text:style-name="P11">8</text:p>
          </table:table-cell>
          <table:table-cell table:style-name="MailMergeTable2017-05-11T15_3a_56_3a_13Z32.A3" office:value-type="string">
            <text:p text:style-name="P9">Certificação?</text:p>
          </table:table-cell>
          <table:table-cell table:style-name="MailMergeTable2017-05-11T15_3a_56_3a_13Z32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3Z32.A2" office:value-type="string">
            <text:p text:style-name="P10">Ano de início:</text:p>
          </table:table-cell>
          <table:table-cell table:style-name="MailMergeTable2017-05-11T15_3a_56_3a_13Z32.A2" office:value-type="string">
            <text:p text:style-name="P13">2014</text:p>
          </table:table-cell>
          <table:table-cell table:style-name="MailMergeTable2017-05-11T15_3a_56_3a_13Z32.A2" office:value-type="string">
            <text:p text:style-name="P10">Atual?</text:p>
          </table:table-cell>
          <table:table-cell table:style-name="MailMergeTable2017-05-11T15_3a_56_3a_13Z32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3Z32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2.A3" table:number-columns-spanned="4" office:value-type="string">
            <text:p text:style-name="P8"><text:s/>ADMISIÓN<text:line-break/>EVALUACIÓN<text:line-break/>INDUCCIÓN<text:line-break/>BALANCE DECISIONAL<text:line-break/>SITUACIONES DE RIESGO<text:line-break/>PLANES DE ACCIÓN<text:line-break/>METAS DE VIDA<text:line-break/>CRUZANDO LA META<text:line-break/>SEGUIMIEN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2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2.A11" table:number-columns-spanned="2" office:value-type="string">
            <text:p text:style-name="P10">Email:</text:p>
          </table:table-cell>
          <table:covered-table-cell/>
          <table:table-cell table:style-name="MailMergeTable2017-05-11T15_3a_56_3a_13Z32.A11" table:number-columns-spanned="2" office:value-type="string">
            <text:p text:style-name="P12">FORMAMXL@IPEBC.GOB.MX</text:p>
          </table:table-cell>
          <table:covered-table-cell/>
        </table:table-row>
        <table:table-row>
          <table:table-cell table:style-name="MailMergeTable2017-05-11T15_3a_56_3a_13Z32.A2" table:number-columns-spanned="2" office:value-type="string">
            <text:p text:style-name="P10">Telefone:</text:p>
          </table:table-cell>
          <table:covered-table-cell/>
          <table:table-cell table:style-name="MailMergeTable2017-05-11T15_3a_56_3a_13Z32.A2" table:number-columns-spanned="2" office:value-type="string">
            <text:p text:style-name="P12">6862267978</text:p>
          </table:table-cell>
          <table:covered-table-cell/>
        </table:table-row>
      </table:table>
      <text:h text:style-name="P5" text:outline-level="1"/>
      <table:table table:name="MailMergeTable2017-05-11T15:56:13Z33" table:style-name="MailMergeTable2017-05-11T15_3a_56_3a_13Z33">
        <table:table-column table:style-name="MailMergeTable2017-05-11T15_3a_56_3a_13Z33.A"/>
        <table:table-column table:style-name="MailMergeTable2017-05-11T15_3a_56_3a_13Z33.B"/>
        <table:table-column table:style-name="MailMergeTable2017-05-11T15_3a_56_3a_13Z33.A"/>
        <table:table-column table:style-name="MailMergeTable2017-05-11T15_3a_56_3a_13Z33.D"/>
        <table:table-row>
          <table:table-cell table:style-name="MailMergeTable2017-05-11T15_3a_56_3a_13Z33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3.A2" table:number-columns-spanned="4" office:value-type="string">
            <text:h text:style-name="P6" text:outline-level="1"><text:s/>CONSEJO ESTATAL CONTRA LAS ADICCION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3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3.A2" table:number-columns-spanned="4" office:value-type="string">
            <text:h text:style-name="P7" text:outline-level="2"><text:s/>PROGRAMA DE INTERVENCION <text:s/>BREVE PARA ADOLESCENTES QUE INICIAN EN EL CONSUMO DE ALCOHOL Y OTRAS DROGA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3.A5" office:value-type="string">
            <text:p text:style-name="P9">Modalidade do curso:</text:p>
          </table:table-cell>
          <table:table-cell table:style-name="MailMergeTable2017-05-11T15_3a_56_3a_13Z33.A5" office:value-type="string">
            <text:p text:style-name="P13">PRESENCIAL,</text:p>
          </table:table-cell>
          <table:table-cell table:style-name="MailMergeTable2017-05-11T15_3a_56_3a_13Z33.A5" office:value-type="string">
            <text:p text:style-name="P9">País:</text:p>
          </table:table-cell>
          <table:table-cell table:style-name="MailMergeTable2017-05-11T15_3a_56_3a_13Z33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3Z33.A3" office:value-type="string">
            <text:p text:style-name="P9">Carga horária:</text:p>
          </table:table-cell>
          <table:table-cell table:style-name="MailMergeTable2017-05-11T15_3a_56_3a_13Z33.A3" office:value-type="string">
            <text:p text:style-name="P11">8</text:p>
          </table:table-cell>
          <table:table-cell table:style-name="MailMergeTable2017-05-11T15_3a_56_3a_13Z33.A3" office:value-type="string">
            <text:p text:style-name="P9">Certificação?</text:p>
          </table:table-cell>
          <table:table-cell table:style-name="MailMergeTable2017-05-11T15_3a_56_3a_13Z33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3Z33.A2" office:value-type="string">
            <text:p text:style-name="P10">Ano de início:</text:p>
          </table:table-cell>
          <table:table-cell table:style-name="MailMergeTable2017-05-11T15_3a_56_3a_13Z33.A2" office:value-type="string">
            <text:p text:style-name="P13">2014</text:p>
          </table:table-cell>
          <table:table-cell table:style-name="MailMergeTable2017-05-11T15_3a_56_3a_13Z33.A2" office:value-type="string">
            <text:p text:style-name="P10">Atual?</text:p>
          </table:table-cell>
          <table:table-cell table:style-name="MailMergeTable2017-05-11T15_3a_56_3a_13Z33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3Z33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3.A3" table:number-columns-spanned="4" office:value-type="string">
            <text:p text:style-name="P8"><text:s/>ADMISION, EVALUACION, INDUCCION, BALANCE DECISIONAL, SITUACIONES DE RIESGO, PLANES DE ACCION, METAS DE VIDA, CRUZANDO LA META Y SEGUIMIENTO.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3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3.A11" table:number-columns-spanned="2" office:value-type="string">
            <text:p text:style-name="P10">Email:</text:p>
          </table:table-cell>
          <table:covered-table-cell/>
          <table:table-cell table:style-name="MailMergeTable2017-05-11T15_3a_56_3a_13Z33.A11" table:number-columns-spanned="2" office:value-type="string">
            <text:p text:style-name="P12">FORMAMXL@IPEBC.GOB.MX</text:p>
          </table:table-cell>
          <table:covered-table-cell/>
        </table:table-row>
        <table:table-row>
          <table:table-cell table:style-name="MailMergeTable2017-05-11T15_3a_56_3a_13Z33.A2" table:number-columns-spanned="2" office:value-type="string">
            <text:p text:style-name="P10">Telefone:</text:p>
          </table:table-cell>
          <table:covered-table-cell/>
          <table:table-cell table:style-name="MailMergeTable2017-05-11T15_3a_56_3a_13Z33.A2" table:number-columns-spanned="2" office:value-type="string">
            <text:p text:style-name="P12">6862383371</text:p>
          </table:table-cell>
          <table:covered-table-cell/>
        </table:table-row>
      </table:table>
      <text:h text:style-name="P5" text:outline-level="1"/>
      <table:table table:name="MailMergeTable2017-05-11T15:56:14Z34" table:style-name="MailMergeTable2017-05-11T15_3a_56_3a_14Z34">
        <table:table-column table:style-name="MailMergeTable2017-05-11T15_3a_56_3a_14Z34.A"/>
        <table:table-column table:style-name="MailMergeTable2017-05-11T15_3a_56_3a_14Z34.B"/>
        <table:table-column table:style-name="MailMergeTable2017-05-11T15_3a_56_3a_14Z34.A"/>
        <table:table-column table:style-name="MailMergeTable2017-05-11T15_3a_56_3a_14Z34.D"/>
        <table:table-row>
          <table:table-cell table:style-name="MailMergeTable2017-05-11T15_3a_56_3a_14Z34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4.A2" table:number-columns-spanned="4" office:value-type="string">
            <text:h text:style-name="P6" text:outline-level="1"><text:s/>CONSEJO ESTATAL CONTRA LAS ADICCION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4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4.A2" table:number-columns-spanned="4" office:value-type="string">
            <text:h text:style-name="P7" text:outline-level="2">10 RECOMENDACIONES PARA PREVENIR EL USO DE ALCOHOL, TABACO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4.A5" office:value-type="string">
            <text:p text:style-name="P9">Modalidade do curso:</text:p>
          </table:table-cell>
          <table:table-cell table:style-name="MailMergeTable2017-05-11T15_3a_56_3a_14Z34.A5" office:value-type="string">
            <text:p text:style-name="P13">PRESENCIAL,</text:p>
          </table:table-cell>
          <table:table-cell table:style-name="MailMergeTable2017-05-11T15_3a_56_3a_14Z34.A5" office:value-type="string">
            <text:p text:style-name="P9">País:</text:p>
          </table:table-cell>
          <table:table-cell table:style-name="MailMergeTable2017-05-11T15_3a_56_3a_14Z34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4Z34.A3" office:value-type="string">
            <text:p text:style-name="P9">Carga horária:</text:p>
          </table:table-cell>
          <table:table-cell table:style-name="MailMergeTable2017-05-11T15_3a_56_3a_14Z34.A3" office:value-type="string">
            <text:p text:style-name="P11">1</text:p>
          </table:table-cell>
          <table:table-cell table:style-name="MailMergeTable2017-05-11T15_3a_56_3a_14Z34.A3" office:value-type="string">
            <text:p text:style-name="P9">Certificação?</text:p>
          </table:table-cell>
          <table:table-cell table:style-name="MailMergeTable2017-05-11T15_3a_56_3a_14Z34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4Z34.A2" office:value-type="string">
            <text:p text:style-name="P10">Ano de início:</text:p>
          </table:table-cell>
          <table:table-cell table:style-name="MailMergeTable2017-05-11T15_3a_56_3a_14Z34.A2" office:value-type="string">
            <text:p text:style-name="P13">2011</text:p>
          </table:table-cell>
          <table:table-cell table:style-name="MailMergeTable2017-05-11T15_3a_56_3a_14Z34.A2" office:value-type="string">
            <text:p text:style-name="P10">Atual?</text:p>
          </table:table-cell>
          <table:table-cell table:style-name="MailMergeTable2017-05-11T15_3a_56_3a_14Z34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4Z34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4.A3" table:number-columns-spanned="4" office:value-type="string">
            <text:p text:style-name="P8">NO TIENE MODULOS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4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4.A11" table:number-columns-spanned="2" office:value-type="string">
            <text:p text:style-name="P10">Email:</text:p>
          </table:table-cell>
          <table:covered-table-cell/>
          <table:table-cell table:style-name="MailMergeTable2017-05-11T15_3a_56_3a_14Z34.A11" table:number-columns-spanned="2" office:value-type="string">
            <text:p text:style-name="P12">FORMAMXL@IPEBC.GOB.MX</text:p>
          </table:table-cell>
          <table:covered-table-cell/>
        </table:table-row>
        <table:table-row>
          <table:table-cell table:style-name="MailMergeTable2017-05-11T15_3a_56_3a_14Z34.A2" table:number-columns-spanned="2" office:value-type="string">
            <text:p text:style-name="P10">Telefone:</text:p>
          </table:table-cell>
          <table:covered-table-cell/>
          <table:table-cell table:style-name="MailMergeTable2017-05-11T15_3a_56_3a_14Z34.A2" table:number-columns-spanned="2" office:value-type="string">
            <text:p text:style-name="P12">6862267978</text:p>
          </table:table-cell>
          <table:covered-table-cell/>
        </table:table-row>
      </table:table>
      <text:h text:style-name="P5" text:outline-level="1"/>
      <table:table table:name="MailMergeTable2017-05-11T15:56:14Z35" table:style-name="MailMergeTable2017-05-11T15_3a_56_3a_14Z35">
        <table:table-column table:style-name="MailMergeTable2017-05-11T15_3a_56_3a_14Z35.A"/>
        <table:table-column table:style-name="MailMergeTable2017-05-11T15_3a_56_3a_14Z35.B"/>
        <table:table-column table:style-name="MailMergeTable2017-05-11T15_3a_56_3a_14Z35.A"/>
        <table:table-column table:style-name="MailMergeTable2017-05-11T15_3a_56_3a_14Z35.D"/>
        <table:table-row>
          <table:table-cell table:style-name="MailMergeTable2017-05-11T15_3a_56_3a_14Z35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5.A2" table:number-columns-spanned="4" office:value-type="string">
            <text:h text:style-name="P6" text:outline-level="1"><text:s/>CONSEJO ESTATAL CONTRA LAS ADICCION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5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5.A2" table:number-columns-spanned="4" office:value-type="string">
            <text:h text:style-name="P7" text:outline-level="2"><text:s/>10 RECOMENDACION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5.A5" office:value-type="string">
            <text:p text:style-name="P9">Modalidade do curso:</text:p>
          </table:table-cell>
          <table:table-cell table:style-name="MailMergeTable2017-05-11T15_3a_56_3a_14Z35.A5" office:value-type="string">
            <text:p text:style-name="P13">PRESENCIAL,</text:p>
          </table:table-cell>
          <table:table-cell table:style-name="MailMergeTable2017-05-11T15_3a_56_3a_14Z35.A5" office:value-type="string">
            <text:p text:style-name="P9">País:</text:p>
          </table:table-cell>
          <table:table-cell table:style-name="MailMergeTable2017-05-11T15_3a_56_3a_14Z35.A5" office:value-type="string">
            <text:p text:style-name="P13"><text:span text:style-name="T1"><text:s/>MÉXICO </text:span></text:p>
          </table:table-cell>
        </table:table-row>
        <text:soft-page-break/>
        <table:table-row>
          <table:table-cell table:style-name="MailMergeTable2017-05-11T15_3a_56_3a_14Z35.A3" office:value-type="string">
            <text:p text:style-name="P9">Carga horária:</text:p>
          </table:table-cell>
          <table:table-cell table:style-name="MailMergeTable2017-05-11T15_3a_56_3a_14Z35.A3" office:value-type="string">
            <text:p text:style-name="P11">2</text:p>
          </table:table-cell>
          <table:table-cell table:style-name="MailMergeTable2017-05-11T15_3a_56_3a_14Z35.A3" office:value-type="string">
            <text:p text:style-name="P9">Certificação?</text:p>
          </table:table-cell>
          <table:table-cell table:style-name="MailMergeTable2017-05-11T15_3a_56_3a_14Z35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4Z35.A2" office:value-type="string">
            <text:p text:style-name="P10">Ano de início:</text:p>
          </table:table-cell>
          <table:table-cell table:style-name="MailMergeTable2017-05-11T15_3a_56_3a_14Z35.A2" office:value-type="string">
            <text:p text:style-name="P13">2013</text:p>
          </table:table-cell>
          <table:table-cell table:style-name="MailMergeTable2017-05-11T15_3a_56_3a_14Z35.A2" office:value-type="string">
            <text:p text:style-name="P10">Atual?</text:p>
          </table:table-cell>
          <table:table-cell table:style-name="MailMergeTable2017-05-11T15_3a_56_3a_14Z35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4Z35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5.A3" table:number-columns-spanned="4" office:value-type="string">
            <text:p text:style-name="P8"><text:s/>NO TIENE MODUL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5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5.A11" table:number-columns-spanned="2" office:value-type="string">
            <text:p text:style-name="P10">Email:</text:p>
          </table:table-cell>
          <table:covered-table-cell/>
          <table:table-cell table:style-name="MailMergeTable2017-05-11T15_3a_56_3a_14Z35.A11" table:number-columns-spanned="2" office:value-type="string">
            <text:p text:style-name="P12">FORMAMXL@IPEBC.GOB.MX</text:p>
          </table:table-cell>
          <table:covered-table-cell/>
        </table:table-row>
        <table:table-row>
          <table:table-cell table:style-name="MailMergeTable2017-05-11T15_3a_56_3a_14Z35.A2" table:number-columns-spanned="2" office:value-type="string">
            <text:p text:style-name="P10">Telefone:</text:p>
          </table:table-cell>
          <table:covered-table-cell/>
          <table:table-cell table:style-name="MailMergeTable2017-05-11T15_3a_56_3a_14Z35.A2" table:number-columns-spanned="2" office:value-type="string">
            <text:p text:style-name="P12">6862383371</text:p>
          </table:table-cell>
          <table:covered-table-cell/>
        </table:table-row>
      </table:table>
      <text:h text:style-name="P5" text:outline-level="1"/>
      <table:table table:name="MailMergeTable2017-05-11T15:56:14Z36" table:style-name="MailMergeTable2017-05-11T15_3a_56_3a_14Z36">
        <table:table-column table:style-name="MailMergeTable2017-05-11T15_3a_56_3a_14Z36.A"/>
        <table:table-column table:style-name="MailMergeTable2017-05-11T15_3a_56_3a_14Z36.B"/>
        <table:table-column table:style-name="MailMergeTable2017-05-11T15_3a_56_3a_14Z36.A"/>
        <table:table-column table:style-name="MailMergeTable2017-05-11T15_3a_56_3a_14Z36.D"/>
        <table:table-row>
          <table:table-cell table:style-name="MailMergeTable2017-05-11T15_3a_56_3a_14Z36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6.A2" table:number-columns-spanned="4" office:value-type="string">
            <text:h text:style-name="P6" text:outline-level="1"><text:s/>CONSEJO ESTATAL CONTRA LAS ADICCIONES (CECA)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6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6.A2" table:number-columns-spanned="4" office:value-type="string">
            <text:h text:style-name="P7" text:outline-level="2">HABILIDADES PARA LA VID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6.A5" office:value-type="string">
            <text:p text:style-name="P9">Modalidade do curso:</text:p>
          </table:table-cell>
          <table:table-cell table:style-name="MailMergeTable2017-05-11T15_3a_56_3a_14Z36.A5" office:value-type="string">
            <text:p text:style-name="P13">PRESENCIAL,</text:p>
          </table:table-cell>
          <table:table-cell table:style-name="MailMergeTable2017-05-11T15_3a_56_3a_14Z36.A5" office:value-type="string">
            <text:p text:style-name="P9">País:</text:p>
          </table:table-cell>
          <table:table-cell table:style-name="MailMergeTable2017-05-11T15_3a_56_3a_14Z36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4Z36.A3" office:value-type="string">
            <text:p text:style-name="P9">Carga horária:</text:p>
          </table:table-cell>
          <table:table-cell table:style-name="MailMergeTable2017-05-11T15_3a_56_3a_14Z36.A3" office:value-type="string">
            <text:p text:style-name="P11">4</text:p>
          </table:table-cell>
          <table:table-cell table:style-name="MailMergeTable2017-05-11T15_3a_56_3a_14Z36.A3" office:value-type="string">
            <text:p text:style-name="P9">Certificação?</text:p>
          </table:table-cell>
          <table:table-cell table:style-name="MailMergeTable2017-05-11T15_3a_56_3a_14Z36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4Z36.A2" office:value-type="string">
            <text:p text:style-name="P10">Ano de início:</text:p>
          </table:table-cell>
          <table:table-cell table:style-name="MailMergeTable2017-05-11T15_3a_56_3a_14Z36.A2" office:value-type="string">
            <text:p text:style-name="P13">2013</text:p>
          </table:table-cell>
          <table:table-cell table:style-name="MailMergeTable2017-05-11T15_3a_56_3a_14Z36.A2" office:value-type="string">
            <text:p text:style-name="P10">Atual?</text:p>
          </table:table-cell>
          <table:table-cell table:style-name="MailMergeTable2017-05-11T15_3a_56_3a_14Z36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4Z36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6.A3" table:number-columns-spanned="4" office:value-type="string">
            <text:p text:style-name="P8"><text:s/>HABILIDADES SOCIALES, HABILIDADES DEL PENSAMIENTO Y MANEJO DE EMOCIONES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6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6.A11" table:number-columns-spanned="2" office:value-type="string">
            <text:p text:style-name="P10">Email:</text:p>
          </table:table-cell>
          <table:covered-table-cell/>
          <table:table-cell table:style-name="MailMergeTable2017-05-11T15_3a_56_3a_14Z36.A11" table:number-columns-spanned="2" office:value-type="string">
            <text:p text:style-name="P12">FORMAMXL@IPEBC.GOB.MX</text:p>
          </table:table-cell>
          <table:covered-table-cell/>
        </table:table-row>
        <table:table-row>
          <table:table-cell table:style-name="MailMergeTable2017-05-11T15_3a_56_3a_14Z36.A2" table:number-columns-spanned="2" office:value-type="string">
            <text:p text:style-name="P10">Telefone:</text:p>
          </table:table-cell>
          <table:covered-table-cell/>
          <table:table-cell table:style-name="MailMergeTable2017-05-11T15_3a_56_3a_14Z36.A2" table:number-columns-spanned="2" office:value-type="string">
            <text:p text:style-name="P12">6862383371</text:p>
          </table:table-cell>
          <table:covered-table-cell/>
        </table:table-row>
      </table:table>
      <text:h text:style-name="P5" text:outline-level="1"/>
      <table:table table:name="MailMergeTable2017-05-11T15:56:14Z37" table:style-name="MailMergeTable2017-05-11T15_3a_56_3a_14Z37">
        <table:table-column table:style-name="MailMergeTable2017-05-11T15_3a_56_3a_14Z37.A"/>
        <table:table-column table:style-name="MailMergeTable2017-05-11T15_3a_56_3a_14Z37.B"/>
        <table:table-column table:style-name="MailMergeTable2017-05-11T15_3a_56_3a_14Z37.A"/>
        <table:table-column table:style-name="MailMergeTable2017-05-11T15_3a_56_3a_14Z37.D"/>
        <table:table-row>
          <table:table-cell table:style-name="MailMergeTable2017-05-11T15_3a_56_3a_14Z37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7.A2" table:number-columns-spanned="4" office:value-type="string">
            <text:h text:style-name="P6" text:outline-level="1"><text:s/>CONSEJO ESTATAL CONTRA LAS ADICCIONES DE PUEBL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7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7.A2" table:number-columns-spanned="4" office:value-type="string">
            <text:h text:style-name="P7" text:outline-level="2"><text:s/>DETECCIÓN TEMPRANA Y ATENCIÓN OPORTUNA DE RIESGOS PSICOSOCIALES Y DE ADICCIONES EN POBLACION ADULT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7.A5" office:value-type="string">
            <text:p text:style-name="P9">Modalidade do curso:</text:p>
          </table:table-cell>
          <table:table-cell table:style-name="MailMergeTable2017-05-11T15_3a_56_3a_14Z37.A5" office:value-type="string">
            <text:p text:style-name="P13">PRESENCIAL,</text:p>
          </table:table-cell>
          <table:table-cell table:style-name="MailMergeTable2017-05-11T15_3a_56_3a_14Z37.A5" office:value-type="string">
            <text:p text:style-name="P9">País:</text:p>
          </table:table-cell>
          <table:table-cell table:style-name="MailMergeTable2017-05-11T15_3a_56_3a_14Z37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4Z37.A3" office:value-type="string">
            <text:p text:style-name="P9">Carga horária:</text:p>
          </table:table-cell>
          <table:table-cell table:style-name="MailMergeTable2017-05-11T15_3a_56_3a_14Z37.A3" office:value-type="string">
            <text:p text:style-name="P11">40</text:p>
          </table:table-cell>
          <table:table-cell table:style-name="MailMergeTable2017-05-11T15_3a_56_3a_14Z37.A3" office:value-type="string">
            <text:p text:style-name="P9">Certificação?</text:p>
          </table:table-cell>
          <table:table-cell table:style-name="MailMergeTable2017-05-11T15_3a_56_3a_14Z37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4Z37.A2" office:value-type="string">
            <text:p text:style-name="P10">Ano de início:</text:p>
          </table:table-cell>
          <table:table-cell table:style-name="MailMergeTable2017-05-11T15_3a_56_3a_14Z37.A2" office:value-type="string">
            <text:p text:style-name="P13">2009</text:p>
          </table:table-cell>
          <table:table-cell table:style-name="MailMergeTable2017-05-11T15_3a_56_3a_14Z37.A2" office:value-type="string">
            <text:p text:style-name="P10">Atual?</text:p>
          </table:table-cell>
          <table:table-cell table:style-name="MailMergeTable2017-05-11T15_3a_56_3a_14Z37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4Z37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7.A3" table:number-columns-spanned="4" office:value-type="string">
            <text:p text:style-name="P8">PANORAMA EPIDEMIOLOGICO DE LAS ADICCIONES<text:line-break/>NIVELES DE INTERVENCION PREVENTIVA<text:line-break/>RIESGOS PSICOSOCIALES ASOCIADOS AL CONSUMO DE SUSTANCIAS PSICOACTIVAS.<text:line-break/>DETECCIÓN DE CONSUMO DE SUSTANCIAS PSICOACTIVAS<text:line-break/><text:soft-page-break/>INTERVENCIÓN GRUPAL PSICOEDUCATIVA<text:line-break/>INTERVENCIÓN BREVE ASSIST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7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7.A11" table:number-columns-spanned="2" office:value-type="string">
            <text:p text:style-name="P10">Email:</text:p>
          </table:table-cell>
          <table:covered-table-cell/>
          <table:table-cell table:style-name="MailMergeTable2017-05-11T15_3a_56_3a_14Z37.A11" table:number-columns-spanned="2" office:value-type="string">
            <text:p text:style-name="P12">CRUZ.ZENAIDO@YAHOO.COM</text:p>
          </table:table-cell>
          <table:covered-table-cell/>
        </table:table-row>
        <table:table-row>
          <table:table-cell table:style-name="MailMergeTable2017-05-11T15_3a_56_3a_14Z37.A2" table:number-columns-spanned="2" office:value-type="string">
            <text:p text:style-name="P10">Telefone:</text:p>
          </table:table-cell>
          <table:covered-table-cell/>
          <table:table-cell table:style-name="MailMergeTable2017-05-11T15_3a_56_3a_14Z37.A2" table:number-columns-spanned="2" office:value-type="string">
            <text:p text:style-name="P12">CELULAR: 2221253263</text:p>
          </table:table-cell>
          <table:covered-table-cell/>
        </table:table-row>
      </table:table>
      <text:h text:style-name="P5" text:outline-level="1"/>
      <table:table table:name="MailMergeTable2017-05-11T15:56:14Z38" table:style-name="MailMergeTable2017-05-11T15_3a_56_3a_14Z38">
        <table:table-column table:style-name="MailMergeTable2017-05-11T15_3a_56_3a_14Z38.A"/>
        <table:table-column table:style-name="MailMergeTable2017-05-11T15_3a_56_3a_14Z38.B"/>
        <table:table-column table:style-name="MailMergeTable2017-05-11T15_3a_56_3a_14Z38.A"/>
        <table:table-column table:style-name="MailMergeTable2017-05-11T15_3a_56_3a_14Z38.D"/>
        <table:table-row>
          <table:table-cell table:style-name="MailMergeTable2017-05-11T15_3a_56_3a_14Z38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8.A2" table:number-columns-spanned="4" office:value-type="string">
            <text:h text:style-name="P6" text:outline-level="1"><text:s/>CONSEJO ESTATAL CONTRA LAS ADICCIONES PUEBL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8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8.A2" table:number-columns-spanned="4" office:value-type="string">
            <text:h text:style-name="P7" text:outline-level="2"><text:s/>MANEJO INTEGRAL DEL TABAQUISMO<text:line-break/>PROGRAMA DE ALCOHOLIMETRÍA<text:line-break/>INHALABLES<text:line-break/>HABILIDADES PARA LA VIDA<text:line-break/>MITOS Y REALIDADES DE LAS DROGAS<text:line-break/>ADICCIÓN A RELACIONES TÓXICAS<text:line-break/>SISTEMA DE DIAGNOSTICO, REFERENCIA Y CONTRAREFERENCIA<text:line-break/>IDEAS<text:line-break/>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8.A5" office:value-type="string">
            <text:p text:style-name="P9">Modalidade do curso:</text:p>
          </table:table-cell>
          <table:table-cell table:style-name="MailMergeTable2017-05-11T15_3a_56_3a_14Z38.A5" office:value-type="string">
            <text:p text:style-name="P13">PRESENCIAL,</text:p>
          </table:table-cell>
          <table:table-cell table:style-name="MailMergeTable2017-05-11T15_3a_56_3a_14Z38.A5" office:value-type="string">
            <text:p text:style-name="P9">País:</text:p>
          </table:table-cell>
          <table:table-cell table:style-name="MailMergeTable2017-05-11T15_3a_56_3a_14Z38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4Z38.A3" office:value-type="string">
            <text:p text:style-name="P9">Carga horária:</text:p>
          </table:table-cell>
          <table:table-cell table:style-name="MailMergeTable2017-05-11T15_3a_56_3a_14Z38.A3" office:value-type="string">
            <text:p text:style-name="P11">4</text:p>
          </table:table-cell>
          <table:table-cell table:style-name="MailMergeTable2017-05-11T15_3a_56_3a_14Z38.A3" office:value-type="string">
            <text:p text:style-name="P9">Certificação?</text:p>
          </table:table-cell>
          <table:table-cell table:style-name="MailMergeTable2017-05-11T15_3a_56_3a_14Z38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4Z38.A2" office:value-type="string">
            <text:p text:style-name="P10">Ano de início:</text:p>
          </table:table-cell>
          <table:table-cell table:style-name="MailMergeTable2017-05-11T15_3a_56_3a_14Z38.A2" office:value-type="string">
            <text:p text:style-name="P13">2009</text:p>
          </table:table-cell>
          <table:table-cell table:style-name="MailMergeTable2017-05-11T15_3a_56_3a_14Z38.A2" office:value-type="string">
            <text:p text:style-name="P10">Atual?</text:p>
          </table:table-cell>
          <table:table-cell table:style-name="MailMergeTable2017-05-11T15_3a_56_3a_14Z38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4Z38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8.A3" table:number-columns-spanned="4" office:value-type="string">
            <text:p text:style-name="P8"><text:s/>1. HISTORIA DEL TABAQUISMO<text:line-break/>2. DAÑOS A LA SALUD DEL TABAQUISMO<text:line-break/>3. ESPACIOS LIBRES DE HUMO DE TABACO<text:line-break/>4. LEY GENERAL PARA EL CONTROL DEL TABACO<text:line-break/>5. PUBLICIDAD Y TABAQUISMO<text:line-break/>6. CERO MUERTES POR ALCOHOL AL VOLANTE<text:line-break/>7. EL OPERATIVO ALCOHOLÍMETRO<text:line-break/>8. HABILIDADES SOCIALES<text:line-break/>9. HABILIDADES DEL PENSAMIENTO<text:line-break/>10. MANEJO DE EMOCIONES<text:line-break/>11. GENERALIDADES DE LAS DROGAS<text:line-break/>12. CONSUMO, ABUSO Y DEPENDENCIA<text:line-break/>13. DAÑOS Y CONSECUENCIAS DEL CONSUMO DE DROGAS LEGALES E ILEGALES<text:line-break/>14. CODEPENDENCIA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8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MailMergeTable2017-05-11T15_3a_56_3a_14Z38.A11" table:number-columns-spanned="2" office:value-type="string">
            <text:p text:style-name="P10">Email:</text:p>
          </table:table-cell>
          <table:covered-table-cell/>
          <table:table-cell table:style-name="MailMergeTable2017-05-11T15_3a_56_3a_14Z38.A11" table:number-columns-spanned="2" office:value-type="string">
            <text:p text:style-name="P12">CECAPUEBLAMX@GMAIL.COM</text:p>
          </table:table-cell>
          <table:covered-table-cell/>
        </table:table-row>
        <table:table-row>
          <table:table-cell table:style-name="MailMergeTable2017-05-11T15_3a_56_3a_14Z38.A2" table:number-columns-spanned="2" office:value-type="string">
            <text:p text:style-name="P10">Telefone:</text:p>
          </table:table-cell>
          <table:covered-table-cell/>
          <table:table-cell table:style-name="MailMergeTable2017-05-11T15_3a_56_3a_14Z38.A2" table:number-columns-spanned="2" office:value-type="string">
            <text:p text:style-name="P12">2221759296</text:p>
          </table:table-cell>
          <table:covered-table-cell/>
        </table:table-row>
      </table:table>
      <text:h text:style-name="P5" text:outline-level="1"/>
      <table:table table:name="MailMergeTable2017-05-11T15:56:14Z39" table:style-name="MailMergeTable2017-05-11T15_3a_56_3a_14Z39">
        <table:table-column table:style-name="MailMergeTable2017-05-11T15_3a_56_3a_14Z39.A"/>
        <table:table-column table:style-name="MailMergeTable2017-05-11T15_3a_56_3a_14Z39.B"/>
        <table:table-column table:style-name="MailMergeTable2017-05-11T15_3a_56_3a_14Z39.A"/>
        <table:table-column table:style-name="MailMergeTable2017-05-11T15_3a_56_3a_14Z39.D"/>
        <table:table-row>
          <table:table-cell table:style-name="MailMergeTable2017-05-11T15_3a_56_3a_14Z39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9.A2" table:number-columns-spanned="4" office:value-type="string">
            <text:h text:style-name="P6" text:outline-level="1"><text:s/>CONSEJO ESTATAL CONTRA LAS ADICION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9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9.A2" table:number-columns-spanned="4" office:value-type="string">
            <text:h text:style-name="P7" text:outline-level="2"><text:s/>CRIANZA POSITIV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9.A5" office:value-type="string">
            <text:p text:style-name="P9">Modalidade do curso:</text:p>
          </table:table-cell>
          <table:table-cell table:style-name="MailMergeTable2017-05-11T15_3a_56_3a_14Z39.A5" office:value-type="string">
            <text:p text:style-name="P13">PRESENCIAL,</text:p>
          </table:table-cell>
          <table:table-cell table:style-name="MailMergeTable2017-05-11T15_3a_56_3a_14Z39.A5" office:value-type="string">
            <text:p text:style-name="P9">País:</text:p>
          </table:table-cell>
          <table:table-cell table:style-name="MailMergeTable2017-05-11T15_3a_56_3a_14Z39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4Z39.A3" office:value-type="string">
            <text:p text:style-name="P9">Carga horária:</text:p>
          </table:table-cell>
          <table:table-cell table:style-name="MailMergeTable2017-05-11T15_3a_56_3a_14Z39.A3" office:value-type="string">
            <text:p text:style-name="P11">14</text:p>
          </table:table-cell>
          <table:table-cell table:style-name="MailMergeTable2017-05-11T15_3a_56_3a_14Z39.A3" office:value-type="string">
            <text:p text:style-name="P9">Certificação?</text:p>
          </table:table-cell>
          <table:table-cell table:style-name="MailMergeTable2017-05-11T15_3a_56_3a_14Z39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4Z39.A2" office:value-type="string">
            <text:p text:style-name="P10">Ano de início:</text:p>
          </table:table-cell>
          <table:table-cell table:style-name="MailMergeTable2017-05-11T15_3a_56_3a_14Z39.A2" office:value-type="string">
            <text:p text:style-name="P13">2014</text:p>
          </table:table-cell>
          <table:table-cell table:style-name="MailMergeTable2017-05-11T15_3a_56_3a_14Z39.A2" office:value-type="string">
            <text:p text:style-name="P10">Atual?</text:p>
          </table:table-cell>
          <table:table-cell table:style-name="MailMergeTable2017-05-11T15_3a_56_3a_14Z39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4Z39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9.A3" table:number-columns-spanned="4" office:value-type="string">
            <text:p text:style-name="P8">1. SESION, EVALUACIÓN ESCRITA GRUPAL<text:line-break/>2. INVENTARIO DE PRACTICAS DE CRIANZA<text:line-break/>3. CUESTIONARIO DE HABILIDADES DEL MANEJO INFANTIL<text:line-break/>4. INVENTARIO DE CONDUCTA INFANTIL<text:line-break/>5. CUESTIONARIO DE SATISFACCIÓN DEL CLIENTE<text:line-break/>6. ANÁLISIS FUNCIONAL DE LA CONDUCTA Y CAMBIO CONDUCTA<text:line-break/>7. CORRECCIÓN DEL COMPORTAMIENTO<text:line-break/>8. ACTIVIDADES PLANEADAS<text:line-break/>9. EVALUACIÓN INDIVIDUAL ATRAVEZ DE SITUACIONES SIMULADAS<text:line-break/>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9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9.A11" table:number-columns-spanned="2" office:value-type="string">
            <text:p text:style-name="P10">Email:</text:p>
          </table:table-cell>
          <table:covered-table-cell/>
          <table:table-cell table:style-name="MailMergeTable2017-05-11T15_3a_56_3a_14Z39.A11" table:number-columns-spanned="2" office:value-type="string">
            <text:p text:style-name="P12">FORMAMXL@IPEBC.GOB.MX</text:p>
          </table:table-cell>
          <table:covered-table-cell/>
        </table:table-row>
        <table:table-row>
          <table:table-cell table:style-name="MailMergeTable2017-05-11T15_3a_56_3a_14Z39.A2" table:number-columns-spanned="2" office:value-type="string">
            <text:p text:style-name="P10">Telefone:</text:p>
          </table:table-cell>
          <table:covered-table-cell/>
          <table:table-cell table:style-name="MailMergeTable2017-05-11T15_3a_56_3a_14Z39.A2" table:number-columns-spanned="2" office:value-type="string">
            <text:p text:style-name="P12">6862267978</text:p>
          </table:table-cell>
          <table:covered-table-cell/>
        </table:table-row>
      </table:table>
      <text:h text:style-name="P5" text:outline-level="1"/>
      <table:table table:name="MailMergeTable2017-05-11T15:56:14Z40" table:style-name="MailMergeTable2017-05-11T15_3a_56_3a_14Z40">
        <table:table-column table:style-name="MailMergeTable2017-05-11T15_3a_56_3a_14Z40.A"/>
        <table:table-column table:style-name="MailMergeTable2017-05-11T15_3a_56_3a_14Z40.B"/>
        <table:table-column table:style-name="MailMergeTable2017-05-11T15_3a_56_3a_14Z40.A"/>
        <table:table-column table:style-name="MailMergeTable2017-05-11T15_3a_56_3a_14Z40.D"/>
        <table:table-row>
          <table:table-cell table:style-name="MailMergeTable2017-05-11T15_3a_56_3a_14Z40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40.A2" table:number-columns-spanned="4" office:value-type="string">
            <text:h text:style-name="P6" text:outline-level="1">CONSEJOP ESTATAL CONTRA LAS ADICCION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40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40.A2" table:number-columns-spanned="4" office:value-type="string">
            <text:h text:style-name="P7" text:outline-level="2"><text:s/>MITOS Y REALIDAD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40.A5" office:value-type="string">
            <text:p text:style-name="P9">Modalidade do curso:</text:p>
          </table:table-cell>
          <table:table-cell table:style-name="MailMergeTable2017-05-11T15_3a_56_3a_14Z40.A5" office:value-type="string">
            <text:p text:style-name="P13">PRESENCIAL,</text:p>
          </table:table-cell>
          <table:table-cell table:style-name="MailMergeTable2017-05-11T15_3a_56_3a_14Z40.A5" office:value-type="string">
            <text:p text:style-name="P9">País:</text:p>
          </table:table-cell>
          <table:table-cell table:style-name="MailMergeTable2017-05-11T15_3a_56_3a_14Z40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4Z40.A3" office:value-type="string">
            <text:p text:style-name="P9">Carga horária:</text:p>
          </table:table-cell>
          <table:table-cell table:style-name="MailMergeTable2017-05-11T15_3a_56_3a_14Z40.A3" office:value-type="string">
            <text:p text:style-name="P11">2</text:p>
          </table:table-cell>
          <table:table-cell table:style-name="MailMergeTable2017-05-11T15_3a_56_3a_14Z40.A3" office:value-type="string">
            <text:p text:style-name="P9">Certificação?</text:p>
          </table:table-cell>
          <table:table-cell table:style-name="MailMergeTable2017-05-11T15_3a_56_3a_14Z40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4Z40.A2" office:value-type="string">
            <text:p text:style-name="P10">Ano de início:</text:p>
          </table:table-cell>
          <table:table-cell table:style-name="MailMergeTable2017-05-11T15_3a_56_3a_14Z40.A2" office:value-type="string">
            <text:p text:style-name="P13">2013</text:p>
          </table:table-cell>
          <table:table-cell table:style-name="MailMergeTable2017-05-11T15_3a_56_3a_14Z40.A2" office:value-type="string">
            <text:p text:style-name="P10">Atual?</text:p>
          </table:table-cell>
          <table:table-cell table:style-name="MailMergeTable2017-05-11T15_3a_56_3a_14Z40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4Z40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40.A3" table:number-columns-spanned="4" office:value-type="string">
            <text:p text:style-name="P8"><text:s/>MITOS <text:s/>Y REALIDADES DE LAS DROGAS: ALCOHOL, TABACO Y OTRAS DROGAS.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MailMergeTable2017-05-11T15_3a_56_3a_14Z40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40.A11" table:number-columns-spanned="2" office:value-type="string">
            <text:p text:style-name="P10">Email:</text:p>
          </table:table-cell>
          <table:covered-table-cell/>
          <table:table-cell table:style-name="MailMergeTable2017-05-11T15_3a_56_3a_14Z40.A11" table:number-columns-spanned="2" office:value-type="string">
            <text:p text:style-name="P12">FORMAMXL@IPEBC.GOM.MX</text:p>
          </table:table-cell>
          <table:covered-table-cell/>
        </table:table-row>
        <table:table-row>
          <table:table-cell table:style-name="MailMergeTable2017-05-11T15_3a_56_3a_14Z40.A2" table:number-columns-spanned="2" office:value-type="string">
            <text:p text:style-name="P10">Telefone:</text:p>
          </table:table-cell>
          <table:covered-table-cell/>
          <table:table-cell table:style-name="MailMergeTable2017-05-11T15_3a_56_3a_14Z40.A2" table:number-columns-spanned="2" office:value-type="string">
            <text:p text:style-name="P12">6862383371</text:p>
          </table:table-cell>
          <table:covered-table-cell/>
        </table:table-row>
      </table:table>
      <text:h text:style-name="P5" text:outline-level="1"/>
      <table:table table:name="MailMergeTable2017-05-11T15:56:14Z41" table:style-name="MailMergeTable2017-05-11T15_3a_56_3a_14Z41">
        <table:table-column table:style-name="MailMergeTable2017-05-11T15_3a_56_3a_14Z41.A"/>
        <table:table-column table:style-name="MailMergeTable2017-05-11T15_3a_56_3a_14Z41.B"/>
        <table:table-column table:style-name="MailMergeTable2017-05-11T15_3a_56_3a_14Z41.A"/>
        <table:table-column table:style-name="MailMergeTable2017-05-11T15_3a_56_3a_14Z41.D"/>
        <table:table-row>
          <table:table-cell table:style-name="MailMergeTable2017-05-11T15_3a_56_3a_14Z41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41.A2" table:number-columns-spanned="4" office:value-type="string">
            <text:h text:style-name="P6" text:outline-level="1"><text:s/>CORPORACIÓN CAMINO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41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41.A2" table:number-columns-spanned="4" office:value-type="string">
            <text:h text:style-name="P7" text:outline-level="2"><text:s/>PREVENCIÓN, DETECCIÓN TEMPRANA Y ABORDAJE DEL CONSUMO DE SPA EN ESCENARIOS EDUCATIVO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41.A5" office:value-type="string">
            <text:p text:style-name="P9">Modalidade do curso:</text:p>
          </table:table-cell>
          <table:table-cell table:style-name="MailMergeTable2017-05-11T15_3a_56_3a_14Z41.A5" office:value-type="string">
            <text:p text:style-name="P13">PRESENCIAL,</text:p>
          </table:table-cell>
          <table:table-cell table:style-name="MailMergeTable2017-05-11T15_3a_56_3a_14Z41.A5" office:value-type="string">
            <text:p text:style-name="P9">País:</text:p>
          </table:table-cell>
          <table:table-cell table:style-name="MailMergeTable2017-05-11T15_3a_56_3a_14Z41.A5" office:value-type="string">
            <text:p text:style-name="P13"><text:span text:style-name="T1"><text:s/>COLOMBIA </text:span></text:p>
          </table:table-cell>
        </table:table-row>
        <table:table-row>
          <table:table-cell table:style-name="MailMergeTable2017-05-11T15_3a_56_3a_14Z41.A3" office:value-type="string">
            <text:p text:style-name="P9">Carga horária:</text:p>
          </table:table-cell>
          <table:table-cell table:style-name="MailMergeTable2017-05-11T15_3a_56_3a_14Z41.A3" office:value-type="string">
            <text:p text:style-name="P11">4</text:p>
          </table:table-cell>
          <table:table-cell table:style-name="MailMergeTable2017-05-11T15_3a_56_3a_14Z41.A3" office:value-type="string">
            <text:p text:style-name="P9">Certificação?</text:p>
          </table:table-cell>
          <table:table-cell table:style-name="MailMergeTable2017-05-11T15_3a_56_3a_14Z41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4Z41.A2" office:value-type="string">
            <text:p text:style-name="P10">Ano de início:</text:p>
          </table:table-cell>
          <table:table-cell table:style-name="MailMergeTable2017-05-11T15_3a_56_3a_14Z41.A2" office:value-type="string">
            <text:p text:style-name="P13">3</text:p>
          </table:table-cell>
          <table:table-cell table:style-name="MailMergeTable2017-05-11T15_3a_56_3a_14Z41.A2" office:value-type="string">
            <text:p text:style-name="P10">Atual?</text:p>
          </table:table-cell>
          <table:table-cell table:style-name="MailMergeTable2017-05-11T15_3a_56_3a_14Z41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4Z41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41.A3" table:number-columns-spanned="4" office:value-type="string">
            <text:p text:style-name="P8"><text:s/>•DEFINICIÓN, CLASIFICACIÓN, EFECTOS DEL CONSUMO DE SUSTANCIAS PSICOACTIVAS<text:line-break/>•FACTORES DE RIESGO Y PROTECCIÓN FRENTE AL CONSUMO DE SPA<text:line-break/>•CATEGORÍAS DE CONSUMO<text:line-break/>•HERRAMIENTAS DE PREVENCIÓN Y DETECCIÓN TEMPRANA DEL CONSUMO DE SPA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41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41.A11" table:number-columns-spanned="2" office:value-type="string">
            <text:p text:style-name="P10">Email:</text:p>
          </table:table-cell>
          <table:covered-table-cell/>
          <table:table-cell table:style-name="MailMergeTable2017-05-11T15_3a_56_3a_14Z41.A11" table:number-columns-spanned="2" office:value-type="string">
            <text:p text:style-name="P12">PREVENCION@CORPORACIONCAMINOS.ORG</text:p>
          </table:table-cell>
          <table:covered-table-cell/>
        </table:table-row>
        <table:table-row>
          <table:table-cell table:style-name="MailMergeTable2017-05-11T15_3a_56_3a_14Z41.A2" table:number-columns-spanned="2" office:value-type="string">
            <text:p text:style-name="P10">Telefone:</text:p>
          </table:table-cell>
          <table:covered-table-cell/>
          <table:table-cell table:style-name="MailMergeTable2017-05-11T15_3a_56_3a_14Z41.A2" table:number-columns-spanned="2" office:value-type="string">
            <text:p text:style-name="P12">3167466034</text:p>
          </table:table-cell>
          <table:covered-table-cell/>
        </table:table-row>
      </table:table>
      <text:h text:style-name="P5" text:outline-level="1"/>
      <table:table table:name="MailMergeTable2017-05-11T15:56:14Z42" table:style-name="MailMergeTable2017-05-11T15_3a_56_3a_14Z42">
        <table:table-column table:style-name="MailMergeTable2017-05-11T15_3a_56_3a_14Z42.A"/>
        <table:table-column table:style-name="MailMergeTable2017-05-11T15_3a_56_3a_14Z42.B"/>
        <table:table-column table:style-name="MailMergeTable2017-05-11T15_3a_56_3a_14Z42.A"/>
        <table:table-column table:style-name="MailMergeTable2017-05-11T15_3a_56_3a_14Z42.D"/>
        <table:table-row>
          <table:table-cell table:style-name="MailMergeTable2017-05-11T15_3a_56_3a_14Z42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42.A2" table:number-columns-spanned="4" office:value-type="string">
            <text:h text:style-name="P6" text:outline-level="1"><text:s/>CORPORACION SEMILLAS DE FE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42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42.A2" table:number-columns-spanned="4" office:value-type="string">
            <text:h text:style-name="P7" text:outline-level="2"><text:s/>QUE ES LA SALUD MENTAL.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42.A5" office:value-type="string">
            <text:p text:style-name="P9">Modalidade do curso:</text:p>
          </table:table-cell>
          <table:table-cell table:style-name="MailMergeTable2017-05-11T15_3a_56_3a_14Z42.A5" office:value-type="string">
            <text:p text:style-name="P13">PRESENCIAL,</text:p>
          </table:table-cell>
          <table:table-cell table:style-name="MailMergeTable2017-05-11T15_3a_56_3a_14Z42.A5" office:value-type="string">
            <text:p text:style-name="P9">País:</text:p>
          </table:table-cell>
          <table:table-cell table:style-name="MailMergeTable2017-05-11T15_3a_56_3a_14Z42.A5" office:value-type="string">
            <text:p text:style-name="P13"><text:span text:style-name="T1"><text:s/>COLOMBIA </text:span></text:p>
          </table:table-cell>
        </table:table-row>
        <table:table-row>
          <table:table-cell table:style-name="MailMergeTable2017-05-11T15_3a_56_3a_14Z42.A3" office:value-type="string">
            <text:p text:style-name="P9">Carga horária:</text:p>
          </table:table-cell>
          <table:table-cell table:style-name="MailMergeTable2017-05-11T15_3a_56_3a_14Z42.A3" office:value-type="string">
            <text:p text:style-name="P11">8</text:p>
          </table:table-cell>
          <table:table-cell table:style-name="MailMergeTable2017-05-11T15_3a_56_3a_14Z42.A3" office:value-type="string">
            <text:p text:style-name="P9">Certificação?</text:p>
          </table:table-cell>
          <table:table-cell table:style-name="MailMergeTable2017-05-11T15_3a_56_3a_14Z42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4Z42.A2" office:value-type="string">
            <text:p text:style-name="P10">Ano de início:</text:p>
          </table:table-cell>
          <table:table-cell table:style-name="MailMergeTable2017-05-11T15_3a_56_3a_14Z42.A2" office:value-type="string">
            <text:p text:style-name="P13">2008</text:p>
          </table:table-cell>
          <table:table-cell table:style-name="MailMergeTable2017-05-11T15_3a_56_3a_14Z42.A2" office:value-type="string">
            <text:p text:style-name="P10">Atual?</text:p>
          </table:table-cell>
          <table:table-cell table:style-name="MailMergeTable2017-05-11T15_3a_56_3a_14Z42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4Z42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42.A3" table:number-columns-spanned="4" office:value-type="string">
            <text:p text:style-name="P8"><text:s/>TALLER <text:s/>FACTORES DE RIESGO Y PROTECCIÓN EN EL ÁMBITO ESCOLAR.<text:line-break/>ACTIVIDAD DE PROMOCIÓN <text:s/>AUTO CUIDADO.<text:line-break/>CONFERENCIA PAUTAS DE CRIANZA.<text:line-break/>CONFERENCIA VALIDACIÓN EMOCIONAL.<text:line-break/>MITOS <text:s/>ACERCA DE LAS DROGAS – FASES – NUEVAS <text:s/>DROGAS. <text:line-break/><text:soft-page-break/>ENCUESTAS EN LINEA EN TEMAS DE SALUD MENTAL; ÍNDICE DE RIESGO DE USO Y ABUSO DE DROGAS; RIESGO DE EMBARAZO ADOLESCENTE. <text:s text:c="2"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42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42.A11" table:number-columns-spanned="2" office:value-type="string">
            <text:p text:style-name="P10">Email:</text:p>
          </table:table-cell>
          <table:covered-table-cell/>
          <table:table-cell table:style-name="MailMergeTable2017-05-11T15_3a_56_3a_14Z42.A11" table:number-columns-spanned="2" office:value-type="string">
            <text:p text:style-name="P12">INFO@SEMILLASDEFE.COM</text:p>
          </table:table-cell>
          <table:covered-table-cell/>
        </table:table-row>
        <table:table-row>
          <table:table-cell table:style-name="MailMergeTable2017-05-11T15_3a_56_3a_14Z42.A2" table:number-columns-spanned="2" office:value-type="string">
            <text:p text:style-name="P10">Telefone:</text:p>
          </table:table-cell>
          <table:covered-table-cell/>
          <table:table-cell table:style-name="MailMergeTable2017-05-11T15_3a_56_3a_14Z42.A2" table:number-columns-spanned="2" office:value-type="string">
            <text:p text:style-name="P12">573 - 3103704357</text:p>
          </table:table-cell>
          <table:covered-table-cell/>
        </table:table-row>
      </table:table>
      <text:h text:style-name="P5" text:outline-level="1"/>
      <table:table table:name="MailMergeTable2017-05-11T15:56:15Z43" table:style-name="MailMergeTable2017-05-11T15_3a_56_3a_15Z43">
        <table:table-column table:style-name="MailMergeTable2017-05-11T15_3a_56_3a_15Z43.A"/>
        <table:table-column table:style-name="MailMergeTable2017-05-11T15_3a_56_3a_15Z43.B"/>
        <table:table-column table:style-name="MailMergeTable2017-05-11T15_3a_56_3a_15Z43.A"/>
        <table:table-column table:style-name="MailMergeTable2017-05-11T15_3a_56_3a_15Z43.D"/>
        <table:table-row>
          <table:table-cell table:style-name="MailMergeTable2017-05-11T15_3a_56_3a_15Z43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3.A2" table:number-columns-spanned="4" office:value-type="string">
            <text:h text:style-name="P6" text:outline-level="1"><text:s/>CREPEI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3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3.A2" table:number-columns-spanned="4" office:value-type="string">
            <text:h text:style-name="P7" text:outline-level="2"><text:s/>TREINAMENTO SOBRE INTERVENÇÃO BREVE NA ÁREA DE ÁLCOOL E OUTRAS DROGA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3.A5" office:value-type="string">
            <text:p text:style-name="P9">Modalidade do curso:</text:p>
          </table:table-cell>
          <table:table-cell table:style-name="MailMergeTable2017-05-11T15_3a_56_3a_15Z43.A5" office:value-type="string">
            <text:p text:style-name="P13">PRESENCIAL,</text:p>
          </table:table-cell>
          <table:table-cell table:style-name="MailMergeTable2017-05-11T15_3a_56_3a_15Z43.A5" office:value-type="string">
            <text:p text:style-name="P9">País:</text:p>
          </table:table-cell>
          <table:table-cell table:style-name="MailMergeTable2017-05-11T15_3a_56_3a_15Z43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15Z43.A3" office:value-type="string">
            <text:p text:style-name="P9">Carga horária:</text:p>
          </table:table-cell>
          <table:table-cell table:style-name="MailMergeTable2017-05-11T15_3a_56_3a_15Z43.A3" office:value-type="string">
            <text:p text:style-name="P11">30</text:p>
          </table:table-cell>
          <table:table-cell table:style-name="MailMergeTable2017-05-11T15_3a_56_3a_15Z43.A3" office:value-type="string">
            <text:p text:style-name="P9">Certificação?</text:p>
          </table:table-cell>
          <table:table-cell table:style-name="MailMergeTable2017-05-11T15_3a_56_3a_15Z43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5Z43.A2" office:value-type="string">
            <text:p text:style-name="P10">Ano de início:</text:p>
          </table:table-cell>
          <table:table-cell table:style-name="MailMergeTable2017-05-11T15_3a_56_3a_15Z43.A2" office:value-type="string">
            <text:p text:style-name="P13">2013</text:p>
          </table:table-cell>
          <table:table-cell table:style-name="MailMergeTable2017-05-11T15_3a_56_3a_15Z43.A2" office:value-type="string">
            <text:p text:style-name="P10">Atual?</text:p>
          </table:table-cell>
          <table:table-cell table:style-name="MailMergeTable2017-05-11T15_3a_56_3a_15Z43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5Z43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3.A3" table:number-columns-spanned="4" office:value-type="string">
            <text:p text:style-name="P8"><text:s/>- CONHECIMENTO SOBRE ÁLCOOL E OUTRAS DROGAS<text:line-break/>- CONTEXTO DA IB<text:line-break/>- METODOLOGIA DAS TRIAGENS E PSICOTERAPIAS BREVES<text:line-break/>- PRINCÍPIOS DA IB<text:line-break/>- DETALHAMENTO SOBRE OS FRAMES<text:line-break/>- CASOS CLÍNICOS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3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3.A11" table:number-columns-spanned="2" office:value-type="string">
            <text:p text:style-name="P10">Email:</text:p>
          </table:table-cell>
          <table:covered-table-cell/>
          <table:table-cell table:style-name="MailMergeTable2017-05-11T15_3a_56_3a_15Z43.A11" table:number-columns-spanned="2" office:value-type="string">
            <text:p text:style-name="P12">MLEONFERREIRA2014@GMAIL.COM</text:p>
          </table:table-cell>
          <table:covered-table-cell/>
        </table:table-row>
        <table:table-row>
          <table:table-cell table:style-name="MailMergeTable2017-05-11T15_3a_56_3a_15Z43.A2" table:number-columns-spanned="2" office:value-type="string">
            <text:p text:style-name="P10">Telefone:</text:p>
          </table:table-cell>
          <table:covered-table-cell/>
          <table:table-cell table:style-name="MailMergeTable2017-05-11T15_3a_56_3a_15Z43.A2" table:number-columns-spanned="2" office:value-type="string">
            <text:p text:style-name="P12">32988630886</text:p>
          </table:table-cell>
          <table:covered-table-cell/>
        </table:table-row>
      </table:table>
      <text:h text:style-name="P5" text:outline-level="1"/>
      <table:table table:name="MailMergeTable2017-05-11T15:56:15Z44" table:style-name="MailMergeTable2017-05-11T15_3a_56_3a_15Z44">
        <table:table-column table:style-name="MailMergeTable2017-05-11T15_3a_56_3a_15Z44.A"/>
        <table:table-column table:style-name="MailMergeTable2017-05-11T15_3a_56_3a_15Z44.B"/>
        <table:table-column table:style-name="MailMergeTable2017-05-11T15_3a_56_3a_15Z44.A"/>
        <table:table-column table:style-name="MailMergeTable2017-05-11T15_3a_56_3a_15Z44.D"/>
        <table:table-row>
          <table:table-cell table:style-name="MailMergeTable2017-05-11T15_3a_56_3a_15Z44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4.A2" table:number-columns-spanned="4" office:value-type="string">
            <text:h text:style-name="P6" text:outline-level="1"><text:s/>CRRESCES CENTRO REGIONAL DE REFERÊNCIA EM PREVENÇÃO, ATENÇÃO E REINSERÇÃO SOCIAL - ÁLCOOL E DROGA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4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4.A2" table:number-columns-spanned="4" office:value-type="string">
            <text:h text:style-name="P7" text:outline-level="2"><text:s/>DEPENDÊNCIA QUÍMICA COMO PROCESSO BIOPSICOSSOCIAL, ATENÇÃO INTEGRAL ÁLCOOL E DROGAS NA ATENÇÃO PRIMÁRIA: TEORIA E PRÁTICA, INTERVENÇÕES COM FAMILIARES DE USUÁRIOS DE DROGAS: TEORIA E PRÁTICA, REINSERÇÃO SOCIAL APLICADA À DEPENDÊNCIA QUÍMICA, TREINAMENTO DE HABILIDADES MOTIVACIONAIS, SUPERVISÃO TÉCNICO-INSTITUCIONAL EM CAPS-AD.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4.A5" office:value-type="string">
            <text:p text:style-name="P9">Modalidade do curso:</text:p>
          </table:table-cell>
          <table:table-cell table:style-name="MailMergeTable2017-05-11T15_3a_56_3a_15Z44.A5" office:value-type="string">
            <text:p text:style-name="P13">PRESENCIAL,</text:p>
          </table:table-cell>
          <table:table-cell table:style-name="MailMergeTable2017-05-11T15_3a_56_3a_15Z44.A5" office:value-type="string">
            <text:p text:style-name="P9">País:</text:p>
          </table:table-cell>
          <table:table-cell table:style-name="MailMergeTable2017-05-11T15_3a_56_3a_15Z44.A5" office:value-type="string">
            <text:p text:style-name="P13"><text:span text:style-name="T1"><text:s/>BRASIL </text:span></text:p>
          </table:table-cell>
        </table:table-row>
        <text:soft-page-break/>
        <table:table-row>
          <table:table-cell table:style-name="MailMergeTable2017-05-11T15_3a_56_3a_15Z44.A3" office:value-type="string">
            <text:p text:style-name="P9">Carga horária:</text:p>
          </table:table-cell>
          <table:table-cell table:style-name="MailMergeTable2017-05-11T15_3a_56_3a_15Z44.A3" office:value-type="string">
            <text:p text:style-name="P11">80</text:p>
          </table:table-cell>
          <table:table-cell table:style-name="MailMergeTable2017-05-11T15_3a_56_3a_15Z44.A3" office:value-type="string">
            <text:p text:style-name="P9">Certificação?</text:p>
          </table:table-cell>
          <table:table-cell table:style-name="MailMergeTable2017-05-11T15_3a_56_3a_15Z44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5Z44.A2" office:value-type="string">
            <text:p text:style-name="P10">Ano de início:</text:p>
          </table:table-cell>
          <table:table-cell table:style-name="MailMergeTable2017-05-11T15_3a_56_3a_15Z44.A2" office:value-type="string">
            <text:p text:style-name="P13">2012</text:p>
          </table:table-cell>
          <table:table-cell table:style-name="MailMergeTable2017-05-11T15_3a_56_3a_15Z44.A2" office:value-type="string">
            <text:p text:style-name="P10">Atual?</text:p>
          </table:table-cell>
          <table:table-cell table:style-name="MailMergeTable2017-05-11T15_3a_56_3a_15Z44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5Z44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4.A3" table:number-columns-spanned="4" office:value-type="string">
            <text:p text:style-name="P8"><text:s/>HOUVE OS MÓDULOS DO CURSO BÁSICO E OS MODULOS DOS CURSOS ESPECÍFICOS. OS DO BÁSICO ABORDARAM O CONTEÚDO COMUM AOS DOS CURSOS ESPECÍFICOS: EPIDEMIOLOGIA, REDE DE ATENÇÃO PSICOSSOCIAL, AQUISIÇÃO, MANUTENÇÃO E MODIFICAÇÃO DO USO DE DROGAS, NEUROBIOLOGIA DO USO, PADRÕES DE USO E PONTOS-CHAVE DA INTERVENÇÃO NA PREVENÇÃO, NA ATENÇÃO E NA REINSERÇÃO.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4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4.A11" table:number-columns-spanned="2" office:value-type="string">
            <text:p text:style-name="P10">Email:</text:p>
          </table:table-cell>
          <table:covered-table-cell/>
          <table:table-cell table:style-name="MailMergeTable2017-05-11T15_3a_56_3a_15Z44.A11" table:number-columns-spanned="2" office:value-type="string">
            <text:p text:style-name="P12">NÃO <text:s/>HÁ </text:p>
          </table:table-cell>
          <table:covered-table-cell/>
        </table:table-row>
        <table:table-row>
          <table:table-cell table:style-name="MailMergeTable2017-05-11T15_3a_56_3a_15Z44.A2" table:number-columns-spanned="2" office:value-type="string">
            <text:p text:style-name="P10">Telefone:</text:p>
          </table:table-cell>
          <table:covered-table-cell/>
          <table:table-cell table:style-name="MailMergeTable2017-05-11T15_3a_56_3a_15Z44.A2" table:number-columns-spanned="2" office:value-type="string">
            <text:p text:style-name="P12">27 999299168</text:p>
          </table:table-cell>
          <table:covered-table-cell/>
        </table:table-row>
      </table:table>
      <text:h text:style-name="P5" text:outline-level="1"/>
      <table:table table:name="MailMergeTable2017-05-11T15:56:15Z45" table:style-name="MailMergeTable2017-05-11T15_3a_56_3a_15Z45">
        <table:table-column table:style-name="MailMergeTable2017-05-11T15_3a_56_3a_15Z45.A"/>
        <table:table-column table:style-name="MailMergeTable2017-05-11T15_3a_56_3a_15Z45.B"/>
        <table:table-column table:style-name="MailMergeTable2017-05-11T15_3a_56_3a_15Z45.A"/>
        <table:table-column table:style-name="MailMergeTable2017-05-11T15_3a_56_3a_15Z45.D"/>
        <table:table-row>
          <table:table-cell table:style-name="MailMergeTable2017-05-11T15_3a_56_3a_15Z45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5.A2" table:number-columns-spanned="4" office:value-type="string">
            <text:h text:style-name="P6" text:outline-level="1"><text:s/>CRR-REDE MULTICÊNTRICA- UFRG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5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5.A2" table:number-columns-spanned="4" office:value-type="string">
            <text:h text:style-name="P7" text:outline-level="2"><text:s/>FORMAÇÃO PERMANENTE EM POLÍTICAS DE DROGA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5.A5" office:value-type="string">
            <text:p text:style-name="P9">Modalidade do curso:</text:p>
          </table:table-cell>
          <table:table-cell table:style-name="MailMergeTable2017-05-11T15_3a_56_3a_15Z45.A5" office:value-type="string">
            <text:p text:style-name="P13">PRESENCIAL,</text:p>
          </table:table-cell>
          <table:table-cell table:style-name="MailMergeTable2017-05-11T15_3a_56_3a_15Z45.A5" office:value-type="string">
            <text:p text:style-name="P9">País:</text:p>
          </table:table-cell>
          <table:table-cell table:style-name="MailMergeTable2017-05-11T15_3a_56_3a_15Z45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15Z45.A3" office:value-type="string">
            <text:p text:style-name="P9">Carga horária:</text:p>
          </table:table-cell>
          <table:table-cell table:style-name="MailMergeTable2017-05-11T15_3a_56_3a_15Z45.A3" office:value-type="string">
            <text:p text:style-name="P11">60</text:p>
          </table:table-cell>
          <table:table-cell table:style-name="MailMergeTable2017-05-11T15_3a_56_3a_15Z45.A3" office:value-type="string">
            <text:p text:style-name="P9">Certificação?</text:p>
          </table:table-cell>
          <table:table-cell table:style-name="MailMergeTable2017-05-11T15_3a_56_3a_15Z45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5Z45.A2" office:value-type="string">
            <text:p text:style-name="P10">Ano de início:</text:p>
          </table:table-cell>
          <table:table-cell table:style-name="MailMergeTable2017-05-11T15_3a_56_3a_15Z45.A2" office:value-type="string">
            <text:p text:style-name="P13">2011</text:p>
          </table:table-cell>
          <table:table-cell table:style-name="MailMergeTable2017-05-11T15_3a_56_3a_15Z45.A2" office:value-type="string">
            <text:p text:style-name="P10">Atual?</text:p>
          </table:table-cell>
          <table:table-cell table:style-name="MailMergeTable2017-05-11T15_3a_56_3a_15Z45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5Z45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5.A3" table:number-columns-spanned="4" office:value-type="string">
            <text:p text:style-name="P8">POLÍTICAS PÚBLICAS E POLÍTICAS DE DROGAS<text:line-break/>REDES<text:line-break/>ATENÇÃO PSICOSSOCIAL<text:line-break/>REDUÇÃO DE DANOS<text:line-break/>ACOLHIMENTO E CUIDADO A PESSOAS QUE USAM DROGAS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5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5.A11" table:number-columns-spanned="2" office:value-type="string">
            <text:p text:style-name="P10">Email:</text:p>
          </table:table-cell>
          <table:covered-table-cell/>
          <table:table-cell table:style-name="MailMergeTable2017-05-11T15_3a_56_3a_15Z45.A11" table:number-columns-spanned="2" office:value-type="string">
            <text:p text:style-name="P12">REDEMULTO@UFRGS.BR</text:p>
          </table:table-cell>
          <table:covered-table-cell/>
        </table:table-row>
        <table:table-row>
          <table:table-cell table:style-name="MailMergeTable2017-05-11T15_3a_56_3a_15Z45.A2" table:number-columns-spanned="2" office:value-type="string">
            <text:p text:style-name="P10">Telefone:</text:p>
          </table:table-cell>
          <table:covered-table-cell/>
          <table:table-cell table:style-name="MailMergeTable2017-05-11T15_3a_56_3a_15Z45.A2" table:number-columns-spanned="2" office:value-type="string">
            <text:p text:style-name="P12">555191642895</text:p>
          </table:table-cell>
          <table:covered-table-cell/>
        </table:table-row>
      </table:table>
      <text:h text:style-name="P5" text:outline-level="1"/>
      <table:table table:name="MailMergeTable2017-05-11T15:56:15Z46" table:style-name="MailMergeTable2017-05-11T15_3a_56_3a_15Z46">
        <table:table-column table:style-name="MailMergeTable2017-05-11T15_3a_56_3a_15Z46.A"/>
        <table:table-column table:style-name="MailMergeTable2017-05-11T15_3a_56_3a_15Z46.B"/>
        <table:table-column table:style-name="MailMergeTable2017-05-11T15_3a_56_3a_15Z46.A"/>
        <table:table-column table:style-name="MailMergeTable2017-05-11T15_3a_56_3a_15Z46.D"/>
        <table:table-row>
          <table:table-cell table:style-name="MailMergeTable2017-05-11T15_3a_56_3a_15Z46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6.A2" table:number-columns-spanned="4" office:value-type="string">
            <text:h text:style-name="P6" text:outline-level="1"><text:s/>CRR-UFJF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6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6.A2" table:number-columns-spanned="4" office:value-type="string">
            <text:h text:style-name="P7" text:outline-level="2"><text:s/>CRR-UFJF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6.A5" office:value-type="string">
            <text:p text:style-name="P9">Modalidade do curso:</text:p>
          </table:table-cell>
          <table:table-cell table:style-name="MailMergeTable2017-05-11T15_3a_56_3a_15Z46.A5" office:value-type="string">
            <text:p text:style-name="P13">PRESENCIAL,</text:p>
          </table:table-cell>
          <table:table-cell table:style-name="MailMergeTable2017-05-11T15_3a_56_3a_15Z46.A5" office:value-type="string">
            <text:p text:style-name="P9">País:</text:p>
          </table:table-cell>
          <table:table-cell table:style-name="MailMergeTable2017-05-11T15_3a_56_3a_15Z46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15Z46.A3" office:value-type="string">
            <text:p text:style-name="P9">Carga horária:</text:p>
          </table:table-cell>
          <table:table-cell table:style-name="MailMergeTable2017-05-11T15_3a_56_3a_15Z46.A3" office:value-type="string">
            <text:p text:style-name="P11">30</text:p>
          </table:table-cell>
          <table:table-cell table:style-name="MailMergeTable2017-05-11T15_3a_56_3a_15Z46.A3" office:value-type="string">
            <text:p text:style-name="P9">Certificação?</text:p>
          </table:table-cell>
          <table:table-cell table:style-name="MailMergeTable2017-05-11T15_3a_56_3a_15Z46.A3" office:value-type="string">
            <text:p text:style-name="P13"><text:span text:style-name="T1"><text:s/></text:span>SI</text:p>
          </table:table-cell>
        </table:table-row>
        <text:soft-page-break/>
        <table:table-row>
          <table:table-cell table:style-name="MailMergeTable2017-05-11T15_3a_56_3a_15Z46.A2" office:value-type="string">
            <text:p text:style-name="P10">Ano de início:</text:p>
          </table:table-cell>
          <table:table-cell table:style-name="MailMergeTable2017-05-11T15_3a_56_3a_15Z46.A2" office:value-type="string">
            <text:p text:style-name="P13">2003</text:p>
          </table:table-cell>
          <table:table-cell table:style-name="MailMergeTable2017-05-11T15_3a_56_3a_15Z46.A2" office:value-type="string">
            <text:p text:style-name="P10">Atual?</text:p>
          </table:table-cell>
          <table:table-cell table:style-name="MailMergeTable2017-05-11T15_3a_56_3a_15Z46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5Z46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6.A3" table:number-columns-spanned="4" office:value-type="string">
            <text:p text:style-name="P8"><text:s/>INTERVENÇÕES BREVES PARA ÁLCOOL, TABACO E OUTRAS DROGAS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6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6.A11" table:number-columns-spanned="2" office:value-type="string">
            <text:p text:style-name="P10">Email:</text:p>
          </table:table-cell>
          <table:covered-table-cell/>
          <table:table-cell table:style-name="MailMergeTable2017-05-11T15_3a_56_3a_15Z46.A11" table:number-columns-spanned="2" office:value-type="string">
            <text:p text:style-name="P12">POLLYANNASSILVEIRA@GMAIL.COM</text:p>
          </table:table-cell>
          <table:covered-table-cell/>
        </table:table-row>
        <table:table-row>
          <table:table-cell table:style-name="MailMergeTable2017-05-11T15_3a_56_3a_15Z46.A2" table:number-columns-spanned="2" office:value-type="string">
            <text:p text:style-name="P10">Telefone:</text:p>
          </table:table-cell>
          <table:covered-table-cell/>
          <table:table-cell table:style-name="MailMergeTable2017-05-11T15_3a_56_3a_15Z46.A2" table:number-columns-spanned="2" office:value-type="string">
            <text:p text:style-name="P12">9999</text:p>
          </table:table-cell>
          <table:covered-table-cell/>
        </table:table-row>
      </table:table>
      <text:h text:style-name="P5" text:outline-level="1"/>
      <table:table table:name="MailMergeTable2017-05-11T15:56:15Z47" table:style-name="MailMergeTable2017-05-11T15_3a_56_3a_15Z47">
        <table:table-column table:style-name="MailMergeTable2017-05-11T15_3a_56_3a_15Z47.A"/>
        <table:table-column table:style-name="MailMergeTable2017-05-11T15_3a_56_3a_15Z47.B"/>
        <table:table-column table:style-name="MailMergeTable2017-05-11T15_3a_56_3a_15Z47.A"/>
        <table:table-column table:style-name="MailMergeTable2017-05-11T15_3a_56_3a_15Z47.D"/>
        <table:table-row>
          <table:table-cell table:style-name="MailMergeTable2017-05-11T15_3a_56_3a_15Z47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7.A2" table:number-columns-spanned="4" office:value-type="string">
            <text:h text:style-name="P6" text:outline-level="1"><text:s/>CRRUFMG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7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7.A2" table:number-columns-spanned="4" office:value-type="string">
            <text:h text:style-name="P7" text:outline-level="2"><text:s/>CURSO DE INTERVENÇÃO BREVE PARA PROFISSIONAIS DE SAÚDE QUE ATUAM NA REDE SUS E SUAS.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7.A5" office:value-type="string">
            <text:p text:style-name="P9">Modalidade do curso:</text:p>
          </table:table-cell>
          <table:table-cell table:style-name="MailMergeTable2017-05-11T15_3a_56_3a_15Z47.A5" office:value-type="string">
            <text:p text:style-name="P13">PRESENCIAL,</text:p>
          </table:table-cell>
          <table:table-cell table:style-name="MailMergeTable2017-05-11T15_3a_56_3a_15Z47.A5" office:value-type="string">
            <text:p text:style-name="P9">País:</text:p>
          </table:table-cell>
          <table:table-cell table:style-name="MailMergeTable2017-05-11T15_3a_56_3a_15Z47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15Z47.A3" office:value-type="string">
            <text:p text:style-name="P9">Carga horária:</text:p>
          </table:table-cell>
          <table:table-cell table:style-name="MailMergeTable2017-05-11T15_3a_56_3a_15Z47.A3" office:value-type="string">
            <text:p text:style-name="P11">60</text:p>
          </table:table-cell>
          <table:table-cell table:style-name="MailMergeTable2017-05-11T15_3a_56_3a_15Z47.A3" office:value-type="string">
            <text:p text:style-name="P9">Certificação?</text:p>
          </table:table-cell>
          <table:table-cell table:style-name="MailMergeTable2017-05-11T15_3a_56_3a_15Z47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5Z47.A2" office:value-type="string">
            <text:p text:style-name="P10">Ano de início:</text:p>
          </table:table-cell>
          <table:table-cell table:style-name="MailMergeTable2017-05-11T15_3a_56_3a_15Z47.A2" office:value-type="string">
            <text:p text:style-name="P13">2012</text:p>
          </table:table-cell>
          <table:table-cell table:style-name="MailMergeTable2017-05-11T15_3a_56_3a_15Z47.A2" office:value-type="string">
            <text:p text:style-name="P10">Atual?</text:p>
          </table:table-cell>
          <table:table-cell table:style-name="MailMergeTable2017-05-11T15_3a_56_3a_15Z47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5Z47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7.A3" table:number-columns-spanned="4" office:value-type="string">
            <text:p text:style-name="P8"><text:s/>N/A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7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7.A11" table:number-columns-spanned="2" office:value-type="string">
            <text:p text:style-name="P10">Email:</text:p>
          </table:table-cell>
          <table:covered-table-cell/>
          <table:table-cell table:style-name="MailMergeTable2017-05-11T15_3a_56_3a_15Z47.A11" table:number-columns-spanned="2" office:value-type="string">
            <text:p text:style-name="P12">CRRDROGAS.UFMG@GMAIL.COM</text:p>
          </table:table-cell>
          <table:covered-table-cell/>
        </table:table-row>
        <table:table-row>
          <table:table-cell table:style-name="MailMergeTable2017-05-11T15_3a_56_3a_15Z47.A2" table:number-columns-spanned="2" office:value-type="string">
            <text:p text:style-name="P10">Telefone:</text:p>
          </table:table-cell>
          <table:covered-table-cell/>
          <table:table-cell table:style-name="MailMergeTable2017-05-11T15_3a_56_3a_15Z47.A2" table:number-columns-spanned="2" office:value-type="string">
            <text:p text:style-name="P12">+55 31 34099786</text:p>
          </table:table-cell>
          <table:covered-table-cell/>
        </table:table-row>
      </table:table>
      <text:h text:style-name="P5" text:outline-level="1"/>
      <table:table table:name="MailMergeTable2017-05-11T15:56:15Z48" table:style-name="MailMergeTable2017-05-11T15_3a_56_3a_15Z48">
        <table:table-column table:style-name="MailMergeTable2017-05-11T15_3a_56_3a_15Z48.A"/>
        <table:table-column table:style-name="MailMergeTable2017-05-11T15_3a_56_3a_15Z48.B"/>
        <table:table-column table:style-name="MailMergeTable2017-05-11T15_3a_56_3a_15Z48.A"/>
        <table:table-column table:style-name="MailMergeTable2017-05-11T15_3a_56_3a_15Z48.D"/>
        <table:table-row>
          <table:table-cell table:style-name="MailMergeTable2017-05-11T15_3a_56_3a_15Z48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8.A2" table:number-columns-spanned="4" office:value-type="string">
            <text:h text:style-name="P6" text:outline-level="1"><text:s/>EMPRESASOCIAL DEL ESTADO HOSPITAL MENTAL FILANDIA QUINDIO COMO FUNCIONARIA DE PLANTA DEL AREA ASISTENCIAL QUE ATIENDE UNA UNIDAD DE CONDUCTAS ADICTIVAS . <text:s/>EN RAZON A DEMANDA DE ATENCION SE DIO LANECESIDAD DE FORMARSE EN LA ESPECAILIZACION DE ADICCIONES, <text:s/>MI JEFE INMEDIATA ES LA DRA ANA MARIA CANO MEDICO PSIQUIATRRA <text:s/>QUIEN TIENE AMPLIA TRAECTORA EN EL TEMA Y EN RAZON A LA NECESIDAD SE HACEN CAPACITACIONES; <text:s/>SOY <text:s/>ENTRENADORA UNODOC <text:s/>TREATNET DEL MODULO TRATAMIENTO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8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8.A2" table:number-columns-spanned="4" office:value-type="string">
            <text:h text:style-name="P7" text:outline-level="2"><text:s/>TREATNET <text:s/>TRATAMIENTO MODULO B <text:s/>Y ASISST <text:s text:c="2"/>DIT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8.A5" office:value-type="string">
            <text:p text:style-name="P9">Modalidade do curso:</text:p>
          </table:table-cell>
          <table:table-cell table:style-name="MailMergeTable2017-05-11T15_3a_56_3a_15Z48.A5" office:value-type="string">
            <text:p text:style-name="P13">PRESENCIAL,</text:p>
          </table:table-cell>
          <table:table-cell table:style-name="MailMergeTable2017-05-11T15_3a_56_3a_15Z48.A5" office:value-type="string">
            <text:p text:style-name="P9">País:</text:p>
          </table:table-cell>
          <table:table-cell table:style-name="MailMergeTable2017-05-11T15_3a_56_3a_15Z48.A5" office:value-type="string">
            <text:p text:style-name="P13"><text:span text:style-name="T1"><text:s/>COLOMBIA </text:span></text:p>
          </table:table-cell>
        </table:table-row>
        <table:table-row>
          <table:table-cell table:style-name="MailMergeTable2017-05-11T15_3a_56_3a_15Z48.A3" office:value-type="string">
            <text:p text:style-name="P9">Carga horária:</text:p>
          </table:table-cell>
          <table:table-cell table:style-name="MailMergeTable2017-05-11T15_3a_56_3a_15Z48.A3" office:value-type="string">
            <text:p text:style-name="P11">NA</text:p>
          </table:table-cell>
          <table:table-cell table:style-name="MailMergeTable2017-05-11T15_3a_56_3a_15Z48.A3" office:value-type="string">
            <text:p text:style-name="P9">Certificação?</text:p>
          </table:table-cell>
          <table:table-cell table:style-name="MailMergeTable2017-05-11T15_3a_56_3a_15Z48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5Z48.A2" office:value-type="string">
            <text:p text:style-name="P10">Ano de início:</text:p>
          </table:table-cell>
          <table:table-cell table:style-name="MailMergeTable2017-05-11T15_3a_56_3a_15Z48.A2" office:value-type="string">
            <text:p text:style-name="P13">4</text:p>
          </table:table-cell>
          <table:table-cell table:style-name="MailMergeTable2017-05-11T15_3a_56_3a_15Z48.A2" office:value-type="string">
            <text:p text:style-name="P10">Atual?</text:p>
          </table:table-cell>
          <table:table-cell table:style-name="MailMergeTable2017-05-11T15_3a_56_3a_15Z48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5Z48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8.A3" table:number-columns-spanned="4" office:value-type="string">
            <text:p text:style-name="P8"><text:s/>GENERALIDADES DELA ADICCIONES, <text:s/>ESTRATEGIAS DE TERAPIA COGNITIVA, INTERVENCION MOTIVACIONAL <text:soft-page-break/>PARA TRATAMIENTO SEGUN <text:s text:c="2"/>LA ESTRATEGIA TREANTNET <text:s/>Y <text:s/>PARA INTERVENICION BREVE <text:s/>ASISIST DIT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8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8.A11" table:number-columns-spanned="2" office:value-type="string">
            <text:p text:style-name="P10">Email:</text:p>
          </table:table-cell>
          <table:covered-table-cell/>
          <table:table-cell table:style-name="MailMergeTable2017-05-11T15_3a_56_3a_15Z48.A11" table:number-columns-spanned="2" office:value-type="string">
            <text:p text:style-name="P12">PSICOLOGIAESEMENTAL@GMAIL.COM</text:p>
          </table:table-cell>
          <table:covered-table-cell/>
        </table:table-row>
        <table:table-row>
          <table:table-cell table:style-name="MailMergeTable2017-05-11T15_3a_56_3a_15Z48.A2" table:number-columns-spanned="2" office:value-type="string">
            <text:p text:style-name="P10">Telefone:</text:p>
          </table:table-cell>
          <table:covered-table-cell/>
          <table:table-cell table:style-name="MailMergeTable2017-05-11T15_3a_56_3a_15Z48.A2" table:number-columns-spanned="2" office:value-type="string">
            <text:p text:style-name="P12">320 593 7779</text:p>
          </table:table-cell>
          <table:covered-table-cell/>
        </table:table-row>
      </table:table>
      <text:h text:style-name="P5" text:outline-level="1"/>
      <table:table table:name="MailMergeTable2017-05-11T15:56:15Z49" table:style-name="MailMergeTable2017-05-11T15_3a_56_3a_15Z49">
        <table:table-column table:style-name="MailMergeTable2017-05-11T15_3a_56_3a_15Z49.A"/>
        <table:table-column table:style-name="MailMergeTable2017-05-11T15_3a_56_3a_15Z49.B"/>
        <table:table-column table:style-name="MailMergeTable2017-05-11T15_3a_56_3a_15Z49.A"/>
        <table:table-column table:style-name="MailMergeTable2017-05-11T15_3a_56_3a_15Z49.D"/>
        <table:table-row>
          <table:table-cell table:style-name="MailMergeTable2017-05-11T15_3a_56_3a_15Z49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9.A2" table:number-columns-spanned="4" office:value-type="string">
            <text:h text:style-name="P6" text:outline-level="1">E.S.E HOSPITAL MENTAL FILANDIA- QUINDIO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9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9.A2" table:number-columns-spanned="4" office:value-type="string">
            <text:h text:style-name="P7" text:outline-level="2"><text:s/>ASISST - DIT<text:line-break/>TREATNET VOL A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9.A5" office:value-type="string">
            <text:p text:style-name="P9">Modalidade do curso:</text:p>
          </table:table-cell>
          <table:table-cell table:style-name="MailMergeTable2017-05-11T15_3a_56_3a_15Z49.A5" office:value-type="string">
            <text:p text:style-name="P13">PRESENCIAL,</text:p>
          </table:table-cell>
          <table:table-cell table:style-name="MailMergeTable2017-05-11T15_3a_56_3a_15Z49.A5" office:value-type="string">
            <text:p text:style-name="P9">País:</text:p>
          </table:table-cell>
          <table:table-cell table:style-name="MailMergeTable2017-05-11T15_3a_56_3a_15Z49.A5" office:value-type="string">
            <text:p text:style-name="P13"><text:span text:style-name="T1"><text:s/>COLOMBIA </text:span></text:p>
          </table:table-cell>
        </table:table-row>
        <table:table-row>
          <table:table-cell table:style-name="MailMergeTable2017-05-11T15_3a_56_3a_15Z49.A3" office:value-type="string">
            <text:p text:style-name="P9">Carga horária:</text:p>
          </table:table-cell>
          <table:table-cell table:style-name="MailMergeTable2017-05-11T15_3a_56_3a_15Z49.A3" office:value-type="string">
            <text:p text:style-name="P11">24</text:p>
          </table:table-cell>
          <table:table-cell table:style-name="MailMergeTable2017-05-11T15_3a_56_3a_15Z49.A3" office:value-type="string">
            <text:p text:style-name="P9">Certificação?</text:p>
          </table:table-cell>
          <table:table-cell table:style-name="MailMergeTable2017-05-11T15_3a_56_3a_15Z49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5Z49.A2" office:value-type="string">
            <text:p text:style-name="P10">Ano de início:</text:p>
          </table:table-cell>
          <table:table-cell table:style-name="MailMergeTable2017-05-11T15_3a_56_3a_15Z49.A2" office:value-type="string">
            <text:p text:style-name="P13">2009</text:p>
          </table:table-cell>
          <table:table-cell table:style-name="MailMergeTable2017-05-11T15_3a_56_3a_15Z49.A2" office:value-type="string">
            <text:p text:style-name="P10">Atual?</text:p>
          </table:table-cell>
          <table:table-cell table:style-name="MailMergeTable2017-05-11T15_3a_56_3a_15Z49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5Z49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9.A3" table:number-columns-spanned="4" office:value-type="string">
            <text:p text:style-name="P8"><text:s/>GENERALIDADES <text:s/>SOBRE <text:s/>IMPACTO DE CONSUMO EN LA SALUD <text:s text:c="2"/>INDIVIDUAL <text:s/>Y COLECTIVA, <text:s/>CONOCIMIENTO DE LA REALIDAD <text:s text:c="2"/>LOCAL <text:s/>O <text:s/>NACIONAL SOBRE <text:s/>CONSUMO ,SOCIALIZACION DE ESTUDIOS <text:s/>EPIDEMIOLOGICOS, <text:s/>TAMIZAJES, <text:s/>RUTAS DE ATENCIÓN <text:s/>, <text:s/>REGULACIÓN NORMATIVA <text:s/>VIGENTE <text:s/>; APLICACIÓN DE ASSIST <text:s text:c="2"/>PRINCIPIOS <text:s/>DE ESCUCHA ACTIVA , ETAPAS DE CAMBIO <text:s/>INTEVENCION MOTIVACIONAL , INTERVENCIÓN BREVE PARA <text:s/>SPA 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9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9.A11" table:number-columns-spanned="2" office:value-type="string">
            <text:p text:style-name="P10">Email:</text:p>
          </table:table-cell>
          <table:covered-table-cell/>
          <table:table-cell table:style-name="MailMergeTable2017-05-11T15_3a_56_3a_15Z49.A11" table:number-columns-spanned="2" office:value-type="string">
            <text:p text:style-name="P12">CONTACTENOS@ESEMENTALFILANDIA-QUINDIO.GOV.CO</text:p>
          </table:table-cell>
          <table:covered-table-cell/>
        </table:table-row>
        <table:table-row>
          <table:table-cell table:style-name="MailMergeTable2017-05-11T15_3a_56_3a_15Z49.A2" table:number-columns-spanned="2" office:value-type="string">
            <text:p text:style-name="P10">Telefone:</text:p>
          </table:table-cell>
          <table:covered-table-cell/>
          <table:table-cell table:style-name="MailMergeTable2017-05-11T15_3a_56_3a_15Z49.A2" table:number-columns-spanned="2" office:value-type="string">
            <text:p text:style-name="P12">3155909047</text:p>
          </table:table-cell>
          <table:covered-table-cell/>
        </table:table-row>
      </table:table>
      <text:h text:style-name="P5" text:outline-level="1"/>
      <table:table table:name="MailMergeTable2017-05-11T15:56:15Z50" table:style-name="MailMergeTable2017-05-11T15_3a_56_3a_15Z50">
        <table:table-column table:style-name="MailMergeTable2017-05-11T15_3a_56_3a_15Z50.A"/>
        <table:table-column table:style-name="MailMergeTable2017-05-11T15_3a_56_3a_15Z50.B"/>
        <table:table-column table:style-name="MailMergeTable2017-05-11T15_3a_56_3a_15Z50.A"/>
        <table:table-column table:style-name="MailMergeTable2017-05-11T15_3a_56_3a_15Z50.D"/>
        <table:table-row>
          <table:table-cell table:style-name="MailMergeTable2017-05-11T15_3a_56_3a_15Z50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50.A2" table:number-columns-spanned="4" office:value-type="string">
            <text:h text:style-name="P6" text:outline-level="1">- EX SECRETARIA EN PREVENCIÓN Y ASISTENCIA DE ADICCIONES DEL GOBIERNO DE CÓRDOBA<text:line-break/>- SEDRONAR - ARGENTIN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50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50.A2" table:number-columns-spanned="4" office:value-type="string">
            <text:h text:style-name="P7" text:outline-level="2"><text:s/>ATENCIÓN PRIMARIA EN SALUD<text:line-break/>PROGRAMA PRIMERA RESPUESTA<text:line-break/>MUNICIPIOS EN ACCIÓN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50.A5" office:value-type="string">
            <text:p text:style-name="P9">Modalidade do curso:</text:p>
          </table:table-cell>
          <table:table-cell table:style-name="MailMergeTable2017-05-11T15_3a_56_3a_15Z50.A5" office:value-type="string">
            <text:p text:style-name="P13">PRESENCIAL,</text:p>
          </table:table-cell>
          <table:table-cell table:style-name="MailMergeTable2017-05-11T15_3a_56_3a_15Z50.A5" office:value-type="string">
            <text:p text:style-name="P9">País:</text:p>
          </table:table-cell>
          <table:table-cell table:style-name="MailMergeTable2017-05-11T15_3a_56_3a_15Z50.A5" office:value-type="string">
            <text:p text:style-name="P13"><text:span text:style-name="T1"><text:s/>ARGENTINA </text:span></text:p>
          </table:table-cell>
        </table:table-row>
        <table:table-row>
          <table:table-cell table:style-name="MailMergeTable2017-05-11T15_3a_56_3a_15Z50.A3" office:value-type="string">
            <text:p text:style-name="P9">Carga horária:</text:p>
          </table:table-cell>
          <table:table-cell table:style-name="MailMergeTable2017-05-11T15_3a_56_3a_15Z50.A3" office:value-type="string">
            <text:p text:style-name="P11">24</text:p>
          </table:table-cell>
          <table:table-cell table:style-name="MailMergeTable2017-05-11T15_3a_56_3a_15Z50.A3" office:value-type="string">
            <text:p text:style-name="P9">Certificação?</text:p>
          </table:table-cell>
          <table:table-cell table:style-name="MailMergeTable2017-05-11T15_3a_56_3a_15Z50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5Z50.A2" office:value-type="string">
            <text:p text:style-name="P10">Ano de início:</text:p>
          </table:table-cell>
          <table:table-cell table:style-name="MailMergeTable2017-05-11T15_3a_56_3a_15Z50.A2" office:value-type="string">
            <text:p text:style-name="P13">2013</text:p>
          </table:table-cell>
          <table:table-cell table:style-name="MailMergeTable2017-05-11T15_3a_56_3a_15Z50.A2" office:value-type="string">
            <text:p text:style-name="P10">Atual?</text:p>
          </table:table-cell>
          <table:table-cell table:style-name="MailMergeTable2017-05-11T15_3a_56_3a_15Z50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5Z50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MailMergeTable2017-05-11T15_3a_56_3a_15Z50.A3" table:number-columns-spanned="4" office:value-type="string">
            <text:p text:style-name="P8"><text:s/>INTRODUCCIÓN A LA ATENCIÓN PRIMARIA EN ADICCIONES<text:line-break/>ASSIST<text:line-break/>INTERVENCIÓN BREVE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50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50.A11" table:number-columns-spanned="2" office:value-type="string">
            <text:p text:style-name="P10">Email:</text:p>
          </table:table-cell>
          <table:covered-table-cell/>
          <table:table-cell table:style-name="MailMergeTable2017-05-11T15_3a_56_3a_15Z50.A11" table:number-columns-spanned="2" office:value-type="string">
            <text:p text:style-name="P12">MUNICIPIOSENACCION@SEDRONAR.GOB.AR</text:p>
          </table:table-cell>
          <table:covered-table-cell/>
        </table:table-row>
        <table:table-row>
          <table:table-cell table:style-name="MailMergeTable2017-05-11T15_3a_56_3a_15Z50.A2" table:number-columns-spanned="2" office:value-type="string">
            <text:p text:style-name="P10">Telefone:</text:p>
          </table:table-cell>
          <table:covered-table-cell/>
          <table:table-cell table:style-name="MailMergeTable2017-05-11T15_3a_56_3a_15Z50.A2" table:number-columns-spanned="2" office:value-type="string">
            <text:p text:style-name="P12">5493516807715</text:p>
          </table:table-cell>
          <table:covered-table-cell/>
        </table:table-row>
      </table:table>
      <text:h text:style-name="P5" text:outline-level="1"/>
      <table:table table:name="MailMergeTable2017-05-11T15:56:16Z51" table:style-name="MailMergeTable2017-05-11T15_3a_56_3a_16Z51">
        <table:table-column table:style-name="MailMergeTable2017-05-11T15_3a_56_3a_16Z51.A"/>
        <table:table-column table:style-name="MailMergeTable2017-05-11T15_3a_56_3a_16Z51.B"/>
        <table:table-column table:style-name="MailMergeTable2017-05-11T15_3a_56_3a_16Z51.A"/>
        <table:table-column table:style-name="MailMergeTable2017-05-11T15_3a_56_3a_16Z51.D"/>
        <table:table-row>
          <table:table-cell table:style-name="MailMergeTable2017-05-11T15_3a_56_3a_16Z51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1.A2" table:number-columns-spanned="4" office:value-type="string">
            <text:h text:style-name="P6" text:outline-level="1">FÉ NA PREVENÇÃO - PREVENÇÃO DO USO DE DROGAS EM INSTITUIÇÕES RELIGIOSAS E MOVIMENTOS AFIN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1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1.A2" table:number-columns-spanned="4" office:value-type="string">
            <text:h text:style-name="P7" text:outline-level="2"><text:s/>FÉ NA PREVENÇÃO - PREVENÇÃO DO USO DE DROGAS EM INSTITUIÇÕES RELIGIOSAS E MOVIMENTOS AFIN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1.A5" office:value-type="string">
            <text:p text:style-name="P9">Modalidade do curso:</text:p>
          </table:table-cell>
          <table:table-cell table:style-name="MailMergeTable2017-05-11T15_3a_56_3a_16Z51.A5" office:value-type="string">
            <text:p text:style-name="P13">A DISTANCIA,</text:p>
          </table:table-cell>
          <table:table-cell table:style-name="MailMergeTable2017-05-11T15_3a_56_3a_16Z51.A5" office:value-type="string">
            <text:p text:style-name="P9">País:</text:p>
          </table:table-cell>
          <table:table-cell table:style-name="MailMergeTable2017-05-11T15_3a_56_3a_16Z51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16Z51.A3" office:value-type="string">
            <text:p text:style-name="P9">Carga horária:</text:p>
          </table:table-cell>
          <table:table-cell table:style-name="MailMergeTable2017-05-11T15_3a_56_3a_16Z51.A3" office:value-type="string">
            <text:p text:style-name="P11">120</text:p>
          </table:table-cell>
          <table:table-cell table:style-name="MailMergeTable2017-05-11T15_3a_56_3a_16Z51.A3" office:value-type="string">
            <text:p text:style-name="P9">Certificação?</text:p>
          </table:table-cell>
          <table:table-cell table:style-name="MailMergeTable2017-05-11T15_3a_56_3a_16Z51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6Z51.A2" office:value-type="string">
            <text:p text:style-name="P10">Ano de início:</text:p>
          </table:table-cell>
          <table:table-cell table:style-name="MailMergeTable2017-05-11T15_3a_56_3a_16Z51.A2" office:value-type="string">
            <text:p text:style-name="P13">2009</text:p>
          </table:table-cell>
          <table:table-cell table:style-name="MailMergeTable2017-05-11T15_3a_56_3a_16Z51.A2" office:value-type="string">
            <text:p text:style-name="P10">Atual?</text:p>
          </table:table-cell>
          <table:table-cell table:style-name="MailMergeTable2017-05-11T15_3a_56_3a_16Z51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6Z51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1.A3" table:number-columns-spanned="4" office:value-type="string">
            <text:p text:style-name="P8">CONTEÚDO PROGRAMÁTICO<text:line-break/>MÓDULO 1<text:line-break/>O USO DE ÁLCOOL E OUTRAS DROGAS NO BRASIL: EPIDEMIOLOGIA, POLÍTICA E LEGISLAÇÃO<text:line-break/>MÓDULO 2<text:line-break/>EFEITOS E CONSEQUÊNCIAS DOS DIFERENTES PADRÕES DE USO DE ÁLCOOL E OUTRAS DROGAS<text:line-break/>MÓDULO 3<text:line-break/>COMO INTERVIR PRECOCEMENTE: PREVENÇÃO E INTERVENÇÃO BREVE<text:line-break/>MÓDULO 4<text:line-break/>COMO INTERVIR EM CASOS DE ABUSO OU DEPENDÊNCIA DE ÁLCOOL E OUTRAS DROGAS: MODALIDADES DE TRATAMENTO E ENCAMINHAMEN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1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1.A11" table:number-columns-spanned="2" office:value-type="string">
            <text:p text:style-name="P10">Email:</text:p>
          </table:table-cell>
          <table:covered-table-cell/>
          <table:table-cell table:style-name="MailMergeTable2017-05-11T15_3a_56_3a_16Z51.A11" table:number-columns-spanned="2" office:value-type="string">
            <text:p text:style-name="P12">KMSOARES@UNIFEP.BR</text:p>
          </table:table-cell>
          <table:covered-table-cell/>
        </table:table-row>
        <table:table-row>
          <table:table-cell table:style-name="MailMergeTable2017-05-11T15_3a_56_3a_16Z51.A2" table:number-columns-spanned="2" office:value-type="string">
            <text:p text:style-name="P10">Telefone:</text:p>
          </table:table-cell>
          <table:covered-table-cell/>
          <table:table-cell table:style-name="MailMergeTable2017-05-11T15_3a_56_3a_16Z51.A2" table:number-columns-spanned="2" office:value-type="string">
            <text:p text:style-name="P12">KMSOARES@UNIFESP.BR</text:p>
          </table:table-cell>
          <table:covered-table-cell/>
        </table:table-row>
      </table:table>
      <text:h text:style-name="P5" text:outline-level="1"/>
      <table:table table:name="MailMergeTable2017-05-11T15:56:16Z52" table:style-name="MailMergeTable2017-05-11T15_3a_56_3a_16Z52">
        <table:table-column table:style-name="MailMergeTable2017-05-11T15_3a_56_3a_16Z52.A"/>
        <table:table-column table:style-name="MailMergeTable2017-05-11T15_3a_56_3a_16Z52.B"/>
        <table:table-column table:style-name="MailMergeTable2017-05-11T15_3a_56_3a_16Z52.A"/>
        <table:table-column table:style-name="MailMergeTable2017-05-11T15_3a_56_3a_16Z52.D"/>
        <table:table-row>
          <table:table-cell table:style-name="MailMergeTable2017-05-11T15_3a_56_3a_16Z52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2.A2" table:number-columns-spanned="4" office:value-type="string">
            <text:h text:style-name="P6" text:outline-level="1"><text:s/>FNSP <text:line-break/>UNIVERSIDAD DE ANTIOQUI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2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2.A2" table:number-columns-spanned="4" office:value-type="string">
            <text:h text:style-name="P7" text:outline-level="2"><text:s/>"PROGRAMA DE ACCIÓN MUNDIAL PARA SUPERAR LAS BRECHAS EN SALUD <text:soft-page-break/>MENTAL"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2.A5" office:value-type="string">
            <text:p text:style-name="P9">Modalidade do curso:</text:p>
          </table:table-cell>
          <table:table-cell table:style-name="MailMergeTable2017-05-11T15_3a_56_3a_16Z52.A5" office:value-type="string">
            <text:p text:style-name="P13">A DISTANCIA,</text:p>
          </table:table-cell>
          <table:table-cell table:style-name="MailMergeTable2017-05-11T15_3a_56_3a_16Z52.A5" office:value-type="string">
            <text:p text:style-name="P9">País:</text:p>
          </table:table-cell>
          <table:table-cell table:style-name="MailMergeTable2017-05-11T15_3a_56_3a_16Z52.A5" office:value-type="string">
            <text:p text:style-name="P13"><text:span text:style-name="T1"><text:s/>COLOMBIA </text:span></text:p>
          </table:table-cell>
        </table:table-row>
        <table:table-row>
          <table:table-cell table:style-name="MailMergeTable2017-05-11T15_3a_56_3a_16Z52.A3" office:value-type="string">
            <text:p text:style-name="P9">Carga horária:</text:p>
          </table:table-cell>
          <table:table-cell table:style-name="MailMergeTable2017-05-11T15_3a_56_3a_16Z52.A3" office:value-type="string">
            <text:p text:style-name="P11">60</text:p>
          </table:table-cell>
          <table:table-cell table:style-name="MailMergeTable2017-05-11T15_3a_56_3a_16Z52.A3" office:value-type="string">
            <text:p text:style-name="P9">Certificação?</text:p>
          </table:table-cell>
          <table:table-cell table:style-name="MailMergeTable2017-05-11T15_3a_56_3a_16Z52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6Z52.A2" office:value-type="string">
            <text:p text:style-name="P10">Ano de início:</text:p>
          </table:table-cell>
          <table:table-cell table:style-name="MailMergeTable2017-05-11T15_3a_56_3a_16Z52.A2" office:value-type="string">
            <text:p text:style-name="P13">2016</text:p>
          </table:table-cell>
          <table:table-cell table:style-name="MailMergeTable2017-05-11T15_3a_56_3a_16Z52.A2" office:value-type="string">
            <text:p text:style-name="P10">Atual?</text:p>
          </table:table-cell>
          <table:table-cell table:style-name="MailMergeTable2017-05-11T15_3a_56_3a_16Z52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6Z52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2.A3" table:number-columns-spanned="4" office:value-type="string">
            <text:p text:style-name="P8"><text:s/>LA GUÍA DE INTERVENCIÓN MH GAP PARA LOS TRASTORNOS MENTALES, NEUROLÓGICOS Y POR USO DE SUSTANCIAS EN EL NIVEL DE ATENCIÓN DE LA SALUD NO ESPECIALIZADA.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2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2.A11" table:number-columns-spanned="2" office:value-type="string">
            <text:p text:style-name="P10">Email:</text:p>
          </table:table-cell>
          <table:covered-table-cell/>
          <table:table-cell table:style-name="MailMergeTable2017-05-11T15_3a_56_3a_16Z52.A11" table:number-columns-spanned="2" office:value-type="string">
            <text:p text:style-name="P12">CURSOESTRATEGIAAPSMHGAP@UDEA.EDU.CO</text:p>
          </table:table-cell>
          <table:covered-table-cell/>
        </table:table-row>
        <table:table-row>
          <table:table-cell table:style-name="MailMergeTable2017-05-11T15_3a_56_3a_16Z52.A2" table:number-columns-spanned="2" office:value-type="string">
            <text:p text:style-name="P10">Telefone:</text:p>
          </table:table-cell>
          <table:covered-table-cell/>
          <table:table-cell table:style-name="MailMergeTable2017-05-11T15_3a_56_3a_16Z52.A2" table:number-columns-spanned="2" office:value-type="string">
            <text:p text:style-name="P12">3007767367</text:p>
          </table:table-cell>
          <table:covered-table-cell/>
        </table:table-row>
      </table:table>
      <text:h text:style-name="P5" text:outline-level="1"/>
      <table:table table:name="MailMergeTable2017-05-11T15:56:16Z53" table:style-name="MailMergeTable2017-05-11T15_3a_56_3a_16Z53">
        <table:table-column table:style-name="MailMergeTable2017-05-11T15_3a_56_3a_16Z53.A"/>
        <table:table-column table:style-name="MailMergeTable2017-05-11T15_3a_56_3a_16Z53.B"/>
        <table:table-column table:style-name="MailMergeTable2017-05-11T15_3a_56_3a_16Z53.A"/>
        <table:table-column table:style-name="MailMergeTable2017-05-11T15_3a_56_3a_16Z53.D"/>
        <table:table-row>
          <table:table-cell table:style-name="MailMergeTable2017-05-11T15_3a_56_3a_16Z53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3.A2" table:number-columns-spanned="4" office:value-type="string">
            <text:h text:style-name="P6" text:outline-level="1">FUNDACIÓN ACCIONES PARA LA PAZ, EN SAN SEBASTIAN DE MARIQUITA, TOLIM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3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3.A2" table:number-columns-spanned="4" office:value-type="string">
            <text:h text:style-name="P7" text:outline-level="2"><text:s/>PROGRAMA DE REHABILITACIÓN BASADA EN COMUNIDAD MISION+PAZ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3.A5" office:value-type="string">
            <text:p text:style-name="P9">Modalidade do curso:</text:p>
          </table:table-cell>
          <table:table-cell table:style-name="MailMergeTable2017-05-11T15_3a_56_3a_16Z53.A5" office:value-type="string">
            <text:p text:style-name="P13">PRESENCIAL,</text:p>
          </table:table-cell>
          <table:table-cell table:style-name="MailMergeTable2017-05-11T15_3a_56_3a_16Z53.A5" office:value-type="string">
            <text:p text:style-name="P9">País:</text:p>
          </table:table-cell>
          <table:table-cell table:style-name="MailMergeTable2017-05-11T15_3a_56_3a_16Z53.A5" office:value-type="string">
            <text:p text:style-name="P13"><text:span text:style-name="T1"><text:s/>COLOMBIA </text:span></text:p>
          </table:table-cell>
        </table:table-row>
        <table:table-row>
          <table:table-cell table:style-name="MailMergeTable2017-05-11T15_3a_56_3a_16Z53.A3" office:value-type="string">
            <text:p text:style-name="P9">Carga horária:</text:p>
          </table:table-cell>
          <table:table-cell table:style-name="MailMergeTable2017-05-11T15_3a_56_3a_16Z53.A3" office:value-type="string">
            <text:p text:style-name="P11">40</text:p>
          </table:table-cell>
          <table:table-cell table:style-name="MailMergeTable2017-05-11T15_3a_56_3a_16Z53.A3" office:value-type="string">
            <text:p text:style-name="P9">Certificação?</text:p>
          </table:table-cell>
          <table:table-cell table:style-name="MailMergeTable2017-05-11T15_3a_56_3a_16Z53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6Z53.A2" office:value-type="string">
            <text:p text:style-name="P10">Ano de início:</text:p>
          </table:table-cell>
          <table:table-cell table:style-name="MailMergeTable2017-05-11T15_3a_56_3a_16Z53.A2" office:value-type="string">
            <text:p text:style-name="P13">1</text:p>
          </table:table-cell>
          <table:table-cell table:style-name="MailMergeTable2017-05-11T15_3a_56_3a_16Z53.A2" office:value-type="string">
            <text:p text:style-name="P10">Atual?</text:p>
          </table:table-cell>
          <table:table-cell table:style-name="MailMergeTable2017-05-11T15_3a_56_3a_16Z53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6Z53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3.A3" table:number-columns-spanned="4" office:value-type="string">
            <text:p text:style-name="P8">AFRONTAMIENTO DE LA PROBLEMÁTICA<text:line-break/>SENTIDO DE VIDA<text:line-break/>PROYECTO DE VIDA<text:line-break/>HABILIDADES PARA LA VIDA (DESTREZAS PSICOSOCIALES)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3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3.A11" table:number-columns-spanned="2" office:value-type="string">
            <text:p text:style-name="P10">Email:</text:p>
          </table:table-cell>
          <table:covered-table-cell/>
          <table:table-cell table:style-name="MailMergeTable2017-05-11T15_3a_56_3a_16Z53.A11" table:number-columns-spanned="2" office:value-type="string">
            <text:p text:style-name="P12">MISIONEROSLGC@GMAIL.COM</text:p>
          </table:table-cell>
          <table:covered-table-cell/>
        </table:table-row>
        <table:table-row>
          <table:table-cell table:style-name="MailMergeTable2017-05-11T15_3a_56_3a_16Z53.A2" table:number-columns-spanned="2" office:value-type="string">
            <text:p text:style-name="P10">Telefone:</text:p>
          </table:table-cell>
          <table:covered-table-cell/>
          <table:table-cell table:style-name="MailMergeTable2017-05-11T15_3a_56_3a_16Z53.A2" table:number-columns-spanned="2" office:value-type="string">
            <text:p text:style-name="P12">3138227917</text:p>
          </table:table-cell>
          <table:covered-table-cell/>
        </table:table-row>
      </table:table>
      <text:h text:style-name="P5" text:outline-level="1"/>
      <table:table table:name="MailMergeTable2017-05-11T15:56:16Z54" table:style-name="MailMergeTable2017-05-11T15_3a_56_3a_16Z54">
        <table:table-column table:style-name="MailMergeTable2017-05-11T15_3a_56_3a_16Z54.A"/>
        <table:table-column table:style-name="MailMergeTable2017-05-11T15_3a_56_3a_16Z54.B"/>
        <table:table-column table:style-name="MailMergeTable2017-05-11T15_3a_56_3a_16Z54.A"/>
        <table:table-column table:style-name="MailMergeTable2017-05-11T15_3a_56_3a_16Z54.D"/>
        <table:table-row>
          <table:table-cell table:style-name="MailMergeTable2017-05-11T15_3a_56_3a_16Z54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4.A2" table:number-columns-spanned="4" office:value-type="string">
            <text:h text:style-name="P6" text:outline-level="1"><text:s/>FUNDACIÓN REMAR GUATEMAL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4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4.A2" table:number-columns-spanned="4" office:value-type="string">
            <text:h text:style-name="P7" text:outline-level="2"><text:s/>TRATAMIENTO DE LAS ADICCIONES EN CENTROS DE ATENCIÓN DE LA OBRA MISIONERA CRISTIAN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4.A5" office:value-type="string">
            <text:p text:style-name="P9">Modalidade do curso:</text:p>
          </table:table-cell>
          <table:table-cell table:style-name="MailMergeTable2017-05-11T15_3a_56_3a_16Z54.A5" office:value-type="string">
            <text:p text:style-name="P13">PRESENCIAL,SEMIPRESENCIAL,</text:p>
          </table:table-cell>
          <table:table-cell table:style-name="MailMergeTable2017-05-11T15_3a_56_3a_16Z54.A5" office:value-type="string">
            <text:p text:style-name="P9">País:</text:p>
          </table:table-cell>
          <table:table-cell table:style-name="MailMergeTable2017-05-11T15_3a_56_3a_16Z54.A5" office:value-type="string">
            <text:p text:style-name="P13"><text:span text:style-name="T1"><text:s/>GUATEMALA </text:span></text:p>
          </table:table-cell>
        </table:table-row>
        <table:table-row>
          <table:table-cell table:style-name="MailMergeTable2017-05-11T15_3a_56_3a_16Z54.A3" office:value-type="string">
            <text:p text:style-name="P9">Carga horária:</text:p>
          </table:table-cell>
          <table:table-cell table:style-name="MailMergeTable2017-05-11T15_3a_56_3a_16Z54.A3" office:value-type="string">
            <text:p text:style-name="P11">40</text:p>
          </table:table-cell>
          <table:table-cell table:style-name="MailMergeTable2017-05-11T15_3a_56_3a_16Z54.A3" office:value-type="string">
            <text:p text:style-name="P9">Certificação?</text:p>
          </table:table-cell>
          <table:table-cell table:style-name="MailMergeTable2017-05-11T15_3a_56_3a_16Z54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6Z54.A2" office:value-type="string">
            <text:p text:style-name="P10">Ano de início:</text:p>
          </table:table-cell>
          <table:table-cell table:style-name="MailMergeTable2017-05-11T15_3a_56_3a_16Z54.A2" office:value-type="string">
            <text:p text:style-name="P13">1990</text:p>
          </table:table-cell>
          <table:table-cell table:style-name="MailMergeTable2017-05-11T15_3a_56_3a_16Z54.A2" office:value-type="string">
            <text:p text:style-name="P10">Atual?</text:p>
          </table:table-cell>
          <table:table-cell table:style-name="MailMergeTable2017-05-11T15_3a_56_3a_16Z54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6Z54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4.A3" table:number-columns-spanned="4" office:value-type="string">
            <text:p text:style-name="P8"><text:s/>TIPOS DE DROGAS<text:line-break/>DESÓRDENES DE PERSONALIDAD<text:line-break/>TRATAMIENTO INTEGRAL DE LA PERSONA CON PROBLEMAS DE ADICCIÓN<text:line-break/>RECUPERACIÓN DE LA IDENTIDAD DE LA PERSONA CON PROBLEMAS DE ADICCIÓN<text:line-break/>VIDA EN COMUNIDAD Y SERVICIO<text:line-break/>AUTOSOSTENIBILIDAD DE PROYECTOS DE AYUDA A LA POBLACIÓN MARGINADA 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4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4.A11" table:number-columns-spanned="2" office:value-type="string">
            <text:p text:style-name="P10">Email:</text:p>
          </table:table-cell>
          <table:covered-table-cell/>
          <table:table-cell table:style-name="MailMergeTable2017-05-11T15_3a_56_3a_16Z54.A11" table:number-columns-spanned="2" office:value-type="string">
            <text:p text:style-name="P12">MONICA ARCHILA &lt;MONIARCHILA@REMARGUATEMALA.ORG&gt;</text:p>
          </table:table-cell>
          <table:covered-table-cell/>
        </table:table-row>
        <table:table-row>
          <table:table-cell table:style-name="MailMergeTable2017-05-11T15_3a_56_3a_16Z54.A2" table:number-columns-spanned="2" office:value-type="string">
            <text:p text:style-name="P10">Telefone:</text:p>
          </table:table-cell>
          <table:covered-table-cell/>
          <table:table-cell table:style-name="MailMergeTable2017-05-11T15_3a_56_3a_16Z54.A2" table:number-columns-spanned="2" office:value-type="string">
            <text:p text:style-name="P12">(502) 24741519</text:p>
          </table:table-cell>
          <table:covered-table-cell/>
        </table:table-row>
      </table:table>
      <text:h text:style-name="P5" text:outline-level="1"/>
      <table:table table:name="MailMergeTable2017-05-11T15:56:16Z55" table:style-name="MailMergeTable2017-05-11T15_3a_56_3a_16Z55">
        <table:table-column table:style-name="MailMergeTable2017-05-11T15_3a_56_3a_16Z55.A"/>
        <table:table-column table:style-name="MailMergeTable2017-05-11T15_3a_56_3a_16Z55.B"/>
        <table:table-column table:style-name="MailMergeTable2017-05-11T15_3a_56_3a_16Z55.A"/>
        <table:table-column table:style-name="MailMergeTable2017-05-11T15_3a_56_3a_16Z55.D"/>
        <table:table-row>
          <table:table-cell table:style-name="MailMergeTable2017-05-11T15_3a_56_3a_16Z55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5.A2" table:number-columns-spanned="4" office:value-type="string">
            <text:h text:style-name="P6" text:outline-level="1"><text:s/>HOSPITAL BASE DE PUERTO MONTT , CHILE<text:line-break/>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5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5.A2" table:number-columns-spanned="4" office:value-type="string">
            <text:h text:style-name="P7" text:outline-level="2">INTERVENCIÓN BREVE EN ALCOHOL Y TABACO<text:line-break/>FORMACIÓN DE AGENTES COMUNITARIOS EN DROGA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5.A5" office:value-type="string">
            <text:p text:style-name="P9">Modalidade do curso:</text:p>
          </table:table-cell>
          <table:table-cell table:style-name="MailMergeTable2017-05-11T15_3a_56_3a_16Z55.A5" office:value-type="string">
            <text:p text:style-name="P13">PRESENCIAL,</text:p>
          </table:table-cell>
          <table:table-cell table:style-name="MailMergeTable2017-05-11T15_3a_56_3a_16Z55.A5" office:value-type="string">
            <text:p text:style-name="P9">País:</text:p>
          </table:table-cell>
          <table:table-cell table:style-name="MailMergeTable2017-05-11T15_3a_56_3a_16Z55.A5" office:value-type="string">
            <text:p text:style-name="P13"><text:span text:style-name="T1"><text:s/>CHILE </text:span></text:p>
          </table:table-cell>
        </table:table-row>
        <table:table-row>
          <table:table-cell table:style-name="MailMergeTable2017-05-11T15_3a_56_3a_16Z55.A3" office:value-type="string">
            <text:p text:style-name="P9">Carga horária:</text:p>
          </table:table-cell>
          <table:table-cell table:style-name="MailMergeTable2017-05-11T15_3a_56_3a_16Z55.A3" office:value-type="string">
            <text:p text:style-name="P11">8</text:p>
          </table:table-cell>
          <table:table-cell table:style-name="MailMergeTable2017-05-11T15_3a_56_3a_16Z55.A3" office:value-type="string">
            <text:p text:style-name="P9">Certificação?</text:p>
          </table:table-cell>
          <table:table-cell table:style-name="MailMergeTable2017-05-11T15_3a_56_3a_16Z55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6Z55.A2" office:value-type="string">
            <text:p text:style-name="P10">Ano de início:</text:p>
          </table:table-cell>
          <table:table-cell table:style-name="MailMergeTable2017-05-11T15_3a_56_3a_16Z55.A2" office:value-type="string">
            <text:p text:style-name="P13">2009</text:p>
          </table:table-cell>
          <table:table-cell table:style-name="MailMergeTable2017-05-11T15_3a_56_3a_16Z55.A2" office:value-type="string">
            <text:p text:style-name="P10">Atual?</text:p>
          </table:table-cell>
          <table:table-cell table:style-name="MailMergeTable2017-05-11T15_3a_56_3a_16Z55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6Z55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5.A3" table:number-columns-spanned="4" office:value-type="string">
            <text:p text:style-name="P8"><text:s/>SE ADJUNTAN AMBOS PROGRAMAS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5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5.A11" table:number-columns-spanned="2" office:value-type="string">
            <text:p text:style-name="P10">Email:</text:p>
          </table:table-cell>
          <table:covered-table-cell/>
          <table:table-cell table:style-name="MailMergeTable2017-05-11T15_3a_56_3a_16Z55.A11" table:number-columns-spanned="2" office:value-type="string">
            <text:p text:style-name="P12">UDEPENDENCIAS@GMAIL.COM</text:p>
          </table:table-cell>
          <table:covered-table-cell/>
        </table:table-row>
        <table:table-row>
          <table:table-cell table:style-name="MailMergeTable2017-05-11T15_3a_56_3a_16Z55.A2" table:number-columns-spanned="2" office:value-type="string">
            <text:p text:style-name="P10">Telefone:</text:p>
          </table:table-cell>
          <table:covered-table-cell/>
          <table:table-cell table:style-name="MailMergeTable2017-05-11T15_3a_56_3a_16Z55.A2" table:number-columns-spanned="2" office:value-type="string">
            <text:p text:style-name="P12">973339361</text:p>
          </table:table-cell>
          <table:covered-table-cell/>
        </table:table-row>
      </table:table>
      <text:h text:style-name="P5" text:outline-level="1"><text:soft-page-break/></text:h>
      <table:table table:name="MailMergeTable2017-05-11T15:56:16Z56" table:style-name="MailMergeTable2017-05-11T15_3a_56_3a_16Z56">
        <table:table-column table:style-name="MailMergeTable2017-05-11T15_3a_56_3a_16Z56.A"/>
        <table:table-column table:style-name="MailMergeTable2017-05-11T15_3a_56_3a_16Z56.B"/>
        <table:table-column table:style-name="MailMergeTable2017-05-11T15_3a_56_3a_16Z56.A"/>
        <table:table-column table:style-name="MailMergeTable2017-05-11T15_3a_56_3a_16Z56.D"/>
        <table:table-row>
          <table:table-cell table:style-name="MailMergeTable2017-05-11T15_3a_56_3a_16Z56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6.A2" table:number-columns-spanned="4" office:value-type="string">
            <text:h text:style-name="P6" text:outline-level="1">HUMAN GOLD VISION SAC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6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6.A2" table:number-columns-spanned="4" office:value-type="string">
            <text:h text:style-name="P7" text:outline-level="2"><text:s/>TREATNET<text:line-break/>PSICOTERAPIA DE LAS ADICCIONES<text:line-break/>CONSEJEROS EN ADICCION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6.A5" office:value-type="string">
            <text:p text:style-name="P9">Modalidade do curso:</text:p>
          </table:table-cell>
          <table:table-cell table:style-name="MailMergeTable2017-05-11T15_3a_56_3a_16Z56.A5" office:value-type="string">
            <text:p text:style-name="P13">PRESENCIAL,</text:p>
          </table:table-cell>
          <table:table-cell table:style-name="MailMergeTable2017-05-11T15_3a_56_3a_16Z56.A5" office:value-type="string">
            <text:p text:style-name="P9">País:</text:p>
          </table:table-cell>
          <table:table-cell table:style-name="MailMergeTable2017-05-11T15_3a_56_3a_16Z56.A5" office:value-type="string">
            <text:p text:style-name="P13"><text:span text:style-name="T1"><text:s/>PERÚ </text:span></text:p>
          </table:table-cell>
        </table:table-row>
        <table:table-row>
          <table:table-cell table:style-name="MailMergeTable2017-05-11T15_3a_56_3a_16Z56.A3" office:value-type="string">
            <text:p text:style-name="P9">Carga horária:</text:p>
          </table:table-cell>
          <table:table-cell table:style-name="MailMergeTable2017-05-11T15_3a_56_3a_16Z56.A3" office:value-type="string">
            <text:p text:style-name="P11">32</text:p>
          </table:table-cell>
          <table:table-cell table:style-name="MailMergeTable2017-05-11T15_3a_56_3a_16Z56.A3" office:value-type="string">
            <text:p text:style-name="P9">Certificação?</text:p>
          </table:table-cell>
          <table:table-cell table:style-name="MailMergeTable2017-05-11T15_3a_56_3a_16Z56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6Z56.A2" office:value-type="string">
            <text:p text:style-name="P10">Ano de início:</text:p>
          </table:table-cell>
          <table:table-cell table:style-name="MailMergeTable2017-05-11T15_3a_56_3a_16Z56.A2" office:value-type="string">
            <text:p text:style-name="P13">2009</text:p>
          </table:table-cell>
          <table:table-cell table:style-name="MailMergeTable2017-05-11T15_3a_56_3a_16Z56.A2" office:value-type="string">
            <text:p text:style-name="P10">Atual?</text:p>
          </table:table-cell>
          <table:table-cell table:style-name="MailMergeTable2017-05-11T15_3a_56_3a_16Z56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6Z56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6.A3" table:number-columns-spanned="4" office:value-type="string">
            <text:p text:style-name="P8"><text:s/>INTRODUCCIÓN A LAS ADICCIONES<text:line-break/>TÉCNICAS DE INTERVENCIÓN<text:line-break/>TRATAMIENTOS BASADOS EN EVIDENCIAS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6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6.A11" table:number-columns-spanned="2" office:value-type="string">
            <text:p text:style-name="P10">Email:</text:p>
          </table:table-cell>
          <table:covered-table-cell/>
          <table:table-cell table:style-name="MailMergeTable2017-05-11T15_3a_56_3a_16Z56.A11" table:number-columns-spanned="2" office:value-type="string">
            <text:p text:style-name="P12">HUMANGOLDVISION@GMAIL.COM</text:p>
          </table:table-cell>
          <table:covered-table-cell/>
        </table:table-row>
        <table:table-row>
          <table:table-cell table:style-name="MailMergeTable2017-05-11T15_3a_56_3a_16Z56.A2" table:number-columns-spanned="2" office:value-type="string">
            <text:p text:style-name="P10">Telefone:</text:p>
          </table:table-cell>
          <table:covered-table-cell/>
          <table:table-cell table:style-name="MailMergeTable2017-05-11T15_3a_56_3a_16Z56.A2" table:number-columns-spanned="2" office:value-type="string">
            <text:p text:style-name="P12">997419878</text:p>
          </table:table-cell>
          <table:covered-table-cell/>
        </table:table-row>
      </table:table>
      <text:h text:style-name="P5" text:outline-level="1"/>
      <table:table table:name="MailMergeTable2017-05-11T15:56:16Z57" table:style-name="MailMergeTable2017-05-11T15_3a_56_3a_16Z57">
        <table:table-column table:style-name="MailMergeTable2017-05-11T15_3a_56_3a_16Z57.A"/>
        <table:table-column table:style-name="MailMergeTable2017-05-11T15_3a_56_3a_16Z57.B"/>
        <table:table-column table:style-name="MailMergeTable2017-05-11T15_3a_56_3a_16Z57.A"/>
        <table:table-column table:style-name="MailMergeTable2017-05-11T15_3a_56_3a_16Z57.D"/>
        <table:table-row>
          <table:table-cell table:style-name="MailMergeTable2017-05-11T15_3a_56_3a_16Z57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7.A2" table:number-columns-spanned="4" office:value-type="string">
            <text:h text:style-name="P6" text:outline-level="1"><text:s/>INSTITUTO NACIONAL DE PSIQUIATRÍA RAMÓN DE LA FUENTE MUÑIZ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7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7.A2" table:number-columns-spanned="4" office:value-type="string">
            <text:h text:style-name="P7" text:outline-level="2"><text:s/>INTERVENCIONES BREVES EN ADICCION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7.A5" office:value-type="string">
            <text:p text:style-name="P9">Modalidade do curso:</text:p>
          </table:table-cell>
          <table:table-cell table:style-name="MailMergeTable2017-05-11T15_3a_56_3a_16Z57.A5" office:value-type="string">
            <text:p text:style-name="P13">A DISTANCIA,</text:p>
          </table:table-cell>
          <table:table-cell table:style-name="MailMergeTable2017-05-11T15_3a_56_3a_16Z57.A5" office:value-type="string">
            <text:p text:style-name="P9">País:</text:p>
          </table:table-cell>
          <table:table-cell table:style-name="MailMergeTable2017-05-11T15_3a_56_3a_16Z57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6Z57.A3" office:value-type="string">
            <text:p text:style-name="P9">Carga horária:</text:p>
          </table:table-cell>
          <table:table-cell table:style-name="MailMergeTable2017-05-11T15_3a_56_3a_16Z57.A3" office:value-type="string">
            <text:p text:style-name="P11">40</text:p>
          </table:table-cell>
          <table:table-cell table:style-name="MailMergeTable2017-05-11T15_3a_56_3a_16Z57.A3" office:value-type="string">
            <text:p text:style-name="P9">Certificação?</text:p>
          </table:table-cell>
          <table:table-cell table:style-name="MailMergeTable2017-05-11T15_3a_56_3a_16Z57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6Z57.A2" office:value-type="string">
            <text:p text:style-name="P10">Ano de início:</text:p>
          </table:table-cell>
          <table:table-cell table:style-name="MailMergeTable2017-05-11T15_3a_56_3a_16Z57.A2" office:value-type="string">
            <text:p text:style-name="P13">2007</text:p>
          </table:table-cell>
          <table:table-cell table:style-name="MailMergeTable2017-05-11T15_3a_56_3a_16Z57.A2" office:value-type="string">
            <text:p text:style-name="P10">Atual?</text:p>
          </table:table-cell>
          <table:table-cell table:style-name="MailMergeTable2017-05-11T15_3a_56_3a_16Z57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6Z57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7.A3" table:number-columns-spanned="4" office:value-type="string">
            <text:p text:style-name="P8">1. LAS DROGAS Y SUS EFECTOS<text:line-break/>2. ¿CUÁLES SON LOS NIVELES DE CONSUMO DE SUSTANCIAS?<text:line-break/>3. ¿QUÉ ES LA DETECCIÓN TEMPRANA?<text:line-break/>4. ¿CÓMO MODIFICAR LOS HÁBITOS DE CONSUMO?<text:line-break/>5. ¿CÓMO DEJAR DE CONSUMIR DROGAS?<text:line-break/>6. ¿CÓMO REDUCIR EL CONSUMO DE ALCOHOL?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7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7.A11" table:number-columns-spanned="2" office:value-type="string">
            <text:p text:style-name="P10">Email:</text:p>
          </table:table-cell>
          <table:covered-table-cell/>
          <table:table-cell table:style-name="MailMergeTable2017-05-11T15_3a_56_3a_16Z57.A11" table:number-columns-spanned="2" office:value-type="string">
            <text:p text:style-name="P12">TIBSAM@IMP.EDU.MX</text:p>
          </table:table-cell>
          <table:covered-table-cell/>
        </table:table-row>
        <table:table-row>
          <table:table-cell table:style-name="MailMergeTable2017-05-11T15_3a_56_3a_16Z57.A2" table:number-columns-spanned="2" office:value-type="string">
            <text:p text:style-name="P10">Telefone:</text:p>
          </table:table-cell>
          <table:covered-table-cell/>
          <table:table-cell table:style-name="MailMergeTable2017-05-11T15_3a_56_3a_16Z57.A2" table:number-columns-spanned="2" office:value-type="string">
            <text:p text:style-name="P12">+525541605162</text:p>
          </table:table-cell>
          <table:covered-table-cell/>
        </table:table-row>
      </table:table>
      <text:h text:style-name="P5" text:outline-level="1"><text:soft-page-break/></text:h>
      <table:table table:name="MailMergeTable2017-05-11T15:56:16Z58" table:style-name="MailMergeTable2017-05-11T15_3a_56_3a_16Z58">
        <table:table-column table:style-name="MailMergeTable2017-05-11T15_3a_56_3a_16Z58.A"/>
        <table:table-column table:style-name="MailMergeTable2017-05-11T15_3a_56_3a_16Z58.B"/>
        <table:table-column table:style-name="MailMergeTable2017-05-11T15_3a_56_3a_16Z58.A"/>
        <table:table-column table:style-name="MailMergeTable2017-05-11T15_3a_56_3a_16Z58.D"/>
        <table:table-row>
          <table:table-cell table:style-name="MailMergeTable2017-05-11T15_3a_56_3a_16Z58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8.A2" table:number-columns-spanned="4" office:value-type="string">
            <text:h text:style-name="P6" text:outline-level="1"><text:s/>INSTITUTO NACIONAL <text:s/>SOBRE ALCOHOLISMO Y FARMACODEPENDENCI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8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8.A2" table:number-columns-spanned="4" office:value-type="string">
            <text:h text:style-name="P7" text:outline-level="2">GUÍE A SUS PACIENTES A UN FUTURO SIN TABACO<text:line-break/>CURSO DE FARMACODEPENDENICA<text:line-break/>DETECCIÓN E INTERVENCIÓN TEMPRANA EN ALCOHOL Y TABACO<text:line-break/>MG GAPS<text:line-break/>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8.A5" office:value-type="string">
            <text:p text:style-name="P9">Modalidade do curso:</text:p>
          </table:table-cell>
          <table:table-cell table:style-name="MailMergeTable2017-05-11T15_3a_56_3a_16Z58.A5" office:value-type="string">
            <text:p text:style-name="P13">PRESENCIAL,</text:p>
          </table:table-cell>
          <table:table-cell table:style-name="MailMergeTable2017-05-11T15_3a_56_3a_16Z58.A5" office:value-type="string">
            <text:p text:style-name="P9">País:</text:p>
          </table:table-cell>
          <table:table-cell table:style-name="MailMergeTable2017-05-11T15_3a_56_3a_16Z58.A5" office:value-type="string">
            <text:p text:style-name="P13"><text:span text:style-name="T1"><text:s/>COSTA RICA </text:span></text:p>
          </table:table-cell>
        </table:table-row>
        <table:table-row>
          <table:table-cell table:style-name="MailMergeTable2017-05-11T15_3a_56_3a_16Z58.A3" office:value-type="string">
            <text:p text:style-name="P9">Carga horária:</text:p>
          </table:table-cell>
          <table:table-cell table:style-name="MailMergeTable2017-05-11T15_3a_56_3a_16Z58.A3" office:value-type="string">
            <text:p text:style-name="P11">40</text:p>
          </table:table-cell>
          <table:table-cell table:style-name="MailMergeTable2017-05-11T15_3a_56_3a_16Z58.A3" office:value-type="string">
            <text:p text:style-name="P9">Certificação?</text:p>
          </table:table-cell>
          <table:table-cell table:style-name="MailMergeTable2017-05-11T15_3a_56_3a_16Z58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6Z58.A2" office:value-type="string">
            <text:p text:style-name="P10">Ano de início:</text:p>
          </table:table-cell>
          <table:table-cell table:style-name="MailMergeTable2017-05-11T15_3a_56_3a_16Z58.A2" office:value-type="string">
            <text:p text:style-name="P13">1990</text:p>
          </table:table-cell>
          <table:table-cell table:style-name="MailMergeTable2017-05-11T15_3a_56_3a_16Z58.A2" office:value-type="string">
            <text:p text:style-name="P10">Atual?</text:p>
          </table:table-cell>
          <table:table-cell table:style-name="MailMergeTable2017-05-11T15_3a_56_3a_16Z58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6Z58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8.A3" table:number-columns-spanned="4" office:value-type="string">
            <text:p text:style-name="P8"><text:s/>GENERALIDADES<text:line-break/>EPIDEMIOLOGÍA<text:line-break/>NEUROBIOLOGÍA<text:line-break/>ETAPAS DE CAMBIO<text:line-break/>ENTREVISTA MOTIVACIÓN <text:s/><text:line-break/>TX FARMACOLÓGICO<text:line-break/>TX DE LA CONDUCTA DE DEPENDENCIA O ADICTIVA<text:line-break/>INTERVENCIÓN BREVE<text:line-break/>TRABAJO EN RED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8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8.A11" table:number-columns-spanned="2" office:value-type="string">
            <text:p text:style-name="P10">Email:</text:p>
          </table:table-cell>
          <table:covered-table-cell/>
          <table:table-cell table:style-name="MailMergeTable2017-05-11T15_3a_56_3a_16Z58.A11" table:number-columns-spanned="2" office:value-type="string">
            <text:p text:style-name="P12">LSANDI@IAFA.GO.CR</text:p>
          </table:table-cell>
          <table:covered-table-cell/>
        </table:table-row>
        <table:table-row>
          <table:table-cell table:style-name="MailMergeTable2017-05-11T15_3a_56_3a_16Z58.A2" table:number-columns-spanned="2" office:value-type="string">
            <text:p text:style-name="P10">Telefone:</text:p>
          </table:table-cell>
          <table:covered-table-cell/>
          <table:table-cell table:style-name="MailMergeTable2017-05-11T15_3a_56_3a_16Z58.A2" table:number-columns-spanned="2" office:value-type="string">
            <text:p text:style-name="P12">506 87042393</text:p>
          </table:table-cell>
          <table:covered-table-cell/>
        </table:table-row>
      </table:table>
      <text:h text:style-name="P5" text:outline-level="1"/>
      <table:table table:name="MailMergeTable2017-05-11T15:56:17Z59" table:style-name="MailMergeTable2017-05-11T15_3a_56_3a_17Z59">
        <table:table-column table:style-name="MailMergeTable2017-05-11T15_3a_56_3a_17Z59.A"/>
        <table:table-column table:style-name="MailMergeTable2017-05-11T15_3a_56_3a_17Z59.B"/>
        <table:table-column table:style-name="MailMergeTable2017-05-11T15_3a_56_3a_17Z59.A"/>
        <table:table-column table:style-name="MailMergeTable2017-05-11T15_3a_56_3a_17Z59.D"/>
        <table:table-row>
          <table:table-cell table:style-name="MailMergeTable2017-05-11T15_3a_56_3a_17Z59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59.A2" table:number-columns-spanned="4" office:value-type="string">
            <text:h text:style-name="P6" text:outline-level="1"><text:s/>INSTITUTO PARA LA ATENCIÓN Y PREVENCIÓN DE LAS ADICCIONES EN LA CIUDAD DE MÉXICO,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59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59.A2" table:number-columns-spanned="4" office:value-type="string">
            <text:h text:style-name="P7" text:outline-level="2">1. CONSEJERÍA BREVE PARA LA REDUCCIÓN DEL USO NOCIVO DEL ALCOHOL <text:line-break/>2. CONSEJERÍA BREVE EN EL PROCESO DE CESACIÓN DE TABACO<text:line-break/>3. CONSEJO BREE. BASES TEÓRICAS Y SU APLICACIÓN <text:line-break/>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59.A5" office:value-type="string">
            <text:p text:style-name="P9">Modalidade do curso:</text:p>
          </table:table-cell>
          <table:table-cell table:style-name="MailMergeTable2017-05-11T15_3a_56_3a_17Z59.A5" office:value-type="string">
            <text:p text:style-name="P13">A DISTANCIA,</text:p>
          </table:table-cell>
          <table:table-cell table:style-name="MailMergeTable2017-05-11T15_3a_56_3a_17Z59.A5" office:value-type="string">
            <text:p text:style-name="P9">País:</text:p>
          </table:table-cell>
          <table:table-cell table:style-name="MailMergeTable2017-05-11T15_3a_56_3a_17Z59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7Z59.A3" office:value-type="string">
            <text:p text:style-name="P9">Carga horária:</text:p>
          </table:table-cell>
          <table:table-cell table:style-name="MailMergeTable2017-05-11T15_3a_56_3a_17Z59.A3" office:value-type="string">
            <text:p text:style-name="P11">120</text:p>
          </table:table-cell>
          <table:table-cell table:style-name="MailMergeTable2017-05-11T15_3a_56_3a_17Z59.A3" office:value-type="string">
            <text:p text:style-name="P9">Certificação?</text:p>
          </table:table-cell>
          <table:table-cell table:style-name="MailMergeTable2017-05-11T15_3a_56_3a_17Z59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7Z59.A2" office:value-type="string">
            <text:p text:style-name="P10">Ano de início:</text:p>
          </table:table-cell>
          <table:table-cell table:style-name="MailMergeTable2017-05-11T15_3a_56_3a_17Z59.A2" office:value-type="string">
            <text:p text:style-name="P13">2015</text:p>
          </table:table-cell>
          <table:table-cell table:style-name="MailMergeTable2017-05-11T15_3a_56_3a_17Z59.A2" office:value-type="string">
            <text:p text:style-name="P10">Atual?</text:p>
          </table:table-cell>
          <table:table-cell table:style-name="MailMergeTable2017-05-11T15_3a_56_3a_17Z59.A2" office:value-type="string">
            <text:p text:style-name="P13"><text:span text:style-name="T1"><text:s/></text:span>SI</text:p>
          </table:table-cell>
        </table:table-row>
        <text:soft-page-break/>
        <table:table-row>
          <table:table-cell table:style-name="MailMergeTable2017-05-11T15_3a_56_3a_17Z59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59.A3" table:number-columns-spanned="4" office:value-type="string">
            <text:p text:style-name="P8">HISTORIA DEL TABAQUISMO<text:line-break/>PANORAMA EPIDEMIOLÓGICO DEL TABAQUISMO EN EL MUNDO Y EN MÉXICO<text:line-break/>MARCO LEGAL DEL TABAQUISMO<text:line-break/>FARMACOCINÉTICA Y FARMACODINAMIA DE LA NICOTINA<text:line-break/>EFECTOS DEL CONSUMO DE TABACO EN LA SALUD DEL FUMADOR<text:line-break/>CONCEPTOS CLAVE SOBRE LA ADICCIÓN A LA NICOTINA<text:line-break/>DETECCIÓN TEMPRANA<text:line-break/>TAMIZAJE<text:line-break/>CONSEJERÍA BREVE<text:line-break/><text:line-break/>CONCEPTOS BÁSICOS<text:line-break/>POLÍTICAS DE SALUD EN TORNO AL CONSUMO DE ALCOHOL<text:line-break/>CONSEJERÍA BREVE<text:line-break/>INCORPORANDO LA CONSEJERÍA BREVE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59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59.A11" table:number-columns-spanned="2" office:value-type="string">
            <text:p text:style-name="P10">Email:</text:p>
          </table:table-cell>
          <table:covered-table-cell/>
          <table:table-cell table:style-name="MailMergeTable2017-05-11T15_3a_56_3a_17Z59.A11" table:number-columns-spanned="2" office:value-type="string">
            <text:p text:style-name="P12">MONICAVALDIVIAGUERRERO@HOTMAIL.COM</text:p>
          </table:table-cell>
          <table:covered-table-cell/>
        </table:table-row>
        <table:table-row>
          <table:table-cell table:style-name="MailMergeTable2017-05-11T15_3a_56_3a_17Z59.A2" table:number-columns-spanned="2" office:value-type="string">
            <text:p text:style-name="P10">Telefone:</text:p>
          </table:table-cell>
          <table:covered-table-cell/>
          <table:table-cell table:style-name="MailMergeTable2017-05-11T15_3a_56_3a_17Z59.A2" table:number-columns-spanned="2" office:value-type="string">
            <text:p text:style-name="P12">015513205748</text:p>
          </table:table-cell>
          <table:covered-table-cell/>
        </table:table-row>
      </table:table>
      <text:h text:style-name="P5" text:outline-level="1"/>
      <table:table table:name="MailMergeTable2017-05-11T15:56:17Z60" table:style-name="MailMergeTable2017-05-11T15_3a_56_3a_17Z60">
        <table:table-column table:style-name="MailMergeTable2017-05-11T15_3a_56_3a_17Z60.A"/>
        <table:table-column table:style-name="MailMergeTable2017-05-11T15_3a_56_3a_17Z60.B"/>
        <table:table-column table:style-name="MailMergeTable2017-05-11T15_3a_56_3a_17Z60.A"/>
        <table:table-column table:style-name="MailMergeTable2017-05-11T15_3a_56_3a_17Z60.D"/>
        <table:table-row>
          <table:table-cell table:style-name="MailMergeTable2017-05-11T15_3a_56_3a_17Z60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0.A2" table:number-columns-spanned="4" office:value-type="string">
            <text:h text:style-name="P6" text:outline-level="1">INSTITUTO PARA LA ATENCIÓN Y PREVENCIÓN DE LAS ADICCIONES EN LA CIUDAD DE MÉXICO (IAPA)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0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0.A2" table:number-columns-spanned="4" office:value-type="string">
            <text:h text:style-name="P7" text:outline-level="2">- TRATAMIENTOS BREVES COGNITIVO-CONDUCTUALES,<text:line-break/>- CONSEJERÍA BREVE PARA LA REDUCCIÓN DEL USO NOCIVO DE ALCOHO,<text:line-break/>- CONSEJO BREVE EN EL PROCESO DE CESACIÓN DE TABACO,<text:line-break/>- ESTRATEGIAS DE INTERVENCIÓN OPORTUNA EN EL CONSUMO DE SUSTANCIAS PSICOACTIVAS<text:line-break/>- ABC DE LAS SUSTANCIAS PSICOACTIVA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0.A5" office:value-type="string">
            <text:p text:style-name="P9">Modalidade do curso:</text:p>
          </table:table-cell>
          <table:table-cell table:style-name="MailMergeTable2017-05-11T15_3a_56_3a_17Z60.A5" office:value-type="string">
            <text:p text:style-name="P13">PRESENCIAL,A DISTANCIA,</text:p>
          </table:table-cell>
          <table:table-cell table:style-name="MailMergeTable2017-05-11T15_3a_56_3a_17Z60.A5" office:value-type="string">
            <text:p text:style-name="P9">País:</text:p>
          </table:table-cell>
          <table:table-cell table:style-name="MailMergeTable2017-05-11T15_3a_56_3a_17Z60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7Z60.A3" office:value-type="string">
            <text:p text:style-name="P9">Carga horária:</text:p>
          </table:table-cell>
          <table:table-cell table:style-name="MailMergeTable2017-05-11T15_3a_56_3a_17Z60.A3" office:value-type="string">
            <text:p text:style-name="P11">40</text:p>
          </table:table-cell>
          <table:table-cell table:style-name="MailMergeTable2017-05-11T15_3a_56_3a_17Z60.A3" office:value-type="string">
            <text:p text:style-name="P9">Certificação?</text:p>
          </table:table-cell>
          <table:table-cell table:style-name="MailMergeTable2017-05-11T15_3a_56_3a_17Z60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7Z60.A2" office:value-type="string">
            <text:p text:style-name="P10">Ano de início:</text:p>
          </table:table-cell>
          <table:table-cell table:style-name="MailMergeTable2017-05-11T15_3a_56_3a_17Z60.A2" office:value-type="string">
            <text:p text:style-name="P13">2016</text:p>
          </table:table-cell>
          <table:table-cell table:style-name="MailMergeTable2017-05-11T15_3a_56_3a_17Z60.A2" office:value-type="string">
            <text:p text:style-name="P10">Atual?</text:p>
          </table:table-cell>
          <table:table-cell table:style-name="MailMergeTable2017-05-11T15_3a_56_3a_17Z60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7Z60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0.A3" table:number-columns-spanned="4" office:value-type="string">
            <text:p text:style-name="P8"><text:s/>SOBRE TODO ES EL CONSEJO BREVE Y LA INTERVENCIÓN BREVE DESDE UN ENFOQUE COGNITIVO-CONDUCTUAL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0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MailMergeTable2017-05-11T15_3a_56_3a_17Z60.A11" table:number-columns-spanned="2" office:value-type="string">
            <text:p text:style-name="P10">Email:</text:p>
          </table:table-cell>
          <table:covered-table-cell/>
          <table:table-cell table:style-name="MailMergeTable2017-05-11T15_3a_56_3a_17Z60.A11" table:number-columns-spanned="2" office:value-type="string">
            <text:p text:style-name="P12">JESCOBEDOA@CDMX.GOB.MX</text:p>
          </table:table-cell>
          <table:covered-table-cell/>
        </table:table-row>
        <table:table-row>
          <table:table-cell table:style-name="MailMergeTable2017-05-11T15_3a_56_3a_17Z60.A2" table:number-columns-spanned="2" office:value-type="string">
            <text:p text:style-name="P10">Telefone:</text:p>
          </table:table-cell>
          <table:covered-table-cell/>
          <table:table-cell table:style-name="MailMergeTable2017-05-11T15_3a_56_3a_17Z60.A2" table:number-columns-spanned="2" office:value-type="string">
            <text:p text:style-name="P12">04455 19315935</text:p>
          </table:table-cell>
          <table:covered-table-cell/>
        </table:table-row>
      </table:table>
      <text:h text:style-name="P5" text:outline-level="1"/>
      <table:table table:name="MailMergeTable2017-05-11T15:56:17Z61" table:style-name="MailMergeTable2017-05-11T15_3a_56_3a_17Z61">
        <table:table-column table:style-name="MailMergeTable2017-05-11T15_3a_56_3a_17Z61.A"/>
        <table:table-column table:style-name="MailMergeTable2017-05-11T15_3a_56_3a_17Z61.B"/>
        <table:table-column table:style-name="MailMergeTable2017-05-11T15_3a_56_3a_17Z61.A"/>
        <table:table-column table:style-name="MailMergeTable2017-05-11T15_3a_56_3a_17Z61.D"/>
        <table:table-row>
          <table:table-cell table:style-name="MailMergeTable2017-05-11T15_3a_56_3a_17Z61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1.A2" table:number-columns-spanned="4" office:value-type="string">
            <text:h text:style-name="P6" text:outline-level="1"><text:s/>JURISDICCIÓN SANITARIA 8 SECRETARIA DE SALUD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1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1.A2" table:number-columns-spanned="4" office:value-type="string">
            <text:h text:style-name="P7" text:outline-level="2"><text:s/>INTERVENCIÓN BREVE PARA BEBEDORES PROBLEM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1.A5" office:value-type="string">
            <text:p text:style-name="P9">Modalidade do curso:</text:p>
          </table:table-cell>
          <table:table-cell table:style-name="MailMergeTable2017-05-11T15_3a_56_3a_17Z61.A5" office:value-type="string">
            <text:p text:style-name="P13">PRESENCIAL,</text:p>
          </table:table-cell>
          <table:table-cell table:style-name="MailMergeTable2017-05-11T15_3a_56_3a_17Z61.A5" office:value-type="string">
            <text:p text:style-name="P9">País:</text:p>
          </table:table-cell>
          <table:table-cell table:style-name="MailMergeTable2017-05-11T15_3a_56_3a_17Z61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7Z61.A3" office:value-type="string">
            <text:p text:style-name="P9">Carga horária:</text:p>
          </table:table-cell>
          <table:table-cell table:style-name="MailMergeTable2017-05-11T15_3a_56_3a_17Z61.A3" office:value-type="string">
            <text:p text:style-name="P11">16</text:p>
          </table:table-cell>
          <table:table-cell table:style-name="MailMergeTable2017-05-11T15_3a_56_3a_17Z61.A3" office:value-type="string">
            <text:p text:style-name="P9">Certificação?</text:p>
          </table:table-cell>
          <table:table-cell table:style-name="MailMergeTable2017-05-11T15_3a_56_3a_17Z61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7Z61.A2" office:value-type="string">
            <text:p text:style-name="P10">Ano de início:</text:p>
          </table:table-cell>
          <table:table-cell table:style-name="MailMergeTable2017-05-11T15_3a_56_3a_17Z61.A2" office:value-type="string">
            <text:p text:style-name="P13">2013</text:p>
          </table:table-cell>
          <table:table-cell table:style-name="MailMergeTable2017-05-11T15_3a_56_3a_17Z61.A2" office:value-type="string">
            <text:p text:style-name="P10">Atual?</text:p>
          </table:table-cell>
          <table:table-cell table:style-name="MailMergeTable2017-05-11T15_3a_56_3a_17Z61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7Z61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1.A3" table:number-columns-spanned="4" office:value-type="string">
            <text:p text:style-name="P8"><text:s/>DETECCIÓN OPORTUNA<text:line-break/>INTERVENCIÓN BREVE<text:line-break/>SEGUIMIENTO DE CASOS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1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1.A11" table:number-columns-spanned="2" office:value-type="string">
            <text:p text:style-name="P10">Email:</text:p>
          </table:table-cell>
          <table:covered-table-cell/>
          <table:table-cell table:style-name="MailMergeTable2017-05-11T15_3a_56_3a_17Z61.A11" table:number-columns-spanned="2" office:value-type="string">
            <text:p text:style-name="P12">JURISDI8@HOTMAIL.COM</text:p>
          </table:table-cell>
          <table:covered-table-cell/>
        </table:table-row>
        <table:table-row>
          <table:table-cell table:style-name="MailMergeTable2017-05-11T15_3a_56_3a_17Z61.A2" table:number-columns-spanned="2" office:value-type="string">
            <text:p text:style-name="P10">Telefone:</text:p>
          </table:table-cell>
          <table:covered-table-cell/>
          <table:table-cell table:style-name="MailMergeTable2017-05-11T15_3a_56_3a_17Z61.A2" table:number-columns-spanned="2" office:value-type="string">
            <text:p text:style-name="P12">4777292927</text:p>
          </table:table-cell>
          <table:covered-table-cell/>
        </table:table-row>
      </table:table>
      <text:h text:style-name="P5" text:outline-level="1"/>
      <table:table table:name="MailMergeTable2017-05-11T15:56:17Z62" table:style-name="MailMergeTable2017-05-11T15_3a_56_3a_17Z62">
        <table:table-column table:style-name="MailMergeTable2017-05-11T15_3a_56_3a_17Z62.A"/>
        <table:table-column table:style-name="MailMergeTable2017-05-11T15_3a_56_3a_17Z62.B"/>
        <table:table-column table:style-name="MailMergeTable2017-05-11T15_3a_56_3a_17Z62.A"/>
        <table:table-column table:style-name="MailMergeTable2017-05-11T15_3a_56_3a_17Z62.D"/>
        <table:table-row>
          <table:table-cell table:style-name="MailMergeTable2017-05-11T15_3a_56_3a_17Z62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2.A2" table:number-columns-spanned="4" office:value-type="string">
            <text:h text:style-name="P6" text:outline-level="1"><text:s/>MINISTERIO DE SALUD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2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2.A2" table:number-columns-spanned="4" office:value-type="string">
            <text:h text:style-name="P7" text:outline-level="2"><text:s/>CAPACITACIÓN PROGRAMA DE INTERVENCIONES BREVES EN ALCOHOL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2.A5" office:value-type="string">
            <text:p text:style-name="P9">Modalidade do curso:</text:p>
          </table:table-cell>
          <table:table-cell table:style-name="MailMergeTable2017-05-11T15_3a_56_3a_17Z62.A5" office:value-type="string">
            <text:p text:style-name="P13">PRESENCIAL,SEMIPRESENCIAL,</text:p>
          </table:table-cell>
          <table:table-cell table:style-name="MailMergeTable2017-05-11T15_3a_56_3a_17Z62.A5" office:value-type="string">
            <text:p text:style-name="P9">País:</text:p>
          </table:table-cell>
          <table:table-cell table:style-name="MailMergeTable2017-05-11T15_3a_56_3a_17Z62.A5" office:value-type="string">
            <text:p text:style-name="P13"><text:span text:style-name="T1"><text:s/>CHILE </text:span></text:p>
          </table:table-cell>
        </table:table-row>
        <table:table-row>
          <table:table-cell table:style-name="MailMergeTable2017-05-11T15_3a_56_3a_17Z62.A3" office:value-type="string">
            <text:p text:style-name="P9">Carga horária:</text:p>
          </table:table-cell>
          <table:table-cell table:style-name="MailMergeTable2017-05-11T15_3a_56_3a_17Z62.A3" office:value-type="string">
            <text:p text:style-name="P11">8</text:p>
          </table:table-cell>
          <table:table-cell table:style-name="MailMergeTable2017-05-11T15_3a_56_3a_17Z62.A3" office:value-type="string">
            <text:p text:style-name="P9">Certificação?</text:p>
          </table:table-cell>
          <table:table-cell table:style-name="MailMergeTable2017-05-11T15_3a_56_3a_17Z62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7Z62.A2" office:value-type="string">
            <text:p text:style-name="P10">Ano de início:</text:p>
          </table:table-cell>
          <table:table-cell table:style-name="MailMergeTable2017-05-11T15_3a_56_3a_17Z62.A2" office:value-type="string">
            <text:p text:style-name="P13">5</text:p>
          </table:table-cell>
          <table:table-cell table:style-name="MailMergeTable2017-05-11T15_3a_56_3a_17Z62.A2" office:value-type="string">
            <text:p text:style-name="P10">Atual?</text:p>
          </table:table-cell>
          <table:table-cell table:style-name="MailMergeTable2017-05-11T15_3a_56_3a_17Z62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7Z62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2.A3" table:number-columns-spanned="4" office:value-type="string">
            <text:p text:style-name="P8">- EL CONSUMO DE ALCOHOL DE RIESGO Y EL CONSUMO DE DROGAS. <text:line-break/>- SCREENING EN ALCOHOL Y DROGAS (AUDIT, ASSIST, CRAFFT).<text:line-break/>- INTERVENCIONES: MÍNIMAS, BREVES, DERIVACIÓN ASISTIDA.<text:line-break/>- EJEMPLOS DE SCREENING O INTERVENCIONES (A TRAVÉS DE VIDEOS O DE SIMULACIÓN DE SITUACIONES).<text:line-break/>- CASOS ESPECIALES: EMBARAZO, ADOLESCENTES.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2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2.A11" table:number-columns-spanned="2" office:value-type="string">
            <text:p text:style-name="P10">Email:</text:p>
          </table:table-cell>
          <table:covered-table-cell/>
          <table:table-cell table:style-name="MailMergeTable2017-05-11T15_3a_56_3a_17Z62.A11" table:number-columns-spanned="2" office:value-type="string">
            <text:p text:style-name="P12">PNORAMBUENA@MINSAL.CL</text:p>
          </table:table-cell>
          <table:covered-table-cell/>
        </table:table-row>
        <table:table-row>
          <table:table-cell table:style-name="MailMergeTable2017-05-11T15_3a_56_3a_17Z62.A2" table:number-columns-spanned="2" office:value-type="string">
            <text:p text:style-name="P10">Telefone:</text:p>
          </table:table-cell>
          <table:covered-table-cell/>
          <table:table-cell table:style-name="MailMergeTable2017-05-11T15_3a_56_3a_17Z62.A2" table:number-columns-spanned="2" office:value-type="string">
            <text:p text:style-name="P12">+56988377869</text:p>
          </table:table-cell>
          <table:covered-table-cell/>
        </table:table-row>
      </table:table>
      <text:h text:style-name="P5" text:outline-level="1"/>
      <table:table table:name="MailMergeTable2017-05-11T15:56:17Z63" table:style-name="MailMergeTable2017-05-11T15_3a_56_3a_17Z63">
        <table:table-column table:style-name="MailMergeTable2017-05-11T15_3a_56_3a_17Z63.A"/>
        <table:table-column table:style-name="MailMergeTable2017-05-11T15_3a_56_3a_17Z63.B"/>
        <table:table-column table:style-name="MailMergeTable2017-05-11T15_3a_56_3a_17Z63.A"/>
        <table:table-column table:style-name="MailMergeTable2017-05-11T15_3a_56_3a_17Z63.D"/>
        <table:table-row>
          <table:table-cell table:style-name="MailMergeTable2017-05-11T15_3a_56_3a_17Z63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3.A2" table:number-columns-spanned="4" office:value-type="string">
            <text:h text:style-name="P6" text:outline-level="1"><text:s/>MINISTERIO DE SALUD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3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3.A2" table:number-columns-spanned="4" office:value-type="string">
            <text:h text:style-name="P7" text:outline-level="2"><text:s/>CURSO DE CAPACITACIÓN EN INTERVENCIONES BREVES E INSTRUMENTACIÓN DEL ASSIST-DIT PARA ALCOHOL Y OTRAS DROGA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3.A5" office:value-type="string">
            <text:p text:style-name="P9">Modalidade do curso:</text:p>
          </table:table-cell>
          <table:table-cell table:style-name="MailMergeTable2017-05-11T15_3a_56_3a_17Z63.A5" office:value-type="string">
            <text:p text:style-name="P13">PRESENCIAL,A DISTANCIA,</text:p>
          </table:table-cell>
          <table:table-cell table:style-name="MailMergeTable2017-05-11T15_3a_56_3a_17Z63.A5" office:value-type="string">
            <text:p text:style-name="P9">País:</text:p>
          </table:table-cell>
          <table:table-cell table:style-name="MailMergeTable2017-05-11T15_3a_56_3a_17Z63.A5" office:value-type="string">
            <text:p text:style-name="P13"><text:span text:style-name="T1"><text:s/>URUGUAY </text:span></text:p>
          </table:table-cell>
        </table:table-row>
        <table:table-row>
          <table:table-cell table:style-name="MailMergeTable2017-05-11T15_3a_56_3a_17Z63.A3" office:value-type="string">
            <text:p text:style-name="P9">Carga horária:</text:p>
          </table:table-cell>
          <table:table-cell table:style-name="MailMergeTable2017-05-11T15_3a_56_3a_17Z63.A3" office:value-type="string">
            <text:p text:style-name="P11">120</text:p>
          </table:table-cell>
          <table:table-cell table:style-name="MailMergeTable2017-05-11T15_3a_56_3a_17Z63.A3" office:value-type="string">
            <text:p text:style-name="P9">Certificação?</text:p>
          </table:table-cell>
          <table:table-cell table:style-name="MailMergeTable2017-05-11T15_3a_56_3a_17Z63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7Z63.A2" office:value-type="string">
            <text:p text:style-name="P10">Ano de início:</text:p>
          </table:table-cell>
          <table:table-cell table:style-name="MailMergeTable2017-05-11T15_3a_56_3a_17Z63.A2" office:value-type="string">
            <text:p text:style-name="P13">2014</text:p>
          </table:table-cell>
          <table:table-cell table:style-name="MailMergeTable2017-05-11T15_3a_56_3a_17Z63.A2" office:value-type="string">
            <text:p text:style-name="P10">Atual?</text:p>
          </table:table-cell>
          <table:table-cell table:style-name="MailMergeTable2017-05-11T15_3a_56_3a_17Z63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7Z63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3.A3" table:number-columns-spanned="4" office:value-type="string">
            <text:p text:style-name="P8"><text:s/>1- EPIDEMIOLOGÍA DEL CONSUMO DE SUSTANCIAS EN LA REGIÓN Y EN NUESTRO PAÍS, CLASIFICACIÓN, EFECTOS Y RIESGOS ASOCIADOS AL CONSUMO DE DISTINTOS TIPOS DE SUSTANCIAS (ALCOHOL, TABACO Y SUSTANCIAS SICOACTIVAS)<text:line-break/><text:line-break/>2- CARACTERÍSTICAS DEL CUESTIONARIO ASSIST Y SU IMPLEMENTACIÓN.<text:line-break/><text:line-break/>3-DETECCIÒN TEMPRANA E INTERVENCIÓN BREVE, CARACTERÍSTICAS DE SU APLICACIÓN, GRUPO OBJETIVO PARA SU IMPLEMENTACIÓN Y GENERALIDADES DE LA ENTREVISTA MOTIVACIONAL.<text:line-break/><text:line-break/><text:soft-page-break/>4- IMPLEMENTACIÓN DEL PAQUETE ASSIST-DIT<text:line-break/><text:line-break/>5- CONSIDERACIONES GENERALES EN LA FORMACIÓN DE CAPACITADORES PARA LA IMPLEMENTACIÓN DEL PAQUETE ASSIST-DIT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3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3.A11" table:number-columns-spanned="2" office:value-type="string">
            <text:p text:style-name="P10">Email:</text:p>
          </table:table-cell>
          <table:covered-table-cell/>
          <table:table-cell table:style-name="MailMergeTable2017-05-11T15_3a_56_3a_17Z63.A11" table:number-columns-spanned="2" office:value-type="string">
            <text:p text:style-name="P12">DOSORES@MSP.GUB.UY</text:p>
          </table:table-cell>
          <table:covered-table-cell/>
        </table:table-row>
        <table:table-row>
          <table:table-cell table:style-name="MailMergeTable2017-05-11T15_3a_56_3a_17Z63.A2" table:number-columns-spanned="2" office:value-type="string">
            <text:p text:style-name="P10">Telefone:</text:p>
          </table:table-cell>
          <table:covered-table-cell/>
          <table:table-cell table:style-name="MailMergeTable2017-05-11T15_3a_56_3a_17Z63.A2" table:number-columns-spanned="2" office:value-type="string">
            <text:p text:style-name="P12">099453038</text:p>
          </table:table-cell>
          <table:covered-table-cell/>
        </table:table-row>
      </table:table>
      <text:h text:style-name="P5" text:outline-level="1"/>
      <table:table table:name="MailMergeTable2017-05-11T15:56:17Z64" table:style-name="MailMergeTable2017-05-11T15_3a_56_3a_17Z64">
        <table:table-column table:style-name="MailMergeTable2017-05-11T15_3a_56_3a_17Z64.A"/>
        <table:table-column table:style-name="MailMergeTable2017-05-11T15_3a_56_3a_17Z64.B"/>
        <table:table-column table:style-name="MailMergeTable2017-05-11T15_3a_56_3a_17Z64.A"/>
        <table:table-column table:style-name="MailMergeTable2017-05-11T15_3a_56_3a_17Z64.D"/>
        <table:table-row>
          <table:table-cell table:style-name="MailMergeTable2017-05-11T15_3a_56_3a_17Z64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4.A2" table:number-columns-spanned="4" office:value-type="string">
            <text:h text:style-name="P6" text:outline-level="1">MISIÓN POSIBLE - CENTRO DE PREVENCIÓN Y SUPERACIÓN DE LAS DROGODEPENDENCIA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4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4.A2" table:number-columns-spanned="4" office:value-type="string">
            <text:h text:style-name="P7" text:outline-level="2"><text:s/>ATENCIÓN TEMPRANA A CONSUMIDORES DE SUSTANCIAS PSICOACTIVAS.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4.A5" office:value-type="string">
            <text:p text:style-name="P9">Modalidade do curso:</text:p>
          </table:table-cell>
          <table:table-cell table:style-name="MailMergeTable2017-05-11T15_3a_56_3a_17Z64.A5" office:value-type="string">
            <text:p text:style-name="P13">PRESENCIAL,</text:p>
          </table:table-cell>
          <table:table-cell table:style-name="MailMergeTable2017-05-11T15_3a_56_3a_17Z64.A5" office:value-type="string">
            <text:p text:style-name="P9">País:</text:p>
          </table:table-cell>
          <table:table-cell table:style-name="MailMergeTable2017-05-11T15_3a_56_3a_17Z64.A5" office:value-type="string">
            <text:p text:style-name="P13"><text:span text:style-name="T1"><text:s/>COLOMBIA </text:span></text:p>
          </table:table-cell>
        </table:table-row>
        <table:table-row>
          <table:table-cell table:style-name="MailMergeTable2017-05-11T15_3a_56_3a_17Z64.A3" office:value-type="string">
            <text:p text:style-name="P9">Carga horária:</text:p>
          </table:table-cell>
          <table:table-cell table:style-name="MailMergeTable2017-05-11T15_3a_56_3a_17Z64.A3" office:value-type="string">
            <text:p text:style-name="P11">24</text:p>
          </table:table-cell>
          <table:table-cell table:style-name="MailMergeTable2017-05-11T15_3a_56_3a_17Z64.A3" office:value-type="string">
            <text:p text:style-name="P9">Certificação?</text:p>
          </table:table-cell>
          <table:table-cell table:style-name="MailMergeTable2017-05-11T15_3a_56_3a_17Z64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7Z64.A2" office:value-type="string">
            <text:p text:style-name="P10">Ano de início:</text:p>
          </table:table-cell>
          <table:table-cell table:style-name="MailMergeTable2017-05-11T15_3a_56_3a_17Z64.A2" office:value-type="string">
            <text:p text:style-name="P13">2015</text:p>
          </table:table-cell>
          <table:table-cell table:style-name="MailMergeTable2017-05-11T15_3a_56_3a_17Z64.A2" office:value-type="string">
            <text:p text:style-name="P10">Atual?</text:p>
          </table:table-cell>
          <table:table-cell table:style-name="MailMergeTable2017-05-11T15_3a_56_3a_17Z64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7Z64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4.A3" table:number-columns-spanned="4" office:value-type="string">
            <text:p text:style-name="P8"><text:s/> TIPOS DE ADICCIÓN.<text:line-break/> DETECCIÓN TEMPRANA Y TAMIZAJE.<text:line-break/> MANEJO DE HERRAMIENTAS AUDIT Y ASSIST.<text:line-break/> LA FARMACODEPENDENCIA (DROGADICCIÓN) UNA ENFERMEDAD BIO-PSICOSOCIAL.<text:line-break/> CATEGORÍAS DEL CONSUMO.<text:line-break/> CLASIFICACIÓN DE LAS SUSTANCIAS PSICOACTIVAS.<text:line-break/> SÍNTOMAS Y CONSECUENCIAS.<text:line-break/> NEUROCIENCIA DEL CONSUMO Y DEPENDENCIA DE SUSTANCIAS PSICOACTIVAS.<text:line-break/> EFECTOS DE LAS SUSTANCIAS EN EL SISTEMA NEURONAL.<text:line-break/> MECANISMO DE DEFENSA (NEGACIÓN, PROYECCIÓN Y RACIONALIZACIÓN).<text:line-break/> TERAPIA FAMILIAR (CO-ADICCIÓN Y CO-DEPENDENCIA).<text:line-break/> QUE DEBE TENER UN PROGRAMA DE REHABILITACIÓN.<text:line-break/> RUTA DE ATENCIÓN INSTITUCIONAL PARA ATENCIÓN A CONSUMIDORES DE SPA.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4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4.A11" table:number-columns-spanned="2" office:value-type="string">
            <text:p text:style-name="P10">Email:</text:p>
          </table:table-cell>
          <table:covered-table-cell/>
          <table:table-cell table:style-name="MailMergeTable2017-05-11T15_3a_56_3a_17Z64.A11" table:number-columns-spanned="2" office:value-type="string">
            <text:p text:style-name="P12">TERESTAURAS@GMAIL.COM</text:p>
          </table:table-cell>
          <table:covered-table-cell/>
        </table:table-row>
        <table:table-row>
          <table:table-cell table:style-name="MailMergeTable2017-05-11T15_3a_56_3a_17Z64.A2" table:number-columns-spanned="2" office:value-type="string">
            <text:p text:style-name="P10">Telefone:</text:p>
          </table:table-cell>
          <table:covered-table-cell/>
          <table:table-cell table:style-name="MailMergeTable2017-05-11T15_3a_56_3a_17Z64.A2" table:number-columns-spanned="2" office:value-type="string">
            <text:p text:style-name="P12">057 3142151104</text:p>
          </table:table-cell>
          <table:covered-table-cell/>
        </table:table-row>
      </table:table>
      <text:h text:style-name="P5" text:outline-level="1"/>
      <table:table table:name="MailMergeTable2017-05-11T15:56:17Z65" table:style-name="MailMergeTable2017-05-11T15_3a_56_3a_17Z65">
        <table:table-column table:style-name="MailMergeTable2017-05-11T15_3a_56_3a_17Z65.A"/>
        <table:table-column table:style-name="MailMergeTable2017-05-11T15_3a_56_3a_17Z65.B"/>
        <table:table-column table:style-name="MailMergeTable2017-05-11T15_3a_56_3a_17Z65.A"/>
        <table:table-column table:style-name="MailMergeTable2017-05-11T15_3a_56_3a_17Z65.D"/>
        <table:table-row>
          <table:table-cell table:style-name="MailMergeTable2017-05-11T15_3a_56_3a_17Z65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MailMergeTable2017-05-11T15_3a_56_3a_17Z65.A2" table:number-columns-spanned="4" office:value-type="string">
            <text:h text:style-name="P6" text:outline-level="1"><text:s/>MITOS Y REALIDADES SOBRE LAS DROGA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5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5.A2" table:number-columns-spanned="4" office:value-type="string">
            <text:h text:style-name="P7" text:outline-level="2"><text:s/>MITOS Y REALIDADES SOBRE LAS DROGA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5.A5" office:value-type="string">
            <text:p text:style-name="P9">Modalidade do curso:</text:p>
          </table:table-cell>
          <table:table-cell table:style-name="MailMergeTable2017-05-11T15_3a_56_3a_17Z65.A5" office:value-type="string">
            <text:p text:style-name="P13">PRESENCIAL,SEMIPRESENCIAL,</text:p>
          </table:table-cell>
          <table:table-cell table:style-name="MailMergeTable2017-05-11T15_3a_56_3a_17Z65.A5" office:value-type="string">
            <text:p text:style-name="P9">País:</text:p>
          </table:table-cell>
          <table:table-cell table:style-name="MailMergeTable2017-05-11T15_3a_56_3a_17Z65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7Z65.A3" office:value-type="string">
            <text:p text:style-name="P9">Carga horária:</text:p>
          </table:table-cell>
          <table:table-cell table:style-name="MailMergeTable2017-05-11T15_3a_56_3a_17Z65.A3" office:value-type="string">
            <text:p text:style-name="P11">2</text:p>
          </table:table-cell>
          <table:table-cell table:style-name="MailMergeTable2017-05-11T15_3a_56_3a_17Z65.A3" office:value-type="string">
            <text:p text:style-name="P9">Certificação?</text:p>
          </table:table-cell>
          <table:table-cell table:style-name="MailMergeTable2017-05-11T15_3a_56_3a_17Z65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7Z65.A2" office:value-type="string">
            <text:p text:style-name="P10">Ano de início:</text:p>
          </table:table-cell>
          <table:table-cell table:style-name="MailMergeTable2017-05-11T15_3a_56_3a_17Z65.A2" office:value-type="string">
            <text:p text:style-name="P13">2011</text:p>
          </table:table-cell>
          <table:table-cell table:style-name="MailMergeTable2017-05-11T15_3a_56_3a_17Z65.A2" office:value-type="string">
            <text:p text:style-name="P10">Atual?</text:p>
          </table:table-cell>
          <table:table-cell table:style-name="MailMergeTable2017-05-11T15_3a_56_3a_17Z65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7Z65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5.A3" table:number-columns-spanned="4" office:value-type="string">
            <text:p text:style-name="P8">MITOS Y REALIDADES DE LAS DROGAS<text:line-break/>ALCOHOL<text:line-break/>TABACO<text:line-break/>OTRAS DROGAS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5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5.A11" table:number-columns-spanned="2" office:value-type="string">
            <text:p text:style-name="P10">Email:</text:p>
          </table:table-cell>
          <table:covered-table-cell/>
          <table:table-cell table:style-name="MailMergeTable2017-05-11T15_3a_56_3a_17Z65.A11" table:number-columns-spanned="2" office:value-type="string">
            <text:p text:style-name="P12">FORMAMXL@IPEBC.GOB.MX</text:p>
          </table:table-cell>
          <table:covered-table-cell/>
        </table:table-row>
        <table:table-row>
          <table:table-cell table:style-name="MailMergeTable2017-05-11T15_3a_56_3a_17Z65.A2" table:number-columns-spanned="2" office:value-type="string">
            <text:p text:style-name="P10">Telefone:</text:p>
          </table:table-cell>
          <table:covered-table-cell/>
          <table:table-cell table:style-name="MailMergeTable2017-05-11T15_3a_56_3a_17Z65.A2" table:number-columns-spanned="2" office:value-type="string">
            <text:p text:style-name="P12">6862267978</text:p>
          </table:table-cell>
          <table:covered-table-cell/>
        </table:table-row>
      </table:table>
      <text:h text:style-name="P5" text:outline-level="1"/>
      <table:table table:name="MailMergeTable2017-05-11T15:56:17Z66" table:style-name="MailMergeTable2017-05-11T15_3a_56_3a_17Z66">
        <table:table-column table:style-name="MailMergeTable2017-05-11T15_3a_56_3a_17Z66.A"/>
        <table:table-column table:style-name="MailMergeTable2017-05-11T15_3a_56_3a_17Z66.B"/>
        <table:table-column table:style-name="MailMergeTable2017-05-11T15_3a_56_3a_17Z66.A"/>
        <table:table-column table:style-name="MailMergeTable2017-05-11T15_3a_56_3a_17Z66.D"/>
        <table:table-row>
          <table:table-cell table:style-name="MailMergeTable2017-05-11T15_3a_56_3a_17Z66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6.A2" table:number-columns-spanned="4" office:value-type="string">
            <text:h text:style-name="P6" text:outline-level="1"><text:s/>NO ES UN CENTRO DE CAPACITACION,, ES LA SECRETARÍA DE SALUD DE SAN LUIS POTOSÍ, SIN EMBARGO SE REALIZA DENTRO DE LAS FUNCIONES CAPACITACIÓN EN LA MATERIA.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6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6.A2" table:number-columns-spanned="4" office:value-type="string">
            <text:h text:style-name="P7" text:outline-level="2"><text:s/>DETECCIÓN <text:s/>ORIENTACIÓN Y CONSEJERIA EN ADICCIONES EN EL PRIMER NIVEL DE ATENCIÓN DE SALUD.<text:line-break/>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6.A5" office:value-type="string">
            <text:p text:style-name="P9">Modalidade do curso:</text:p>
          </table:table-cell>
          <table:table-cell table:style-name="MailMergeTable2017-05-11T15_3a_56_3a_17Z66.A5" office:value-type="string">
            <text:p text:style-name="P13">PRESENCIAL,</text:p>
          </table:table-cell>
          <table:table-cell table:style-name="MailMergeTable2017-05-11T15_3a_56_3a_17Z66.A5" office:value-type="string">
            <text:p text:style-name="P9">País:</text:p>
          </table:table-cell>
          <table:table-cell table:style-name="MailMergeTable2017-05-11T15_3a_56_3a_17Z66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7Z66.A3" office:value-type="string">
            <text:p text:style-name="P9">Carga horária:</text:p>
          </table:table-cell>
          <table:table-cell table:style-name="MailMergeTable2017-05-11T15_3a_56_3a_17Z66.A3" office:value-type="string">
            <text:p text:style-name="P11">6</text:p>
          </table:table-cell>
          <table:table-cell table:style-name="MailMergeTable2017-05-11T15_3a_56_3a_17Z66.A3" office:value-type="string">
            <text:p text:style-name="P9">Certificação?</text:p>
          </table:table-cell>
          <table:table-cell table:style-name="MailMergeTable2017-05-11T15_3a_56_3a_17Z66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7Z66.A2" office:value-type="string">
            <text:p text:style-name="P10">Ano de início:</text:p>
          </table:table-cell>
          <table:table-cell table:style-name="MailMergeTable2017-05-11T15_3a_56_3a_17Z66.A2" office:value-type="string">
            <text:p text:style-name="P13">2011</text:p>
          </table:table-cell>
          <table:table-cell table:style-name="MailMergeTable2017-05-11T15_3a_56_3a_17Z66.A2" office:value-type="string">
            <text:p text:style-name="P10">Atual?</text:p>
          </table:table-cell>
          <table:table-cell table:style-name="MailMergeTable2017-05-11T15_3a_56_3a_17Z66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7Z66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6.A3" table:number-columns-spanned="4" office:value-type="string">
            <text:p text:style-name="P8"><text:s/>CONCEPTOS BÁSICOS SOBRE ADICCIONES<text:line-break/>EFECTOS DE ALCOHOL TABACO Y OTRAS DROGAS<text:line-break/>INSTRUMENTOS DE DETECCIÓN<text:line-break/>CONSEJERÍA EN ADICCIONES<text:line-break/>DERIVACIÓN DE USUARIOS DE DROGAS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6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6.A11" table:number-columns-spanned="2" office:value-type="string">
            <text:p text:style-name="P10">Email:</text:p>
          </table:table-cell>
          <table:covered-table-cell/>
          <table:table-cell table:style-name="MailMergeTable2017-05-11T15_3a_56_3a_17Z66.A11" table:number-columns-spanned="2" office:value-type="string">
            <text:p text:style-name="P12">CECASLP@HOTMAI.COM</text:p>
          </table:table-cell>
          <table:covered-table-cell/>
        </table:table-row>
        <table:table-row>
          <table:table-cell table:style-name="MailMergeTable2017-05-11T15_3a_56_3a_17Z66.A2" table:number-columns-spanned="2" office:value-type="string">
            <text:p text:style-name="P10">Telefone:</text:p>
          </table:table-cell>
          <table:covered-table-cell/>
          <table:table-cell table:style-name="MailMergeTable2017-05-11T15_3a_56_3a_17Z66.A2" table:number-columns-spanned="2" office:value-type="string">
            <text:p text:style-name="P12">4441426525</text:p>
          </table:table-cell>
          <table:covered-table-cell/>
        </table:table-row>
      </table:table>
      <text:h text:style-name="P5" text:outline-level="1"/>
      <table:table table:name="MailMergeTable2017-05-11T15:56:17Z67" table:style-name="MailMergeTable2017-05-11T15_3a_56_3a_17Z67">
        <table:table-column table:style-name="MailMergeTable2017-05-11T15_3a_56_3a_17Z67.A"/>
        <table:table-column table:style-name="MailMergeTable2017-05-11T15_3a_56_3a_17Z67.B"/>
        <table:table-column table:style-name="MailMergeTable2017-05-11T15_3a_56_3a_17Z67.A"/>
        <table:table-column table:style-name="MailMergeTable2017-05-11T15_3a_56_3a_17Z67.D"/>
        <table:table-row>
          <table:table-cell table:style-name="MailMergeTable2017-05-11T15_3a_56_3a_17Z67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7.A2" table:number-columns-spanned="4" office:value-type="string">
            <text:h text:style-name="P6" text:outline-level="1"><text:s/>NO ES UN CENTRO DE CAPACITACION <text:s/>PERTENEZCO A SENDA. SERVICIO NACIONAL PARA LA PREVENCION Y TRATAMIENTO DE DROGAS Y ALCOHOL CHILE.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7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7.A2" table:number-columns-spanned="4" office:value-type="string">
            <text:h text:style-name="P7" text:outline-level="2"><text:s/>DETECCION PRECOZ , INTERVENCIONES BREVES Y DERIVACION A TRATAMIENTO .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7.A5" office:value-type="string">
            <text:p text:style-name="P9">Modalidade do curso:</text:p>
          </table:table-cell>
          <table:table-cell table:style-name="MailMergeTable2017-05-11T15_3a_56_3a_17Z67.A5" office:value-type="string">
            <text:p text:style-name="P13">PRESENCIAL,</text:p>
          </table:table-cell>
          <table:table-cell table:style-name="MailMergeTable2017-05-11T15_3a_56_3a_17Z67.A5" office:value-type="string">
            <text:p text:style-name="P9">País:</text:p>
          </table:table-cell>
          <table:table-cell table:style-name="MailMergeTable2017-05-11T15_3a_56_3a_17Z67.A5" office:value-type="string">
            <text:p text:style-name="P13"><text:span text:style-name="T1"><text:s/>CHILE </text:span></text:p>
          </table:table-cell>
        </table:table-row>
        <table:table-row>
          <table:table-cell table:style-name="MailMergeTable2017-05-11T15_3a_56_3a_17Z67.A3" office:value-type="string">
            <text:p text:style-name="P9">Carga horária:</text:p>
          </table:table-cell>
          <table:table-cell table:style-name="MailMergeTable2017-05-11T15_3a_56_3a_17Z67.A3" office:value-type="string">
            <text:p text:style-name="P11">8</text:p>
          </table:table-cell>
          <table:table-cell table:style-name="MailMergeTable2017-05-11T15_3a_56_3a_17Z67.A3" office:value-type="string">
            <text:p text:style-name="P9">Certificação?</text:p>
          </table:table-cell>
          <table:table-cell table:style-name="MailMergeTable2017-05-11T15_3a_56_3a_17Z67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7Z67.A2" office:value-type="string">
            <text:p text:style-name="P10">Ano de início:</text:p>
          </table:table-cell>
          <table:table-cell table:style-name="MailMergeTable2017-05-11T15_3a_56_3a_17Z67.A2" office:value-type="string">
            <text:p text:style-name="P13">3</text:p>
          </table:table-cell>
          <table:table-cell table:style-name="MailMergeTable2017-05-11T15_3a_56_3a_17Z67.A2" office:value-type="string">
            <text:p text:style-name="P10">Atual?</text:p>
          </table:table-cell>
          <table:table-cell table:style-name="MailMergeTable2017-05-11T15_3a_56_3a_17Z67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7Z67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7.A3" table:number-columns-spanned="4" office:value-type="string">
            <text:p text:style-name="P8"><text:s/>CONCEPTOS GENERALES DE DROGAS <text:line-break/>INSTRUMENTO ASSIST <text:s text:c="2"/>HOSTORIA Y FORMA DE APLICACIÍN.<text:line-break/>MODULOS TEORICO.- PRACTICOS DE INTERVENCION MINIMA , INTERVENCION BREVE Y DERIVACION A TRATAMIENTO.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7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7.A11" table:number-columns-spanned="2" office:value-type="string">
            <text:p text:style-name="P10">Email:</text:p>
          </table:table-cell>
          <table:covered-table-cell/>
          <table:table-cell table:style-name="MailMergeTable2017-05-11T15_3a_56_3a_17Z67.A11" table:number-columns-spanned="2" office:value-type="string">
            <text:p text:style-name="P12">LACUNA@SENDA.GOB.CL</text:p>
          </table:table-cell>
          <table:covered-table-cell/>
        </table:table-row>
        <table:table-row>
          <table:table-cell table:style-name="MailMergeTable2017-05-11T15_3a_56_3a_17Z67.A2" table:number-columns-spanned="2" office:value-type="string">
            <text:p text:style-name="P10">Telefone:</text:p>
          </table:table-cell>
          <table:covered-table-cell/>
          <table:table-cell table:style-name="MailMergeTable2017-05-11T15_3a_56_3a_17Z67.A2" table:number-columns-spanned="2" office:value-type="string">
            <text:p text:style-name="P12">+56982332203</text:p>
          </table:table-cell>
          <table:covered-table-cell/>
        </table:table-row>
      </table:table>
      <text:h text:style-name="P5" text:outline-level="1"/>
      <table:table table:name="MailMergeTable2017-05-11T15:56:18Z68" table:style-name="MailMergeTable2017-05-11T15_3a_56_3a_18Z68">
        <table:table-column table:style-name="MailMergeTable2017-05-11T15_3a_56_3a_18Z68.A"/>
        <table:table-column table:style-name="MailMergeTable2017-05-11T15_3a_56_3a_18Z68.B"/>
        <table:table-column table:style-name="MailMergeTable2017-05-11T15_3a_56_3a_18Z68.A"/>
        <table:table-column table:style-name="MailMergeTable2017-05-11T15_3a_56_3a_18Z68.D"/>
        <table:table-row>
          <table:table-cell table:style-name="MailMergeTable2017-05-11T15_3a_56_3a_18Z68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68.A2" table:number-columns-spanned="4" office:value-type="string">
            <text:h text:style-name="P6" text:outline-level="1">OFRECIDO POR UNEME-CAPA A CENTRO DE SALUD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68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68.A2" table:number-columns-spanned="4" office:value-type="string">
            <text:h text:style-name="P7" text:outline-level="2"><text:s/>TABAQUISMO <text:line-break/>ALCOHOLISMO <text:line-break/>HABILIDADES PARA LA VIDA<text:line-break/>10 RECOMENDACIONES PARA PADRES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68.A5" office:value-type="string">
            <text:p text:style-name="P9">Modalidade do curso:</text:p>
          </table:table-cell>
          <table:table-cell table:style-name="MailMergeTable2017-05-11T15_3a_56_3a_18Z68.A5" office:value-type="string">
            <text:p text:style-name="P13">PRESENCIAL,</text:p>
          </table:table-cell>
          <table:table-cell table:style-name="MailMergeTable2017-05-11T15_3a_56_3a_18Z68.A5" office:value-type="string">
            <text:p text:style-name="P9">País:</text:p>
          </table:table-cell>
          <table:table-cell table:style-name="MailMergeTable2017-05-11T15_3a_56_3a_18Z68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8Z68.A3" office:value-type="string">
            <text:p text:style-name="P9">Carga horária:</text:p>
          </table:table-cell>
          <table:table-cell table:style-name="MailMergeTable2017-05-11T15_3a_56_3a_18Z68.A3" office:value-type="string">
            <text:p text:style-name="P11">NA</text:p>
          </table:table-cell>
          <table:table-cell table:style-name="MailMergeTable2017-05-11T15_3a_56_3a_18Z68.A3" office:value-type="string">
            <text:p text:style-name="P9">Certificação?</text:p>
          </table:table-cell>
          <table:table-cell table:style-name="MailMergeTable2017-05-11T15_3a_56_3a_18Z68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8Z68.A2" office:value-type="string">
            <text:p text:style-name="P10">Ano de início:</text:p>
          </table:table-cell>
          <table:table-cell table:style-name="MailMergeTable2017-05-11T15_3a_56_3a_18Z68.A2" office:value-type="string">
            <text:p text:style-name="P13">-3</text:p>
          </table:table-cell>
          <table:table-cell table:style-name="MailMergeTable2017-05-11T15_3a_56_3a_18Z68.A2" office:value-type="string">
            <text:p text:style-name="P10">Atual?</text:p>
          </table:table-cell>
          <table:table-cell table:style-name="MailMergeTable2017-05-11T15_3a_56_3a_18Z68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8Z68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68.A3" table:number-columns-spanned="4" office:value-type="string">
            <text:p text:style-name="P8">DETENCIÓN TEMPRANA D CONSUMO DE ALCOHOL <text:s/>TABACO Y OTRAS DROGAS 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68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68.A11" table:number-columns-spanned="2" office:value-type="string">
            <text:p text:style-name="P10">Email:</text:p>
          </table:table-cell>
          <table:covered-table-cell/>
          <table:table-cell table:style-name="MailMergeTable2017-05-11T15_3a_56_3a_18Z68.A11" table:number-columns-spanned="2" office:value-type="string">
            <text:p text:style-name="P12">CNVELDORADO@HOTMAIL.COM</text:p>
          </table:table-cell>
          <table:covered-table-cell/>
        </table:table-row>
        <table:table-row>
          <table:table-cell table:style-name="MailMergeTable2017-05-11T15_3a_56_3a_18Z68.A2" table:number-columns-spanned="2" office:value-type="string">
            <text:p text:style-name="P10">Telefone:</text:p>
          </table:table-cell>
          <table:covered-table-cell/>
          <table:table-cell table:style-name="MailMergeTable2017-05-11T15_3a_56_3a_18Z68.A2" table:number-columns-spanned="2" office:value-type="string">
            <text:p text:style-name="P12">6671577171</text:p>
          </table:table-cell>
          <table:covered-table-cell/>
        </table:table-row>
      </table:table>
      <text:h text:style-name="P5" text:outline-level="1"/>
      <table:table table:name="MailMergeTable2017-05-11T15:56:18Z69" table:style-name="MailMergeTable2017-05-11T15_3a_56_3a_18Z69">
        <table:table-column table:style-name="MailMergeTable2017-05-11T15_3a_56_3a_18Z69.A"/>
        <table:table-column table:style-name="MailMergeTable2017-05-11T15_3a_56_3a_18Z69.B"/>
        <table:table-column table:style-name="MailMergeTable2017-05-11T15_3a_56_3a_18Z69.A"/>
        <table:table-column table:style-name="MailMergeTable2017-05-11T15_3a_56_3a_18Z69.D"/>
        <table:table-row>
          <table:table-cell table:style-name="MailMergeTable2017-05-11T15_3a_56_3a_18Z69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69.A2" table:number-columns-spanned="4" office:value-type="string">
            <text:h text:style-name="P6" text:outline-level="1"><text:s/>ORGANIZACIÓN PANAMERICANA DE LA SALUD - OPS</text:h>
          </table:table-cell>
          <table:covered-table-cell/>
          <table:covered-table-cell/>
          <table:covered-table-cell/>
        </table:table-row>
        <text:soft-page-break/>
        <table:table-row>
          <table:table-cell table:style-name="MailMergeTable2017-05-11T15_3a_56_3a_18Z69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69.A2" table:number-columns-spanned="4" office:value-type="string">
            <text:h text:style-name="P7" text:outline-level="2"><text:s/>FAMILIAS FUERTES: AMOR Y LIMITES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69.A5" office:value-type="string">
            <text:p text:style-name="P9">Modalidade do curso:</text:p>
          </table:table-cell>
          <table:table-cell table:style-name="MailMergeTable2017-05-11T15_3a_56_3a_18Z69.A5" office:value-type="string">
            <text:p text:style-name="P13">PRESENCIAL,</text:p>
          </table:table-cell>
          <table:table-cell table:style-name="MailMergeTable2017-05-11T15_3a_56_3a_18Z69.A5" office:value-type="string">
            <text:p text:style-name="P9">País:</text:p>
          </table:table-cell>
          <table:table-cell table:style-name="MailMergeTable2017-05-11T15_3a_56_3a_18Z69.A5" office:value-type="string">
            <text:p text:style-name="P13"><text:span text:style-name="T1"><text:s/>COLOMBIA </text:span></text:p>
          </table:table-cell>
        </table:table-row>
        <table:table-row>
          <table:table-cell table:style-name="MailMergeTable2017-05-11T15_3a_56_3a_18Z69.A3" office:value-type="string">
            <text:p text:style-name="P9">Carga horária:</text:p>
          </table:table-cell>
          <table:table-cell table:style-name="MailMergeTable2017-05-11T15_3a_56_3a_18Z69.A3" office:value-type="string">
            <text:p text:style-name="P11">5</text:p>
          </table:table-cell>
          <table:table-cell table:style-name="MailMergeTable2017-05-11T15_3a_56_3a_18Z69.A3" office:value-type="string">
            <text:p text:style-name="P9">Certificação?</text:p>
          </table:table-cell>
          <table:table-cell table:style-name="MailMergeTable2017-05-11T15_3a_56_3a_18Z69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8Z69.A2" office:value-type="string">
            <text:p text:style-name="P10">Ano de início:</text:p>
          </table:table-cell>
          <table:table-cell table:style-name="MailMergeTable2017-05-11T15_3a_56_3a_18Z69.A2" office:value-type="string">
            <text:p text:style-name="P13">2012</text:p>
          </table:table-cell>
          <table:table-cell table:style-name="MailMergeTable2017-05-11T15_3a_56_3a_18Z69.A2" office:value-type="string">
            <text:p text:style-name="P10">Atual?</text:p>
          </table:table-cell>
          <table:table-cell table:style-name="MailMergeTable2017-05-11T15_3a_56_3a_18Z69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8Z69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69.A3" table:number-columns-spanned="4" office:value-type="string">
            <text:p text:style-name="P8"><text:s/>AMOR Y LIMITES<text:line-break/>METAS Y SUEÑOS<text:line-break/>ESTABLECIMIENTO DE REGLAS<text:line-break/>COMUNICACIÓN EN FAMILIA<text:line-break/>HACER FRENTE AL ESTRÉS<text:line-break/>USO DE CONSECUENCIAS<text:line-break/>PROTECCIÓN PARA FACTORES DE RIESGO<text:line-break/>MANEJO DE LA PRESIÓN DE COMPAÑEROS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69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69.A11" table:number-columns-spanned="2" office:value-type="string">
            <text:p text:style-name="P10">Email:</text:p>
          </table:table-cell>
          <table:covered-table-cell/>
          <table:table-cell table:style-name="MailMergeTable2017-05-11T15_3a_56_3a_18Z69.A11" table:number-columns-spanned="2" office:value-type="string">
            <text:p text:style-name="P12">SALAZARLUZ@PAHO.ORG</text:p>
          </table:table-cell>
          <table:covered-table-cell/>
        </table:table-row>
        <table:table-row>
          <table:table-cell table:style-name="MailMergeTable2017-05-11T15_3a_56_3a_18Z69.A2" table:number-columns-spanned="2" office:value-type="string">
            <text:p text:style-name="P10">Telefone:</text:p>
          </table:table-cell>
          <table:covered-table-cell/>
          <table:table-cell table:style-name="MailMergeTable2017-05-11T15_3a_56_3a_18Z69.A2" table:number-columns-spanned="2" office:value-type="string">
            <text:p text:style-name="P12">317 4050653</text:p>
          </table:table-cell>
          <table:covered-table-cell/>
        </table:table-row>
      </table:table>
      <text:h text:style-name="P5" text:outline-level="1"/>
      <table:table table:name="MailMergeTable2017-05-11T15:56:18Z70" table:style-name="MailMergeTable2017-05-11T15_3a_56_3a_18Z70">
        <table:table-column table:style-name="MailMergeTable2017-05-11T15_3a_56_3a_18Z70.A"/>
        <table:table-column table:style-name="MailMergeTable2017-05-11T15_3a_56_3a_18Z70.B"/>
        <table:table-column table:style-name="MailMergeTable2017-05-11T15_3a_56_3a_18Z70.A"/>
        <table:table-column table:style-name="MailMergeTable2017-05-11T15_3a_56_3a_18Z70.D"/>
        <table:table-row>
          <table:table-cell table:style-name="MailMergeTable2017-05-11T15_3a_56_3a_18Z70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0.A2" table:number-columns-spanned="4" office:value-type="string">
            <text:h text:style-name="P6" text:outline-level="1"><text:s/>PEMEX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0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0.A2" table:number-columns-spanned="4" office:value-type="string">
            <text:h text:style-name="P7" text:outline-level="2"><text:s/>PREVENCIÓN DEL CONSUMO DE SUSTANCIAS PSICOACTIVAS A DERECHOHABIENTES DE PEMEX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0.A5" office:value-type="string">
            <text:p text:style-name="P9">Modalidade do curso:</text:p>
          </table:table-cell>
          <table:table-cell table:style-name="MailMergeTable2017-05-11T15_3a_56_3a_18Z70.A5" office:value-type="string">
            <text:p text:style-name="P13">PRESENCIAL,</text:p>
          </table:table-cell>
          <table:table-cell table:style-name="MailMergeTable2017-05-11T15_3a_56_3a_18Z70.A5" office:value-type="string">
            <text:p text:style-name="P9">País:</text:p>
          </table:table-cell>
          <table:table-cell table:style-name="MailMergeTable2017-05-11T15_3a_56_3a_18Z70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8Z70.A3" office:value-type="string">
            <text:p text:style-name="P9">Carga horária:</text:p>
          </table:table-cell>
          <table:table-cell table:style-name="MailMergeTable2017-05-11T15_3a_56_3a_18Z70.A3" office:value-type="string">
            <text:p text:style-name="P11">1</text:p>
          </table:table-cell>
          <table:table-cell table:style-name="MailMergeTable2017-05-11T15_3a_56_3a_18Z70.A3" office:value-type="string">
            <text:p text:style-name="P9">Certificação?</text:p>
          </table:table-cell>
          <table:table-cell table:style-name="MailMergeTable2017-05-11T15_3a_56_3a_18Z70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8Z70.A2" office:value-type="string">
            <text:p text:style-name="P10">Ano de início:</text:p>
          </table:table-cell>
          <table:table-cell table:style-name="MailMergeTable2017-05-11T15_3a_56_3a_18Z70.A2" office:value-type="string">
            <text:p text:style-name="P13">2007</text:p>
          </table:table-cell>
          <table:table-cell table:style-name="MailMergeTable2017-05-11T15_3a_56_3a_18Z70.A2" office:value-type="string">
            <text:p text:style-name="P10">Atual?</text:p>
          </table:table-cell>
          <table:table-cell table:style-name="MailMergeTable2017-05-11T15_3a_56_3a_18Z70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8Z70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0.A3" table:number-columns-spanned="4" office:value-type="string">
            <text:p text:style-name="P8"><text:s/>CONCEPTOS<text:line-break/>SINTOMAS<text:line-break/>EFECTOS<text:line-break/>ALTERNATIVAS DE TRATAMIEN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0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0.A11" table:number-columns-spanned="2" office:value-type="string">
            <text:p text:style-name="P10">Email:</text:p>
          </table:table-cell>
          <table:covered-table-cell/>
          <table:table-cell table:style-name="MailMergeTable2017-05-11T15_3a_56_3a_18Z70.A11" table:number-columns-spanned="2" office:value-type="string">
            <text:p text:style-name="P12">JULIAN.SALVADOR.BENITEZ@PEMEX.COM</text:p>
          </table:table-cell>
          <table:covered-table-cell/>
        </table:table-row>
        <table:table-row>
          <table:table-cell table:style-name="MailMergeTable2017-05-11T15_3a_56_3a_18Z70.A2" table:number-columns-spanned="2" office:value-type="string">
            <text:p text:style-name="P10">Telefone:</text:p>
          </table:table-cell>
          <table:covered-table-cell/>
          <table:table-cell table:style-name="MailMergeTable2017-05-11T15_3a_56_3a_18Z70.A2" table:number-columns-spanned="2" office:value-type="string">
            <text:p text:style-name="P12">938 1048729</text:p>
          </table:table-cell>
          <table:covered-table-cell/>
        </table:table-row>
      </table:table>
      <text:h text:style-name="P5" text:outline-level="1"/>
      <table:table table:name="MailMergeTable2017-05-11T15:56:18Z71" table:style-name="MailMergeTable2017-05-11T15_3a_56_3a_18Z71">
        <table:table-column table:style-name="MailMergeTable2017-05-11T15_3a_56_3a_18Z71.A"/>
        <table:table-column table:style-name="MailMergeTable2017-05-11T15_3a_56_3a_18Z71.B"/>
        <table:table-column table:style-name="MailMergeTable2017-05-11T15_3a_56_3a_18Z71.A"/>
        <table:table-column table:style-name="MailMergeTable2017-05-11T15_3a_56_3a_18Z71.D"/>
        <table:table-row>
          <table:table-cell table:style-name="MailMergeTable2017-05-11T15_3a_56_3a_18Z71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MailMergeTable2017-05-11T15_3a_56_3a_18Z71.A2" table:number-columns-spanned="4" office:value-type="string">
            <text:h text:style-name="P6" text:outline-level="1"><text:s/>PONTIFICIA UNIVERSIDAD CATOLICA DE CHILE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1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1.A2" table:number-columns-spanned="4" office:value-type="string">
            <text:h text:style-name="P7" text:outline-level="2"><text:s/>INTERVENCIONES BREVES PARA DISMINUIR EL DAÑO POR USO RIESGOSO DE ALCOHOL EN ATENCIÓN PRIMARIA, PARA TÉCNICOS PARAMÉDICOS.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1.A5" office:value-type="string">
            <text:p text:style-name="P9">Modalidade do curso:</text:p>
          </table:table-cell>
          <table:table-cell table:style-name="MailMergeTable2017-05-11T15_3a_56_3a_18Z71.A5" office:value-type="string">
            <text:p text:style-name="P13">PRESENCIAL,</text:p>
          </table:table-cell>
          <table:table-cell table:style-name="MailMergeTable2017-05-11T15_3a_56_3a_18Z71.A5" office:value-type="string">
            <text:p text:style-name="P9">País:</text:p>
          </table:table-cell>
          <table:table-cell table:style-name="MailMergeTable2017-05-11T15_3a_56_3a_18Z71.A5" office:value-type="string">
            <text:p text:style-name="P13"><text:span text:style-name="T1"><text:s/>CHILE </text:span></text:p>
          </table:table-cell>
        </table:table-row>
        <table:table-row>
          <table:table-cell table:style-name="MailMergeTable2017-05-11T15_3a_56_3a_18Z71.A3" office:value-type="string">
            <text:p text:style-name="P9">Carga horária:</text:p>
          </table:table-cell>
          <table:table-cell table:style-name="MailMergeTable2017-05-11T15_3a_56_3a_18Z71.A3" office:value-type="string">
            <text:p text:style-name="P11">8</text:p>
          </table:table-cell>
          <table:table-cell table:style-name="MailMergeTable2017-05-11T15_3a_56_3a_18Z71.A3" office:value-type="string">
            <text:p text:style-name="P9">Certificação?</text:p>
          </table:table-cell>
          <table:table-cell table:style-name="MailMergeTable2017-05-11T15_3a_56_3a_18Z71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8Z71.A2" office:value-type="string">
            <text:p text:style-name="P10">Ano de início:</text:p>
          </table:table-cell>
          <table:table-cell table:style-name="MailMergeTable2017-05-11T15_3a_56_3a_18Z71.A2" office:value-type="string">
            <text:p text:style-name="P13">2015</text:p>
          </table:table-cell>
          <table:table-cell table:style-name="MailMergeTable2017-05-11T15_3a_56_3a_18Z71.A2" office:value-type="string">
            <text:p text:style-name="P10">Atual?</text:p>
          </table:table-cell>
          <table:table-cell table:style-name="MailMergeTable2017-05-11T15_3a_56_3a_18Z71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8Z71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1.A3" table:number-columns-spanned="4" office:value-type="string">
            <text:p text:style-name="P8">1. EFECTIVIDAD DE LAS INTERVENCIONES BREVES, PORTENCIAL IMPACTO, IMPORTANCIA<text:line-break/>2. CONOCIMIENTO DEL AUDIT, TOMA DE CONSCIENCIA DEL PROPIO NIVEL DE CONSUMO Y NORMAS CULTURALES LOCALES<text:line-break/>3. PRUEBA PRÁCTICA DE LA APLICACIÓN DEL AUDIT<text:line-break/>4. PRESENTACIÓN DE LA INTERVENCIÓN BREVE Y MATERIALES DE INTERVENCIÓN. VÍDEO DEMOSTRATIVO.<text:line-break/>5. ENSAYO DE LA INTERVENCIÓN EN PEQUEÑOS GRUPOS (ROLE-PLAY)<text:line-break/>6. ACREDITACIÓN DE LAS HABILIDADES EN ESPEJO BI-DIRECCIONAL CON USUARIO SIMULADO (ACTOR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1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1.A11" table:number-columns-spanned="2" office:value-type="string">
            <text:p text:style-name="P10">Email:</text:p>
          </table:table-cell>
          <table:covered-table-cell/>
          <table:table-cell table:style-name="MailMergeTable2017-05-11T15_3a_56_3a_18Z71.A11" table:number-columns-spanned="2" office:value-type="string">
            <text:p text:style-name="P12">NBARTICEVIC@MED.PUC.CL</text:p>
          </table:table-cell>
          <table:covered-table-cell/>
        </table:table-row>
        <table:table-row>
          <table:table-cell table:style-name="MailMergeTable2017-05-11T15_3a_56_3a_18Z71.A2" table:number-columns-spanned="2" office:value-type="string">
            <text:p text:style-name="P10">Telefone:</text:p>
          </table:table-cell>
          <table:covered-table-cell/>
          <table:table-cell table:style-name="MailMergeTable2017-05-11T15_3a_56_3a_18Z71.A2" table:number-columns-spanned="2" office:value-type="string">
            <text:p text:style-name="P12">56-962225043</text:p>
          </table:table-cell>
          <table:covered-table-cell/>
        </table:table-row>
      </table:table>
      <text:h text:style-name="P5" text:outline-level="1"/>
      <table:table table:name="MailMergeTable2017-05-11T15:56:18Z72" table:style-name="MailMergeTable2017-05-11T15_3a_56_3a_18Z72">
        <table:table-column table:style-name="MailMergeTable2017-05-11T15_3a_56_3a_18Z72.A"/>
        <table:table-column table:style-name="MailMergeTable2017-05-11T15_3a_56_3a_18Z72.B"/>
        <table:table-column table:style-name="MailMergeTable2017-05-11T15_3a_56_3a_18Z72.A"/>
        <table:table-column table:style-name="MailMergeTable2017-05-11T15_3a_56_3a_18Z72.D"/>
        <table:table-row>
          <table:table-cell table:style-name="MailMergeTable2017-05-11T15_3a_56_3a_18Z72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2.A2" table:number-columns-spanned="4" office:value-type="string">
            <text:h text:style-name="P6" text:outline-level="1"><text:s/>PRESBITERIO ARGENTINO DE CAPELLANES CRISTIANOS ORTODOXOS Y CRISTIANOS EVANGÉLICOS, PACE Y PACCO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2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2.A2" table:number-columns-spanned="4" office:value-type="string">
            <text:h text:style-name="P7" text:outline-level="2"><text:s/>SEMINARIO DE INTERVENCIÓN PSICOSOCIAL Y ESPIRITUAL EN ADICCIONES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2.A5" office:value-type="string">
            <text:p text:style-name="P9">Modalidade do curso:</text:p>
          </table:table-cell>
          <table:table-cell table:style-name="MailMergeTable2017-05-11T15_3a_56_3a_18Z72.A5" office:value-type="string">
            <text:p text:style-name="P13">PRESENCIAL,A DISTANCIA,SEMIPRESENCIAL,</text:p>
          </table:table-cell>
          <table:table-cell table:style-name="MailMergeTable2017-05-11T15_3a_56_3a_18Z72.A5" office:value-type="string">
            <text:p text:style-name="P9">País:</text:p>
          </table:table-cell>
          <table:table-cell table:style-name="MailMergeTable2017-05-11T15_3a_56_3a_18Z72.A5" office:value-type="string">
            <text:p text:style-name="P13"><text:span text:style-name="T1"><text:s/>ARGENTINA </text:span></text:p>
          </table:table-cell>
        </table:table-row>
        <table:table-row>
          <table:table-cell table:style-name="MailMergeTable2017-05-11T15_3a_56_3a_18Z72.A3" office:value-type="string">
            <text:p text:style-name="P9">Carga horária:</text:p>
          </table:table-cell>
          <table:table-cell table:style-name="MailMergeTable2017-05-11T15_3a_56_3a_18Z72.A3" office:value-type="string">
            <text:p text:style-name="P11">40</text:p>
          </table:table-cell>
          <table:table-cell table:style-name="MailMergeTable2017-05-11T15_3a_56_3a_18Z72.A3" office:value-type="string">
            <text:p text:style-name="P9">Certificação?</text:p>
          </table:table-cell>
          <table:table-cell table:style-name="MailMergeTable2017-05-11T15_3a_56_3a_18Z72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8Z72.A2" office:value-type="string">
            <text:p text:style-name="P10">Ano de início:</text:p>
          </table:table-cell>
          <table:table-cell table:style-name="MailMergeTable2017-05-11T15_3a_56_3a_18Z72.A2" office:value-type="string">
            <text:p text:style-name="P13">3</text:p>
          </table:table-cell>
          <table:table-cell table:style-name="MailMergeTable2017-05-11T15_3a_56_3a_18Z72.A2" office:value-type="string">
            <text:p text:style-name="P10">Atual?</text:p>
          </table:table-cell>
          <table:table-cell table:style-name="MailMergeTable2017-05-11T15_3a_56_3a_18Z72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8Z72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2.A3" table:number-columns-spanned="4" office:value-type="string">
            <text:p text:style-name="P8"><text:s/>MÓDULO 1 EL MEDIADOR SOCIAL Y EL FENÓMENO DE LAS ADICCIONES <text:line-break/>MÓDULO 2 DROGAS Y CONCEPTOS ASOCIADOS <text:line-break/>MÓDULO 3 PREVENCIÓN <text:line-break/>MÓDULO 4 HABILIDADES DEL MEDIADOR<text:line-break/>MÓDULO 5 MEDIOS DE COMUNICACIÓN Y PREVENCIÓN.<text:line-break/>MÓDULO 6 DISEÑO DE PRÁCTICAS: ACTIVIDADES DE PREVENCIÓN Y GESTIÓN DEL RIESGO POR PARTE DEL ALUMNADO EN FORMACIÓN 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MailMergeTable2017-05-11T15_3a_56_3a_18Z72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2.A11" table:number-columns-spanned="2" office:value-type="string">
            <text:p text:style-name="P10">Email:</text:p>
          </table:table-cell>
          <table:covered-table-cell/>
          <table:table-cell table:style-name="MailMergeTable2017-05-11T15_3a_56_3a_18Z72.A11" table:number-columns-spanned="2" office:value-type="string">
            <text:p text:style-name="P12">FORMACIONCRISTIANA@HOTMAIL.COM</text:p>
          </table:table-cell>
          <table:covered-table-cell/>
        </table:table-row>
        <table:table-row>
          <table:table-cell table:style-name="MailMergeTable2017-05-11T15_3a_56_3a_18Z72.A2" table:number-columns-spanned="2" office:value-type="string">
            <text:p text:style-name="P10">Telefone:</text:p>
          </table:table-cell>
          <table:covered-table-cell/>
          <table:table-cell table:style-name="MailMergeTable2017-05-11T15_3a_56_3a_18Z72.A2" table:number-columns-spanned="2" office:value-type="string">
            <text:p text:style-name="P12">011-15-38291898</text:p>
          </table:table-cell>
          <table:covered-table-cell/>
        </table:table-row>
      </table:table>
      <text:h text:style-name="P5" text:outline-level="1"/>
      <table:table table:name="MailMergeTable2017-05-11T15:56:18Z73" table:style-name="MailMergeTable2017-05-11T15_3a_56_3a_18Z73">
        <table:table-column table:style-name="MailMergeTable2017-05-11T15_3a_56_3a_18Z73.A"/>
        <table:table-column table:style-name="MailMergeTable2017-05-11T15_3a_56_3a_18Z73.B"/>
        <table:table-column table:style-name="MailMergeTable2017-05-11T15_3a_56_3a_18Z73.A"/>
        <table:table-column table:style-name="MailMergeTable2017-05-11T15_3a_56_3a_18Z73.D"/>
        <table:table-row>
          <table:table-cell table:style-name="MailMergeTable2017-05-11T15_3a_56_3a_18Z73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3.A2" table:number-columns-spanned="4" office:value-type="string">
            <text:h text:style-name="P6" text:outline-level="1"><text:s/>PREVER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3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3.A2" table:number-columns-spanned="4" office:value-type="string">
            <text:h text:style-name="P7" text:outline-level="2"><text:s/>ATENCIÓN PRIMARIA DE LA SALUD <text:line-break/>FORMACIÓN DE CONSEJEROS EN ALCOHOL Y DROGAS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3.A5" office:value-type="string">
            <text:p text:style-name="P9">Modalidade do curso:</text:p>
          </table:table-cell>
          <table:table-cell table:style-name="MailMergeTable2017-05-11T15_3a_56_3a_18Z73.A5" office:value-type="string">
            <text:p text:style-name="P13">SEMIPRESENCIAL,</text:p>
          </table:table-cell>
          <table:table-cell table:style-name="MailMergeTable2017-05-11T15_3a_56_3a_18Z73.A5" office:value-type="string">
            <text:p text:style-name="P9">País:</text:p>
          </table:table-cell>
          <table:table-cell table:style-name="MailMergeTable2017-05-11T15_3a_56_3a_18Z73.A5" office:value-type="string">
            <text:p text:style-name="P13"><text:span text:style-name="T1"><text:s/>PARAGUAY </text:span></text:p>
          </table:table-cell>
        </table:table-row>
        <table:table-row>
          <table:table-cell table:style-name="MailMergeTable2017-05-11T15_3a_56_3a_18Z73.A3" office:value-type="string">
            <text:p text:style-name="P9">Carga horária:</text:p>
          </table:table-cell>
          <table:table-cell table:style-name="MailMergeTable2017-05-11T15_3a_56_3a_18Z73.A3" office:value-type="string">
            <text:p text:style-name="P11">40</text:p>
          </table:table-cell>
          <table:table-cell table:style-name="MailMergeTable2017-05-11T15_3a_56_3a_18Z73.A3" office:value-type="string">
            <text:p text:style-name="P9">Certificação?</text:p>
          </table:table-cell>
          <table:table-cell table:style-name="MailMergeTable2017-05-11T15_3a_56_3a_18Z73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8Z73.A2" office:value-type="string">
            <text:p text:style-name="P10">Ano de início:</text:p>
          </table:table-cell>
          <table:table-cell table:style-name="MailMergeTable2017-05-11T15_3a_56_3a_18Z73.A2" office:value-type="string">
            <text:p text:style-name="P13">1998</text:p>
          </table:table-cell>
          <table:table-cell table:style-name="MailMergeTable2017-05-11T15_3a_56_3a_18Z73.A2" office:value-type="string">
            <text:p text:style-name="P10">Atual?</text:p>
          </table:table-cell>
          <table:table-cell table:style-name="MailMergeTable2017-05-11T15_3a_56_3a_18Z73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8Z73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3.A3" table:number-columns-spanned="4" office:value-type="string">
            <text:p text:style-name="P8">SALUD MENTAL <text:line-break/>DROGAS GENERALIDADES <text:line-break/>HABILIDAD PARA LA VIDA <text:line-break/>FARMACOLOGIA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3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3.A11" table:number-columns-spanned="2" office:value-type="string">
            <text:p text:style-name="P10">Email:</text:p>
          </table:table-cell>
          <table:covered-table-cell/>
          <table:table-cell table:style-name="MailMergeTable2017-05-11T15_3a_56_3a_18Z73.A11" table:number-columns-spanned="2" office:value-type="string">
            <text:p text:style-name="P12">LIZAMARILLA@TIGO.COM.PY</text:p>
          </table:table-cell>
          <table:covered-table-cell/>
        </table:table-row>
        <table:table-row>
          <table:table-cell table:style-name="MailMergeTable2017-05-11T15_3a_56_3a_18Z73.A2" table:number-columns-spanned="2" office:value-type="string">
            <text:p text:style-name="P10">Telefone:</text:p>
          </table:table-cell>
          <table:covered-table-cell/>
          <table:table-cell table:style-name="MailMergeTable2017-05-11T15_3a_56_3a_18Z73.A2" table:number-columns-spanned="2" office:value-type="string">
            <text:p text:style-name="P12">+595983334207</text:p>
          </table:table-cell>
          <table:covered-table-cell/>
        </table:table-row>
      </table:table>
      <text:h text:style-name="P5" text:outline-level="1"/>
      <table:table table:name="MailMergeTable2017-05-11T15:56:18Z74" table:style-name="MailMergeTable2017-05-11T15_3a_56_3a_18Z74">
        <table:table-column table:style-name="MailMergeTable2017-05-11T15_3a_56_3a_18Z74.A"/>
        <table:table-column table:style-name="MailMergeTable2017-05-11T15_3a_56_3a_18Z74.B"/>
        <table:table-column table:style-name="MailMergeTable2017-05-11T15_3a_56_3a_18Z74.A"/>
        <table:table-column table:style-name="MailMergeTable2017-05-11T15_3a_56_3a_18Z74.D"/>
        <table:table-row>
          <table:table-cell table:style-name="MailMergeTable2017-05-11T15_3a_56_3a_18Z74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4.A2" table:number-columns-spanned="4" office:value-type="string">
            <text:h text:style-name="P6" text:outline-level="1">PROGRAMA A NIVEL JURISDICCIONAL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4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4.A2" table:number-columns-spanned="4" office:value-type="string">
            <text:h text:style-name="P7" text:outline-level="2">CONSEJERIA EN ADICCIONES<text:line-break/>SENSIBILIZACION<text:line-break/>DIEZ RECOMENDACIONES<text:line-break/>HABILIDADES PARA LA VIDA<text:line-break/>MITOS Y REALIDADES DE LAS DROGA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4.A5" office:value-type="string">
            <text:p text:style-name="P9">Modalidade do curso:</text:p>
          </table:table-cell>
          <table:table-cell table:style-name="MailMergeTable2017-05-11T15_3a_56_3a_18Z74.A5" office:value-type="string">
            <text:p text:style-name="P13">PRESENCIAL,</text:p>
          </table:table-cell>
          <table:table-cell table:style-name="MailMergeTable2017-05-11T15_3a_56_3a_18Z74.A5" office:value-type="string">
            <text:p text:style-name="P9">País:</text:p>
          </table:table-cell>
          <table:table-cell table:style-name="MailMergeTable2017-05-11T15_3a_56_3a_18Z74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8Z74.A3" office:value-type="string">
            <text:p text:style-name="P9">Carga horária:</text:p>
          </table:table-cell>
          <table:table-cell table:style-name="MailMergeTable2017-05-11T15_3a_56_3a_18Z74.A3" office:value-type="string">
            <text:p text:style-name="P11">3</text:p>
          </table:table-cell>
          <table:table-cell table:style-name="MailMergeTable2017-05-11T15_3a_56_3a_18Z74.A3" office:value-type="string">
            <text:p text:style-name="P9">Certificação?</text:p>
          </table:table-cell>
          <table:table-cell table:style-name="MailMergeTable2017-05-11T15_3a_56_3a_18Z74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8Z74.A2" office:value-type="string">
            <text:p text:style-name="P10">Ano de início:</text:p>
          </table:table-cell>
          <table:table-cell table:style-name="MailMergeTable2017-05-11T15_3a_56_3a_18Z74.A2" office:value-type="string">
            <text:p text:style-name="P13">2010</text:p>
          </table:table-cell>
          <table:table-cell table:style-name="MailMergeTable2017-05-11T15_3a_56_3a_18Z74.A2" office:value-type="string">
            <text:p text:style-name="P10">Atual?</text:p>
          </table:table-cell>
          <table:table-cell table:style-name="MailMergeTable2017-05-11T15_3a_56_3a_18Z74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8Z74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4.A3" table:number-columns-spanned="4" office:value-type="string">
            <text:p text:style-name="P8">CONSEJERIA EN ADICCIONES<text:line-break/>SENSIBILIZACION<text:line-break/>DIEZ RECOMENDACIONES<text:line-break/><text:soft-page-break/>HABILIDADES PARA LA VIDA<text:line-break/>MITOS Y REALIDADES DE LAS DROGAS<text:line-break/>VARIABLE DEPENDIENDO DE LA NECESIDAD 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4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4.A11" table:number-columns-spanned="2" office:value-type="string">
            <text:p text:style-name="P10">Email:</text:p>
          </table:table-cell>
          <table:covered-table-cell/>
          <table:table-cell table:style-name="MailMergeTable2017-05-11T15_3a_56_3a_18Z74.A11" table:number-columns-spanned="2" office:value-type="string">
            <text:p text:style-name="P12">ALHELIFA@HOTMAIL.COM</text:p>
          </table:table-cell>
          <table:covered-table-cell/>
        </table:table-row>
        <table:table-row>
          <table:table-cell table:style-name="MailMergeTable2017-05-11T15_3a_56_3a_18Z74.A2" table:number-columns-spanned="2" office:value-type="string">
            <text:p text:style-name="P10">Telefone:</text:p>
          </table:table-cell>
          <table:covered-table-cell/>
          <table:table-cell table:style-name="MailMergeTable2017-05-11T15_3a_56_3a_18Z74.A2" table:number-columns-spanned="2" office:value-type="string">
            <text:p text:style-name="P12">4771298109</text:p>
          </table:table-cell>
          <table:covered-table-cell/>
        </table:table-row>
      </table:table>
      <text:h text:style-name="P5" text:outline-level="1"/>
      <table:table table:name="MailMergeTable2017-05-11T15:56:18Z75" table:style-name="MailMergeTable2017-05-11T15_3a_56_3a_18Z75">
        <table:table-column table:style-name="MailMergeTable2017-05-11T15_3a_56_3a_18Z75.A"/>
        <table:table-column table:style-name="MailMergeTable2017-05-11T15_3a_56_3a_18Z75.B"/>
        <table:table-column table:style-name="MailMergeTable2017-05-11T15_3a_56_3a_18Z75.A"/>
        <table:table-column table:style-name="MailMergeTable2017-05-11T15_3a_56_3a_18Z75.D"/>
        <table:table-row>
          <table:table-cell table:style-name="MailMergeTable2017-05-11T15_3a_56_3a_18Z75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5.A2" table:number-columns-spanned="4" office:value-type="string">
            <text:h text:style-name="P6" text:outline-level="1"><text:s/>UDED (UNIDADE DE DEPENDÊNCIA DE DROGAS)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5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5.A2" table:number-columns-spanned="4" office:value-type="string">
            <text:h text:style-name="P7" text:outline-level="2"><text:s/>INFORMALCOOL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5.A5" office:value-type="string">
            <text:p text:style-name="P9">Modalidade do curso:</text:p>
          </table:table-cell>
          <table:table-cell table:style-name="MailMergeTable2017-05-11T15_3a_56_3a_18Z75.A5" office:value-type="string">
            <text:p text:style-name="P13">A DISTANCIA,</text:p>
          </table:table-cell>
          <table:table-cell table:style-name="MailMergeTable2017-05-11T15_3a_56_3a_18Z75.A5" office:value-type="string">
            <text:p text:style-name="P9">País:</text:p>
          </table:table-cell>
          <table:table-cell table:style-name="MailMergeTable2017-05-11T15_3a_56_3a_18Z75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18Z75.A3" office:value-type="string">
            <text:p text:style-name="P9">Carga horária:</text:p>
          </table:table-cell>
          <table:table-cell table:style-name="MailMergeTable2017-05-11T15_3a_56_3a_18Z75.A3" office:value-type="string">
            <text:p text:style-name="P11">1</text:p>
          </table:table-cell>
          <table:table-cell table:style-name="MailMergeTable2017-05-11T15_3a_56_3a_18Z75.A3" office:value-type="string">
            <text:p text:style-name="P9">Certificação?</text:p>
          </table:table-cell>
          <table:table-cell table:style-name="MailMergeTable2017-05-11T15_3a_56_3a_18Z75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8Z75.A2" office:value-type="string">
            <text:p text:style-name="P10">Ano de início:</text:p>
          </table:table-cell>
          <table:table-cell table:style-name="MailMergeTable2017-05-11T15_3a_56_3a_18Z75.A2" office:value-type="string">
            <text:p text:style-name="P13">2011</text:p>
          </table:table-cell>
          <table:table-cell table:style-name="MailMergeTable2017-05-11T15_3a_56_3a_18Z75.A2" office:value-type="string">
            <text:p text:style-name="P10">Atual?</text:p>
          </table:table-cell>
          <table:table-cell table:style-name="MailMergeTable2017-05-11T15_3a_56_3a_18Z75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8Z75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5.A3" table:number-columns-spanned="4" office:value-type="string">
            <text:p text:style-name="P8"><text:s/>3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5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5.A11" table:number-columns-spanned="2" office:value-type="string">
            <text:p text:style-name="P10">Email:</text:p>
          </table:table-cell>
          <table:covered-table-cell/>
          <table:table-cell table:style-name="MailMergeTable2017-05-11T15_3a_56_3a_18Z75.A11" table:number-columns-spanned="2" office:value-type="string">
            <text:p text:style-name="P12">INFORMALCOOL@GMAIL.COM</text:p>
          </table:table-cell>
          <table:covered-table-cell/>
        </table:table-row>
        <table:table-row>
          <table:table-cell table:style-name="MailMergeTable2017-05-11T15_3a_56_3a_18Z75.A2" table:number-columns-spanned="2" office:value-type="string">
            <text:p text:style-name="P10">Telefone:</text:p>
          </table:table-cell>
          <table:covered-table-cell/>
          <table:table-cell table:style-name="MailMergeTable2017-05-11T15_3a_56_3a_18Z75.A2" table:number-columns-spanned="2" office:value-type="string">
            <text:p text:style-name="P12">(11)97519-2315</text:p>
          </table:table-cell>
          <table:covered-table-cell/>
        </table:table-row>
      </table:table>
      <text:h text:style-name="P5" text:outline-level="1"/>
      <table:table table:name="MailMergeTable2017-05-11T15:56:19Z76" table:style-name="MailMergeTable2017-05-11T15_3a_56_3a_19Z76">
        <table:table-column table:style-name="MailMergeTable2017-05-11T15_3a_56_3a_19Z76.A"/>
        <table:table-column table:style-name="MailMergeTable2017-05-11T15_3a_56_3a_19Z76.B"/>
        <table:table-column table:style-name="MailMergeTable2017-05-11T15_3a_56_3a_19Z76.A"/>
        <table:table-column table:style-name="MailMergeTable2017-05-11T15_3a_56_3a_19Z76.D"/>
        <table:table-row>
          <table:table-cell table:style-name="MailMergeTable2017-05-11T15_3a_56_3a_19Z76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6.A2" table:number-columns-spanned="4" office:value-type="string">
            <text:h text:style-name="P6" text:outline-level="1"><text:s/>UMAPS LOMAS DE GUADALUPE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6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6.A2" table:number-columns-spanned="4" office:value-type="string">
            <text:h text:style-name="P7" text:outline-level="2"><text:s/>PREVENCIÓN DE ADICCION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6.A5" office:value-type="string">
            <text:p text:style-name="P9">Modalidade do curso:</text:p>
          </table:table-cell>
          <table:table-cell table:style-name="MailMergeTable2017-05-11T15_3a_56_3a_19Z76.A5" office:value-type="string">
            <text:p text:style-name="P13">PRESENCIAL,</text:p>
          </table:table-cell>
          <table:table-cell table:style-name="MailMergeTable2017-05-11T15_3a_56_3a_19Z76.A5" office:value-type="string">
            <text:p text:style-name="P9">País:</text:p>
          </table:table-cell>
          <table:table-cell table:style-name="MailMergeTable2017-05-11T15_3a_56_3a_19Z76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9Z76.A3" office:value-type="string">
            <text:p text:style-name="P9">Carga horária:</text:p>
          </table:table-cell>
          <table:table-cell table:style-name="MailMergeTable2017-05-11T15_3a_56_3a_19Z76.A3" office:value-type="string">
            <text:p text:style-name="P11">1</text:p>
          </table:table-cell>
          <table:table-cell table:style-name="MailMergeTable2017-05-11T15_3a_56_3a_19Z76.A3" office:value-type="string">
            <text:p text:style-name="P9">Certificação?</text:p>
          </table:table-cell>
          <table:table-cell table:style-name="MailMergeTable2017-05-11T15_3a_56_3a_19Z76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9Z76.A2" office:value-type="string">
            <text:p text:style-name="P10">Ano de início:</text:p>
          </table:table-cell>
          <table:table-cell table:style-name="MailMergeTable2017-05-11T15_3a_56_3a_19Z76.A2" office:value-type="string">
            <text:p text:style-name="P13">1</text:p>
          </table:table-cell>
          <table:table-cell table:style-name="MailMergeTable2017-05-11T15_3a_56_3a_19Z76.A2" office:value-type="string">
            <text:p text:style-name="P10">Atual?</text:p>
          </table:table-cell>
          <table:table-cell table:style-name="MailMergeTable2017-05-11T15_3a_56_3a_19Z76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9Z76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6.A3" table:number-columns-spanned="4" office:value-type="string">
            <text:p text:style-name="P8">TAMIZAJE, <text:s/>RELACIONES FAMILIARES, ÁREA DE CONDUCTA ANTISOCIAL, SITUACIONES A MEJORAR, METAS DE VIDA A CORTO, MEDIANO Y LARGO PLAZO, RECILIENCIA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6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6.A11" table:number-columns-spanned="2" office:value-type="string">
            <text:p text:style-name="P10">Email:</text:p>
          </table:table-cell>
          <table:covered-table-cell/>
          <table:table-cell table:style-name="MailMergeTable2017-05-11T15_3a_56_3a_19Z76.A11" table:number-columns-spanned="2" office:value-type="string">
            <text:p text:style-name="P12">LIC_OMAR2GUTIERREZ@HOTMAIL.COM</text:p>
          </table:table-cell>
          <table:covered-table-cell/>
        </table:table-row>
        <table:table-row>
          <table:table-cell table:style-name="MailMergeTable2017-05-11T15_3a_56_3a_19Z76.A2" table:number-columns-spanned="2" office:value-type="string">
            <text:p text:style-name="P10">Telefone:</text:p>
          </table:table-cell>
          <table:covered-table-cell/>
          <table:table-cell table:style-name="MailMergeTable2017-05-11T15_3a_56_3a_19Z76.A2" table:number-columns-spanned="2" office:value-type="string">
            <text:p text:style-name="P12">477-2-53-43-54</text:p>
          </table:table-cell>
          <table:covered-table-cell/>
        </table:table-row>
      </table:table>
      <text:h text:style-name="P5" text:outline-level="1"><text:soft-page-break/></text:h>
      <table:table table:name="MailMergeTable2017-05-11T15:56:19Z77" table:style-name="MailMergeTable2017-05-11T15_3a_56_3a_19Z77">
        <table:table-column table:style-name="MailMergeTable2017-05-11T15_3a_56_3a_19Z77.A"/>
        <table:table-column table:style-name="MailMergeTable2017-05-11T15_3a_56_3a_19Z77.B"/>
        <table:table-column table:style-name="MailMergeTable2017-05-11T15_3a_56_3a_19Z77.A"/>
        <table:table-column table:style-name="MailMergeTable2017-05-11T15_3a_56_3a_19Z77.D"/>
        <table:table-row>
          <table:table-cell table:style-name="MailMergeTable2017-05-11T15_3a_56_3a_19Z77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7.A2" table:number-columns-spanned="4" office:value-type="string">
            <text:h text:style-name="P6" text:outline-level="1"><text:s/>UNEME-CAPA CAMPECHE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7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7.A2" table:number-columns-spanned="4" office:value-type="string">
            <text:h text:style-name="P7" text:outline-level="2"><text:s/>CONSEJERIA EN ADICCION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7.A5" office:value-type="string">
            <text:p text:style-name="P9">Modalidade do curso:</text:p>
          </table:table-cell>
          <table:table-cell table:style-name="MailMergeTable2017-05-11T15_3a_56_3a_19Z77.A5" office:value-type="string">
            <text:p text:style-name="P13">PRESENCIAL,</text:p>
          </table:table-cell>
          <table:table-cell table:style-name="MailMergeTable2017-05-11T15_3a_56_3a_19Z77.A5" office:value-type="string">
            <text:p text:style-name="P9">País:</text:p>
          </table:table-cell>
          <table:table-cell table:style-name="MailMergeTable2017-05-11T15_3a_56_3a_19Z77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9Z77.A3" office:value-type="string">
            <text:p text:style-name="P9">Carga horária:</text:p>
          </table:table-cell>
          <table:table-cell table:style-name="MailMergeTable2017-05-11T15_3a_56_3a_19Z77.A3" office:value-type="string">
            <text:p text:style-name="P11">3</text:p>
          </table:table-cell>
          <table:table-cell table:style-name="MailMergeTable2017-05-11T15_3a_56_3a_19Z77.A3" office:value-type="string">
            <text:p text:style-name="P9">Certificação?</text:p>
          </table:table-cell>
          <table:table-cell table:style-name="MailMergeTable2017-05-11T15_3a_56_3a_19Z77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9Z77.A2" office:value-type="string">
            <text:p text:style-name="P10">Ano de início:</text:p>
          </table:table-cell>
          <table:table-cell table:style-name="MailMergeTable2017-05-11T15_3a_56_3a_19Z77.A2" office:value-type="string">
            <text:p text:style-name="P13">8</text:p>
          </table:table-cell>
          <table:table-cell table:style-name="MailMergeTable2017-05-11T15_3a_56_3a_19Z77.A2" office:value-type="string">
            <text:p text:style-name="P10">Atual?</text:p>
          </table:table-cell>
          <table:table-cell table:style-name="MailMergeTable2017-05-11T15_3a_56_3a_19Z77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9Z77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7.A3" table:number-columns-spanned="4" office:value-type="string">
            <text:p text:style-name="P8">CONCEPTOS BASICOS DE ADICCIONES<text:line-break/> METODO IDEAS<text:line-break/>INFORMACION DE LAS UNEME-CAPA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7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7.A11" table:number-columns-spanned="2" office:value-type="string">
            <text:p text:style-name="P10">Email:</text:p>
          </table:table-cell>
          <table:covered-table-cell/>
          <table:table-cell table:style-name="MailMergeTable2017-05-11T15_3a_56_3a_19Z77.A11" table:number-columns-spanned="2" office:value-type="string">
            <text:p text:style-name="P12">CORDINACIONCAPACAMPECHE@GMAIL.COM</text:p>
          </table:table-cell>
          <table:covered-table-cell/>
        </table:table-row>
        <table:table-row>
          <table:table-cell table:style-name="MailMergeTable2017-05-11T15_3a_56_3a_19Z77.A2" table:number-columns-spanned="2" office:value-type="string">
            <text:p text:style-name="P10">Telefone:</text:p>
          </table:table-cell>
          <table:covered-table-cell/>
          <table:table-cell table:style-name="MailMergeTable2017-05-11T15_3a_56_3a_19Z77.A2" table:number-columns-spanned="2" office:value-type="string">
            <text:p text:style-name="P12">9811311256</text:p>
          </table:table-cell>
          <table:covered-table-cell/>
        </table:table-row>
      </table:table>
      <text:h text:style-name="P5" text:outline-level="1"/>
      <table:table table:name="MailMergeTable2017-05-11T15:56:19Z78" table:style-name="MailMergeTable2017-05-11T15_3a_56_3a_19Z78">
        <table:table-column table:style-name="MailMergeTable2017-05-11T15_3a_56_3a_19Z78.A"/>
        <table:table-column table:style-name="MailMergeTable2017-05-11T15_3a_56_3a_19Z78.B"/>
        <table:table-column table:style-name="MailMergeTable2017-05-11T15_3a_56_3a_19Z78.A"/>
        <table:table-column table:style-name="MailMergeTable2017-05-11T15_3a_56_3a_19Z78.D"/>
        <table:table-row>
          <table:table-cell table:style-name="MailMergeTable2017-05-11T15_3a_56_3a_19Z78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8.A2" table:number-columns-spanned="4" office:value-type="string">
            <text:h text:style-name="P6" text:outline-level="1"><text:s/>UNEME CAPA CENTRO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8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8.A2" table:number-columns-spanned="4" office:value-type="string">
            <text:h text:style-name="P7" text:outline-level="2"><text:s/>MITOS Y REALIDADES, 10 RECOMENDACIONES, HABILIDADES PARA LA VID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8.A5" office:value-type="string">
            <text:p text:style-name="P9">Modalidade do curso:</text:p>
          </table:table-cell>
          <table:table-cell table:style-name="MailMergeTable2017-05-11T15_3a_56_3a_19Z78.A5" office:value-type="string">
            <text:p text:style-name="P13">PRESENCIAL,</text:p>
          </table:table-cell>
          <table:table-cell table:style-name="MailMergeTable2017-05-11T15_3a_56_3a_19Z78.A5" office:value-type="string">
            <text:p text:style-name="P9">País:</text:p>
          </table:table-cell>
          <table:table-cell table:style-name="MailMergeTable2017-05-11T15_3a_56_3a_19Z78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9Z78.A3" office:value-type="string">
            <text:p text:style-name="P9">Carga horária:</text:p>
          </table:table-cell>
          <table:table-cell table:style-name="MailMergeTable2017-05-11T15_3a_56_3a_19Z78.A3" office:value-type="string">
            <text:p text:style-name="P11">1</text:p>
          </table:table-cell>
          <table:table-cell table:style-name="MailMergeTable2017-05-11T15_3a_56_3a_19Z78.A3" office:value-type="string">
            <text:p text:style-name="P9">Certificação?</text:p>
          </table:table-cell>
          <table:table-cell table:style-name="MailMergeTable2017-05-11T15_3a_56_3a_19Z78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9Z78.A2" office:value-type="string">
            <text:p text:style-name="P10">Ano de início:</text:p>
          </table:table-cell>
          <table:table-cell table:style-name="MailMergeTable2017-05-11T15_3a_56_3a_19Z78.A2" office:value-type="string">
            <text:p text:style-name="P13">2011</text:p>
          </table:table-cell>
          <table:table-cell table:style-name="MailMergeTable2017-05-11T15_3a_56_3a_19Z78.A2" office:value-type="string">
            <text:p text:style-name="P10">Atual?</text:p>
          </table:table-cell>
          <table:table-cell table:style-name="MailMergeTable2017-05-11T15_3a_56_3a_19Z78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9Z78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8.A3" table:number-columns-spanned="4" office:value-type="string">
            <text:p text:style-name="P8"><text:s/>DESARROLLO DE HABILIDADES, DETECCIÓN Y PREVENCIÓN DE ADICCIONES, MITOS Y REALIDADES DE LAS DROGAS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8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8.A11" table:number-columns-spanned="2" office:value-type="string">
            <text:p text:style-name="P10">Email:</text:p>
          </table:table-cell>
          <table:covered-table-cell/>
          <table:table-cell table:style-name="MailMergeTable2017-05-11T15_3a_56_3a_19Z78.A11" table:number-columns-spanned="2" office:value-type="string">
            <text:p text:style-name="P12">FORMAENSENADA@HOTMAIL.COM</text:p>
          </table:table-cell>
          <table:covered-table-cell/>
        </table:table-row>
        <table:table-row>
          <table:table-cell table:style-name="MailMergeTable2017-05-11T15_3a_56_3a_19Z78.A2" table:number-columns-spanned="2" office:value-type="string">
            <text:p text:style-name="P10">Telefone:</text:p>
          </table:table-cell>
          <table:covered-table-cell/>
          <table:table-cell table:style-name="MailMergeTable2017-05-11T15_3a_56_3a_19Z78.A2" table:number-columns-spanned="2" office:value-type="string">
            <text:p text:style-name="P12">1788577</text:p>
          </table:table-cell>
          <table:covered-table-cell/>
        </table:table-row>
      </table:table>
      <text:h text:style-name="P5" text:outline-level="1"/>
      <table:table table:name="MailMergeTable2017-05-11T15:56:19Z79" table:style-name="MailMergeTable2017-05-11T15_3a_56_3a_19Z79">
        <table:table-column table:style-name="MailMergeTable2017-05-11T15_3a_56_3a_19Z79.A"/>
        <table:table-column table:style-name="MailMergeTable2017-05-11T15_3a_56_3a_19Z79.B"/>
        <table:table-column table:style-name="MailMergeTable2017-05-11T15_3a_56_3a_19Z79.A"/>
        <table:table-column table:style-name="MailMergeTable2017-05-11T15_3a_56_3a_19Z79.D"/>
        <table:table-row>
          <table:table-cell table:style-name="MailMergeTable2017-05-11T15_3a_56_3a_19Z79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9.A2" table:number-columns-spanned="4" office:value-type="string">
            <text:h text:style-name="P6" text:outline-level="1"><text:s/>UNEME CAPA CHOLUL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9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MailMergeTable2017-05-11T15_3a_56_3a_19Z79.A2" table:number-columns-spanned="4" office:value-type="string">
            <text:h text:style-name="P7" text:outline-level="2"><text:s/>CAPACITACIÓN EN ADICCIONES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9.A5" office:value-type="string">
            <text:p text:style-name="P9">Modalidade do curso:</text:p>
          </table:table-cell>
          <table:table-cell table:style-name="MailMergeTable2017-05-11T15_3a_56_3a_19Z79.A5" office:value-type="string">
            <text:p text:style-name="P13">PRESENCIAL,</text:p>
          </table:table-cell>
          <table:table-cell table:style-name="MailMergeTable2017-05-11T15_3a_56_3a_19Z79.A5" office:value-type="string">
            <text:p text:style-name="P9">País:</text:p>
          </table:table-cell>
          <table:table-cell table:style-name="MailMergeTable2017-05-11T15_3a_56_3a_19Z79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9Z79.A3" office:value-type="string">
            <text:p text:style-name="P9">Carga horária:</text:p>
          </table:table-cell>
          <table:table-cell table:style-name="MailMergeTable2017-05-11T15_3a_56_3a_19Z79.A3" office:value-type="string">
            <text:p text:style-name="P11">8</text:p>
          </table:table-cell>
          <table:table-cell table:style-name="MailMergeTable2017-05-11T15_3a_56_3a_19Z79.A3" office:value-type="string">
            <text:p text:style-name="P9">Certificação?</text:p>
          </table:table-cell>
          <table:table-cell table:style-name="MailMergeTable2017-05-11T15_3a_56_3a_19Z79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9Z79.A2" office:value-type="string">
            <text:p text:style-name="P10">Ano de início:</text:p>
          </table:table-cell>
          <table:table-cell table:style-name="MailMergeTable2017-05-11T15_3a_56_3a_19Z79.A2" office:value-type="string">
            <text:p text:style-name="P13">9</text:p>
          </table:table-cell>
          <table:table-cell table:style-name="MailMergeTable2017-05-11T15_3a_56_3a_19Z79.A2" office:value-type="string">
            <text:p text:style-name="P10">Atual?</text:p>
          </table:table-cell>
          <table:table-cell table:style-name="MailMergeTable2017-05-11T15_3a_56_3a_19Z79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9Z79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9.A3" table:number-columns-spanned="4" office:value-type="string">
            <text:p text:style-name="P8"><text:s/>CONOCIMIENTO DE LAS SUSTANCIAS <text:line-break/>COMO ABORDAR A LOS JÓVENES 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9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9.A11" table:number-columns-spanned="2" office:value-type="string">
            <text:p text:style-name="P10">Email:</text:p>
          </table:table-cell>
          <table:covered-table-cell/>
          <table:table-cell table:style-name="MailMergeTable2017-05-11T15_3a_56_3a_19Z79.A11" table:number-columns-spanned="2" office:value-type="string">
            <text:p text:style-name="P12">MARACELIAVILA@HOTMAIL.COM</text:p>
          </table:table-cell>
          <table:covered-table-cell/>
        </table:table-row>
        <table:table-row>
          <table:table-cell table:style-name="MailMergeTable2017-05-11T15_3a_56_3a_19Z79.A2" table:number-columns-spanned="2" office:value-type="string">
            <text:p text:style-name="P10">Telefone:</text:p>
          </table:table-cell>
          <table:covered-table-cell/>
          <table:table-cell table:style-name="MailMergeTable2017-05-11T15_3a_56_3a_19Z79.A2" table:number-columns-spanned="2" office:value-type="string">
            <text:p text:style-name="P12">2227136297</text:p>
          </table:table-cell>
          <table:covered-table-cell/>
        </table:table-row>
      </table:table>
      <text:h text:style-name="P5" text:outline-level="1"/>
      <table:table table:name="MailMergeTable2017-05-11T15:56:19Z80" table:style-name="MailMergeTable2017-05-11T15_3a_56_3a_19Z80">
        <table:table-column table:style-name="MailMergeTable2017-05-11T15_3a_56_3a_19Z80.A"/>
        <table:table-column table:style-name="MailMergeTable2017-05-11T15_3a_56_3a_19Z80.B"/>
        <table:table-column table:style-name="MailMergeTable2017-05-11T15_3a_56_3a_19Z80.A"/>
        <table:table-column table:style-name="MailMergeTable2017-05-11T15_3a_56_3a_19Z80.D"/>
        <table:table-row>
          <table:table-cell table:style-name="MailMergeTable2017-05-11T15_3a_56_3a_19Z80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0.A2" table:number-columns-spanned="4" office:value-type="string">
            <text:h text:style-name="P6" text:outline-level="1"><text:s/>UNEME CAPA COYUCA DE BENITEZ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0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0.A2" table:number-columns-spanned="4" office:value-type="string">
            <text:h text:style-name="P7" text:outline-level="2"><text:s/><text:line-break/><text:line-break/><text:line-break/>PROGRAMA DE SASTIFACTORES COTIDIANOS 2017<text:line-break/><text:line-break/><text:line-break/><text:line-break/>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0.A5" office:value-type="string">
            <text:p text:style-name="P9">Modalidade do curso:</text:p>
          </table:table-cell>
          <table:table-cell table:style-name="MailMergeTable2017-05-11T15_3a_56_3a_19Z80.A5" office:value-type="string">
            <text:p text:style-name="P13">PRESENCIAL,</text:p>
          </table:table-cell>
          <table:table-cell table:style-name="MailMergeTable2017-05-11T15_3a_56_3a_19Z80.A5" office:value-type="string">
            <text:p text:style-name="P9">País:</text:p>
          </table:table-cell>
          <table:table-cell table:style-name="MailMergeTable2017-05-11T15_3a_56_3a_19Z80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9Z80.A3" office:value-type="string">
            <text:p text:style-name="P9">Carga horária:</text:p>
          </table:table-cell>
          <table:table-cell table:style-name="MailMergeTable2017-05-11T15_3a_56_3a_19Z80.A3" office:value-type="string">
            <text:p text:style-name="P11">8</text:p>
          </table:table-cell>
          <table:table-cell table:style-name="MailMergeTable2017-05-11T15_3a_56_3a_19Z80.A3" office:value-type="string">
            <text:p text:style-name="P9">Certificação?</text:p>
          </table:table-cell>
          <table:table-cell table:style-name="MailMergeTable2017-05-11T15_3a_56_3a_19Z80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9Z80.A2" office:value-type="string">
            <text:p text:style-name="P10">Ano de início:</text:p>
          </table:table-cell>
          <table:table-cell table:style-name="MailMergeTable2017-05-11T15_3a_56_3a_19Z80.A2" office:value-type="string">
            <text:p text:style-name="P13">2017</text:p>
          </table:table-cell>
          <table:table-cell table:style-name="MailMergeTable2017-05-11T15_3a_56_3a_19Z80.A2" office:value-type="string">
            <text:p text:style-name="P10">Atual?</text:p>
          </table:table-cell>
          <table:table-cell table:style-name="MailMergeTable2017-05-11T15_3a_56_3a_19Z80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9Z80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0.A3" table:number-columns-spanned="4" office:value-type="string">
            <text:p text:style-name="P8"><text:s/>INTRODUCCIONDEL PROGRAMA DE SASTIFACTORES COTIDIANOS,META,CRITERIOS DE INCLUSION,DURACION DEL TRATAMIENTO Y COMPONENTES DE INTERVENCION.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0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0.A11" table:number-columns-spanned="2" office:value-type="string">
            <text:p text:style-name="P10">Email:</text:p>
          </table:table-cell>
          <table:covered-table-cell/>
          <table:table-cell table:style-name="MailMergeTable2017-05-11T15_3a_56_3a_19Z80.A11" table:number-columns-spanned="2" office:value-type="string">
            <text:p text:style-name="P12">CNV_COYUCA@HOTMAIL.COM</text:p>
          </table:table-cell>
          <table:covered-table-cell/>
        </table:table-row>
        <table:table-row>
          <table:table-cell table:style-name="MailMergeTable2017-05-11T15_3a_56_3a_19Z80.A2" table:number-columns-spanned="2" office:value-type="string">
            <text:p text:style-name="P10">Telefone:</text:p>
          </table:table-cell>
          <table:covered-table-cell/>
          <table:table-cell table:style-name="MailMergeTable2017-05-11T15_3a_56_3a_19Z80.A2" table:number-columns-spanned="2" office:value-type="string">
            <text:p text:style-name="P12">7445865673</text:p>
          </table:table-cell>
          <table:covered-table-cell/>
        </table:table-row>
      </table:table>
      <text:h text:style-name="P5" text:outline-level="1"/>
      <table:table table:name="MailMergeTable2017-05-11T15:56:19Z81" table:style-name="MailMergeTable2017-05-11T15_3a_56_3a_19Z81">
        <table:table-column table:style-name="MailMergeTable2017-05-11T15_3a_56_3a_19Z81.A"/>
        <table:table-column table:style-name="MailMergeTable2017-05-11T15_3a_56_3a_19Z81.B"/>
        <table:table-column table:style-name="MailMergeTable2017-05-11T15_3a_56_3a_19Z81.A"/>
        <table:table-column table:style-name="MailMergeTable2017-05-11T15_3a_56_3a_19Z81.D"/>
        <table:table-row>
          <table:table-cell table:style-name="MailMergeTable2017-05-11T15_3a_56_3a_19Z81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1.A2" table:number-columns-spanned="4" office:value-type="string">
            <text:h text:style-name="P6" text:outline-level="1"><text:s/>UNEME CAPA DURANGO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1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MailMergeTable2017-05-11T15_3a_56_3a_19Z81.A2" table:number-columns-spanned="4" office:value-type="string">
            <text:h text:style-name="P7" text:outline-level="2"><text:s/>METODO IDEA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1.A5" office:value-type="string">
            <text:p text:style-name="P9">Modalidade do curso:</text:p>
          </table:table-cell>
          <table:table-cell table:style-name="MailMergeTable2017-05-11T15_3a_56_3a_19Z81.A5" office:value-type="string">
            <text:p text:style-name="P13">PRESENCIAL,</text:p>
          </table:table-cell>
          <table:table-cell table:style-name="MailMergeTable2017-05-11T15_3a_56_3a_19Z81.A5" office:value-type="string">
            <text:p text:style-name="P9">País:</text:p>
          </table:table-cell>
          <table:table-cell table:style-name="MailMergeTable2017-05-11T15_3a_56_3a_19Z81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9Z81.A3" office:value-type="string">
            <text:p text:style-name="P9">Carga horária:</text:p>
          </table:table-cell>
          <table:table-cell table:style-name="MailMergeTable2017-05-11T15_3a_56_3a_19Z81.A3" office:value-type="string">
            <text:p text:style-name="P11">6</text:p>
          </table:table-cell>
          <table:table-cell table:style-name="MailMergeTable2017-05-11T15_3a_56_3a_19Z81.A3" office:value-type="string">
            <text:p text:style-name="P9">Certificação?</text:p>
          </table:table-cell>
          <table:table-cell table:style-name="MailMergeTable2017-05-11T15_3a_56_3a_19Z81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9Z81.A2" office:value-type="string">
            <text:p text:style-name="P10">Ano de início:</text:p>
          </table:table-cell>
          <table:table-cell table:style-name="MailMergeTable2017-05-11T15_3a_56_3a_19Z81.A2" office:value-type="string">
            <text:p text:style-name="P13">2009</text:p>
          </table:table-cell>
          <table:table-cell table:style-name="MailMergeTable2017-05-11T15_3a_56_3a_19Z81.A2" office:value-type="string">
            <text:p text:style-name="P10">Atual?</text:p>
          </table:table-cell>
          <table:table-cell table:style-name="MailMergeTable2017-05-11T15_3a_56_3a_19Z81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9Z81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1.A3" table:number-columns-spanned="4" office:value-type="string">
            <text:p text:style-name="P8">METODO IDEAS: CONCEPTOS BASICOS DE ADICCIONES Y PREVENCION, EVALUACION DEL CONSUMO, INTERVENCION BREVE, REFERENCIAS.<text:line-break/>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1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1.A11" table:number-columns-spanned="2" office:value-type="string">
            <text:p text:style-name="P10">Email:</text:p>
          </table:table-cell>
          <table:covered-table-cell/>
          <table:table-cell table:style-name="MailMergeTable2017-05-11T15_3a_56_3a_19Z81.A11" table:number-columns-spanned="2" office:value-type="string">
            <text:p text:style-name="P12">FORMADURANGOTIJUANA@GMAIL.COM</text:p>
          </table:table-cell>
          <table:covered-table-cell/>
        </table:table-row>
        <table:table-row>
          <table:table-cell table:style-name="MailMergeTable2017-05-11T15_3a_56_3a_19Z81.A2" table:number-columns-spanned="2" office:value-type="string">
            <text:p text:style-name="P10">Telefone:</text:p>
          </table:table-cell>
          <table:covered-table-cell/>
          <table:table-cell table:style-name="MailMergeTable2017-05-11T15_3a_56_3a_19Z81.A2" table:number-columns-spanned="2" office:value-type="string">
            <text:p text:style-name="P12">6641193333</text:p>
          </table:table-cell>
          <table:covered-table-cell/>
        </table:table-row>
      </table:table>
      <text:h text:style-name="P5" text:outline-level="1"/>
      <table:table table:name="MailMergeTable2017-05-11T15:56:19Z82" table:style-name="MailMergeTable2017-05-11T15_3a_56_3a_19Z82">
        <table:table-column table:style-name="MailMergeTable2017-05-11T15_3a_56_3a_19Z82.A"/>
        <table:table-column table:style-name="MailMergeTable2017-05-11T15_3a_56_3a_19Z82.B"/>
        <table:table-column table:style-name="MailMergeTable2017-05-11T15_3a_56_3a_19Z82.A"/>
        <table:table-column table:style-name="MailMergeTable2017-05-11T15_3a_56_3a_19Z82.D"/>
        <table:table-row>
          <table:table-cell table:style-name="MailMergeTable2017-05-11T15_3a_56_3a_19Z82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2.A2" table:number-columns-spanned="4" office:value-type="string">
            <text:h text:style-name="P6" text:outline-level="1">UNEME CAPA MORELI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2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2.A2" table:number-columns-spanned="4" office:value-type="string">
            <text:h text:style-name="P7" text:outline-level="2"><text:s/>COMPARTIENDO ESFUERZOS EN LA SEMANA CONTRA EL ALCOHOLISMO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2.A5" office:value-type="string">
            <text:p text:style-name="P9">Modalidade do curso:</text:p>
          </table:table-cell>
          <table:table-cell table:style-name="MailMergeTable2017-05-11T15_3a_56_3a_19Z82.A5" office:value-type="string">
            <text:p text:style-name="P13">PRESENCIAL,</text:p>
          </table:table-cell>
          <table:table-cell table:style-name="MailMergeTable2017-05-11T15_3a_56_3a_19Z82.A5" office:value-type="string">
            <text:p text:style-name="P9">País:</text:p>
          </table:table-cell>
          <table:table-cell table:style-name="MailMergeTable2017-05-11T15_3a_56_3a_19Z82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9Z82.A3" office:value-type="string">
            <text:p text:style-name="P9">Carga horária:</text:p>
          </table:table-cell>
          <table:table-cell table:style-name="MailMergeTable2017-05-11T15_3a_56_3a_19Z82.A3" office:value-type="string">
            <text:p text:style-name="P11">1</text:p>
          </table:table-cell>
          <table:table-cell table:style-name="MailMergeTable2017-05-11T15_3a_56_3a_19Z82.A3" office:value-type="string">
            <text:p text:style-name="P9">Certificação?</text:p>
          </table:table-cell>
          <table:table-cell table:style-name="MailMergeTable2017-05-11T15_3a_56_3a_19Z82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9Z82.A2" office:value-type="string">
            <text:p text:style-name="P10">Ano de início:</text:p>
          </table:table-cell>
          <table:table-cell table:style-name="MailMergeTable2017-05-11T15_3a_56_3a_19Z82.A2" office:value-type="string">
            <text:p text:style-name="P13">2</text:p>
          </table:table-cell>
          <table:table-cell table:style-name="MailMergeTable2017-05-11T15_3a_56_3a_19Z82.A2" office:value-type="string">
            <text:p text:style-name="P10">Atual?</text:p>
          </table:table-cell>
          <table:table-cell table:style-name="MailMergeTable2017-05-11T15_3a_56_3a_19Z82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9Z82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2.A3" table:number-columns-spanned="4" office:value-type="string">
            <text:p text:style-name="P8"><text:s/>MANEJO DE ESTRES<text:line-break/>MANEJO DE ESTRES LABORAL<text:line-break/>TECNICAS DE RELAJACION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2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2.A11" table:number-columns-spanned="2" office:value-type="string">
            <text:p text:style-name="P10">Email:</text:p>
          </table:table-cell>
          <table:covered-table-cell/>
          <table:table-cell table:style-name="MailMergeTable2017-05-11T15_3a_56_3a_19Z82.A11" table:number-columns-spanned="2" office:value-type="string">
            <text:p text:style-name="P12">ROCCY_GF@HOTMAIL.COM</text:p>
          </table:table-cell>
          <table:covered-table-cell/>
        </table:table-row>
        <table:table-row>
          <table:table-cell table:style-name="MailMergeTable2017-05-11T15_3a_56_3a_19Z82.A2" table:number-columns-spanned="2" office:value-type="string">
            <text:p text:style-name="P10">Telefone:</text:p>
          </table:table-cell>
          <table:covered-table-cell/>
          <table:table-cell table:style-name="MailMergeTable2017-05-11T15_3a_56_3a_19Z82.A2" table:number-columns-spanned="2" office:value-type="string">
            <text:p text:style-name="P12">4431-36-14-22</text:p>
          </table:table-cell>
          <table:covered-table-cell/>
        </table:table-row>
      </table:table>
      <text:h text:style-name="P5" text:outline-level="1"/>
      <table:table table:name="MailMergeTable2017-05-11T15:56:19Z83" table:style-name="MailMergeTable2017-05-11T15_3a_56_3a_19Z83">
        <table:table-column table:style-name="MailMergeTable2017-05-11T15_3a_56_3a_19Z83.A"/>
        <table:table-column table:style-name="MailMergeTable2017-05-11T15_3a_56_3a_19Z83.B"/>
        <table:table-column table:style-name="MailMergeTable2017-05-11T15_3a_56_3a_19Z83.A"/>
        <table:table-column table:style-name="MailMergeTable2017-05-11T15_3a_56_3a_19Z83.D"/>
        <table:table-row>
          <table:table-cell table:style-name="MailMergeTable2017-05-11T15_3a_56_3a_19Z83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3.A2" table:number-columns-spanned="4" office:value-type="string">
            <text:h text:style-name="P6" text:outline-level="1"><text:s/>UNEME - CAPA NUEVO LAREDO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3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3.A2" table:number-columns-spanned="4" office:value-type="string">
            <text:h text:style-name="P7" text:outline-level="2"><text:s/>MITOS Y REALIDADES DE LAS DROGAS DE JOVEN A JOVEN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3.A5" office:value-type="string">
            <text:p text:style-name="P9">Modalidade do curso:</text:p>
          </table:table-cell>
          <table:table-cell table:style-name="MailMergeTable2017-05-11T15_3a_56_3a_19Z83.A5" office:value-type="string">
            <text:p text:style-name="P13">PRESENCIAL,</text:p>
          </table:table-cell>
          <table:table-cell table:style-name="MailMergeTable2017-05-11T15_3a_56_3a_19Z83.A5" office:value-type="string">
            <text:p text:style-name="P9">País:</text:p>
          </table:table-cell>
          <table:table-cell table:style-name="MailMergeTable2017-05-11T15_3a_56_3a_19Z83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9Z83.A3" office:value-type="string">
            <text:p text:style-name="P9">Carga horária:</text:p>
          </table:table-cell>
          <table:table-cell table:style-name="MailMergeTable2017-05-11T15_3a_56_3a_19Z83.A3" office:value-type="string">
            <text:p text:style-name="P11">4</text:p>
          </table:table-cell>
          <table:table-cell table:style-name="MailMergeTable2017-05-11T15_3a_56_3a_19Z83.A3" office:value-type="string">
            <text:p text:style-name="P9">Certificação?</text:p>
          </table:table-cell>
          <table:table-cell table:style-name="MailMergeTable2017-05-11T15_3a_56_3a_19Z83.A3" office:value-type="string">
            <text:p text:style-name="P13"><text:span text:style-name="T1"><text:s/></text:span>SI</text:p>
          </table:table-cell>
        </table:table-row>
        <text:soft-page-break/>
        <table:table-row>
          <table:table-cell table:style-name="MailMergeTable2017-05-11T15_3a_56_3a_19Z83.A2" office:value-type="string">
            <text:p text:style-name="P10">Ano de início:</text:p>
          </table:table-cell>
          <table:table-cell table:style-name="MailMergeTable2017-05-11T15_3a_56_3a_19Z83.A2" office:value-type="string">
            <text:p text:style-name="P13">2010</text:p>
          </table:table-cell>
          <table:table-cell table:style-name="MailMergeTable2017-05-11T15_3a_56_3a_19Z83.A2" office:value-type="string">
            <text:p text:style-name="P10">Atual?</text:p>
          </table:table-cell>
          <table:table-cell table:style-name="MailMergeTable2017-05-11T15_3a_56_3a_19Z83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9Z83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3.A3" table:number-columns-spanned="4" office:value-type="string">
            <text:p text:style-name="P8">1. PRE - EVALUACIÓN.<text:line-break/>2. QUÉ ONDA CON LAS DROGAS? SABES QUÉ SON?<text:line-break/>3. MITOS Y REALIDADES DE LAS DROGAS <text:line-break/> <text:s text:c="4"/>A. CONCEPTOS BÁSICOS<text:line-break/> <text:s text:c="4"/>B. TABACO<text:line-break/> <text:s text:c="4"/>C. ALCOHOL<text:line-break/> <text:s text:c="4"/>D. MARIHUANA<text:line-break/> <text:s text:c="4"/>E. COCAINA<text:line-break/> <text:s text:c="4"/>F. DROGAS DE DISEÑO<text:line-break/> <text:s text:c="4"/>G. INHALABLES<text:line-break/>4. POST - EVALUACIÓN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3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3.A11" table:number-columns-spanned="2" office:value-type="string">
            <text:p text:style-name="P10">Email:</text:p>
          </table:table-cell>
          <table:covered-table-cell/>
          <table:table-cell table:style-name="MailMergeTable2017-05-11T15_3a_56_3a_19Z83.A11" table:number-columns-spanned="2" office:value-type="string">
            <text:p text:style-name="P12">UNEMECAPALAREDO@HOTMAIL.COM</text:p>
          </table:table-cell>
          <table:covered-table-cell/>
        </table:table-row>
        <table:table-row>
          <table:table-cell table:style-name="MailMergeTable2017-05-11T15_3a_56_3a_19Z83.A2" table:number-columns-spanned="2" office:value-type="string">
            <text:p text:style-name="P10">Telefone:</text:p>
          </table:table-cell>
          <table:covered-table-cell/>
          <table:table-cell table:style-name="MailMergeTable2017-05-11T15_3a_56_3a_19Z83.A2" table:number-columns-spanned="2" office:value-type="string">
            <text:p text:style-name="P12">(867) 7291216</text:p>
          </table:table-cell>
          <table:covered-table-cell/>
        </table:table-row>
      </table:table>
      <text:h text:style-name="P5" text:outline-level="1"/>
      <table:table table:name="MailMergeTable2017-05-11T15:56:19Z84" table:style-name="MailMergeTable2017-05-11T15_3a_56_3a_19Z84">
        <table:table-column table:style-name="MailMergeTable2017-05-11T15_3a_56_3a_19Z84.A"/>
        <table:table-column table:style-name="MailMergeTable2017-05-11T15_3a_56_3a_19Z84.B"/>
        <table:table-column table:style-name="MailMergeTable2017-05-11T15_3a_56_3a_19Z84.A"/>
        <table:table-column table:style-name="MailMergeTable2017-05-11T15_3a_56_3a_19Z84.D"/>
        <table:table-row>
          <table:table-cell table:style-name="MailMergeTable2017-05-11T15_3a_56_3a_19Z84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4.A2" table:number-columns-spanned="4" office:value-type="string">
            <text:h text:style-name="P6" text:outline-level="1"><text:s/>UNEME - CAPA NUEVO LAREDO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4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4.A2" table:number-columns-spanned="4" office:value-type="string">
            <text:h text:style-name="P7" text:outline-level="2">DIEZ RECOMENDACIONES PARA EVITAR QUE TUS HIJOS/AS UTILICEN DROGA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4.A5" office:value-type="string">
            <text:p text:style-name="P9">Modalidade do curso:</text:p>
          </table:table-cell>
          <table:table-cell table:style-name="MailMergeTable2017-05-11T15_3a_56_3a_19Z84.A5" office:value-type="string">
            <text:p text:style-name="P13">PRESENCIAL,</text:p>
          </table:table-cell>
          <table:table-cell table:style-name="MailMergeTable2017-05-11T15_3a_56_3a_19Z84.A5" office:value-type="string">
            <text:p text:style-name="P9">País:</text:p>
          </table:table-cell>
          <table:table-cell table:style-name="MailMergeTable2017-05-11T15_3a_56_3a_19Z84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9Z84.A3" office:value-type="string">
            <text:p text:style-name="P9">Carga horária:</text:p>
          </table:table-cell>
          <table:table-cell table:style-name="MailMergeTable2017-05-11T15_3a_56_3a_19Z84.A3" office:value-type="string">
            <text:p text:style-name="P11">2</text:p>
          </table:table-cell>
          <table:table-cell table:style-name="MailMergeTable2017-05-11T15_3a_56_3a_19Z84.A3" office:value-type="string">
            <text:p text:style-name="P9">Certificação?</text:p>
          </table:table-cell>
          <table:table-cell table:style-name="MailMergeTable2017-05-11T15_3a_56_3a_19Z84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9Z84.A2" office:value-type="string">
            <text:p text:style-name="P10">Ano de início:</text:p>
          </table:table-cell>
          <table:table-cell table:style-name="MailMergeTable2017-05-11T15_3a_56_3a_19Z84.A2" office:value-type="string">
            <text:p text:style-name="P13">5</text:p>
          </table:table-cell>
          <table:table-cell table:style-name="MailMergeTable2017-05-11T15_3a_56_3a_19Z84.A2" office:value-type="string">
            <text:p text:style-name="P10">Atual?</text:p>
          </table:table-cell>
          <table:table-cell table:style-name="MailMergeTable2017-05-11T15_3a_56_3a_19Z84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9Z84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4.A3" table:number-columns-spanned="4" office:value-type="string">
            <text:p text:style-name="P8">1. SÉ TU EL EJEMPLO<text:line-break/>2. CONOCE CON QUIEN ANDA TU HIJO / A<text:line-break/>3. EDUCA CON VALORES POSITIVOS<text:line-break/>4. APOYALO PARA TENER AMISTADES POSITIVAS<text:line-break/>5. ESCUCHA A TU HIJO<text:line-break/>6. FORTALECE EL AUTOESTIMA DE TU HIJO<text:line-break/>7. HABLA CON TU HIJO SOBRE LAS DROGAS<text:line-break/>8. ENSEÑALE A TU HIJO A DECIR NO<text:line-break/>9. PROMUEVE ACTIVIDADES SANAS Y POSITIVAS<text:line-break/>10. COMO IDENTIFICAR SEÑALES DE ALARMA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4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4.A11" table:number-columns-spanned="2" office:value-type="string">
            <text:p text:style-name="P10">Email:</text:p>
          </table:table-cell>
          <table:covered-table-cell/>
          <table:table-cell table:style-name="MailMergeTable2017-05-11T15_3a_56_3a_19Z84.A11" table:number-columns-spanned="2" office:value-type="string">
            <text:p text:style-name="P12">UNEMECAPALAREDO@HOTMAIL.COM</text:p>
          </table:table-cell>
          <table:covered-table-cell/>
        </table:table-row>
        <text:soft-page-break/>
        <table:table-row>
          <table:table-cell table:style-name="MailMergeTable2017-05-11T15_3a_56_3a_19Z84.A2" table:number-columns-spanned="2" office:value-type="string">
            <text:p text:style-name="P10">Telefone:</text:p>
          </table:table-cell>
          <table:covered-table-cell/>
          <table:table-cell table:style-name="MailMergeTable2017-05-11T15_3a_56_3a_19Z84.A2" table:number-columns-spanned="2" office:value-type="string">
            <text:p text:style-name="P12">(867) 7291216</text:p>
          </table:table-cell>
          <table:covered-table-cell/>
        </table:table-row>
      </table:table>
      <text:h text:style-name="P5" text:outline-level="1"/>
      <table:table table:name="MailMergeTable2017-05-11T15:56:20Z85" table:style-name="MailMergeTable2017-05-11T15_3a_56_3a_20Z85">
        <table:table-column table:style-name="MailMergeTable2017-05-11T15_3a_56_3a_20Z85.A"/>
        <table:table-column table:style-name="MailMergeTable2017-05-11T15_3a_56_3a_20Z85.B"/>
        <table:table-column table:style-name="MailMergeTable2017-05-11T15_3a_56_3a_20Z85.A"/>
        <table:table-column table:style-name="MailMergeTable2017-05-11T15_3a_56_3a_20Z85.D"/>
        <table:table-row>
          <table:table-cell table:style-name="MailMergeTable2017-05-11T15_3a_56_3a_20Z85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5.A2" table:number-columns-spanned="4" office:value-type="string">
            <text:h text:style-name="P6" text:outline-level="1"><text:s/>UNEME CAPA NUEVO LAREDO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5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5.A2" table:number-columns-spanned="4" office:value-type="string">
            <text:h text:style-name="P7" text:outline-level="2"><text:s/>DETECCIÓN, ORIENTACIÓN Y CONSEJERÍA EN ADICCION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5.A5" office:value-type="string">
            <text:p text:style-name="P9">Modalidade do curso:</text:p>
          </table:table-cell>
          <table:table-cell table:style-name="MailMergeTable2017-05-11T15_3a_56_3a_20Z85.A5" office:value-type="string">
            <text:p text:style-name="P13">PRESENCIAL,</text:p>
          </table:table-cell>
          <table:table-cell table:style-name="MailMergeTable2017-05-11T15_3a_56_3a_20Z85.A5" office:value-type="string">
            <text:p text:style-name="P9">País:</text:p>
          </table:table-cell>
          <table:table-cell table:style-name="MailMergeTable2017-05-11T15_3a_56_3a_20Z85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20Z85.A3" office:value-type="string">
            <text:p text:style-name="P9">Carga horária:</text:p>
          </table:table-cell>
          <table:table-cell table:style-name="MailMergeTable2017-05-11T15_3a_56_3a_20Z85.A3" office:value-type="string">
            <text:p text:style-name="P11">5</text:p>
          </table:table-cell>
          <table:table-cell table:style-name="MailMergeTable2017-05-11T15_3a_56_3a_20Z85.A3" office:value-type="string">
            <text:p text:style-name="P9">Certificação?</text:p>
          </table:table-cell>
          <table:table-cell table:style-name="MailMergeTable2017-05-11T15_3a_56_3a_20Z85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20Z85.A2" office:value-type="string">
            <text:p text:style-name="P10">Ano de início:</text:p>
          </table:table-cell>
          <table:table-cell table:style-name="MailMergeTable2017-05-11T15_3a_56_3a_20Z85.A2" office:value-type="string">
            <text:p text:style-name="P13">2011</text:p>
          </table:table-cell>
          <table:table-cell table:style-name="MailMergeTable2017-05-11T15_3a_56_3a_20Z85.A2" office:value-type="string">
            <text:p text:style-name="P10">Atual?</text:p>
          </table:table-cell>
          <table:table-cell table:style-name="MailMergeTable2017-05-11T15_3a_56_3a_20Z85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20Z85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5.A3" table:number-columns-spanned="4" office:value-type="string">
            <text:p text:style-name="P8">1. INFORMACIÓN BÁSICA<text:line-break/> <text:s text:c="2"/>A) <text:s/>¿QUÉ ES UNA DROGA?<text:line-break/> <text:s text:c="2"/>B) ¿QUÉ ES UNA ADICCIÓN? <text:s text:c="2"/><text:line-break/> <text:s text:c="2"/>C) <text:s/>FASES DEL PROCESO ADICTIVO.<text:line-break/> <text:s text:c="2"/>D) MODELO DE ATENCIÓN INTEGRAL DE LAS ADICCIONES.<text:line-break/> <text:s text:c="2"/>E) ESPECTRO DE ACCIONES PREVENTIVAS SEGÚN NIVELES.<text:line-break/>2. CONSEJERÍA EN ADICCIONES<text:line-break/> <text:s text:c="3"/>CONSEJO BREVE: RECOMENDACIONES ANTES DE INICIAR UNA SESIÓN.<text:line-break/> <text:s text:c="4"/>A) <text:s/>PASO UNO: INDAGAR EL NIVEL DE ABUSO O DEPENDENCIA AL TABACO, ALCOHOL Y/U OTRAS DROGAS<text:line-break/> <text:s text:c="4"/>B) PASO DOS: DIALOGAR SOBRE EL NIVEL DE ABUSO O DEPENDENCIA DE LA PERSONA Y LOS PROBLEMAS ASOCIADOS A CORTO Y LARGO PLAZO.<text:line-break/> <text:s text:c="4"/>C) PASO TRES: ESTABLECIMIENTO DE METAS DE CONSUMO Y DESCRIPCIÓN DE PLANES DE ACCIÓN.<text:line-break/> <text:s text:c="3"/>D) PASO CUATRO: ACOMPAÑAR EN EL PROCESO DE CAMBIO PARA SUPERVISAR EL CUMPLIMIENTO DE LA META.<text:line-break/> <text:s text:c="3"/>E) <text:s/>PASO CINCO: SEGUIMIENTO Y CANALIZACIÓN<text:line-break/>3. EL PROMOTOR “NUEVA VIDA” Y LA FAMILIA DEL CONSUMIDOR. <text:line-break/>4. CANALIZACIÓN A PROGRAMAS, CENTROS O UNIDADES DE TRATAMIENTO DE ADICCIONES.<text:line-break/>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5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5.A11" table:number-columns-spanned="2" office:value-type="string">
            <text:p text:style-name="P10">Email:</text:p>
          </table:table-cell>
          <table:covered-table-cell/>
          <table:table-cell table:style-name="MailMergeTable2017-05-11T15_3a_56_3a_20Z85.A11" table:number-columns-spanned="2" office:value-type="string">
            <text:p text:style-name="P12">UNEMECAPALAREDO@HOTMAIL.COM</text:p>
          </table:table-cell>
          <table:covered-table-cell/>
        </table:table-row>
        <table:table-row>
          <table:table-cell table:style-name="MailMergeTable2017-05-11T15_3a_56_3a_20Z85.A2" table:number-columns-spanned="2" office:value-type="string">
            <text:p text:style-name="P10">Telefone:</text:p>
          </table:table-cell>
          <table:covered-table-cell/>
          <table:table-cell table:style-name="MailMergeTable2017-05-11T15_3a_56_3a_20Z85.A2" table:number-columns-spanned="2" office:value-type="string">
            <text:p text:style-name="P12">(867) 7291216</text:p>
          </table:table-cell>
          <table:covered-table-cell/>
        </table:table-row>
      </table:table>
      <text:h text:style-name="P5" text:outline-level="1"/>
      <table:table table:name="MailMergeTable2017-05-11T15:56:20Z86" table:style-name="MailMergeTable2017-05-11T15_3a_56_3a_20Z86">
        <table:table-column table:style-name="MailMergeTable2017-05-11T15_3a_56_3a_20Z86.A"/>
        <table:table-column table:style-name="MailMergeTable2017-05-11T15_3a_56_3a_20Z86.B"/>
        <table:table-column table:style-name="MailMergeTable2017-05-11T15_3a_56_3a_20Z86.A"/>
        <table:table-column table:style-name="MailMergeTable2017-05-11T15_3a_56_3a_20Z86.D"/>
        <table:table-row>
          <table:table-cell table:style-name="MailMergeTable2017-05-11T15_3a_56_3a_20Z86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6.A2" table:number-columns-spanned="4" office:value-type="string">
            <text:h text:style-name="P6" text:outline-level="1"><text:s/>UNEME CAPA TORREÓN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6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6.A2" table:number-columns-spanned="4" office:value-type="string">
            <text:h text:style-name="P7" text:outline-level="2">MÉTODO IDEAS (INDAGA, DIALOGA, ESTABLECE METAS, ACOMPAÑA Y DA <text:soft-page-break/>SEGUIMIENTO)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6.A5" office:value-type="string">
            <text:p text:style-name="P9">Modalidade do curso:</text:p>
          </table:table-cell>
          <table:table-cell table:style-name="MailMergeTable2017-05-11T15_3a_56_3a_20Z86.A5" office:value-type="string">
            <text:p text:style-name="P13">PRESENCIAL,</text:p>
          </table:table-cell>
          <table:table-cell table:style-name="MailMergeTable2017-05-11T15_3a_56_3a_20Z86.A5" office:value-type="string">
            <text:p text:style-name="P9">País:</text:p>
          </table:table-cell>
          <table:table-cell table:style-name="MailMergeTable2017-05-11T15_3a_56_3a_20Z86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20Z86.A3" office:value-type="string">
            <text:p text:style-name="P9">Carga horária:</text:p>
          </table:table-cell>
          <table:table-cell table:style-name="MailMergeTable2017-05-11T15_3a_56_3a_20Z86.A3" office:value-type="string">
            <text:p text:style-name="P11">6</text:p>
          </table:table-cell>
          <table:table-cell table:style-name="MailMergeTable2017-05-11T15_3a_56_3a_20Z86.A3" office:value-type="string">
            <text:p text:style-name="P9">Certificação?</text:p>
          </table:table-cell>
          <table:table-cell table:style-name="MailMergeTable2017-05-11T15_3a_56_3a_20Z86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20Z86.A2" office:value-type="string">
            <text:p text:style-name="P10">Ano de início:</text:p>
          </table:table-cell>
          <table:table-cell table:style-name="MailMergeTable2017-05-11T15_3a_56_3a_20Z86.A2" office:value-type="string">
            <text:p text:style-name="P13">2009</text:p>
          </table:table-cell>
          <table:table-cell table:style-name="MailMergeTable2017-05-11T15_3a_56_3a_20Z86.A2" office:value-type="string">
            <text:p text:style-name="P10">Atual?</text:p>
          </table:table-cell>
          <table:table-cell table:style-name="MailMergeTable2017-05-11T15_3a_56_3a_20Z86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20Z86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6.A3" table:number-columns-spanned="4" office:value-type="string">
            <text:p text:style-name="P8"><text:s/>SENSIBILIZACIÓN A LAS DROGAS, INTERVENCIÓN BREVE, PASOS INDEAS, FORMACIÓN DE PROMOTORES.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6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6.A11" table:number-columns-spanned="2" office:value-type="string">
            <text:p text:style-name="P10">Email:</text:p>
          </table:table-cell>
          <table:covered-table-cell/>
          <table:table-cell table:style-name="MailMergeTable2017-05-11T15_3a_56_3a_20Z86.A11" table:number-columns-spanned="2" office:value-type="string">
            <text:p text:style-name="P12">KAPA_TORREON_@HOTMAIL.COM</text:p>
          </table:table-cell>
          <table:covered-table-cell/>
        </table:table-row>
        <table:table-row>
          <table:table-cell table:style-name="MailMergeTable2017-05-11T15_3a_56_3a_20Z86.A2" table:number-columns-spanned="2" office:value-type="string">
            <text:p text:style-name="P10">Telefone:</text:p>
          </table:table-cell>
          <table:covered-table-cell/>
          <table:table-cell table:style-name="MailMergeTable2017-05-11T15_3a_56_3a_20Z86.A2" table:number-columns-spanned="2" office:value-type="string">
            <text:p text:style-name="P12">8712116724</text:p>
          </table:table-cell>
          <table:covered-table-cell/>
        </table:table-row>
      </table:table>
      <text:h text:style-name="P5" text:outline-level="1"/>
      <table:table table:name="MailMergeTable2017-05-11T15:56:20Z87" table:style-name="MailMergeTable2017-05-11T15_3a_56_3a_20Z87">
        <table:table-column table:style-name="MailMergeTable2017-05-11T15_3a_56_3a_20Z87.A"/>
        <table:table-column table:style-name="MailMergeTable2017-05-11T15_3a_56_3a_20Z87.B"/>
        <table:table-column table:style-name="MailMergeTable2017-05-11T15_3a_56_3a_20Z87.A"/>
        <table:table-column table:style-name="MailMergeTable2017-05-11T15_3a_56_3a_20Z87.D"/>
        <table:table-row>
          <table:table-cell table:style-name="MailMergeTable2017-05-11T15_3a_56_3a_20Z87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7.A2" table:number-columns-spanned="4" office:value-type="string">
            <text:h text:style-name="P6" text:outline-level="1"><text:s/>UNIDAD DE ESPECIALIDADES MEDICAS, CENTRO DE ATENCION PRIMARIA EN ADICCION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7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7.A2" table:number-columns-spanned="4" office:value-type="string">
            <text:h text:style-name="P7" text:outline-level="2"><text:s/>DROGAS, DETECCION Y TRATAMIENTO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7.A5" office:value-type="string">
            <text:p text:style-name="P9">Modalidade do curso:</text:p>
          </table:table-cell>
          <table:table-cell table:style-name="MailMergeTable2017-05-11T15_3a_56_3a_20Z87.A5" office:value-type="string">
            <text:p text:style-name="P13">PRESENCIAL,</text:p>
          </table:table-cell>
          <table:table-cell table:style-name="MailMergeTable2017-05-11T15_3a_56_3a_20Z87.A5" office:value-type="string">
            <text:p text:style-name="P9">País:</text:p>
          </table:table-cell>
          <table:table-cell table:style-name="MailMergeTable2017-05-11T15_3a_56_3a_20Z87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20Z87.A3" office:value-type="string">
            <text:p text:style-name="P9">Carga horária:</text:p>
          </table:table-cell>
          <table:table-cell table:style-name="MailMergeTable2017-05-11T15_3a_56_3a_20Z87.A3" office:value-type="string">
            <text:p text:style-name="P11">8</text:p>
          </table:table-cell>
          <table:table-cell table:style-name="MailMergeTable2017-05-11T15_3a_56_3a_20Z87.A3" office:value-type="string">
            <text:p text:style-name="P9">Certificação?</text:p>
          </table:table-cell>
          <table:table-cell table:style-name="MailMergeTable2017-05-11T15_3a_56_3a_20Z87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20Z87.A2" office:value-type="string">
            <text:p text:style-name="P10">Ano de início:</text:p>
          </table:table-cell>
          <table:table-cell table:style-name="MailMergeTable2017-05-11T15_3a_56_3a_20Z87.A2" office:value-type="string">
            <text:p text:style-name="P13">6</text:p>
          </table:table-cell>
          <table:table-cell table:style-name="MailMergeTable2017-05-11T15_3a_56_3a_20Z87.A2" office:value-type="string">
            <text:p text:style-name="P10">Atual?</text:p>
          </table:table-cell>
          <table:table-cell table:style-name="MailMergeTable2017-05-11T15_3a_56_3a_20Z87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20Z87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7.A3" table:number-columns-spanned="4" office:value-type="string">
            <text:p text:style-name="P8">DEFINICION DE DROGAS<text:line-break/>CLASIFICACION DE LAS DROGAS<text:line-break/>CONSEJERIA BREVE EN ADICCIONES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7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7.A11" table:number-columns-spanned="2" office:value-type="string">
            <text:p text:style-name="P10">Email:</text:p>
          </table:table-cell>
          <table:covered-table-cell/>
          <table:table-cell table:style-name="MailMergeTable2017-05-11T15_3a_56_3a_20Z87.A11" table:number-columns-spanned="2" office:value-type="string">
            <text:p text:style-name="P12">CAPATUXPAN@GMAIL.COM</text:p>
          </table:table-cell>
          <table:covered-table-cell/>
        </table:table-row>
        <table:table-row>
          <table:table-cell table:style-name="MailMergeTable2017-05-11T15_3a_56_3a_20Z87.A2" table:number-columns-spanned="2" office:value-type="string">
            <text:p text:style-name="P10">Telefone:</text:p>
          </table:table-cell>
          <table:covered-table-cell/>
          <table:table-cell table:style-name="MailMergeTable2017-05-11T15_3a_56_3a_20Z87.A2" table:number-columns-spanned="2" office:value-type="string">
            <text:p text:style-name="P12">3111003753</text:p>
          </table:table-cell>
          <table:covered-table-cell/>
        </table:table-row>
      </table:table>
      <text:h text:style-name="P5" text:outline-level="1"/>
      <table:table table:name="MailMergeTable2017-05-11T15:56:20Z88" table:style-name="MailMergeTable2017-05-11T15_3a_56_3a_20Z88">
        <table:table-column table:style-name="MailMergeTable2017-05-11T15_3a_56_3a_20Z88.A"/>
        <table:table-column table:style-name="MailMergeTable2017-05-11T15_3a_56_3a_20Z88.B"/>
        <table:table-column table:style-name="MailMergeTable2017-05-11T15_3a_56_3a_20Z88.A"/>
        <table:table-column table:style-name="MailMergeTable2017-05-11T15_3a_56_3a_20Z88.D"/>
        <table:table-row>
          <table:table-cell table:style-name="MailMergeTable2017-05-11T15_3a_56_3a_20Z88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8.A2" table:number-columns-spanned="4" office:value-type="string">
            <text:h text:style-name="P6" text:outline-level="1"><text:s/>UNIDAD DE ESPECIALIDADES MEDICAS. CENTRO DE ATENCIÓN PRIMARIA EN ADICCIONES. MÉXICO ESPAÑ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8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8.A2" table:number-columns-spanned="4" office:value-type="string">
            <text:h text:style-name="P7" text:outline-level="2"><text:s/>MANEJO DE GUÍAS PARA DETECCIÓN TEMPRANA Y OPORTUNA, CONCEJO BREVE, INTERVENCIÓN BREVE, PSICOPATOLOGÍA Y OTROS TRASTORNOS RELACIONADOS.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8.A5" office:value-type="string">
            <text:p text:style-name="P9">Modalidade do curso:</text:p>
          </table:table-cell>
          <table:table-cell table:style-name="MailMergeTable2017-05-11T15_3a_56_3a_20Z88.A5" office:value-type="string">
            <text:p text:style-name="P13">PRESENCIAL,</text:p>
          </table:table-cell>
          <table:table-cell table:style-name="MailMergeTable2017-05-11T15_3a_56_3a_20Z88.A5" office:value-type="string">
            <text:p text:style-name="P9">País:</text:p>
          </table:table-cell>
          <table:table-cell table:style-name="MailMergeTable2017-05-11T15_3a_56_3a_20Z88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20Z88.A3" office:value-type="string">
            <text:p text:style-name="P9">Carga horária:</text:p>
          </table:table-cell>
          <table:table-cell table:style-name="MailMergeTable2017-05-11T15_3a_56_3a_20Z88.A3" office:value-type="string">
            <text:p text:style-name="P11">30</text:p>
          </table:table-cell>
          <table:table-cell table:style-name="MailMergeTable2017-05-11T15_3a_56_3a_20Z88.A3" office:value-type="string">
            <text:p text:style-name="P9">Certificação?</text:p>
          </table:table-cell>
          <table:table-cell table:style-name="MailMergeTable2017-05-11T15_3a_56_3a_20Z88.A3" office:value-type="string">
            <text:p text:style-name="P13"><text:span text:style-name="T1"><text:s/></text:span>SI</text:p>
          </table:table-cell>
        </table:table-row>
        <text:soft-page-break/>
        <table:table-row>
          <table:table-cell table:style-name="MailMergeTable2017-05-11T15_3a_56_3a_20Z88.A2" office:value-type="string">
            <text:p text:style-name="P10">Ano de início:</text:p>
          </table:table-cell>
          <table:table-cell table:style-name="MailMergeTable2017-05-11T15_3a_56_3a_20Z88.A2" office:value-type="string">
            <text:p text:style-name="P13">2015</text:p>
          </table:table-cell>
          <table:table-cell table:style-name="MailMergeTable2017-05-11T15_3a_56_3a_20Z88.A2" office:value-type="string">
            <text:p text:style-name="P10">Atual?</text:p>
          </table:table-cell>
          <table:table-cell table:style-name="MailMergeTable2017-05-11T15_3a_56_3a_20Z88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20Z88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8.A3" table:number-columns-spanned="4" office:value-type="string">
            <text:p text:style-name="P8"><text:s/>MODELO UNEME CAPA<text:line-break/>CONCEPTOS BÁSICOS<text:line-break/>MITOS Y REALIDADES<text:line-break/>DAÑOS A LA SALUD<text:line-break/>MODELOS DE INTERVENCIÓN<text:line-break/>HABILIDADES Y TÉCNICAS DE PROMOCIÓN<text:line-break/>TAMIZAJES, <text:s/>HERRAMIENTAS O INSTRUMENTOS DE EVALUACIÓN INTERPRETACIÓN Y REFERENCIAS.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8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8.A11" table:number-columns-spanned="2" office:value-type="string">
            <text:p text:style-name="P10">Email:</text:p>
          </table:table-cell>
          <table:covered-table-cell/>
          <table:table-cell table:style-name="MailMergeTable2017-05-11T15_3a_56_3a_20Z88.A11" table:number-columns-spanned="2" office:value-type="string">
            <text:p text:style-name="P12">CAPAMEXICOESPANA@GMAIL.COM</text:p>
          </table:table-cell>
          <table:covered-table-cell/>
        </table:table-row>
        <table:table-row>
          <table:table-cell table:style-name="MailMergeTable2017-05-11T15_3a_56_3a_20Z88.A2" table:number-columns-spanned="2" office:value-type="string">
            <text:p text:style-name="P10">Telefone:</text:p>
          </table:table-cell>
          <table:covered-table-cell/>
          <table:table-cell table:style-name="MailMergeTable2017-05-11T15_3a_56_3a_20Z88.A2" table:number-columns-spanned="2" office:value-type="string">
            <text:p text:style-name="P12">5539333972</text:p>
          </table:table-cell>
          <table:covered-table-cell/>
        </table:table-row>
      </table:table>
      <text:h text:style-name="P5" text:outline-level="1"/>
      <table:table table:name="MailMergeTable2017-05-11T15:56:20Z89" table:style-name="MailMergeTable2017-05-11T15_3a_56_3a_20Z89">
        <table:table-column table:style-name="MailMergeTable2017-05-11T15_3a_56_3a_20Z89.A"/>
        <table:table-column table:style-name="MailMergeTable2017-05-11T15_3a_56_3a_20Z89.B"/>
        <table:table-column table:style-name="MailMergeTable2017-05-11T15_3a_56_3a_20Z89.A"/>
        <table:table-column table:style-name="MailMergeTable2017-05-11T15_3a_56_3a_20Z89.D"/>
        <table:table-row>
          <table:table-cell table:style-name="MailMergeTable2017-05-11T15_3a_56_3a_20Z89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9.A2" table:number-columns-spanned="4" office:value-type="string">
            <text:h text:style-name="P6" text:outline-level="1"><text:s/>UNIDAD DE ESPECIALIDADES MÉDICAS CENTRO DE ATENCIÓN PRIMARIA EN ADICCIONES (UNEME-CAPA)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9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9.A2" table:number-columns-spanned="4" office:value-type="string">
            <text:h text:style-name="P7" text:outline-level="2"><text:s/>DETECCIÓN, ORIENTACIÓN Y CONSEJERÍA EN ADICCION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9.A5" office:value-type="string">
            <text:p text:style-name="P9">Modalidade do curso:</text:p>
          </table:table-cell>
          <table:table-cell table:style-name="MailMergeTable2017-05-11T15_3a_56_3a_20Z89.A5" office:value-type="string">
            <text:p text:style-name="P13">PRESENCIAL,</text:p>
          </table:table-cell>
          <table:table-cell table:style-name="MailMergeTable2017-05-11T15_3a_56_3a_20Z89.A5" office:value-type="string">
            <text:p text:style-name="P9">País:</text:p>
          </table:table-cell>
          <table:table-cell table:style-name="MailMergeTable2017-05-11T15_3a_56_3a_20Z89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20Z89.A3" office:value-type="string">
            <text:p text:style-name="P9">Carga horária:</text:p>
          </table:table-cell>
          <table:table-cell table:style-name="MailMergeTable2017-05-11T15_3a_56_3a_20Z89.A3" office:value-type="string">
            <text:p text:style-name="P11">8</text:p>
          </table:table-cell>
          <table:table-cell table:style-name="MailMergeTable2017-05-11T15_3a_56_3a_20Z89.A3" office:value-type="string">
            <text:p text:style-name="P9">Certificação?</text:p>
          </table:table-cell>
          <table:table-cell table:style-name="MailMergeTable2017-05-11T15_3a_56_3a_20Z89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20Z89.A2" office:value-type="string">
            <text:p text:style-name="P10">Ano de início:</text:p>
          </table:table-cell>
          <table:table-cell table:style-name="MailMergeTable2017-05-11T15_3a_56_3a_20Z89.A2" office:value-type="string">
            <text:p text:style-name="P13">2010</text:p>
          </table:table-cell>
          <table:table-cell table:style-name="MailMergeTable2017-05-11T15_3a_56_3a_20Z89.A2" office:value-type="string">
            <text:p text:style-name="P10">Atual?</text:p>
          </table:table-cell>
          <table:table-cell table:style-name="MailMergeTable2017-05-11T15_3a_56_3a_20Z89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20Z89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9.A3" table:number-columns-spanned="4" office:value-type="string">
            <text:p text:style-name="P8"><text:s/>A) CONCEPTOS BÁSICOS EN ADICCIONES, B) CONSEJERÍA EN ADICCIONES, C) LA FAMILIA DEL USUARIO DE SUSTANCIAS Y EL PROMOTOR, D) CANALIZACIÓN A PROGRAMAS, UNIDADES O CENTROS DE TRATAMIENTO DE ADICCIONES.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9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9.A11" table:number-columns-spanned="2" office:value-type="string">
            <text:p text:style-name="P10">Email:</text:p>
          </table:table-cell>
          <table:covered-table-cell/>
          <table:table-cell table:style-name="MailMergeTable2017-05-11T15_3a_56_3a_20Z89.A11" table:number-columns-spanned="2" office:value-type="string">
            <text:p text:style-name="P12">CAPAMTH@HOTMAIL.COM</text:p>
          </table:table-cell>
          <table:covered-table-cell/>
        </table:table-row>
        <table:table-row>
          <table:table-cell table:style-name="MailMergeTable2017-05-11T15_3a_56_3a_20Z89.A2" table:number-columns-spanned="2" office:value-type="string">
            <text:p text:style-name="P10">Telefone:</text:p>
          </table:table-cell>
          <table:covered-table-cell/>
          <table:table-cell table:style-name="MailMergeTable2017-05-11T15_3a_56_3a_20Z89.A2" table:number-columns-spanned="2" office:value-type="string">
            <text:p text:style-name="P12">4881112091</text:p>
          </table:table-cell>
          <table:covered-table-cell/>
        </table:table-row>
      </table:table>
      <text:h text:style-name="P5" text:outline-level="1"/>
      <table:table table:name="MailMergeTable2017-05-11T15:56:20Z90" table:style-name="MailMergeTable2017-05-11T15_3a_56_3a_20Z90">
        <table:table-column table:style-name="MailMergeTable2017-05-11T15_3a_56_3a_20Z90.A"/>
        <table:table-column table:style-name="MailMergeTable2017-05-11T15_3a_56_3a_20Z90.B"/>
        <table:table-column table:style-name="MailMergeTable2017-05-11T15_3a_56_3a_20Z90.A"/>
        <table:table-column table:style-name="MailMergeTable2017-05-11T15_3a_56_3a_20Z90.D"/>
        <table:table-row>
          <table:table-cell table:style-name="MailMergeTable2017-05-11T15_3a_56_3a_20Z90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90.A2" table:number-columns-spanned="4" office:value-type="string">
            <text:h text:style-name="P6" text:outline-level="1"><text:s/>UNIDAD DE ESPECIALIDAD MEDICA, CENTRO DE ATENCIÓN PRIMARIA EN ADICCION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90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90.A2" table:number-columns-spanned="4" office:value-type="string">
            <text:h text:style-name="P7" text:outline-level="2"><text:s/>CONSEJERÍA BREVE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90.A5" office:value-type="string">
            <text:p text:style-name="P9">Modalidade do curso:</text:p>
          </table:table-cell>
          <table:table-cell table:style-name="MailMergeTable2017-05-11T15_3a_56_3a_20Z90.A5" office:value-type="string">
            <text:p text:style-name="P13">PRESENCIAL,</text:p>
          </table:table-cell>
          <table:table-cell table:style-name="MailMergeTable2017-05-11T15_3a_56_3a_20Z90.A5" office:value-type="string">
            <text:p text:style-name="P9">País:</text:p>
          </table:table-cell>
          <table:table-cell table:style-name="MailMergeTable2017-05-11T15_3a_56_3a_20Z90.A5" office:value-type="string">
            <text:p text:style-name="P13"><text:span text:style-name="T1"><text:s/>MÉXICO </text:span></text:p>
          </table:table-cell>
        </table:table-row>
        <text:soft-page-break/>
        <table:table-row>
          <table:table-cell table:style-name="MailMergeTable2017-05-11T15_3a_56_3a_20Z90.A3" office:value-type="string">
            <text:p text:style-name="P9">Carga horária:</text:p>
          </table:table-cell>
          <table:table-cell table:style-name="MailMergeTable2017-05-11T15_3a_56_3a_20Z90.A3" office:value-type="string">
            <text:p text:style-name="P11">8</text:p>
          </table:table-cell>
          <table:table-cell table:style-name="MailMergeTable2017-05-11T15_3a_56_3a_20Z90.A3" office:value-type="string">
            <text:p text:style-name="P9">Certificação?</text:p>
          </table:table-cell>
          <table:table-cell table:style-name="MailMergeTable2017-05-11T15_3a_56_3a_20Z90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20Z90.A2" office:value-type="string">
            <text:p text:style-name="P10">Ano de início:</text:p>
          </table:table-cell>
          <table:table-cell table:style-name="MailMergeTable2017-05-11T15_3a_56_3a_20Z90.A2" office:value-type="string">
            <text:p text:style-name="P13">2008</text:p>
          </table:table-cell>
          <table:table-cell table:style-name="MailMergeTable2017-05-11T15_3a_56_3a_20Z90.A2" office:value-type="string">
            <text:p text:style-name="P10">Atual?</text:p>
          </table:table-cell>
          <table:table-cell table:style-name="MailMergeTable2017-05-11T15_3a_56_3a_20Z90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20Z90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90.A3" table:number-columns-spanned="4" office:value-type="string">
            <text:p text:style-name="P8"><text:s/>- INTRODUCCIÓN<text:line-break/>-FACTORES PROTECTORES Y DE RIESGO AL CONSUMO<text:line-break/>-CAUSAS DE CONSUMO<text:line-break/>- TIPOS DE PREVENCIÓN<text:line-break/>- MÉTODO IDEAS (INDAGAR, DIALOGAR, ESTABLECER METAS, ACOMPAÑA Y SEGUIMIENTO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90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90.A11" table:number-columns-spanned="2" office:value-type="string">
            <text:p text:style-name="P10">Email:</text:p>
          </table:table-cell>
          <table:covered-table-cell/>
          <table:table-cell table:style-name="MailMergeTable2017-05-11T15_3a_56_3a_20Z90.A11" table:number-columns-spanned="2" office:value-type="string">
            <text:p text:style-name="P12">NUEVAVIDAPALENQUE@HOTMAIL.COM</text:p>
          </table:table-cell>
          <table:covered-table-cell/>
        </table:table-row>
        <table:table-row>
          <table:table-cell table:style-name="MailMergeTable2017-05-11T15_3a_56_3a_20Z90.A2" table:number-columns-spanned="2" office:value-type="string">
            <text:p text:style-name="P10">Telefone:</text:p>
          </table:table-cell>
          <table:covered-table-cell/>
          <table:table-cell table:style-name="MailMergeTable2017-05-11T15_3a_56_3a_20Z90.A2" table:number-columns-spanned="2" office:value-type="string">
            <text:p text:style-name="P12">9161086412</text:p>
          </table:table-cell>
          <table:covered-table-cell/>
        </table:table-row>
      </table:table>
      <text:h text:style-name="P5" text:outline-level="1"/>
      <table:table table:name="MailMergeTable2017-05-11T15:56:20Z91" table:style-name="MailMergeTable2017-05-11T15_3a_56_3a_20Z91">
        <table:table-column table:style-name="MailMergeTable2017-05-11T15_3a_56_3a_20Z91.A"/>
        <table:table-column table:style-name="MailMergeTable2017-05-11T15_3a_56_3a_20Z91.B"/>
        <table:table-column table:style-name="MailMergeTable2017-05-11T15_3a_56_3a_20Z91.A"/>
        <table:table-column table:style-name="MailMergeTable2017-05-11T15_3a_56_3a_20Z91.D"/>
        <table:table-row>
          <table:table-cell table:style-name="MailMergeTable2017-05-11T15_3a_56_3a_20Z91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91.A2" table:number-columns-spanned="4" office:value-type="string">
            <text:h text:style-name="P6" text:outline-level="1"><text:s/>UNIFESP - DEPARTAMENTO DE PSICOBIOLOGIA - DIMESAD/UDED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91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91.A2" table:number-columns-spanned="4" office:value-type="string">
            <text:h text:style-name="P7" text:outline-level="2"><text:s/>CURSO SUPERA - SISTEMA PARA DETECÇÃO E USO ABUSIVO E DEPENDÊNCIA DE SUBSTÂNCIAS PSICOATIVAS: ENCAMINHAMENTO, INTERVENÇÃO BREVE, REINSERÇÃO SOCIAL E ACOMPANHAMENTO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91.A5" office:value-type="string">
            <text:p text:style-name="P9">Modalidade do curso:</text:p>
          </table:table-cell>
          <table:table-cell table:style-name="MailMergeTable2017-05-11T15_3a_56_3a_20Z91.A5" office:value-type="string">
            <text:p text:style-name="P13">A DISTANCIA,</text:p>
          </table:table-cell>
          <table:table-cell table:style-name="MailMergeTable2017-05-11T15_3a_56_3a_20Z91.A5" office:value-type="string">
            <text:p text:style-name="P9">País:</text:p>
          </table:table-cell>
          <table:table-cell table:style-name="MailMergeTable2017-05-11T15_3a_56_3a_20Z91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20Z91.A3" office:value-type="string">
            <text:p text:style-name="P9">Carga horária:</text:p>
          </table:table-cell>
          <table:table-cell table:style-name="MailMergeTable2017-05-11T15_3a_56_3a_20Z91.A3" office:value-type="string">
            <text:p text:style-name="P11">150</text:p>
          </table:table-cell>
          <table:table-cell table:style-name="MailMergeTable2017-05-11T15_3a_56_3a_20Z91.A3" office:value-type="string">
            <text:p text:style-name="P9">Certificação?</text:p>
          </table:table-cell>
          <table:table-cell table:style-name="MailMergeTable2017-05-11T15_3a_56_3a_20Z91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20Z91.A2" office:value-type="string">
            <text:p text:style-name="P10">Ano de início:</text:p>
          </table:table-cell>
          <table:table-cell table:style-name="MailMergeTable2017-05-11T15_3a_56_3a_20Z91.A2" office:value-type="string">
            <text:p text:style-name="P13">2016</text:p>
          </table:table-cell>
          <table:table-cell table:style-name="MailMergeTable2017-05-11T15_3a_56_3a_20Z91.A2" office:value-type="string">
            <text:p text:style-name="P10">Atual?</text:p>
          </table:table-cell>
          <table:table-cell table:style-name="MailMergeTable2017-05-11T15_3a_56_3a_20Z91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20Z91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91.A3" table:number-columns-spanned="4" office:value-type="string">
            <text:p text:style-name="P8"><text:s/>HTTPS://WWW.SUPERA.SENAD.GOV.BR/MATERIAL/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91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91.A11" table:number-columns-spanned="2" office:value-type="string">
            <text:p text:style-name="P10">Email:</text:p>
          </table:table-cell>
          <table:covered-table-cell/>
          <table:table-cell table:style-name="MailMergeTable2017-05-11T15_3a_56_3a_20Z91.A11" table:number-columns-spanned="2" office:value-type="string">
            <text:p text:style-name="P12">KMSOARES@UNIFESP.BR</text:p>
          </table:table-cell>
          <table:covered-table-cell/>
        </table:table-row>
        <table:table-row>
          <table:table-cell table:style-name="MailMergeTable2017-05-11T15_3a_56_3a_20Z91.A2" table:number-columns-spanned="2" office:value-type="string">
            <text:p text:style-name="P10">Telefone:</text:p>
          </table:table-cell>
          <table:covered-table-cell/>
          <table:table-cell table:style-name="MailMergeTable2017-05-11T15_3a_56_3a_20Z91.A2" table:number-columns-spanned="2" office:value-type="string">
            <text:p text:style-name="P12">11995855600</text:p>
          </table:table-cell>
          <table:covered-table-cell/>
        </table:table-row>
      </table:table>
      <text:h text:style-name="P5" text:outline-level="1"/>
      <table:table table:name="MailMergeTable2017-05-11T15:56:20Z92" table:style-name="MailMergeTable2017-05-11T15_3a_56_3a_20Z92">
        <table:table-column table:style-name="MailMergeTable2017-05-11T15_3a_56_3a_20Z92.A"/>
        <table:table-column table:style-name="MailMergeTable2017-05-11T15_3a_56_3a_20Z92.B"/>
        <table:table-column table:style-name="MailMergeTable2017-05-11T15_3a_56_3a_20Z92.A"/>
        <table:table-column table:style-name="MailMergeTable2017-05-11T15_3a_56_3a_20Z92.D"/>
        <table:table-row>
          <table:table-cell table:style-name="MailMergeTable2017-05-11T15_3a_56_3a_20Z92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92.A2" table:number-columns-spanned="4" office:value-type="string">
            <text:h text:style-name="P6" text:outline-level="1"><text:s/>UNIVERSIDAD AUTONOMA DE AGUASCALIENT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92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92.A2" table:number-columns-spanned="4" office:value-type="string">
            <text:h text:style-name="P7" text:outline-level="2"><text:s/>PROMOCIÓN DE LA SALUD Y PREVENCIÓN DEL COMPORTAMIENTO ADICTIVO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92.A5" office:value-type="string">
            <text:p text:style-name="P9">Modalidade do curso:</text:p>
          </table:table-cell>
          <table:table-cell table:style-name="MailMergeTable2017-05-11T15_3a_56_3a_20Z92.A5" office:value-type="string">
            <text:p text:style-name="P13">A DISTANCIA,</text:p>
          </table:table-cell>
          <table:table-cell table:style-name="MailMergeTable2017-05-11T15_3a_56_3a_20Z92.A5" office:value-type="string">
            <text:p text:style-name="P9">País:</text:p>
          </table:table-cell>
          <table:table-cell table:style-name="MailMergeTable2017-05-11T15_3a_56_3a_20Z92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20Z92.A3" office:value-type="string">
            <text:p text:style-name="P9">Carga horária:</text:p>
          </table:table-cell>
          <table:table-cell table:style-name="MailMergeTable2017-05-11T15_3a_56_3a_20Z92.A3" office:value-type="string">
            <text:p text:style-name="P11">200</text:p>
          </table:table-cell>
          <table:table-cell table:style-name="MailMergeTable2017-05-11T15_3a_56_3a_20Z92.A3" office:value-type="string">
            <text:p text:style-name="P9">Certificação?</text:p>
          </table:table-cell>
          <table:table-cell table:style-name="MailMergeTable2017-05-11T15_3a_56_3a_20Z92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20Z92.A2" office:value-type="string">
            <text:p text:style-name="P10">Ano de início:</text:p>
          </table:table-cell>
          <table:table-cell table:style-name="MailMergeTable2017-05-11T15_3a_56_3a_20Z92.A2" office:value-type="string">
            <text:p text:style-name="P13">2011</text:p>
          </table:table-cell>
          <table:table-cell table:style-name="MailMergeTable2017-05-11T15_3a_56_3a_20Z92.A2" office:value-type="string">
            <text:p text:style-name="P10">Atual?</text:p>
          </table:table-cell>
          <table:table-cell table:style-name="MailMergeTable2017-05-11T15_3a_56_3a_20Z92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20Z92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MailMergeTable2017-05-11T15_3a_56_3a_20Z92.A3" table:number-columns-spanned="4" office:value-type="string">
            <text:p text:style-name="P8"><text:s/>BASES TEÓRICAS: TEORÍA DEL APRENDIZAJE SOCIAL, TEORÍAS CONDUCTUALES.<text:line-break/>FUNDAMENTOS BIOLÓGICOS DEL COMPORTAMIENTO ADICTIVO.<text:line-break/>PROGRAMAS DE INTERVENCIÓN BREVE PARA USUARIOS DE SUSTANCIAS.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92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92.A11" table:number-columns-spanned="2" office:value-type="string">
            <text:p text:style-name="P10">Email:</text:p>
          </table:table-cell>
          <table:covered-table-cell/>
          <table:table-cell table:style-name="MailMergeTable2017-05-11T15_3a_56_3a_20Z92.A11" table:number-columns-spanned="2" office:value-type="string">
            <text:p text:style-name="P12">KIMARTIN@CORREO.UAA.MX</text:p>
          </table:table-cell>
          <table:covered-table-cell/>
        </table:table-row>
        <table:table-row>
          <table:table-cell table:style-name="MailMergeTable2017-05-11T15_3a_56_3a_20Z92.A2" table:number-columns-spanned="2" office:value-type="string">
            <text:p text:style-name="P10">Telefone:</text:p>
          </table:table-cell>
          <table:covered-table-cell/>
          <table:table-cell table:style-name="MailMergeTable2017-05-11T15_3a_56_3a_20Z92.A2" table:number-columns-spanned="2" office:value-type="string">
            <text:p text:style-name="P12">9107400</text:p>
          </table:table-cell>
          <table:covered-table-cell/>
        </table:table-row>
      </table:table>
      <text:h text:style-name="P5" text:outline-level="1"/>
      <table:table table:name="MailMergeTable2017-05-11T15:56:21Z93" table:style-name="MailMergeTable2017-05-11T15_3a_56_3a_21Z93">
        <table:table-column table:style-name="MailMergeTable2017-05-11T15_3a_56_3a_21Z93.A"/>
        <table:table-column table:style-name="MailMergeTable2017-05-11T15_3a_56_3a_21Z93.B"/>
        <table:table-column table:style-name="MailMergeTable2017-05-11T15_3a_56_3a_21Z93.A"/>
        <table:table-column table:style-name="MailMergeTable2017-05-11T15_3a_56_3a_21Z93.D"/>
        <table:table-row>
          <table:table-cell table:style-name="MailMergeTable2017-05-11T15_3a_56_3a_21Z93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1Z93.A2" table:number-columns-spanned="4" office:value-type="string">
            <text:h text:style-name="P6" text:outline-level="1">UNIVERSIDAD DEL VALLE DE MÉXICO, S.L.P.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1Z93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1Z93.A2" table:number-columns-spanned="4" office:value-type="string">
            <text:h text:style-name="P7" text:outline-level="2"><text:s/>MATERIA.- INTERVENCIÓN EN ADICCIONES Y TRASTORNOS DE LA ALIMENTACIÓN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1Z93.A5" office:value-type="string">
            <text:p text:style-name="P9">Modalidade do curso:</text:p>
          </table:table-cell>
          <table:table-cell table:style-name="MailMergeTable2017-05-11T15_3a_56_3a_21Z93.A5" office:value-type="string">
            <text:p text:style-name="P13">PRESENCIAL,</text:p>
          </table:table-cell>
          <table:table-cell table:style-name="MailMergeTable2017-05-11T15_3a_56_3a_21Z93.A5" office:value-type="string">
            <text:p text:style-name="P9">País:</text:p>
          </table:table-cell>
          <table:table-cell table:style-name="MailMergeTable2017-05-11T15_3a_56_3a_21Z93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21Z93.A3" office:value-type="string">
            <text:p text:style-name="P9">Carga horária:</text:p>
          </table:table-cell>
          <table:table-cell table:style-name="MailMergeTable2017-05-11T15_3a_56_3a_21Z93.A3" office:value-type="string">
            <text:p text:style-name="P11">90</text:p>
          </table:table-cell>
          <table:table-cell table:style-name="MailMergeTable2017-05-11T15_3a_56_3a_21Z93.A3" office:value-type="string">
            <text:p text:style-name="P9">Certificação?</text:p>
          </table:table-cell>
          <table:table-cell table:style-name="MailMergeTable2017-05-11T15_3a_56_3a_21Z93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21Z93.A2" office:value-type="string">
            <text:p text:style-name="P10">Ano de início:</text:p>
          </table:table-cell>
          <table:table-cell table:style-name="MailMergeTable2017-05-11T15_3a_56_3a_21Z93.A2" office:value-type="string">
            <text:p text:style-name="P13">2015</text:p>
          </table:table-cell>
          <table:table-cell table:style-name="MailMergeTable2017-05-11T15_3a_56_3a_21Z93.A2" office:value-type="string">
            <text:p text:style-name="P10">Atual?</text:p>
          </table:table-cell>
          <table:table-cell table:style-name="MailMergeTable2017-05-11T15_3a_56_3a_21Z93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21Z93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1Z93.A3" table:number-columns-spanned="4" office:value-type="string">
            <text:p text:style-name="P8">PRINCIPIOS BÁSICOS DEL COMPORTAMIENTO ADICTIVO<text:line-break/>DETECCIÓN, ORIENTACIÓN Y CONSEJERÍA<text:line-break/>INTERVENCIÓN BREVE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1Z93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1Z93.A11" table:number-columns-spanned="2" office:value-type="string">
            <text:p text:style-name="P10">Email:</text:p>
          </table:table-cell>
          <table:covered-table-cell/>
          <table:table-cell table:style-name="MailMergeTable2017-05-11T15_3a_56_3a_21Z93.A11" table:number-columns-spanned="2" office:value-type="string">
            <text:p text:style-name="P12">CAPA-SALINAS@LIVE.COM.MX</text:p>
          </table:table-cell>
          <table:covered-table-cell/>
        </table:table-row>
        <table:table-row>
          <table:table-cell table:style-name="MailMergeTable2017-05-11T15_3a_56_3a_21Z93.A2" table:number-columns-spanned="2" office:value-type="string">
            <text:p text:style-name="P10">Telefone:</text:p>
          </table:table-cell>
          <table:covered-table-cell/>
          <table:table-cell table:style-name="MailMergeTable2017-05-11T15_3a_56_3a_21Z93.A2" table:number-columns-spanned="2" office:value-type="string">
            <text:p text:style-name="P12">4448362863</text:p>
          </table:table-cell>
          <table:covered-table-cell/>
        </table:table-row>
      </table:table>
      <text:h text:style-name="P5" text:outline-level="1"/>
      <table:table table:name="MailMergeTable2017-05-11T15:56:21Z94" table:style-name="MailMergeTable2017-05-11T15_3a_56_3a_21Z94">
        <table:table-column table:style-name="MailMergeTable2017-05-11T15_3a_56_3a_21Z94.A"/>
        <table:table-column table:style-name="MailMergeTable2017-05-11T15_3a_56_3a_21Z94.B"/>
        <table:table-column table:style-name="MailMergeTable2017-05-11T15_3a_56_3a_21Z94.A"/>
        <table:table-column table:style-name="MailMergeTable2017-05-11T15_3a_56_3a_21Z94.D"/>
        <table:table-row>
          <table:table-cell table:style-name="MailMergeTable2017-05-11T15_3a_56_3a_21Z94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1Z94.A2" table:number-columns-spanned="4" office:value-type="string">
            <text:h text:style-name="P6" text:outline-level="1">UNIVERSIDADE FEDERAL DE SANTA CATARINA, POR MEIO DO NÚCLEO MULTIPROJETOS DE TECNOLOGIA EDUCACIONAL - NUTE-UFSC, EM PARCERIA COM MINISTÉRIO DA JUSTIÇA E CIDADANIA E SECRETARIA NACIONAL DE POLÍTICAS SOBRE DROGAS (SENAD-MJC), PARA DESENVOLVER O PORTAL ABERTA - ABERTA.SENAD.GOV.BR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1Z94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1Z94.A2" table:number-columns-spanned="4" office:value-type="string">
            <text:h text:style-name="P7" text:outline-level="2">ENQUANTO NUTE, REALIZAMOS AS 3 ÚLTIMAS EDIÇÕES DO CURSO DE PREVENÇÃO DOS PROBLEMAS RELACIONADOS AO USO DE DROGAS - CAPACITAÇÃO PARA CONSELHEIROS E LIDERANÇAS COMUNITÁRIAS (5ª, 6ª E 7ª EDIÇÕES). ATUALMENTE ESTAMOS DESENVOLVENDO O "ABERTA: PORTAL DE FORMAÇÃO A DISTÂNCIA - SUJEITOS, CONTEXTOS E DROGAS. (ABERTA.SENAD.GOV.BR)<text:line-break/><text:line-break/>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1Z94.A5" office:value-type="string">
            <text:p text:style-name="P9">Modalidade do curso:</text:p>
          </table:table-cell>
          <table:table-cell table:style-name="MailMergeTable2017-05-11T15_3a_56_3a_21Z94.A5" office:value-type="string">
            <text:p text:style-name="P13">A DISTANCIA,</text:p>
          </table:table-cell>
          <table:table-cell table:style-name="MailMergeTable2017-05-11T15_3a_56_3a_21Z94.A5" office:value-type="string">
            <text:p text:style-name="P9">País:</text:p>
          </table:table-cell>
          <table:table-cell table:style-name="MailMergeTable2017-05-11T15_3a_56_3a_21Z94.A5" office:value-type="string">
            <text:p text:style-name="P13"><text:span text:style-name="T1"><text:s/>BRASIL </text:span></text:p>
          </table:table-cell>
        </table:table-row>
        <text:soft-page-break/>
        <table:table-row>
          <table:table-cell table:style-name="MailMergeTable2017-05-11T15_3a_56_3a_21Z94.A3" office:value-type="string">
            <text:p text:style-name="P9">Carga horária:</text:p>
          </table:table-cell>
          <table:table-cell table:style-name="MailMergeTable2017-05-11T15_3a_56_3a_21Z94.A3" office:value-type="string">
            <text:p text:style-name="P11">1500</text:p>
          </table:table-cell>
          <table:table-cell table:style-name="MailMergeTable2017-05-11T15_3a_56_3a_21Z94.A3" office:value-type="string">
            <text:p text:style-name="P9">Certificação?</text:p>
          </table:table-cell>
          <table:table-cell table:style-name="MailMergeTable2017-05-11T15_3a_56_3a_21Z94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21Z94.A2" office:value-type="string">
            <text:p text:style-name="P10">Ano de início:</text:p>
          </table:table-cell>
          <table:table-cell table:style-name="MailMergeTable2017-05-11T15_3a_56_3a_21Z94.A2" office:value-type="string">
            <text:p text:style-name="P13">2016</text:p>
          </table:table-cell>
          <table:table-cell table:style-name="MailMergeTable2017-05-11T15_3a_56_3a_21Z94.A2" office:value-type="string">
            <text:p text:style-name="P10">Atual?</text:p>
          </table:table-cell>
          <table:table-cell table:style-name="MailMergeTable2017-05-11T15_3a_56_3a_21Z94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21Z94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1Z94.A3" table:number-columns-spanned="4" office:value-type="string">
            <text:p text:style-name="P8"><text:s/>SÃO DIVERSOS MÓDULOS, CADA UM COM TEMPOS DE ESTUDO DIFERENTES. AS TEMÁTICAS ESTÃO DIVIDAS POR EIXOS:<text:line-break/>1. <text:s/>EIXO FUNDAMENTOS E POLÍTICAS: PARTE-SE DA COMPREENSÃO DA MULTIDETERMINAÇÃO DO FENÔMENO DO USO DE DROGAS, IMPLICANDO A RELAÇÃO ENTRE OS SEUS TRÊS ELEMENTOS CENTRAIS: OS SUJEITOS, OS CONTEXTOS E AS DROGAS. PARA TANTO, É NECESSÁRIO ESMIUÇÁ-LOS EM SEUS MAIS DIFERENTES DETALHES, BUSCANDO UMA VISÃO ABRANGENTE DO FENÔMENO.<text:line-break/>ESSE EIXO TAMBÉM DEVERÁ DESCREVER E DEBATER AS PRINCIPAIS POLÍTICAS PÚBLICAS NO CAMPO DE ÁLCOOL E OUTRAS DROGAS NO BRASIL E NO MUNDO, PARTINDO DOS MARCOS LEGAIS INTERNACIONAIS. DEVERÃO SER DISCUTIDAS A HISTÓRIA DAS LEGISLAÇÕES SOBRE DROGAS NO BRASIL, APROFUNDANDO AS LEGISLAÇÕES ATUAIS. TAMBÉM DEVERÃO SER ABORDADAS AS RELAÇÕES INTERSETORIAIS COM AS SEGUINTES ÁREAS: SAÚDE, EDUCAÇÃO, ASSISTÊNCIA SOCIAL, SEGURANÇA, CULTURA, TRABALHO E DIREITOS HUMANOS. <text:line-break/>2. EIXO DAS PRÁTICAS: OS CONCEITOS FUNDAMENTAIS E AS POLÍTICAS EMBASAM DIFERENTES PRÁTICAS RELACIONADAS AO USO DE DROGAS.<text:line-break/>2.1 PRÁTICAS DE PROMOÇÃO DE SAÚDE E PREVENÇÃO AOS PROBLEMAS RELACIONADOS AO USO DE DROGAS: <text:s/>NESSE SUBEIXO SERÃO ABORDADAS AS AÇÕES QUE VISAM ATUAR SOBRE OS DETERMINANTES SOCIAIS DOS PROBLEMAS RELACIONADOS AO USO DE DROGAS, PROMOVENDO SAÚDE E CONSTRUINDO O PROTAGONISMO DE QUEM PARTICIPA DAS AÇÕES.<text:line-break/>2.2 PRÁTICAS DE CUIDADO E REINSERÇÃO SOCIAL DE USUÁRIOS COM PROBLEMAS CONSEQUENTES AO USO DE DROGAS: NESSE SUBEIXO, O TERMO “CUIDADO” REMETE AO SENTIDO SUBJETIVO DA EXPERIÊNCIA DO ADOECIMENTO, AOS MODELOS DE ATENÇÃO À SAÚDE DE USUÁRIOS DE SPA E, MAIS ESPECIFICAMENTE, À CLÍNICA AMPLIADA E COMPARTILHADA, TAMBÉM CHAMADA CLÍNICA PSICOSSOCIAL. <text:line-break/>2.3 PRÁTICAS RELACIONADAS AOS OPERADORES DE DIREITO: AQUI, CONSIDERA-SE QUE O ACESSO À JUSTIÇA É PROMOTOR DE CIDADANIA E QUE O CONHECIMENTO SOBRE OS DIREITOS GARANTIDOS EM LEI É O PRIMEIRO PASSO PARA ESSE ACESSO.<text:line-break/>2.4 PRÁTICAS DE GESTÃO: VISA <text:s/>FOMENTAR, PRODUZIR E OFERECER ESTRATÉGIAS DE FORMAÇÃO AOS GESTORES DE POLÍTICAS PÚBLICAS, COORDENADORES DE SERVIÇOS, DE PROGRAMAS OU DE AÇÕES INTERSETORIAIS, QUE PODEM ENVOLVER ONGS OU ENTIDADES COMUNITÁRIAS. <text:line-break/>3. EIXO INSTRUMENTOS NO CAMPO AD: NESSE EIXO SERÃO DISPONIBILIZADO OS PASSOS NECESSÁRIOS PARA A FORMULAÇÃO DE PROJETOS DE PESQUISA E INTERVENÇÃO EM PREVENÇÃO E CUIDADO COM USUÁRIOS DE SUBSTÂNCIAS PSICOATIVAS.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1Z94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1Z94.A11" table:number-columns-spanned="2" office:value-type="string">
            <text:p text:style-name="P10">Email:</text:p>
          </table:table-cell>
          <table:covered-table-cell/>
          <table:table-cell table:style-name="MailMergeTable2017-05-11T15_3a_56_3a_21Z94.A11" table:number-columns-spanned="2" office:value-type="string">
            <text:p text:style-name="P12">JAQUELINE.AVL@GMAIL.COM</text:p>
          </table:table-cell>
          <table:covered-table-cell/>
        </table:table-row>
        <table:table-row>
          <table:table-cell table:style-name="MailMergeTable2017-05-11T15_3a_56_3a_21Z94.A2" table:number-columns-spanned="2" office:value-type="string">
            <text:p text:style-name="P10">Telefone:</text:p>
          </table:table-cell>
          <table:covered-table-cell/>
          <table:table-cell table:style-name="MailMergeTable2017-05-11T15_3a_56_3a_21Z94.A2" table:number-columns-spanned="2" office:value-type="string">
            <text:p text:style-name="P12">55 48 99695-4645</text:p>
          </table:table-cell>
          <table:covered-table-cell/>
        </table:table-row>
      </table:table>
      <text:h text:style-name="P4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ato" svg:font-family="Lato" style:font-adornments="Regular" style:font-pitch="variable"/>
    <style:font-face style:name="Lato Black" svg:font-family="'Lato Black'" style:font-adornments="Black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ato Thin" svg:font-family="'Lato Thin'" style:font-adornments="Bol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1" fo:font-family="'Liberation Serif'" style:font-family-generic="roman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15%" fo:text-align="start" style:justify-single-word="false" style:page-number="auto" style:writing-mode="page"/>
      <style:text-properties fo:text-transform="lowercase" style:font-name="Lato Light1" fo:font-family="'Lato Light'" style:font-style-name="Light" style:font-pitch="variable" fo:font-size="12pt" fo:font-weight="250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402in" fo:margin-bottom="0.0402in" loext:contextual-spacing="false" fo:text-align="center" style:justify-single-word="false" style:page-number="auto" style:writing-mode="page"/>
      <style:text-properties fo:font-variant="small-caps" style:font-name="Lato" fo:font-family="Lato" style:font-style-name="Regular" style:font-pitch="variable" fo:font-size="11pt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0799in" fo:margin-bottom="0.0799in" loext:contextual-spacing="false" fo:text-align="center" style:justify-single-word="false" style:page-number="auto" fo:background-color="transparent" style:shadow="none" style:writing-mode="page">
        <style:tab-stops/>
      </style:paragraph-properties>
      <style:text-properties style:font-name="Lato Black" fo:font-family="'Lato Black'" style:font-style-name="Black" style:font-pitch="variable" fo:font-size="12pt" fo:font-weight="900" style:font-size-asian="115%" style:font-weight-asian="bold" style:font-size-complex="115%" style:font-weight-complex="600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padding="0in" fo:border="none" style:shadow="none" text:number-lines="false" text:line-number="0" style:writing-mode="page"/>
      <style:text-properties fo:font-variant="small-caps" fo:font-size="12pt" fo:font-weight="bold" style:font-size-asian="10.5pt" style:font-weight-asian="bold" style:font-weight-complex="600"/>
    </style:style>
    <style:style style:name="Untitled1" style:family="paragraph" style:parent-style-name="Table_20_Heading">
      <style:paragraph-properties style:writing-mode="page"/>
      <style:text-properties style:font-name="Lato Thin" fo:font-family="'Lato Thin'" style:font-style-name="Bold" style:font-pitch="variable" fo:font-weight="150" style:font-size-asian="10.5pt" style:font-weight-complex="60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meta:creation-date>2017-05-11T15:56:21.589760019</meta:creation-date>
    <dc:date>2017-05-11T16:05:10.601091519</dc:date>
    <meta:editing-cycles>5</meta:editing-cycles>
    <meta:editing-duration>PT1H10M1S</meta:editing-duration>
    <meta:document-statistic meta:table-count="94" meta:image-count="0" meta:object-count="0" meta:page-count="63" meta:paragraph-count="2162" meta:word-count="9884" meta:character-count="68478" meta:non-whitespace-character-count="59669"/>
  </office:meta>
</office:document-meta>
</file>